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016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3.2193in"/>
    </style:style>
    <style:style style:name="co8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config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HOME DIR =</text:p>
          </table:table-cell>
          <table:table-cell office:value-type="string">
            <text:p>/home/fstruman/framework/ocr-meter/ocr/saintmichel</text:p>
          </table:table-cell>
        </table:table-row>
        <table:table-row table:style-name="ro1">
          <table:table-cell office:value-type="string">
            <text:p>LANGUAGE NAME =</text:p>
          </table:table-cell>
          <table:table-cell office:value-type="string">
            <text:p>liquidcrystal</text:p>
          </table:table-cell>
        </table:table-row>
        <table:table-row table:style-name="ro1">
          <table:table-cell office:value-type="string">
            <text:p>TRAINING DIR =</text:p>
          </table:table-cell>
          <table:table-cell office:value-type="string">
            <text:p>/home/fstruman/framework/ocr-test/train/</text:p>
          </table:table-cell>
        </table:table-row>
        <table:table-row table:style-name="ro2">
          <table:table-cell office:value-type="string">
            <text:p>IMG_SOURCE_ID =</text:p>
          </table:table-cell>
          <table:table-cell office:value-type="string">
            <text:p>0000000001_1</text:p>
          </table:table-cell>
        </table:table-row>
      </table:table>
      <table:table table:name="scor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2">
          <table:table-cell table:number-columns-repeated="6"/>
          <table:table-cell table:style-name="Default" table:formula="of:=CONCATENATE(&quot;errors:&quot;;SUM([.G2:.G10000]) ; &quot; total:&quot;;COUNT([.G2:.G539]))" office:value-type="string" office:string-value="errors:0 total:187">
            <text:p>errors:0 total:187</text:p>
          </table:table-cell>
          <table:table-cell/>
        </table:table-row>
        <table:table-row table:style-name="ro2">
          <table:table-cell office:value-type="string">
            <text:p>0000000001_1_2014-08-27_14h00m02s.jpg</text:p>
          </table:table-cell>
          <table:table-cell office:value-type="string">
            <text:p>eng.meter.exp0</text:p>
          </table:table-cell>
          <table:table-cell office:value-type="float" office:value="27285">
            <text:p>27285</text:p>
          </table:table-cell>
          <table:table-cell/>
          <table:table-cell office:value-type="string">
            <text:p>0000000001_1_2014-08-27_14h00m02s.jpg</text:p>
          </table:table-cell>
          <table:table-cell office:value-type="float" office:value="27285">
            <text:p>27285</text:p>
          </table:table-cell>
          <table:table-cell table:formula="of:=IF([.C2]=&quot;&quot;;&quot;&quot;;IF([.F2]=[.C2];0;1))" office:value-type="float" office:value="0">
            <text:p>0</text:p>
          </table:table-cell>
          <table:table-cell table:formula="of:=IF([.$A2]=&quot;&quot;;&quot;&quot;;CONCATENATE(&quot;/home/fstruman/framework/ocr-meter/ocr/ocrSaintMichel1 ~/ocr-results/&quot;;[.A2];&quot; debug&quot;))" office:value-type="string" office:string-value="/home/fstruman/framework/ocr-meter/ocr/ocrSaintMichel1 ~/ocr-results/0000000001_1_2014-08-27_14h00m02s.jpg debug">
            <text:p>/home/fstruman/framework/ocr-meter/ocr/ocrSaintMichel1 ~/ocr-results/0000000001_1_2014-08-27_14h00m02s.jpg debug</text:p>
          </table:table-cell>
        </table:table-row>
        <table:table-row table:style-name="ro2">
          <table:table-cell office:value-type="string">
            <text:p>0000000001_1_2014-08-27_15h00m03s.jpg</text:p>
          </table:table-cell>
          <table:table-cell office:value-type="string">
            <text:p>eng.meter.exp1</text:p>
          </table:table-cell>
          <table:table-cell office:value-type="float" office:value="27539">
            <text:p>27539</text:p>
          </table:table-cell>
          <table:table-cell/>
          <table:table-cell office:value-type="string">
            <text:p>0000000001_1_2014-08-27_15h00m03s.jpg</text:p>
          </table:table-cell>
          <table:table-cell office:value-type="float" office:value="27539">
            <text:p>27539</text:p>
          </table:table-cell>
          <table:table-cell table:formula="of:=IF([.C3]=&quot;&quot;;&quot;&quot;;IF([.F3]=[.C3];0;1))" office:value-type="float" office:value="0">
            <text:p>0</text:p>
          </table:table-cell>
          <table:table-cell table:formula="of:=IF([.$A3]=&quot;&quot;;&quot;&quot;;CONCATENATE(&quot;/home/fstruman/framework/ocr-meter/ocr/ocrSaintMichel1 ~/ocr-results/&quot;;[.A3];&quot; debug&quot;))" office:value-type="string" office:string-value="/home/fstruman/framework/ocr-meter/ocr/ocrSaintMichel1 ~/ocr-results/0000000001_1_2014-08-27_15h00m03s.jpg debug">
            <text:p>/home/fstruman/framework/ocr-meter/ocr/ocrSaintMichel1 ~/ocr-results/0000000001_1_2014-08-27_15h00m03s.jpg debug</text:p>
          </table:table-cell>
        </table:table-row>
        <table:table-row table:style-name="ro2">
          <table:table-cell office:value-type="string">
            <text:p>0000000001_1_2014-08-27_16h00m02s.jpg</text:p>
          </table:table-cell>
          <table:table-cell office:value-type="string">
            <text:p>eng.meter.exp2</text:p>
          </table:table-cell>
          <table:table-cell office:value-type="float" office:value="27734">
            <text:p>27734</text:p>
          </table:table-cell>
          <table:table-cell/>
          <table:table-cell office:value-type="string">
            <text:p>0000000001_1_2014-08-27_16h00m02s.jpg</text:p>
          </table:table-cell>
          <table:table-cell office:value-type="float" office:value="27734">
            <text:p>27734</text:p>
          </table:table-cell>
          <table:table-cell table:formula="of:=IF([.C4]=&quot;&quot;;&quot;&quot;;IF([.F4]=[.C4];0;1))" office:value-type="float" office:value="0">
            <text:p>0</text:p>
          </table:table-cell>
          <table:table-cell table:formula="of:=IF([.$A4]=&quot;&quot;;&quot;&quot;;CONCATENATE(&quot;/home/fstruman/framework/ocr-meter/ocr/ocrSaintMichel1 ~/ocr-results/&quot;;[.A4];&quot; debug&quot;))" office:value-type="string" office:string-value="/home/fstruman/framework/ocr-meter/ocr/ocrSaintMichel1 ~/ocr-results/0000000001_1_2014-08-27_16h00m02s.jpg debug">
            <text:p>/home/fstruman/framework/ocr-meter/ocr/ocrSaintMichel1 ~/ocr-results/0000000001_1_2014-08-27_16h00m02s.jpg debug</text:p>
          </table:table-cell>
        </table:table-row>
        <table:table-row table:style-name="ro2">
          <table:table-cell office:value-type="string">
            <text:p>0000000001_1_2014-08-27_17h00m02s.jpg</text:p>
          </table:table-cell>
          <table:table-cell office:value-type="string">
            <text:p>eng.meter.exp3</text:p>
          </table:table-cell>
          <table:table-cell office:value-type="float" office:value="27778">
            <text:p>27778</text:p>
          </table:table-cell>
          <table:table-cell/>
          <table:table-cell office:value-type="string">
            <text:p>0000000001_1_2014-08-27_17h00m02s.jpg</text:p>
          </table:table-cell>
          <table:table-cell office:value-type="float" office:value="27778">
            <text:p>27778</text:p>
          </table:table-cell>
          <table:table-cell table:formula="of:=IF([.C5]=&quot;&quot;;&quot;&quot;;IF([.F5]=[.C5];0;1))" office:value-type="float" office:value="0">
            <text:p>0</text:p>
          </table:table-cell>
          <table:table-cell table:formula="of:=IF([.$A5]=&quot;&quot;;&quot;&quot;;CONCATENATE(&quot;/home/fstruman/framework/ocr-meter/ocr/ocrSaintMichel1 ~/ocr-results/&quot;;[.A5];&quot; debug&quot;))" office:value-type="string" office:string-value="/home/fstruman/framework/ocr-meter/ocr/ocrSaintMichel1 ~/ocr-results/0000000001_1_2014-08-27_17h00m02s.jpg debug">
            <text:p>/home/fstruman/framework/ocr-meter/ocr/ocrSaintMichel1 ~/ocr-results/0000000001_1_2014-08-27_17h00m02s.jpg debug</text:p>
          </table:table-cell>
        </table:table-row>
        <table:table-row table:style-name="ro2">
          <table:table-cell office:value-type="string">
            <text:p>0000000001_1_2014-08-27_18h00m03s.jpg</text:p>
          </table:table-cell>
          <table:table-cell office:value-type="string">
            <text:p>eng.meter.exp4</text:p>
          </table:table-cell>
          <table:table-cell office:value-type="float" office:value="27827">
            <text:p>27827</text:p>
          </table:table-cell>
          <table:table-cell/>
          <table:table-cell office:value-type="string">
            <text:p>0000000001_1_2014-08-27_18h00m03s.jpg</text:p>
          </table:table-cell>
          <table:table-cell office:value-type="float" office:value="27827">
            <text:p>27827</text:p>
          </table:table-cell>
          <table:table-cell table:formula="of:=IF([.C6]=&quot;&quot;;&quot;&quot;;IF([.F6]=[.C6];0;1))" office:value-type="float" office:value="0">
            <text:p>0</text:p>
          </table:table-cell>
          <table:table-cell table:formula="of:=IF([.$A6]=&quot;&quot;;&quot;&quot;;CONCATENATE(&quot;/home/fstruman/framework/ocr-meter/ocr/ocrSaintMichel1 ~/ocr-results/&quot;;[.A6];&quot; debug&quot;))" office:value-type="string" office:string-value="/home/fstruman/framework/ocr-meter/ocr/ocrSaintMichel1 ~/ocr-results/0000000001_1_2014-08-27_18h00m03s.jpg debug">
            <text:p>/home/fstruman/framework/ocr-meter/ocr/ocrSaintMichel1 ~/ocr-results/0000000001_1_2014-08-27_18h00m03s.jpg debug</text:p>
          </table:table-cell>
        </table:table-row>
        <table:table-row table:style-name="ro2">
          <table:table-cell office:value-type="string">
            <text:p>0000000001_1_2014-08-27_19h00m03s.jpg</text:p>
          </table:table-cell>
          <table:table-cell office:value-type="string">
            <text:p>eng.meter.exp5</text:p>
          </table:table-cell>
          <table:table-cell office:value-type="float" office:value="27869">
            <text:p>27869</text:p>
          </table:table-cell>
          <table:table-cell/>
          <table:table-cell office:value-type="string">
            <text:p>0000000001_1_2014-08-27_19h00m03s.jpg</text:p>
          </table:table-cell>
          <table:table-cell office:value-type="float" office:value="27869">
            <text:p>27869</text:p>
          </table:table-cell>
          <table:table-cell table:formula="of:=IF([.C7]=&quot;&quot;;&quot;&quot;;IF([.F7]=[.C7];0;1))" office:value-type="float" office:value="0">
            <text:p>0</text:p>
          </table:table-cell>
          <table:table-cell table:formula="of:=IF([.$A7]=&quot;&quot;;&quot;&quot;;CONCATENATE(&quot;/home/fstruman/framework/ocr-meter/ocr/ocrSaintMichel1 ~/ocr-results/&quot;;[.A7];&quot; debug&quot;))" office:value-type="string" office:string-value="/home/fstruman/framework/ocr-meter/ocr/ocrSaintMichel1 ~/ocr-results/0000000001_1_2014-08-27_19h00m03s.jpg debug">
            <text:p>/home/fstruman/framework/ocr-meter/ocr/ocrSaintMichel1 ~/ocr-results/0000000001_1_2014-08-27_19h00m03s.jpg debug</text:p>
          </table:table-cell>
        </table:table-row>
        <table:table-row table:style-name="ro2">
          <table:table-cell office:value-type="string">
            <text:p>0000000001_1_2014-08-27_20h00m02s.jpg</text:p>
          </table:table-cell>
          <table:table-cell office:value-type="string">
            <text:p>eng.meter.exp6</text:p>
          </table:table-cell>
          <table:table-cell office:value-type="float" office:value="27901">
            <text:p>27901</text:p>
          </table:table-cell>
          <table:table-cell/>
          <table:table-cell office:value-type="string">
            <text:p>0000000001_1_2014-08-27_20h00m02s.jpg</text:p>
          </table:table-cell>
          <table:table-cell office:value-type="float" office:value="27901">
            <text:p>27901</text:p>
          </table:table-cell>
          <table:table-cell table:formula="of:=IF([.C8]=&quot;&quot;;&quot;&quot;;IF([.F8]=[.C8];0;1))" office:value-type="float" office:value="0">
            <text:p>0</text:p>
          </table:table-cell>
          <table:table-cell table:formula="of:=IF([.$A8]=&quot;&quot;;&quot;&quot;;CONCATENATE(&quot;/home/fstruman/framework/ocr-meter/ocr/ocrSaintMichel1 ~/ocr-results/&quot;;[.A8];&quot; debug&quot;))" office:value-type="string" office:string-value="/home/fstruman/framework/ocr-meter/ocr/ocrSaintMichel1 ~/ocr-results/0000000001_1_2014-08-27_20h00m02s.jpg debug">
            <text:p>/home/fstruman/framework/ocr-meter/ocr/ocrSaintMichel1 ~/ocr-results/0000000001_1_2014-08-27_20h00m02s.jpg debug</text:p>
          </table:table-cell>
        </table:table-row>
        <table:table-row table:style-name="ro2">
          <table:table-cell office:value-type="string">
            <text:p>0000000001_1_2014-08-27_21h00m02s.jpg</text:p>
          </table:table-cell>
          <table:table-cell office:value-type="string">
            <text:p>eng.meter.exp7</text:p>
          </table:table-cell>
          <table:table-cell office:value-type="float" office:value="28050">
            <text:p>28050</text:p>
          </table:table-cell>
          <table:table-cell/>
          <table:table-cell office:value-type="string">
            <text:p>0000000001_1_2014-08-27_21h00m02s.jpg</text:p>
          </table:table-cell>
          <table:table-cell office:value-type="float" office:value="28050">
            <text:p>28050</text:p>
          </table:table-cell>
          <table:table-cell table:formula="of:=IF([.C9]=&quot;&quot;;&quot;&quot;;IF([.F9]=[.C9];0;1))" office:value-type="float" office:value="0">
            <text:p>0</text:p>
          </table:table-cell>
          <table:table-cell table:formula="of:=IF([.$A9]=&quot;&quot;;&quot;&quot;;CONCATENATE(&quot;/home/fstruman/framework/ocr-meter/ocr/ocrSaintMichel1 ~/ocr-results/&quot;;[.A9];&quot; debug&quot;))" office:value-type="string" office:string-value="/home/fstruman/framework/ocr-meter/ocr/ocrSaintMichel1 ~/ocr-results/0000000001_1_2014-08-27_21h00m02s.jpg debug">
            <text:p>/home/fstruman/framework/ocr-meter/ocr/ocrSaintMichel1 ~/ocr-results/0000000001_1_2014-08-27_21h00m02s.jpg debug</text:p>
          </table:table-cell>
        </table:table-row>
        <table:table-row table:style-name="ro2">
          <table:table-cell office:value-type="string">
            <text:p>0000000001_1_2014-08-27_22h00m02s.jpg</text:p>
          </table:table-cell>
          <table:table-cell office:value-type="string">
            <text:p>eng.meter.exp8</text:p>
          </table:table-cell>
          <table:table-cell office:value-type="float" office:value="28302">
            <text:p>28302</text:p>
          </table:table-cell>
          <table:table-cell/>
          <table:table-cell office:value-type="string">
            <text:p>0000000001_1_2014-08-27_22h00m02s.jpg</text:p>
          </table:table-cell>
          <table:table-cell office:value-type="float" office:value="28302">
            <text:p>28302</text:p>
          </table:table-cell>
          <table:table-cell table:formula="of:=IF([.C10]=&quot;&quot;;&quot;&quot;;IF([.F10]=[.C10];0;1))" office:value-type="float" office:value="0">
            <text:p>0</text:p>
          </table:table-cell>
          <table:table-cell table:formula="of:=IF([.$A10]=&quot;&quot;;&quot;&quot;;CONCATENATE(&quot;/home/fstruman/framework/ocr-meter/ocr/ocrSaintMichel1 ~/ocr-results/&quot;;[.A10];&quot; debug&quot;))" office:value-type="string" office:string-value="/home/fstruman/framework/ocr-meter/ocr/ocrSaintMichel1 ~/ocr-results/0000000001_1_2014-08-27_22h00m02s.jpg debug">
            <text:p>/home/fstruman/framework/ocr-meter/ocr/ocrSaintMichel1 ~/ocr-results/0000000001_1_2014-08-27_22h00m02s.jpg debug</text:p>
          </table:table-cell>
        </table:table-row>
        <table:table-row table:style-name="ro2">
          <table:table-cell office:value-type="string">
            <text:p>0000000001_1_2014-08-27_23h00m02s.jpg</text:p>
          </table:table-cell>
          <table:table-cell office:value-type="string">
            <text:p>eng.meter.exp9</text:p>
          </table:table-cell>
          <table:table-cell office:value-type="float" office:value="28409">
            <text:p>28409</text:p>
          </table:table-cell>
          <table:table-cell/>
          <table:table-cell office:value-type="string">
            <text:p>0000000001_1_2014-08-27_23h00m02s.jpg</text:p>
          </table:table-cell>
          <table:table-cell office:value-type="float" office:value="28409">
            <text:p>28409</text:p>
          </table:table-cell>
          <table:table-cell table:formula="of:=IF([.C11]=&quot;&quot;;&quot;&quot;;IF([.F11]=[.C11];0;1))" office:value-type="float" office:value="0">
            <text:p>0</text:p>
          </table:table-cell>
          <table:table-cell table:formula="of:=IF([.$A11]=&quot;&quot;;&quot;&quot;;CONCATENATE(&quot;/home/fstruman/framework/ocr-meter/ocr/ocrSaintMichel1 ~/ocr-results/&quot;;[.A11];&quot; debug&quot;))" office:value-type="string" office:string-value="/home/fstruman/framework/ocr-meter/ocr/ocrSaintMichel1 ~/ocr-results/0000000001_1_2014-08-27_23h00m02s.jpg debug">
            <text:p>/home/fstruman/framework/ocr-meter/ocr/ocrSaintMichel1 ~/ocr-results/0000000001_1_2014-08-27_23h00m02s.jpg debug</text:p>
          </table:table-cell>
        </table:table-row>
        <table:table-row table:style-name="ro2">
          <table:table-cell office:value-type="string">
            <text:p>0000000001_1_2014-08-28_00h00m03s.jpg</text:p>
          </table:table-cell>
          <table:table-cell office:value-type="string">
            <text:p>eng.meter.exp10</text:p>
          </table:table-cell>
          <table:table-cell office:value-type="float" office:value="28460">
            <text:p>28460</text:p>
          </table:table-cell>
          <table:table-cell/>
          <table:table-cell office:value-type="string">
            <text:p>0000000001_1_2014-08-28_00h00m03s.jpg</text:p>
          </table:table-cell>
          <table:table-cell office:value-type="float" office:value="28460">
            <text:p>28460</text:p>
          </table:table-cell>
          <table:table-cell table:formula="of:=IF([.C12]=&quot;&quot;;&quot;&quot;;IF([.F12]=[.C12];0;1))" office:value-type="float" office:value="0">
            <text:p>0</text:p>
          </table:table-cell>
          <table:table-cell table:formula="of:=IF([.$A12]=&quot;&quot;;&quot;&quot;;CONCATENATE(&quot;/home/fstruman/framework/ocr-meter/ocr/ocrSaintMichel1 ~/ocr-results/&quot;;[.A12];&quot; debug&quot;))" office:value-type="string" office:string-value="/home/fstruman/framework/ocr-meter/ocr/ocrSaintMichel1 ~/ocr-results/0000000001_1_2014-08-28_00h00m03s.jpg debug">
            <text:p>/home/fstruman/framework/ocr-meter/ocr/ocrSaintMichel1 ~/ocr-results/0000000001_1_2014-08-28_00h00m03s.jpg debug</text:p>
          </table:table-cell>
        </table:table-row>
        <table:table-row table:style-name="ro2">
          <table:table-cell office:value-type="string">
            <text:p>0000000001_1_2014-08-28_01h00m02s.jpg</text:p>
          </table:table-cell>
          <table:table-cell office:value-type="string">
            <text:p>eng.meter.exp11</text:p>
          </table:table-cell>
          <table:table-cell office:value-type="float" office:value="28506">
            <text:p>28506</text:p>
          </table:table-cell>
          <table:table-cell/>
          <table:table-cell office:value-type="string">
            <text:p>0000000001_1_2014-08-28_01h00m02s.jpg</text:p>
          </table:table-cell>
          <table:table-cell office:value-type="float" office:value="28506">
            <text:p>28506</text:p>
          </table:table-cell>
          <table:table-cell table:formula="of:=IF([.C13]=&quot;&quot;;&quot;&quot;;IF([.F13]=[.C13];0;1))" office:value-type="float" office:value="0">
            <text:p>0</text:p>
          </table:table-cell>
          <table:table-cell table:formula="of:=IF([.$A13]=&quot;&quot;;&quot;&quot;;CONCATENATE(&quot;/home/fstruman/framework/ocr-meter/ocr/ocrSaintMichel1 ~/ocr-results/&quot;;[.A13];&quot; debug&quot;))" office:value-type="string" office:string-value="/home/fstruman/framework/ocr-meter/ocr/ocrSaintMichel1 ~/ocr-results/0000000001_1_2014-08-28_01h00m02s.jpg debug">
            <text:p>/home/fstruman/framework/ocr-meter/ocr/ocrSaintMichel1 ~/ocr-results/0000000001_1_2014-08-28_01h00m02s.jpg debug</text:p>
          </table:table-cell>
        </table:table-row>
        <table:table-row table:style-name="ro2">
          <table:table-cell office:value-type="string">
            <text:p>0000000001_1_2014-08-28_02h00m02s.jpg</text:p>
          </table:table-cell>
          <table:table-cell office:value-type="string">
            <text:p>eng.meter.exp12</text:p>
          </table:table-cell>
          <table:table-cell office:value-type="float" office:value="28543">
            <text:p>28543</text:p>
          </table:table-cell>
          <table:table-cell/>
          <table:table-cell office:value-type="string">
            <text:p>0000000001_1_2014-08-28_02h00m02s.jpg</text:p>
          </table:table-cell>
          <table:table-cell office:value-type="float" office:value="28543">
            <text:p>28543</text:p>
          </table:table-cell>
          <table:table-cell table:formula="of:=IF([.C14]=&quot;&quot;;&quot;&quot;;IF([.F14]=[.C14];0;1))" office:value-type="float" office:value="0">
            <text:p>0</text:p>
          </table:table-cell>
          <table:table-cell table:formula="of:=IF([.$A14]=&quot;&quot;;&quot;&quot;;CONCATENATE(&quot;/home/fstruman/framework/ocr-meter/ocr/ocrSaintMichel1 ~/ocr-results/&quot;;[.A14];&quot; debug&quot;))" office:value-type="string" office:string-value="/home/fstruman/framework/ocr-meter/ocr/ocrSaintMichel1 ~/ocr-results/0000000001_1_2014-08-28_02h00m02s.jpg debug">
            <text:p>/home/fstruman/framework/ocr-meter/ocr/ocrSaintMichel1 ~/ocr-results/0000000001_1_2014-08-28_02h00m02s.jpg debug</text:p>
          </table:table-cell>
        </table:table-row>
        <table:table-row table:style-name="ro2">
          <table:table-cell office:value-type="string">
            <text:p>0000000001_1_2014-08-28_03h00m03s.jpg</text:p>
          </table:table-cell>
          <table:table-cell office:value-type="string">
            <text:p>eng.meter.exp13</text:p>
          </table:table-cell>
          <table:table-cell office:value-type="float" office:value="28576">
            <text:p>28576</text:p>
          </table:table-cell>
          <table:table-cell/>
          <table:table-cell office:value-type="string">
            <text:p>0000000001_1_2014-08-28_03h00m03s.jpg</text:p>
          </table:table-cell>
          <table:table-cell office:value-type="float" office:value="28576">
            <text:p>28576</text:p>
          </table:table-cell>
          <table:table-cell table:formula="of:=IF([.C15]=&quot;&quot;;&quot;&quot;;IF([.F15]=[.C15];0;1))" office:value-type="float" office:value="0">
            <text:p>0</text:p>
          </table:table-cell>
          <table:table-cell table:formula="of:=IF([.$A15]=&quot;&quot;;&quot;&quot;;CONCATENATE(&quot;/home/fstruman/framework/ocr-meter/ocr/ocrSaintMichel1 ~/ocr-results/&quot;;[.A15];&quot; debug&quot;))" office:value-type="string" office:string-value="/home/fstruman/framework/ocr-meter/ocr/ocrSaintMichel1 ~/ocr-results/0000000001_1_2014-08-28_03h00m03s.jpg debug">
            <text:p>/home/fstruman/framework/ocr-meter/ocr/ocrSaintMichel1 ~/ocr-results/0000000001_1_2014-08-28_03h00m03s.jpg debug</text:p>
          </table:table-cell>
        </table:table-row>
        <table:table-row table:style-name="ro2">
          <table:table-cell office:value-type="string">
            <text:p>0000000001_1_2014-08-28_04h00m03s.jpg</text:p>
          </table:table-cell>
          <table:table-cell office:value-type="string">
            <text:p>eng.meter.exp14</text:p>
          </table:table-cell>
          <table:table-cell office:value-type="float" office:value="28608">
            <text:p>28608</text:p>
          </table:table-cell>
          <table:table-cell/>
          <table:table-cell office:value-type="string">
            <text:p>0000000001_1_2014-08-28_04h00m03s.jpg</text:p>
          </table:table-cell>
          <table:table-cell office:value-type="float" office:value="28608">
            <text:p>28608</text:p>
          </table:table-cell>
          <table:table-cell table:formula="of:=IF([.C16]=&quot;&quot;;&quot;&quot;;IF([.F16]=[.C16];0;1))" office:value-type="float" office:value="0">
            <text:p>0</text:p>
          </table:table-cell>
          <table:table-cell table:formula="of:=IF([.$A16]=&quot;&quot;;&quot;&quot;;CONCATENATE(&quot;/home/fstruman/framework/ocr-meter/ocr/ocrSaintMichel1 ~/ocr-results/&quot;;[.A16];&quot; debug&quot;))" office:value-type="string" office:string-value="/home/fstruman/framework/ocr-meter/ocr/ocrSaintMichel1 ~/ocr-results/0000000001_1_2014-08-28_04h00m03s.jpg debug">
            <text:p>/home/fstruman/framework/ocr-meter/ocr/ocrSaintMichel1 ~/ocr-results/0000000001_1_2014-08-28_04h00m03s.jpg debug</text:p>
          </table:table-cell>
        </table:table-row>
        <table:table-row table:style-name="ro2">
          <table:table-cell office:value-type="string">
            <text:p>0000000001_1_2014-08-28_05h00m02s.jpg</text:p>
          </table:table-cell>
          <table:table-cell office:value-type="string">
            <text:p>eng.meter.exp15</text:p>
          </table:table-cell>
          <table:table-cell office:value-type="float" office:value="28636">
            <text:p>28636</text:p>
          </table:table-cell>
          <table:table-cell/>
          <table:table-cell office:value-type="string">
            <text:p>0000000001_1_2014-08-28_05h00m02s.jpg</text:p>
          </table:table-cell>
          <table:table-cell office:value-type="float" office:value="28636">
            <text:p>28636</text:p>
          </table:table-cell>
          <table:table-cell table:formula="of:=IF([.C17]=&quot;&quot;;&quot;&quot;;IF([.F17]=[.C17];0;1))" office:value-type="float" office:value="0">
            <text:p>0</text:p>
          </table:table-cell>
          <table:table-cell table:formula="of:=IF([.$A17]=&quot;&quot;;&quot;&quot;;CONCATENATE(&quot;/home/fstruman/framework/ocr-meter/ocr/ocrSaintMichel1 ~/ocr-results/&quot;;[.A17];&quot; debug&quot;))" office:value-type="string" office:string-value="/home/fstruman/framework/ocr-meter/ocr/ocrSaintMichel1 ~/ocr-results/0000000001_1_2014-08-28_05h00m02s.jpg debug">
            <text:p>/home/fstruman/framework/ocr-meter/ocr/ocrSaintMichel1 ~/ocr-results/0000000001_1_2014-08-28_05h00m02s.jpg debug</text:p>
          </table:table-cell>
        </table:table-row>
        <table:table-row table:style-name="ro2">
          <table:table-cell office:value-type="string">
            <text:p>0000000001_1_2014-08-28_06h00m02s.jpg</text:p>
          </table:table-cell>
          <table:table-cell office:value-type="string">
            <text:p>eng.meter.exp16</text:p>
          </table:table-cell>
          <table:table-cell office:value-type="float" office:value="28671">
            <text:p>28671</text:p>
          </table:table-cell>
          <table:table-cell/>
          <table:table-cell office:value-type="string">
            <text:p>0000000001_1_2014-08-28_06h00m02s.jpg</text:p>
          </table:table-cell>
          <table:table-cell office:value-type="float" office:value="28671">
            <text:p>28671</text:p>
          </table:table-cell>
          <table:table-cell table:formula="of:=IF([.C18]=&quot;&quot;;&quot;&quot;;IF([.F18]=[.C18];0;1))" office:value-type="float" office:value="0">
            <text:p>0</text:p>
          </table:table-cell>
          <table:table-cell table:formula="of:=IF([.$A18]=&quot;&quot;;&quot;&quot;;CONCATENATE(&quot;/home/fstruman/framework/ocr-meter/ocr/ocrSaintMichel1 ~/ocr-results/&quot;;[.A18];&quot; debug&quot;))" office:value-type="string" office:string-value="/home/fstruman/framework/ocr-meter/ocr/ocrSaintMichel1 ~/ocr-results/0000000001_1_2014-08-28_06h00m02s.jpg debug">
            <text:p>/home/fstruman/framework/ocr-meter/ocr/ocrSaintMichel1 ~/ocr-results/0000000001_1_2014-08-28_06h00m02s.jpg debug</text:p>
          </table:table-cell>
        </table:table-row>
        <table:table-row table:style-name="ro2">
          <table:table-cell office:value-type="string">
            <text:p>0000000001_1_2014-08-28_07h00m02s.jpg</text:p>
          </table:table-cell>
          <table:table-cell office:value-type="string">
            <text:p>eng.meter.exp17</text:p>
          </table:table-cell>
          <table:table-cell office:value-type="float" office:value="28701">
            <text:p>28701</text:p>
          </table:table-cell>
          <table:table-cell/>
          <table:table-cell office:value-type="string">
            <text:p>0000000001_1_2014-08-28_07h00m02s.jpg</text:p>
          </table:table-cell>
          <table:table-cell office:value-type="float" office:value="28701">
            <text:p>28701</text:p>
          </table:table-cell>
          <table:table-cell table:formula="of:=IF([.C19]=&quot;&quot;;&quot;&quot;;IF([.F19]=[.C19];0;1))" office:value-type="float" office:value="0">
            <text:p>0</text:p>
          </table:table-cell>
          <table:table-cell table:formula="of:=IF([.$A19]=&quot;&quot;;&quot;&quot;;CONCATENATE(&quot;/home/fstruman/framework/ocr-meter/ocr/ocrSaintMichel1 ~/ocr-results/&quot;;[.A19];&quot; debug&quot;))" office:value-type="string" office:string-value="/home/fstruman/framework/ocr-meter/ocr/ocrSaintMichel1 ~/ocr-results/0000000001_1_2014-08-28_07h00m02s.jpg debug">
            <text:p>/home/fstruman/framework/ocr-meter/ocr/ocrSaintMichel1 ~/ocr-results/0000000001_1_2014-08-28_07h00m02s.jpg debug</text:p>
          </table:table-cell>
        </table:table-row>
        <table:table-row table:style-name="ro2">
          <table:table-cell office:value-type="string">
            <text:p>0000000001_1_2014-08-28_08h00m03s.jpg</text:p>
          </table:table-cell>
          <table:table-cell office:value-type="string">
            <text:p>eng.meter.exp18</text:p>
          </table:table-cell>
          <table:table-cell office:value-type="float" office:value="28728">
            <text:p>28728</text:p>
          </table:table-cell>
          <table:table-cell/>
          <table:table-cell office:value-type="string">
            <text:p>0000000001_1_2014-08-28_08h00m03s.jpg</text:p>
          </table:table-cell>
          <table:table-cell office:value-type="float" office:value="28728">
            <text:p>28728</text:p>
          </table:table-cell>
          <table:table-cell table:formula="of:=IF([.C20]=&quot;&quot;;&quot;&quot;;IF([.F20]=[.C20];0;1))" office:value-type="float" office:value="0">
            <text:p>0</text:p>
          </table:table-cell>
          <table:table-cell table:formula="of:=IF([.$A20]=&quot;&quot;;&quot;&quot;;CONCATENATE(&quot;/home/fstruman/framework/ocr-meter/ocr/ocrSaintMichel1 ~/ocr-results/&quot;;[.A20];&quot; debug&quot;))" office:value-type="string" office:string-value="/home/fstruman/framework/ocr-meter/ocr/ocrSaintMichel1 ~/ocr-results/0000000001_1_2014-08-28_08h00m03s.jpg debug">
            <text:p>/home/fstruman/framework/ocr-meter/ocr/ocrSaintMichel1 ~/ocr-results/0000000001_1_2014-08-28_08h00m03s.jpg debug</text:p>
          </table:table-cell>
        </table:table-row>
        <table:table-row table:style-name="ro2">
          <table:table-cell office:value-type="string">
            <text:p>0000000001_1_2014-08-28_09h00m02s.jpg</text:p>
          </table:table-cell>
          <table:table-cell office:value-type="string">
            <text:p>eng.meter.exp19</text:p>
          </table:table-cell>
          <table:table-cell office:value-type="float" office:value="28903">
            <text:p>28903</text:p>
          </table:table-cell>
          <table:table-cell/>
          <table:table-cell office:value-type="string">
            <text:p>0000000001_1_2014-08-28_09h00m02s.jpg</text:p>
          </table:table-cell>
          <table:table-cell office:value-type="float" office:value="28903">
            <text:p>28903</text:p>
          </table:table-cell>
          <table:table-cell table:formula="of:=IF([.C21]=&quot;&quot;;&quot;&quot;;IF([.F21]=[.C21];0;1))" office:value-type="float" office:value="0">
            <text:p>0</text:p>
          </table:table-cell>
          <table:table-cell table:formula="of:=IF([.$A21]=&quot;&quot;;&quot;&quot;;CONCATENATE(&quot;/home/fstruman/framework/ocr-meter/ocr/ocrSaintMichel1 ~/ocr-results/&quot;;[.A21];&quot; debug&quot;))" office:value-type="string" office:string-value="/home/fstruman/framework/ocr-meter/ocr/ocrSaintMichel1 ~/ocr-results/0000000001_1_2014-08-28_09h00m02s.jpg debug">
            <text:p>/home/fstruman/framework/ocr-meter/ocr/ocrSaintMichel1 ~/ocr-results/0000000001_1_2014-08-28_09h00m02s.jpg debug</text:p>
          </table:table-cell>
        </table:table-row>
        <table:table-row table:style-name="ro2">
          <table:table-cell office:value-type="string">
            <text:p>0000000001_1_2014-08-28_10h00m02s.jpg</text:p>
          </table:table-cell>
          <table:table-cell office:value-type="string">
            <text:p>eng.meter.exp20</text:p>
          </table:table-cell>
          <table:table-cell office:value-type="float" office:value="29146">
            <text:p>29146</text:p>
          </table:table-cell>
          <table:table-cell/>
          <table:table-cell office:value-type="string">
            <text:p>0000000001_1_2014-08-28_10h00m02s.jpg</text:p>
          </table:table-cell>
          <table:table-cell office:value-type="float" office:value="29146">
            <text:p>29146</text:p>
          </table:table-cell>
          <table:table-cell table:formula="of:=IF([.C22]=&quot;&quot;;&quot;&quot;;IF([.F22]=[.C22];0;1))" office:value-type="float" office:value="0">
            <text:p>0</text:p>
          </table:table-cell>
          <table:table-cell table:formula="of:=IF([.$A22]=&quot;&quot;;&quot;&quot;;CONCATENATE(&quot;/home/fstruman/framework/ocr-meter/ocr/ocrSaintMichel1 ~/ocr-results/&quot;;[.A22];&quot; debug&quot;))" office:value-type="string" office:string-value="/home/fstruman/framework/ocr-meter/ocr/ocrSaintMichel1 ~/ocr-results/0000000001_1_2014-08-28_10h00m02s.jpg debug">
            <text:p>/home/fstruman/framework/ocr-meter/ocr/ocrSaintMichel1 ~/ocr-results/0000000001_1_2014-08-28_10h00m02s.jpg debug</text:p>
          </table:table-cell>
        </table:table-row>
        <table:table-row table:style-name="ro2">
          <table:table-cell office:value-type="string">
            <text:p>0000000001_1_2014-08-28_11h00m03s.jpg</text:p>
          </table:table-cell>
          <table:table-cell office:value-type="string">
            <text:p>eng.meter.exp21</text:p>
          </table:table-cell>
          <table:table-cell office:value-type="float" office:value="29384">
            <text:p>29384</text:p>
          </table:table-cell>
          <table:table-cell/>
          <table:table-cell office:value-type="string">
            <text:p>0000000001_1_2014-08-28_11h00m03s.jpg</text:p>
          </table:table-cell>
          <table:table-cell office:value-type="float" office:value="29384">
            <text:p>29384</text:p>
          </table:table-cell>
          <table:table-cell table:formula="of:=IF([.C23]=&quot;&quot;;&quot;&quot;;IF([.F23]=[.C23];0;1))" office:value-type="float" office:value="0">
            <text:p>0</text:p>
          </table:table-cell>
          <table:table-cell table:formula="of:=IF([.$A23]=&quot;&quot;;&quot;&quot;;CONCATENATE(&quot;/home/fstruman/framework/ocr-meter/ocr/ocrSaintMichel1 ~/ocr-results/&quot;;[.A23];&quot; debug&quot;))" office:value-type="string" office:string-value="/home/fstruman/framework/ocr-meter/ocr/ocrSaintMichel1 ~/ocr-results/0000000001_1_2014-08-28_11h00m03s.jpg debug">
            <text:p>/home/fstruman/framework/ocr-meter/ocr/ocrSaintMichel1 ~/ocr-results/0000000001_1_2014-08-28_11h00m03s.jpg debug</text:p>
          </table:table-cell>
        </table:table-row>
        <table:table-row table:style-name="ro2">
          <table:table-cell office:value-type="string">
            <text:p>0000000001_1_2014-08-28_12h00m02s.jpg</text:p>
          </table:table-cell>
          <table:table-cell office:value-type="string">
            <text:p>eng.meter.exp22</text:p>
          </table:table-cell>
          <table:table-cell office:value-type="float" office:value="29626">
            <text:p>29626</text:p>
          </table:table-cell>
          <table:table-cell/>
          <table:table-cell office:value-type="string">
            <text:p>0000000001_1_2014-08-28_12h00m02s.jpg</text:p>
          </table:table-cell>
          <table:table-cell office:value-type="float" office:value="29626">
            <text:p>29626</text:p>
          </table:table-cell>
          <table:table-cell table:formula="of:=IF([.C24]=&quot;&quot;;&quot;&quot;;IF([.F24]=[.C24];0;1))" office:value-type="float" office:value="0">
            <text:p>0</text:p>
          </table:table-cell>
          <table:table-cell table:formula="of:=IF([.$A24]=&quot;&quot;;&quot;&quot;;CONCATENATE(&quot;/home/fstruman/framework/ocr-meter/ocr/ocrSaintMichel1 ~/ocr-results/&quot;;[.A24];&quot; debug&quot;))" office:value-type="string" office:string-value="/home/fstruman/framework/ocr-meter/ocr/ocrSaintMichel1 ~/ocr-results/0000000001_1_2014-08-28_12h00m02s.jpg debug">
            <text:p>/home/fstruman/framework/ocr-meter/ocr/ocrSaintMichel1 ~/ocr-results/0000000001_1_2014-08-28_12h00m02s.jpg debug</text:p>
          </table:table-cell>
        </table:table-row>
        <table:table-row table:style-name="ro2">
          <table:table-cell office:value-type="string">
            <text:p>0000000001_1_2014-08-28_13h00m03s.jpg</text:p>
          </table:table-cell>
          <table:table-cell office:value-type="string">
            <text:p>eng.meter.exp23</text:p>
          </table:table-cell>
          <table:table-cell office:value-type="float" office:value="29868">
            <text:p>29868</text:p>
          </table:table-cell>
          <table:table-cell/>
          <table:table-cell office:value-type="string">
            <text:p>0000000001_1_2014-08-28_13h00m03s.jpg</text:p>
          </table:table-cell>
          <table:table-cell office:value-type="float" office:value="29868">
            <text:p>29868</text:p>
          </table:table-cell>
          <table:table-cell table:formula="of:=IF([.C25]=&quot;&quot;;&quot;&quot;;IF([.F25]=[.C25];0;1))" office:value-type="float" office:value="0">
            <text:p>0</text:p>
          </table:table-cell>
          <table:table-cell table:formula="of:=IF([.$A25]=&quot;&quot;;&quot;&quot;;CONCATENATE(&quot;/home/fstruman/framework/ocr-meter/ocr/ocrSaintMichel1 ~/ocr-results/&quot;;[.A25];&quot; debug&quot;))" office:value-type="string" office:string-value="/home/fstruman/framework/ocr-meter/ocr/ocrSaintMichel1 ~/ocr-results/0000000001_1_2014-08-28_13h00m03s.jpg debug">
            <text:p>/home/fstruman/framework/ocr-meter/ocr/ocrSaintMichel1 ~/ocr-results/0000000001_1_2014-08-28_13h00m03s.jpg debug</text:p>
          </table:table-cell>
        </table:table-row>
        <table:table-row table:style-name="ro2">
          <table:table-cell office:value-type="string">
            <text:p>0000000001_1_2014-08-28_14h00m03s.jpg</text:p>
          </table:table-cell>
          <table:table-cell office:value-type="string">
            <text:p>eng.meter.exp24</text:p>
          </table:table-cell>
          <table:table-cell office:value-type="float" office:value="30105">
            <text:p>30105</text:p>
          </table:table-cell>
          <table:table-cell/>
          <table:table-cell office:value-type="string">
            <text:p>0000000001_1_2014-08-28_14h00m03s.jpg</text:p>
          </table:table-cell>
          <table:table-cell office:value-type="float" office:value="30105">
            <text:p>30105</text:p>
          </table:table-cell>
          <table:table-cell table:formula="of:=IF([.C26]=&quot;&quot;;&quot;&quot;;IF([.F26]=[.C26];0;1))" office:value-type="float" office:value="0">
            <text:p>0</text:p>
          </table:table-cell>
          <table:table-cell table:formula="of:=IF([.$A26]=&quot;&quot;;&quot;&quot;;CONCATENATE(&quot;/home/fstruman/framework/ocr-meter/ocr/ocrSaintMichel1 ~/ocr-results/&quot;;[.A26];&quot; debug&quot;))" office:value-type="string" office:string-value="/home/fstruman/framework/ocr-meter/ocr/ocrSaintMichel1 ~/ocr-results/0000000001_1_2014-08-28_14h00m03s.jpg debug">
            <text:p>/home/fstruman/framework/ocr-meter/ocr/ocrSaintMichel1 ~/ocr-results/0000000001_1_2014-08-28_14h00m03s.jpg debug</text:p>
          </table:table-cell>
        </table:table-row>
        <table:table-row table:style-name="ro2">
          <table:table-cell office:value-type="string">
            <text:p>0000000001_1_2014-08-28_15h00m02s.jpg</text:p>
          </table:table-cell>
          <table:table-cell office:value-type="string">
            <text:p>eng.meter.exp25</text:p>
          </table:table-cell>
          <table:table-cell office:value-type="float" office:value="30344">
            <text:p>30344</text:p>
          </table:table-cell>
          <table:table-cell/>
          <table:table-cell office:value-type="string">
            <text:p>0000000001_1_2014-08-28_15h00m02s.jpg</text:p>
          </table:table-cell>
          <table:table-cell office:value-type="float" office:value="30344">
            <text:p>30344</text:p>
          </table:table-cell>
          <table:table-cell table:formula="of:=IF([.C27]=&quot;&quot;;&quot;&quot;;IF([.F27]=[.C27];0;1))" office:value-type="float" office:value="0">
            <text:p>0</text:p>
          </table:table-cell>
          <table:table-cell table:formula="of:=IF([.$A27]=&quot;&quot;;&quot;&quot;;CONCATENATE(&quot;/home/fstruman/framework/ocr-meter/ocr/ocrSaintMichel1 ~/ocr-results/&quot;;[.A27];&quot; debug&quot;))" office:value-type="string" office:string-value="/home/fstruman/framework/ocr-meter/ocr/ocrSaintMichel1 ~/ocr-results/0000000001_1_2014-08-28_15h00m02s.jpg debug">
            <text:p>/home/fstruman/framework/ocr-meter/ocr/ocrSaintMichel1 ~/ocr-results/0000000001_1_2014-08-28_15h00m02s.jpg debug</text:p>
          </table:table-cell>
        </table:table-row>
        <table:table-row table:style-name="ro2">
          <table:table-cell office:value-type="string">
            <text:p>0000000001_1_2014-08-28_16h00m02s.jpg</text:p>
          </table:table-cell>
          <table:table-cell office:value-type="string">
            <text:p>eng.meter.exp26</text:p>
          </table:table-cell>
          <table:table-cell office:value-type="float" office:value="30547">
            <text:p>30547</text:p>
          </table:table-cell>
          <table:table-cell/>
          <table:table-cell office:value-type="string">
            <text:p>0000000001_1_2014-08-28_16h00m02s.jpg</text:p>
          </table:table-cell>
          <table:table-cell office:value-type="float" office:value="30547">
            <text:p>30547</text:p>
          </table:table-cell>
          <table:table-cell table:formula="of:=IF([.C28]=&quot;&quot;;&quot;&quot;;IF([.F28]=[.C28];0;1))" office:value-type="float" office:value="0">
            <text:p>0</text:p>
          </table:table-cell>
          <table:table-cell table:formula="of:=IF([.$A28]=&quot;&quot;;&quot;&quot;;CONCATENATE(&quot;/home/fstruman/framework/ocr-meter/ocr/ocrSaintMichel1 ~/ocr-results/&quot;;[.A28];&quot; debug&quot;))" office:value-type="string" office:string-value="/home/fstruman/framework/ocr-meter/ocr/ocrSaintMichel1 ~/ocr-results/0000000001_1_2014-08-28_16h00m02s.jpg debug">
            <text:p>/home/fstruman/framework/ocr-meter/ocr/ocrSaintMichel1 ~/ocr-results/0000000001_1_2014-08-28_16h00m02s.jpg debug</text:p>
          </table:table-cell>
        </table:table-row>
        <table:table-row table:style-name="ro2">
          <table:table-cell office:value-type="string">
            <text:p>0000000001_1_2014-08-28_17h00m03s.jpg</text:p>
          </table:table-cell>
          <table:table-cell office:value-type="string">
            <text:p>eng.meter.exp27</text:p>
          </table:table-cell>
          <table:table-cell office:value-type="float" office:value="30594">
            <text:p>30594</text:p>
          </table:table-cell>
          <table:table-cell/>
          <table:table-cell office:value-type="string">
            <text:p>0000000001_1_2014-08-28_17h00m03s.jpg</text:p>
          </table:table-cell>
          <table:table-cell office:value-type="float" office:value="30594">
            <text:p>30594</text:p>
          </table:table-cell>
          <table:table-cell table:formula="of:=IF([.C29]=&quot;&quot;;&quot;&quot;;IF([.F29]=[.C29];0;1))" office:value-type="float" office:value="0">
            <text:p>0</text:p>
          </table:table-cell>
          <table:table-cell table:formula="of:=IF([.$A29]=&quot;&quot;;&quot;&quot;;CONCATENATE(&quot;/home/fstruman/framework/ocr-meter/ocr/ocrSaintMichel1 ~/ocr-results/&quot;;[.A29];&quot; debug&quot;))" office:value-type="string" office:string-value="/home/fstruman/framework/ocr-meter/ocr/ocrSaintMichel1 ~/ocr-results/0000000001_1_2014-08-28_17h00m03s.jpg debug">
            <text:p>/home/fstruman/framework/ocr-meter/ocr/ocrSaintMichel1 ~/ocr-results/0000000001_1_2014-08-28_17h00m03s.jpg debug</text:p>
          </table:table-cell>
        </table:table-row>
        <table:table-row table:style-name="ro2">
          <table:table-cell office:value-type="string">
            <text:p>0000000001_1_2014-08-28_18h00m02s.jpg</text:p>
          </table:table-cell>
          <table:table-cell office:value-type="string">
            <text:p>eng.meter.exp28</text:p>
          </table:table-cell>
          <table:table-cell office:value-type="float" office:value="30661">
            <text:p>30661</text:p>
          </table:table-cell>
          <table:table-cell/>
          <table:table-cell office:value-type="string">
            <text:p>0000000001_1_2014-08-28_18h00m02s.jpg</text:p>
          </table:table-cell>
          <table:table-cell office:value-type="float" office:value="30661">
            <text:p>30661</text:p>
          </table:table-cell>
          <table:table-cell table:formula="of:=IF([.C30]=&quot;&quot;;&quot;&quot;;IF([.F30]=[.C30];0;1))" office:value-type="float" office:value="0">
            <text:p>0</text:p>
          </table:table-cell>
          <table:table-cell table:formula="of:=IF([.$A30]=&quot;&quot;;&quot;&quot;;CONCATENATE(&quot;/home/fstruman/framework/ocr-meter/ocr/ocrSaintMichel1 ~/ocr-results/&quot;;[.A30];&quot; debug&quot;))" office:value-type="string" office:string-value="/home/fstruman/framework/ocr-meter/ocr/ocrSaintMichel1 ~/ocr-results/0000000001_1_2014-08-28_18h00m02s.jpg debug">
            <text:p>/home/fstruman/framework/ocr-meter/ocr/ocrSaintMichel1 ~/ocr-results/0000000001_1_2014-08-28_18h00m02s.jpg debug</text:p>
          </table:table-cell>
        </table:table-row>
        <table:table-row table:style-name="ro2">
          <table:table-cell office:value-type="string">
            <text:p>0000000001_1_2014-08-28_19h00m02s.jpg</text:p>
          </table:table-cell>
          <table:table-cell office:value-type="string">
            <text:p>eng.meter.exp29</text:p>
          </table:table-cell>
          <table:table-cell office:value-type="float" office:value="30724">
            <text:p>30724</text:p>
          </table:table-cell>
          <table:table-cell/>
          <table:table-cell office:value-type="string">
            <text:p>0000000001_1_2014-08-28_19h00m02s.jpg</text:p>
          </table:table-cell>
          <table:table-cell office:value-type="float" office:value="30724">
            <text:p>30724</text:p>
          </table:table-cell>
          <table:table-cell table:formula="of:=IF([.C31]=&quot;&quot;;&quot;&quot;;IF([.F31]=[.C31];0;1))" office:value-type="float" office:value="0">
            <text:p>0</text:p>
          </table:table-cell>
          <table:table-cell table:formula="of:=IF([.$A31]=&quot;&quot;;&quot;&quot;;CONCATENATE(&quot;/home/fstruman/framework/ocr-meter/ocr/ocrSaintMichel1 ~/ocr-results/&quot;;[.A31];&quot; debug&quot;))" office:value-type="string" office:string-value="/home/fstruman/framework/ocr-meter/ocr/ocrSaintMichel1 ~/ocr-results/0000000001_1_2014-08-28_19h00m02s.jpg debug">
            <text:p>/home/fstruman/framework/ocr-meter/ocr/ocrSaintMichel1 ~/ocr-results/0000000001_1_2014-08-28_19h00m02s.jpg debug</text:p>
          </table:table-cell>
        </table:table-row>
        <table:table-row table:style-name="ro2">
          <table:table-cell office:value-type="string">
            <text:p>0000000001_1_2014-08-28_20h00m02s.jpg</text:p>
          </table:table-cell>
          <table:table-cell office:value-type="string">
            <text:p>eng.meter.exp30</text:p>
          </table:table-cell>
          <table:table-cell office:value-type="float" office:value="30797">
            <text:p>30797</text:p>
          </table:table-cell>
          <table:table-cell/>
          <table:table-cell office:value-type="string">
            <text:p>0000000001_1_2014-08-28_20h00m02s.jpg</text:p>
          </table:table-cell>
          <table:table-cell office:value-type="float" office:value="30797">
            <text:p>30797</text:p>
          </table:table-cell>
          <table:table-cell table:formula="of:=IF([.C32]=&quot;&quot;;&quot;&quot;;IF([.F32]=[.C32];0;1))" office:value-type="float" office:value="0">
            <text:p>0</text:p>
          </table:table-cell>
          <table:table-cell table:formula="of:=IF([.$A32]=&quot;&quot;;&quot;&quot;;CONCATENATE(&quot;/home/fstruman/framework/ocr-meter/ocr/ocrSaintMichel1 ~/ocr-results/&quot;;[.A32];&quot; debug&quot;))" office:value-type="string" office:string-value="/home/fstruman/framework/ocr-meter/ocr/ocrSaintMichel1 ~/ocr-results/0000000001_1_2014-08-28_20h00m02s.jpg debug">
            <text:p>/home/fstruman/framework/ocr-meter/ocr/ocrSaintMichel1 ~/ocr-results/0000000001_1_2014-08-28_20h00m02s.jpg debug</text:p>
          </table:table-cell>
        </table:table-row>
        <table:table-row table:style-name="ro2">
          <table:table-cell office:value-type="string">
            <text:p>0000000001_1_2014-08-28_21h00m02s.jpg</text:p>
          </table:table-cell>
          <table:table-cell office:value-type="string">
            <text:p>eng.meter.exp31</text:p>
          </table:table-cell>
          <table:table-cell office:value-type="float" office:value="30848">
            <text:p>30848</text:p>
          </table:table-cell>
          <table:table-cell/>
          <table:table-cell office:value-type="string">
            <text:p>0000000001_1_2014-08-28_21h00m02s.jpg</text:p>
          </table:table-cell>
          <table:table-cell office:value-type="float" office:value="30848">
            <text:p>30848</text:p>
          </table:table-cell>
          <table:table-cell table:formula="of:=IF([.C33]=&quot;&quot;;&quot;&quot;;IF([.F33]=[.C33];0;1))" office:value-type="float" office:value="0">
            <text:p>0</text:p>
          </table:table-cell>
          <table:table-cell table:formula="of:=IF([.$A33]=&quot;&quot;;&quot;&quot;;CONCATENATE(&quot;/home/fstruman/framework/ocr-meter/ocr/ocrSaintMichel1 ~/ocr-results/&quot;;[.A33];&quot; debug&quot;))" office:value-type="string" office:string-value="/home/fstruman/framework/ocr-meter/ocr/ocrSaintMichel1 ~/ocr-results/0000000001_1_2014-08-28_21h00m02s.jpg debug">
            <text:p>/home/fstruman/framework/ocr-meter/ocr/ocrSaintMichel1 ~/ocr-results/0000000001_1_2014-08-28_21h00m02s.jpg debug</text:p>
          </table:table-cell>
        </table:table-row>
        <table:table-row table:style-name="ro2">
          <table:table-cell office:value-type="string">
            <text:p>0000000001_1_2014-08-28_22h00m02s.jpg</text:p>
          </table:table-cell>
          <table:table-cell office:value-type="string">
            <text:p>eng.meter.exp32</text:p>
          </table:table-cell>
          <table:table-cell office:value-type="float" office:value="30890">
            <text:p>30890</text:p>
          </table:table-cell>
          <table:table-cell/>
          <table:table-cell office:value-type="string">
            <text:p>0000000001_1_2014-08-28_22h00m02s.jpg</text:p>
          </table:table-cell>
          <table:table-cell office:value-type="float" office:value="30890">
            <text:p>30890</text:p>
          </table:table-cell>
          <table:table-cell table:formula="of:=IF([.C34]=&quot;&quot;;&quot;&quot;;IF([.F34]=[.C34];0;1))" office:value-type="float" office:value="0">
            <text:p>0</text:p>
          </table:table-cell>
          <table:table-cell table:formula="of:=IF([.$A34]=&quot;&quot;;&quot;&quot;;CONCATENATE(&quot;/home/fstruman/framework/ocr-meter/ocr/ocrSaintMichel1 ~/ocr-results/&quot;;[.A34];&quot; debug&quot;))" office:value-type="string" office:string-value="/home/fstruman/framework/ocr-meter/ocr/ocrSaintMichel1 ~/ocr-results/0000000001_1_2014-08-28_22h00m02s.jpg debug">
            <text:p>/home/fstruman/framework/ocr-meter/ocr/ocrSaintMichel1 ~/ocr-results/0000000001_1_2014-08-28_22h00m02s.jpg debug</text:p>
          </table:table-cell>
        </table:table-row>
        <table:table-row table:style-name="ro2">
          <table:table-cell office:value-type="string">
            <text:p>0000000001_1_2014-08-28_23h00m02s.jpg</text:p>
          </table:table-cell>
          <table:table-cell office:value-type="string">
            <text:p>eng.meter.exp33</text:p>
          </table:table-cell>
          <table:table-cell office:value-type="float" office:value="30942">
            <text:p>30942</text:p>
          </table:table-cell>
          <table:table-cell/>
          <table:table-cell office:value-type="string">
            <text:p>0000000001_1_2014-08-28_23h00m02s.jpg</text:p>
          </table:table-cell>
          <table:table-cell office:value-type="float" office:value="30942">
            <text:p>30942</text:p>
          </table:table-cell>
          <table:table-cell table:formula="of:=IF([.C35]=&quot;&quot;;&quot;&quot;;IF([.F35]=[.C35];0;1))" office:value-type="float" office:value="0">
            <text:p>0</text:p>
          </table:table-cell>
          <table:table-cell table:formula="of:=IF([.$A35]=&quot;&quot;;&quot;&quot;;CONCATENATE(&quot;/home/fstruman/framework/ocr-meter/ocr/ocrSaintMichel1 ~/ocr-results/&quot;;[.A35];&quot; debug&quot;))" office:value-type="string" office:string-value="/home/fstruman/framework/ocr-meter/ocr/ocrSaintMichel1 ~/ocr-results/0000000001_1_2014-08-28_23h00m02s.jpg debug">
            <text:p>/home/fstruman/framework/ocr-meter/ocr/ocrSaintMichel1 ~/ocr-results/0000000001_1_2014-08-28_23h00m02s.jpg debug</text:p>
          </table:table-cell>
        </table:table-row>
        <table:table-row table:style-name="ro2">
          <table:table-cell office:value-type="string">
            <text:p>0000000001_1_2014-08-29_00h00m02s.jpg</text:p>
          </table:table-cell>
          <table:table-cell office:value-type="string">
            <text:p>eng.meter.exp34</text:p>
          </table:table-cell>
          <table:table-cell office:value-type="float" office:value="30989">
            <text:p>30989</text:p>
          </table:table-cell>
          <table:table-cell/>
          <table:table-cell office:value-type="string">
            <text:p>0000000001_1_2014-08-29_00h00m02s.jpg</text:p>
          </table:table-cell>
          <table:table-cell office:value-type="float" office:value="30989">
            <text:p>30989</text:p>
          </table:table-cell>
          <table:table-cell table:formula="of:=IF([.C36]=&quot;&quot;;&quot;&quot;;IF([.F36]=[.C36];0;1))" office:value-type="float" office:value="0">
            <text:p>0</text:p>
          </table:table-cell>
          <table:table-cell table:formula="of:=IF([.$A36]=&quot;&quot;;&quot;&quot;;CONCATENATE(&quot;/home/fstruman/framework/ocr-meter/ocr/ocrSaintMichel1 ~/ocr-results/&quot;;[.A36];&quot; debug&quot;))" office:value-type="string" office:string-value="/home/fstruman/framework/ocr-meter/ocr/ocrSaintMichel1 ~/ocr-results/0000000001_1_2014-08-29_00h00m02s.jpg debug">
            <text:p>/home/fstruman/framework/ocr-meter/ocr/ocrSaintMichel1 ~/ocr-results/0000000001_1_2014-08-29_00h00m02s.jpg debug</text:p>
          </table:table-cell>
        </table:table-row>
        <table:table-row table:style-name="ro2">
          <table:table-cell office:value-type="string">
            <text:p>0000000001_1_2014-08-29_01h00m03s.jpg</text:p>
          </table:table-cell>
          <table:table-cell office:value-type="string">
            <text:p>eng.meter.exp35</text:p>
          </table:table-cell>
          <table:table-cell office:value-type="float" office:value="31026">
            <text:p>31026</text:p>
          </table:table-cell>
          <table:table-cell/>
          <table:table-cell office:value-type="string">
            <text:p>0000000001_1_2014-08-29_01h00m03s.jpg</text:p>
          </table:table-cell>
          <table:table-cell office:value-type="float" office:value="31026">
            <text:p>31026</text:p>
          </table:table-cell>
          <table:table-cell table:formula="of:=IF([.C37]=&quot;&quot;;&quot;&quot;;IF([.F37]=[.C37];0;1))" office:value-type="float" office:value="0">
            <text:p>0</text:p>
          </table:table-cell>
          <table:table-cell table:formula="of:=IF([.$A37]=&quot;&quot;;&quot;&quot;;CONCATENATE(&quot;/home/fstruman/framework/ocr-meter/ocr/ocrSaintMichel1 ~/ocr-results/&quot;;[.A37];&quot; debug&quot;))" office:value-type="string" office:string-value="/home/fstruman/framework/ocr-meter/ocr/ocrSaintMichel1 ~/ocr-results/0000000001_1_2014-08-29_01h00m03s.jpg debug">
            <text:p>/home/fstruman/framework/ocr-meter/ocr/ocrSaintMichel1 ~/ocr-results/0000000001_1_2014-08-29_01h00m03s.jpg debug</text:p>
          </table:table-cell>
        </table:table-row>
        <table:table-row table:style-name="ro2">
          <table:table-cell office:value-type="string">
            <text:p>0000000001_1_2014-08-29_02h00m03s.jpg</text:p>
          </table:table-cell>
          <table:table-cell office:value-type="string">
            <text:p>eng.meter.exp36</text:p>
          </table:table-cell>
          <table:table-cell office:value-type="float" office:value="31060">
            <text:p>31060</text:p>
          </table:table-cell>
          <table:table-cell/>
          <table:table-cell office:value-type="string">
            <text:p>0000000001_1_2014-08-29_02h00m03s.jpg</text:p>
          </table:table-cell>
          <table:table-cell office:value-type="float" office:value="31060">
            <text:p>31060</text:p>
          </table:table-cell>
          <table:table-cell table:formula="of:=IF([.C38]=&quot;&quot;;&quot;&quot;;IF([.F38]=[.C38];0;1))" office:value-type="float" office:value="0">
            <text:p>0</text:p>
          </table:table-cell>
          <table:table-cell table:formula="of:=IF([.$A38]=&quot;&quot;;&quot;&quot;;CONCATENATE(&quot;/home/fstruman/framework/ocr-meter/ocr/ocrSaintMichel1 ~/ocr-results/&quot;;[.A38];&quot; debug&quot;))" office:value-type="string" office:string-value="/home/fstruman/framework/ocr-meter/ocr/ocrSaintMichel1 ~/ocr-results/0000000001_1_2014-08-29_02h00m03s.jpg debug">
            <text:p>/home/fstruman/framework/ocr-meter/ocr/ocrSaintMichel1 ~/ocr-results/0000000001_1_2014-08-29_02h00m03s.jpg debug</text:p>
          </table:table-cell>
        </table:table-row>
        <table:table-row table:style-name="ro2">
          <table:table-cell office:value-type="string">
            <text:p>0000000001_1_2014-08-29_03h00m02s.jpg</text:p>
          </table:table-cell>
          <table:table-cell office:value-type="string">
            <text:p>eng.meter.exp37</text:p>
          </table:table-cell>
          <table:table-cell office:value-type="float" office:value="31092">
            <text:p>31092</text:p>
          </table:table-cell>
          <table:table-cell/>
          <table:table-cell office:value-type="string">
            <text:p>0000000001_1_2014-08-29_03h00m02s.jpg</text:p>
          </table:table-cell>
          <table:table-cell office:value-type="float" office:value="31092">
            <text:p>31092</text:p>
          </table:table-cell>
          <table:table-cell table:formula="of:=IF([.C39]=&quot;&quot;;&quot;&quot;;IF([.F39]=[.C39];0;1))" office:value-type="float" office:value="0">
            <text:p>0</text:p>
          </table:table-cell>
          <table:table-cell table:formula="of:=IF([.$A39]=&quot;&quot;;&quot;&quot;;CONCATENATE(&quot;/home/fstruman/framework/ocr-meter/ocr/ocrSaintMichel1 ~/ocr-results/&quot;;[.A39];&quot; debug&quot;))" office:value-type="string" office:string-value="/home/fstruman/framework/ocr-meter/ocr/ocrSaintMichel1 ~/ocr-results/0000000001_1_2014-08-29_03h00m02s.jpg debug">
            <text:p>/home/fstruman/framework/ocr-meter/ocr/ocrSaintMichel1 ~/ocr-results/0000000001_1_2014-08-29_03h00m02s.jpg debug</text:p>
          </table:table-cell>
        </table:table-row>
        <table:table-row table:style-name="ro2">
          <table:table-cell office:value-type="string">
            <text:p>0000000001_1_2014-08-29_04h00m03s.jpg</text:p>
          </table:table-cell>
          <table:table-cell office:value-type="string">
            <text:p>eng.meter.exp38</text:p>
          </table:table-cell>
          <table:table-cell office:value-type="float" office:value="31126">
            <text:p>31126</text:p>
          </table:table-cell>
          <table:table-cell/>
          <table:table-cell office:value-type="string">
            <text:p>0000000001_1_2014-08-29_04h00m03s.jpg</text:p>
          </table:table-cell>
          <table:table-cell office:value-type="float" office:value="31126">
            <text:p>31126</text:p>
          </table:table-cell>
          <table:table-cell table:formula="of:=IF([.C40]=&quot;&quot;;&quot;&quot;;IF([.F40]=[.C40];0;1))" office:value-type="float" office:value="0">
            <text:p>0</text:p>
          </table:table-cell>
          <table:table-cell table:formula="of:=IF([.$A40]=&quot;&quot;;&quot;&quot;;CONCATENATE(&quot;/home/fstruman/framework/ocr-meter/ocr/ocrSaintMichel1 ~/ocr-results/&quot;;[.A40];&quot; debug&quot;))" office:value-type="string" office:string-value="/home/fstruman/framework/ocr-meter/ocr/ocrSaintMichel1 ~/ocr-results/0000000001_1_2014-08-29_04h00m03s.jpg debug">
            <text:p>/home/fstruman/framework/ocr-meter/ocr/ocrSaintMichel1 ~/ocr-results/0000000001_1_2014-08-29_04h00m03s.jpg debug</text:p>
          </table:table-cell>
        </table:table-row>
        <table:table-row table:style-name="ro2">
          <table:table-cell office:value-type="string">
            <text:p>0000000001_1_2014-08-29_05h00m03s.jpg</text:p>
          </table:table-cell>
          <table:table-cell office:value-type="string">
            <text:p>eng.meter.exp39</text:p>
          </table:table-cell>
          <table:table-cell office:value-type="float" office:value="31154">
            <text:p>31154</text:p>
          </table:table-cell>
          <table:table-cell/>
          <table:table-cell office:value-type="string">
            <text:p>0000000001_1_2014-08-29_05h00m03s.jpg</text:p>
          </table:table-cell>
          <table:table-cell office:value-type="float" office:value="31154">
            <text:p>31154</text:p>
          </table:table-cell>
          <table:table-cell table:formula="of:=IF([.C41]=&quot;&quot;;&quot;&quot;;IF([.F41]=[.C41];0;1))" office:value-type="float" office:value="0">
            <text:p>0</text:p>
          </table:table-cell>
          <table:table-cell table:formula="of:=IF([.$A41]=&quot;&quot;;&quot;&quot;;CONCATENATE(&quot;/home/fstruman/framework/ocr-meter/ocr/ocrSaintMichel1 ~/ocr-results/&quot;;[.A41];&quot; debug&quot;))" office:value-type="string" office:string-value="/home/fstruman/framework/ocr-meter/ocr/ocrSaintMichel1 ~/ocr-results/0000000001_1_2014-08-29_05h00m03s.jpg debug">
            <text:p>/home/fstruman/framework/ocr-meter/ocr/ocrSaintMichel1 ~/ocr-results/0000000001_1_2014-08-29_05h00m03s.jpg debug</text:p>
          </table:table-cell>
        </table:table-row>
        <table:table-row table:style-name="ro2">
          <table:table-cell office:value-type="string">
            <text:p>0000000001_1_2014-08-29_06h00m02s.jpg</text:p>
          </table:table-cell>
          <table:table-cell office:value-type="string">
            <text:p>eng.meter.exp40</text:p>
          </table:table-cell>
          <table:table-cell office:value-type="float" office:value="31190">
            <text:p>31190</text:p>
          </table:table-cell>
          <table:table-cell/>
          <table:table-cell office:value-type="string">
            <text:p>0000000001_1_2014-08-29_06h00m02s.jpg</text:p>
          </table:table-cell>
          <table:table-cell office:value-type="float" office:value="31190">
            <text:p>31190</text:p>
          </table:table-cell>
          <table:table-cell table:formula="of:=IF([.C42]=&quot;&quot;;&quot;&quot;;IF([.F42]=[.C42];0;1))" office:value-type="float" office:value="0">
            <text:p>0</text:p>
          </table:table-cell>
          <table:table-cell table:formula="of:=IF([.$A42]=&quot;&quot;;&quot;&quot;;CONCATENATE(&quot;/home/fstruman/framework/ocr-meter/ocr/ocrSaintMichel1 ~/ocr-results/&quot;;[.A42];&quot; debug&quot;))" office:value-type="string" office:string-value="/home/fstruman/framework/ocr-meter/ocr/ocrSaintMichel1 ~/ocr-results/0000000001_1_2014-08-29_06h00m02s.jpg debug">
            <text:p>/home/fstruman/framework/ocr-meter/ocr/ocrSaintMichel1 ~/ocr-results/0000000001_1_2014-08-29_06h00m02s.jpg debug</text:p>
          </table:table-cell>
        </table:table-row>
        <table:table-row table:style-name="ro2">
          <table:table-cell office:value-type="string">
            <text:p>0000000001_1_2014-08-29_07h00m02s.jpg</text:p>
          </table:table-cell>
          <table:table-cell office:value-type="string">
            <text:p>eng.meter.exp41</text:p>
          </table:table-cell>
          <table:table-cell office:value-type="float" office:value="31222">
            <text:p>31222</text:p>
          </table:table-cell>
          <table:table-cell/>
          <table:table-cell office:value-type="string">
            <text:p>0000000001_1_2014-08-29_07h00m02s.jpg</text:p>
          </table:table-cell>
          <table:table-cell office:value-type="float" office:value="31222">
            <text:p>31222</text:p>
          </table:table-cell>
          <table:table-cell table:formula="of:=IF([.C43]=&quot;&quot;;&quot;&quot;;IF([.F43]=[.C43];0;1))" office:value-type="float" office:value="0">
            <text:p>0</text:p>
          </table:table-cell>
          <table:table-cell table:formula="of:=IF([.$A43]=&quot;&quot;;&quot;&quot;;CONCATENATE(&quot;/home/fstruman/framework/ocr-meter/ocr/ocrSaintMichel1 ~/ocr-results/&quot;;[.A43];&quot; debug&quot;))" office:value-type="string" office:string-value="/home/fstruman/framework/ocr-meter/ocr/ocrSaintMichel1 ~/ocr-results/0000000001_1_2014-08-29_07h00m02s.jpg debug">
            <text:p>/home/fstruman/framework/ocr-meter/ocr/ocrSaintMichel1 ~/ocr-results/0000000001_1_2014-08-29_07h00m02s.jpg debug</text:p>
          </table:table-cell>
        </table:table-row>
        <table:table-row table:style-name="ro2">
          <table:table-cell office:value-type="string">
            <text:p>0000000001_1_2014-08-29_08h00m03s.jpg</text:p>
          </table:table-cell>
          <table:table-cell office:value-type="string">
            <text:p>eng.meter.exp42</text:p>
          </table:table-cell>
          <table:table-cell office:value-type="float" office:value="31252">
            <text:p>31252</text:p>
          </table:table-cell>
          <table:table-cell/>
          <table:table-cell office:value-type="string">
            <text:p>0000000001_1_2014-08-29_08h00m03s.jpg</text:p>
          </table:table-cell>
          <table:table-cell office:value-type="float" office:value="31252">
            <text:p>31252</text:p>
          </table:table-cell>
          <table:table-cell table:formula="of:=IF([.C44]=&quot;&quot;;&quot;&quot;;IF([.F44]=[.C44];0;1))" office:value-type="float" office:value="0">
            <text:p>0</text:p>
          </table:table-cell>
          <table:table-cell table:formula="of:=IF([.$A44]=&quot;&quot;;&quot;&quot;;CONCATENATE(&quot;/home/fstruman/framework/ocr-meter/ocr/ocrSaintMichel1 ~/ocr-results/&quot;;[.A44];&quot; debug&quot;))" office:value-type="string" office:string-value="/home/fstruman/framework/ocr-meter/ocr/ocrSaintMichel1 ~/ocr-results/0000000001_1_2014-08-29_08h00m03s.jpg debug">
            <text:p>/home/fstruman/framework/ocr-meter/ocr/ocrSaintMichel1 ~/ocr-results/0000000001_1_2014-08-29_08h00m03s.jpg debug</text:p>
          </table:table-cell>
        </table:table-row>
        <table:table-row table:style-name="ro2">
          <table:table-cell office:value-type="string">
            <text:p>0000000001_1_2014-08-29_09h00m02s.jpg</text:p>
          </table:table-cell>
          <table:table-cell office:value-type="string">
            <text:p>eng.meter.exp43</text:p>
          </table:table-cell>
          <table:table-cell office:value-type="float" office:value="31423">
            <text:p>31423</text:p>
          </table:table-cell>
          <table:table-cell/>
          <table:table-cell office:value-type="string">
            <text:p>0000000001_1_2014-08-29_09h00m02s.jpg</text:p>
          </table:table-cell>
          <table:table-cell office:value-type="float" office:value="31423">
            <text:p>31423</text:p>
          </table:table-cell>
          <table:table-cell table:formula="of:=IF([.C45]=&quot;&quot;;&quot;&quot;;IF([.F45]=[.C45];0;1))" office:value-type="float" office:value="0">
            <text:p>0</text:p>
          </table:table-cell>
          <table:table-cell table:formula="of:=IF([.$A45]=&quot;&quot;;&quot;&quot;;CONCATENATE(&quot;/home/fstruman/framework/ocr-meter/ocr/ocrSaintMichel1 ~/ocr-results/&quot;;[.A45];&quot; debug&quot;))" office:value-type="string" office:string-value="/home/fstruman/framework/ocr-meter/ocr/ocrSaintMichel1 ~/ocr-results/0000000001_1_2014-08-29_09h00m02s.jpg debug">
            <text:p>/home/fstruman/framework/ocr-meter/ocr/ocrSaintMichel1 ~/ocr-results/0000000001_1_2014-08-29_09h00m02s.jpg debug</text:p>
          </table:table-cell>
        </table:table-row>
        <table:table-row table:style-name="ro2">
          <table:table-cell office:value-type="string">
            <text:p>0000000001_1_2014-08-29_10h00m02s.jpg</text:p>
          </table:table-cell>
          <table:table-cell office:value-type="string">
            <text:p>eng.meter.exp44</text:p>
          </table:table-cell>
          <table:table-cell office:value-type="float" office:value="31664">
            <text:p>31664</text:p>
          </table:table-cell>
          <table:table-cell/>
          <table:table-cell office:value-type="string">
            <text:p>0000000001_1_2014-08-29_10h00m02s.jpg</text:p>
          </table:table-cell>
          <table:table-cell office:value-type="float" office:value="31664">
            <text:p>31664</text:p>
          </table:table-cell>
          <table:table-cell table:formula="of:=IF([.C46]=&quot;&quot;;&quot;&quot;;IF([.F46]=[.C46];0;1))" office:value-type="float" office:value="0">
            <text:p>0</text:p>
          </table:table-cell>
          <table:table-cell table:formula="of:=IF([.$A46]=&quot;&quot;;&quot;&quot;;CONCATENATE(&quot;/home/fstruman/framework/ocr-meter/ocr/ocrSaintMichel1 ~/ocr-results/&quot;;[.A46];&quot; debug&quot;))" office:value-type="string" office:string-value="/home/fstruman/framework/ocr-meter/ocr/ocrSaintMichel1 ~/ocr-results/0000000001_1_2014-08-29_10h00m02s.jpg debug">
            <text:p>/home/fstruman/framework/ocr-meter/ocr/ocrSaintMichel1 ~/ocr-results/0000000001_1_2014-08-29_10h00m02s.jpg debug</text:p>
          </table:table-cell>
        </table:table-row>
        <table:table-row table:style-name="ro2">
          <table:table-cell office:value-type="string">
            <text:p>0000000001_1_2014-08-29_11h00m02s.jpg</text:p>
          </table:table-cell>
          <table:table-cell office:value-type="string">
            <text:p>eng.meter.exp45</text:p>
          </table:table-cell>
          <table:table-cell office:value-type="float" office:value="31904">
            <text:p>31904</text:p>
          </table:table-cell>
          <table:table-cell/>
          <table:table-cell office:value-type="string">
            <text:p>0000000001_1_2014-08-29_11h00m02s.jpg</text:p>
          </table:table-cell>
          <table:table-cell office:value-type="float" office:value="31904">
            <text:p>31904</text:p>
          </table:table-cell>
          <table:table-cell table:formula="of:=IF([.C47]=&quot;&quot;;&quot;&quot;;IF([.F47]=[.C47];0;1))" office:value-type="float" office:value="0">
            <text:p>0</text:p>
          </table:table-cell>
          <table:table-cell table:formula="of:=IF([.$A47]=&quot;&quot;;&quot;&quot;;CONCATENATE(&quot;/home/fstruman/framework/ocr-meter/ocr/ocrSaintMichel1 ~/ocr-results/&quot;;[.A47];&quot; debug&quot;))" office:value-type="string" office:string-value="/home/fstruman/framework/ocr-meter/ocr/ocrSaintMichel1 ~/ocr-results/0000000001_1_2014-08-29_11h00m02s.jpg debug">
            <text:p>/home/fstruman/framework/ocr-meter/ocr/ocrSaintMichel1 ~/ocr-results/0000000001_1_2014-08-29_11h00m02s.jpg debug</text:p>
          </table:table-cell>
        </table:table-row>
        <table:table-row table:style-name="ro2">
          <table:table-cell office:value-type="string">
            <text:p>0000000001_1_2014-08-29_12h00m02s.jpg</text:p>
          </table:table-cell>
          <table:table-cell office:value-type="string">
            <text:p>eng.meter.exp46</text:p>
          </table:table-cell>
          <table:table-cell office:value-type="float" office:value="32144">
            <text:p>32144</text:p>
          </table:table-cell>
          <table:table-cell/>
          <table:table-cell office:value-type="string">
            <text:p>0000000001_1_2014-08-29_12h00m02s.jpg</text:p>
          </table:table-cell>
          <table:table-cell office:value-type="float" office:value="32144">
            <text:p>32144</text:p>
          </table:table-cell>
          <table:table-cell table:formula="of:=IF([.C48]=&quot;&quot;;&quot;&quot;;IF([.F48]=[.C48];0;1))" office:value-type="float" office:value="0">
            <text:p>0</text:p>
          </table:table-cell>
          <table:table-cell table:formula="of:=IF([.$A48]=&quot;&quot;;&quot;&quot;;CONCATENATE(&quot;/home/fstruman/framework/ocr-meter/ocr/ocrSaintMichel1 ~/ocr-results/&quot;;[.A48];&quot; debug&quot;))" office:value-type="string" office:string-value="/home/fstruman/framework/ocr-meter/ocr/ocrSaintMichel1 ~/ocr-results/0000000001_1_2014-08-29_12h00m02s.jpg debug">
            <text:p>/home/fstruman/framework/ocr-meter/ocr/ocrSaintMichel1 ~/ocr-results/0000000001_1_2014-08-29_12h00m02s.jpg debug</text:p>
          </table:table-cell>
        </table:table-row>
        <table:table-row table:style-name="ro2">
          <table:table-cell office:value-type="string">
            <text:p>0000000001_1_2014-08-29_13h00m02s.jpg</text:p>
          </table:table-cell>
          <table:table-cell office:value-type="string">
            <text:p>eng.meter.exp47</text:p>
          </table:table-cell>
          <table:table-cell office:value-type="float" office:value="32384">
            <text:p>32384</text:p>
          </table:table-cell>
          <table:table-cell/>
          <table:table-cell office:value-type="string">
            <text:p>0000000001_1_2014-08-29_13h00m02s.jpg</text:p>
          </table:table-cell>
          <table:table-cell office:value-type="float" office:value="32384">
            <text:p>32384</text:p>
          </table:table-cell>
          <table:table-cell table:formula="of:=IF([.C49]=&quot;&quot;;&quot;&quot;;IF([.F49]=[.C49];0;1))" office:value-type="float" office:value="0">
            <text:p>0</text:p>
          </table:table-cell>
          <table:table-cell table:formula="of:=IF([.$A49]=&quot;&quot;;&quot;&quot;;CONCATENATE(&quot;/home/fstruman/framework/ocr-meter/ocr/ocrSaintMichel1 ~/ocr-results/&quot;;[.A49];&quot; debug&quot;))" office:value-type="string" office:string-value="/home/fstruman/framework/ocr-meter/ocr/ocrSaintMichel1 ~/ocr-results/0000000001_1_2014-08-29_13h00m02s.jpg debug">
            <text:p>/home/fstruman/framework/ocr-meter/ocr/ocrSaintMichel1 ~/ocr-results/0000000001_1_2014-08-29_13h00m02s.jpg debug</text:p>
          </table:table-cell>
        </table:table-row>
        <table:table-row table:style-name="ro2">
          <table:table-cell office:value-type="string">
            <text:p>0000000001_1_2014-08-29_14h00m03s.jpg</text:p>
          </table:table-cell>
          <table:table-cell office:value-type="string">
            <text:p>eng.meter.exp48</text:p>
          </table:table-cell>
          <table:table-cell office:value-type="float" office:value="32628">
            <text:p>32628</text:p>
          </table:table-cell>
          <table:table-cell/>
          <table:table-cell office:value-type="string">
            <text:p>0000000001_1_2014-08-29_14h00m03s.jpg</text:p>
          </table:table-cell>
          <table:table-cell office:value-type="float" office:value="32628">
            <text:p>32628</text:p>
          </table:table-cell>
          <table:table-cell table:formula="of:=IF([.C50]=&quot;&quot;;&quot;&quot;;IF([.F50]=[.C50];0;1))" office:value-type="float" office:value="0">
            <text:p>0</text:p>
          </table:table-cell>
          <table:table-cell table:formula="of:=IF([.$A50]=&quot;&quot;;&quot;&quot;;CONCATENATE(&quot;/home/fstruman/framework/ocr-meter/ocr/ocrSaintMichel1 ~/ocr-results/&quot;;[.A50];&quot; debug&quot;))" office:value-type="string" office:string-value="/home/fstruman/framework/ocr-meter/ocr/ocrSaintMichel1 ~/ocr-results/0000000001_1_2014-08-29_14h00m03s.jpg debug">
            <text:p>/home/fstruman/framework/ocr-meter/ocr/ocrSaintMichel1 ~/ocr-results/0000000001_1_2014-08-29_14h00m03s.jpg debug</text:p>
          </table:table-cell>
        </table:table-row>
        <table:table-row table:style-name="ro2">
          <table:table-cell office:value-type="string">
            <text:p>0000000001_1_2014-08-29_15h00m03s.jpg</text:p>
          </table:table-cell>
          <table:table-cell office:value-type="string">
            <text:p>eng.meter.exp49</text:p>
          </table:table-cell>
          <table:table-cell office:value-type="float" office:value="32760">
            <text:p>32760</text:p>
          </table:table-cell>
          <table:table-cell/>
          <table:table-cell office:value-type="string">
            <text:p>0000000001_1_2014-08-29_15h00m03s.jpg</text:p>
          </table:table-cell>
          <table:table-cell office:value-type="float" office:value="32760">
            <text:p>32760</text:p>
          </table:table-cell>
          <table:table-cell table:formula="of:=IF([.C51]=&quot;&quot;;&quot;&quot;;IF([.F51]=[.C51];0;1))" office:value-type="float" office:value="0">
            <text:p>0</text:p>
          </table:table-cell>
          <table:table-cell table:formula="of:=IF([.$A51]=&quot;&quot;;&quot;&quot;;CONCATENATE(&quot;/home/fstruman/framework/ocr-meter/ocr/ocrSaintMichel1 ~/ocr-results/&quot;;[.A51];&quot; debug&quot;))" office:value-type="string" office:string-value="/home/fstruman/framework/ocr-meter/ocr/ocrSaintMichel1 ~/ocr-results/0000000001_1_2014-08-29_15h00m03s.jpg debug">
            <text:p>/home/fstruman/framework/ocr-meter/ocr/ocrSaintMichel1 ~/ocr-results/0000000001_1_2014-08-29_15h00m03s.jpg debug</text:p>
          </table:table-cell>
        </table:table-row>
        <table:table-row table:style-name="ro2">
          <table:table-cell office:value-type="string">
            <text:p>0000000001_1_2014-08-29_16h00m03s.jpg</text:p>
          </table:table-cell>
          <table:table-cell office:value-type="string">
            <text:p>eng.meter.exp50</text:p>
          </table:table-cell>
          <table:table-cell office:value-type="float" office:value="32814">
            <text:p>32814</text:p>
          </table:table-cell>
          <table:table-cell/>
          <table:table-cell office:value-type="string">
            <text:p>0000000001_1_2014-08-29_16h00m03s.jpg</text:p>
          </table:table-cell>
          <table:table-cell office:value-type="float" office:value="32814">
            <text:p>32814</text:p>
          </table:table-cell>
          <table:table-cell table:formula="of:=IF([.C52]=&quot;&quot;;&quot;&quot;;IF([.F52]=[.C52];0;1))" office:value-type="float" office:value="0">
            <text:p>0</text:p>
          </table:table-cell>
          <table:table-cell table:formula="of:=IF([.$A52]=&quot;&quot;;&quot;&quot;;CONCATENATE(&quot;/home/fstruman/framework/ocr-meter/ocr/ocrSaintMichel1 ~/ocr-results/&quot;;[.A52];&quot; debug&quot;))" office:value-type="string" office:string-value="/home/fstruman/framework/ocr-meter/ocr/ocrSaintMichel1 ~/ocr-results/0000000001_1_2014-08-29_16h00m03s.jpg debug">
            <text:p>/home/fstruman/framework/ocr-meter/ocr/ocrSaintMichel1 ~/ocr-results/0000000001_1_2014-08-29_16h00m03s.jpg debug</text:p>
          </table:table-cell>
        </table:table-row>
        <table:table-row table:style-name="ro2">
          <table:table-cell office:value-type="string">
            <text:p>0000000001_1_2014-08-29_17h00m02s.jpg</text:p>
          </table:table-cell>
          <table:table-cell office:value-type="string">
            <text:p>eng.meter.exp51</text:p>
          </table:table-cell>
          <table:table-cell office:value-type="float" office:value="32865">
            <text:p>32865</text:p>
          </table:table-cell>
          <table:table-cell/>
          <table:table-cell office:value-type="string">
            <text:p>0000000001_1_2014-08-29_17h00m02s.jpg</text:p>
          </table:table-cell>
          <table:table-cell office:value-type="float" office:value="32865">
            <text:p>32865</text:p>
          </table:table-cell>
          <table:table-cell table:formula="of:=IF([.C53]=&quot;&quot;;&quot;&quot;;IF([.F53]=[.C53];0;1))" office:value-type="float" office:value="0">
            <text:p>0</text:p>
          </table:table-cell>
          <table:table-cell table:formula="of:=IF([.$A53]=&quot;&quot;;&quot;&quot;;CONCATENATE(&quot;/home/fstruman/framework/ocr-meter/ocr/ocrSaintMichel1 ~/ocr-results/&quot;;[.A53];&quot; debug&quot;))" office:value-type="string" office:string-value="/home/fstruman/framework/ocr-meter/ocr/ocrSaintMichel1 ~/ocr-results/0000000001_1_2014-08-29_17h00m02s.jpg debug">
            <text:p>/home/fstruman/framework/ocr-meter/ocr/ocrSaintMichel1 ~/ocr-results/0000000001_1_2014-08-29_17h00m02s.jpg debug</text:p>
          </table:table-cell>
        </table:table-row>
        <table:table-row table:style-name="ro2">
          <table:table-cell office:value-type="string">
            <text:p>0000000001_1_2014-08-29_18h00m03s.jpg</text:p>
          </table:table-cell>
          <table:table-cell office:value-type="string">
            <text:p>eng.meter.exp52</text:p>
          </table:table-cell>
          <table:table-cell office:value-type="float" office:value="32908">
            <text:p>32908</text:p>
          </table:table-cell>
          <table:table-cell/>
          <table:table-cell office:value-type="string">
            <text:p>0000000001_1_2014-08-29_18h00m03s.jpg</text:p>
          </table:table-cell>
          <table:table-cell office:value-type="float" office:value="32908">
            <text:p>32908</text:p>
          </table:table-cell>
          <table:table-cell table:formula="of:=IF([.C54]=&quot;&quot;;&quot;&quot;;IF([.F54]=[.C54];0;1))" office:value-type="float" office:value="0">
            <text:p>0</text:p>
          </table:table-cell>
          <table:table-cell table:formula="of:=IF([.$A54]=&quot;&quot;;&quot;&quot;;CONCATENATE(&quot;/home/fstruman/framework/ocr-meter/ocr/ocrSaintMichel1 ~/ocr-results/&quot;;[.A54];&quot; debug&quot;))" office:value-type="string" office:string-value="/home/fstruman/framework/ocr-meter/ocr/ocrSaintMichel1 ~/ocr-results/0000000001_1_2014-08-29_18h00m03s.jpg debug">
            <text:p>/home/fstruman/framework/ocr-meter/ocr/ocrSaintMichel1 ~/ocr-results/0000000001_1_2014-08-29_18h00m03s.jpg debug</text:p>
          </table:table-cell>
        </table:table-row>
        <table:table-row table:style-name="ro2">
          <table:table-cell office:value-type="string">
            <text:p>0000000001_1_2014-08-29_19h00m03s.jpg</text:p>
          </table:table-cell>
          <table:table-cell office:value-type="string">
            <text:p>eng.meter.exp53</text:p>
          </table:table-cell>
          <table:table-cell office:value-type="float" office:value="32953">
            <text:p>32953</text:p>
          </table:table-cell>
          <table:table-cell/>
          <table:table-cell office:value-type="string">
            <text:p>0000000001_1_2014-08-29_19h00m03s.jpg</text:p>
          </table:table-cell>
          <table:table-cell office:value-type="float" office:value="32953">
            <text:p>32953</text:p>
          </table:table-cell>
          <table:table-cell table:formula="of:=IF([.C55]=&quot;&quot;;&quot;&quot;;IF([.F55]=[.C55];0;1))" office:value-type="float" office:value="0">
            <text:p>0</text:p>
          </table:table-cell>
          <table:table-cell table:formula="of:=IF([.$A55]=&quot;&quot;;&quot;&quot;;CONCATENATE(&quot;/home/fstruman/framework/ocr-meter/ocr/ocrSaintMichel1 ~/ocr-results/&quot;;[.A55];&quot; debug&quot;))" office:value-type="string" office:string-value="/home/fstruman/framework/ocr-meter/ocr/ocrSaintMichel1 ~/ocr-results/0000000001_1_2014-08-29_19h00m03s.jpg debug">
            <text:p>/home/fstruman/framework/ocr-meter/ocr/ocrSaintMichel1 ~/ocr-results/0000000001_1_2014-08-29_19h00m03s.jpg debug</text:p>
          </table:table-cell>
        </table:table-row>
        <table:table-row table:style-name="ro2">
          <table:table-cell office:value-type="string">
            <text:p>0000000001_1_2014-08-29_20h00m03s.jpg</text:p>
          </table:table-cell>
          <table:table-cell office:value-type="string">
            <text:p>eng.meter.exp54</text:p>
          </table:table-cell>
          <table:table-cell office:value-type="float" office:value="33007">
            <text:p>33007</text:p>
          </table:table-cell>
          <table:table-cell/>
          <table:table-cell office:value-type="string">
            <text:p>0000000001_1_2014-08-29_20h00m03s.jpg</text:p>
          </table:table-cell>
          <table:table-cell office:value-type="float" office:value="33007">
            <text:p>33007</text:p>
          </table:table-cell>
          <table:table-cell table:formula="of:=IF([.C56]=&quot;&quot;;&quot;&quot;;IF([.F56]=[.C56];0;1))" office:value-type="float" office:value="0">
            <text:p>0</text:p>
          </table:table-cell>
          <table:table-cell table:formula="of:=IF([.$A56]=&quot;&quot;;&quot;&quot;;CONCATENATE(&quot;/home/fstruman/framework/ocr-meter/ocr/ocrSaintMichel1 ~/ocr-results/&quot;;[.A56];&quot; debug&quot;))" office:value-type="string" office:string-value="/home/fstruman/framework/ocr-meter/ocr/ocrSaintMichel1 ~/ocr-results/0000000001_1_2014-08-29_20h00m03s.jpg debug">
            <text:p>/home/fstruman/framework/ocr-meter/ocr/ocrSaintMichel1 ~/ocr-results/0000000001_1_2014-08-29_20h00m03s.jpg debug</text:p>
          </table:table-cell>
        </table:table-row>
        <table:table-row table:style-name="ro2">
          <table:table-cell office:value-type="string">
            <text:p>0000000001_1_2014-08-29_21h00m02s.jpg</text:p>
          </table:table-cell>
          <table:table-cell office:value-type="string">
            <text:p>eng.meter.exp55</text:p>
          </table:table-cell>
          <table:table-cell office:value-type="float" office:value="33044">
            <text:p>33044</text:p>
          </table:table-cell>
          <table:table-cell/>
          <table:table-cell office:value-type="string">
            <text:p>0000000001_1_2014-08-29_21h00m02s.jpg</text:p>
          </table:table-cell>
          <table:table-cell office:value-type="float" office:value="33044">
            <text:p>33044</text:p>
          </table:table-cell>
          <table:table-cell table:formula="of:=IF([.C57]=&quot;&quot;;&quot;&quot;;IF([.F57]=[.C57];0;1))" office:value-type="float" office:value="0">
            <text:p>0</text:p>
          </table:table-cell>
          <table:table-cell table:formula="of:=IF([.$A57]=&quot;&quot;;&quot;&quot;;CONCATENATE(&quot;/home/fstruman/framework/ocr-meter/ocr/ocrSaintMichel1 ~/ocr-results/&quot;;[.A57];&quot; debug&quot;))" office:value-type="string" office:string-value="/home/fstruman/framework/ocr-meter/ocr/ocrSaintMichel1 ~/ocr-results/0000000001_1_2014-08-29_21h00m02s.jpg debug">
            <text:p>/home/fstruman/framework/ocr-meter/ocr/ocrSaintMichel1 ~/ocr-results/0000000001_1_2014-08-29_21h00m02s.jpg debug</text:p>
          </table:table-cell>
        </table:table-row>
        <table:table-row table:style-name="ro2">
          <table:table-cell office:value-type="string">
            <text:p>0000000001_1_2014-08-29_22h00m02s.jpg</text:p>
          </table:table-cell>
          <table:table-cell office:value-type="string">
            <text:p>eng.meter.exp56</text:p>
          </table:table-cell>
          <table:table-cell office:value-type="float" office:value="33080">
            <text:p>33080</text:p>
          </table:table-cell>
          <table:table-cell/>
          <table:table-cell office:value-type="string">
            <text:p>0000000001_1_2014-08-29_22h00m02s.jpg</text:p>
          </table:table-cell>
          <table:table-cell office:value-type="float" office:value="33080">
            <text:p>33080</text:p>
          </table:table-cell>
          <table:table-cell table:formula="of:=IF([.C58]=&quot;&quot;;&quot;&quot;;IF([.F58]=[.C58];0;1))" office:value-type="float" office:value="0">
            <text:p>0</text:p>
          </table:table-cell>
          <table:table-cell table:formula="of:=IF([.$A58]=&quot;&quot;;&quot;&quot;;CONCATENATE(&quot;/home/fstruman/framework/ocr-meter/ocr/ocrSaintMichel1 ~/ocr-results/&quot;;[.A58];&quot; debug&quot;))" office:value-type="string" office:string-value="/home/fstruman/framework/ocr-meter/ocr/ocrSaintMichel1 ~/ocr-results/0000000001_1_2014-08-29_22h00m02s.jpg debug">
            <text:p>/home/fstruman/framework/ocr-meter/ocr/ocrSaintMichel1 ~/ocr-results/0000000001_1_2014-08-29_22h00m02s.jpg debug</text:p>
          </table:table-cell>
        </table:table-row>
        <table:table-row table:style-name="ro2">
          <table:table-cell office:value-type="string">
            <text:p>0000000001_1_2014-08-29_23h00m02s.jpg</text:p>
          </table:table-cell>
          <table:table-cell office:value-type="string">
            <text:p>eng.meter.exp57</text:p>
          </table:table-cell>
          <table:table-cell office:value-type="float" office:value="33122">
            <text:p>33122</text:p>
          </table:table-cell>
          <table:table-cell/>
          <table:table-cell office:value-type="string">
            <text:p>0000000001_1_2014-08-29_23h00m02s.jpg</text:p>
          </table:table-cell>
          <table:table-cell office:value-type="float" office:value="33122">
            <text:p>33122</text:p>
          </table:table-cell>
          <table:table-cell table:formula="of:=IF([.C59]=&quot;&quot;;&quot;&quot;;IF([.F59]=[.C59];0;1))" office:value-type="float" office:value="0">
            <text:p>0</text:p>
          </table:table-cell>
          <table:table-cell table:formula="of:=IF([.$A59]=&quot;&quot;;&quot;&quot;;CONCATENATE(&quot;/home/fstruman/framework/ocr-meter/ocr/ocrSaintMichel1 ~/ocr-results/&quot;;[.A59];&quot; debug&quot;))" office:value-type="string" office:string-value="/home/fstruman/framework/ocr-meter/ocr/ocrSaintMichel1 ~/ocr-results/0000000001_1_2014-08-29_23h00m02s.jpg debug">
            <text:p>/home/fstruman/framework/ocr-meter/ocr/ocrSaintMichel1 ~/ocr-results/0000000001_1_2014-08-29_23h00m02s.jpg debug</text:p>
          </table:table-cell>
        </table:table-row>
        <table:table-row table:style-name="ro2">
          <table:table-cell office:value-type="string">
            <text:p>0000000001_1_2014-08-30_00h00m03s.jpg</text:p>
          </table:table-cell>
          <table:table-cell office:value-type="string">
            <text:p>eng.meter.exp58</text:p>
          </table:table-cell>
          <table:table-cell office:value-type="float" office:value="33162">
            <text:p>33162</text:p>
          </table:table-cell>
          <table:table-cell/>
          <table:table-cell office:value-type="string">
            <text:p>0000000001_1_2014-08-30_00h00m03s.jpg</text:p>
          </table:table-cell>
          <table:table-cell office:value-type="float" office:value="33162">
            <text:p>33162</text:p>
          </table:table-cell>
          <table:table-cell table:formula="of:=IF([.C60]=&quot;&quot;;&quot;&quot;;IF([.F60]=[.C60];0;1))" office:value-type="float" office:value="0">
            <text:p>0</text:p>
          </table:table-cell>
          <table:table-cell table:formula="of:=IF([.$A60]=&quot;&quot;;&quot;&quot;;CONCATENATE(&quot;/home/fstruman/framework/ocr-meter/ocr/ocrSaintMichel1 ~/ocr-results/&quot;;[.A60];&quot; debug&quot;))" office:value-type="string" office:string-value="/home/fstruman/framework/ocr-meter/ocr/ocrSaintMichel1 ~/ocr-results/0000000001_1_2014-08-30_00h00m03s.jpg debug">
            <text:p>/home/fstruman/framework/ocr-meter/ocr/ocrSaintMichel1 ~/ocr-results/0000000001_1_2014-08-30_00h00m03s.jpg debug</text:p>
          </table:table-cell>
        </table:table-row>
        <table:table-row table:style-name="ro2">
          <table:table-cell office:value-type="string">
            <text:p>0000000001_1_2014-08-30_01h00m03s.jpg</text:p>
          </table:table-cell>
          <table:table-cell office:value-type="string">
            <text:p>eng.meter.exp59</text:p>
          </table:table-cell>
          <table:table-cell office:value-type="float" office:value="33210">
            <text:p>33210</text:p>
          </table:table-cell>
          <table:table-cell/>
          <table:table-cell office:value-type="string">
            <text:p>0000000001_1_2014-08-30_01h00m03s.jpg</text:p>
          </table:table-cell>
          <table:table-cell office:value-type="float" office:value="33210">
            <text:p>33210</text:p>
          </table:table-cell>
          <table:table-cell table:formula="of:=IF([.C61]=&quot;&quot;;&quot;&quot;;IF([.F61]=[.C61];0;1))" office:value-type="float" office:value="0">
            <text:p>0</text:p>
          </table:table-cell>
          <table:table-cell table:formula="of:=IF([.$A61]=&quot;&quot;;&quot;&quot;;CONCATENATE(&quot;/home/fstruman/framework/ocr-meter/ocr/ocrSaintMichel1 ~/ocr-results/&quot;;[.A61];&quot; debug&quot;))" office:value-type="string" office:string-value="/home/fstruman/framework/ocr-meter/ocr/ocrSaintMichel1 ~/ocr-results/0000000001_1_2014-08-30_01h00m03s.jpg debug">
            <text:p>/home/fstruman/framework/ocr-meter/ocr/ocrSaintMichel1 ~/ocr-results/0000000001_1_2014-08-30_01h00m03s.jpg debug</text:p>
          </table:table-cell>
        </table:table-row>
        <table:table-row table:style-name="ro2">
          <table:table-cell office:value-type="string">
            <text:p>0000000001_1_2014-08-30_02h00m03s.jpg</text:p>
          </table:table-cell>
          <table:table-cell office:value-type="string">
            <text:p>eng.meter.exp60</text:p>
          </table:table-cell>
          <table:table-cell office:value-type="float" office:value="33247">
            <text:p>33247</text:p>
          </table:table-cell>
          <table:table-cell/>
          <table:table-cell office:value-type="string">
            <text:p>0000000001_1_2014-08-30_02h00m03s.jpg</text:p>
          </table:table-cell>
          <table:table-cell office:value-type="float" office:value="33247">
            <text:p>33247</text:p>
          </table:table-cell>
          <table:table-cell table:formula="of:=IF([.C62]=&quot;&quot;;&quot;&quot;;IF([.F62]=[.C62];0;1))" office:value-type="float" office:value="0">
            <text:p>0</text:p>
          </table:table-cell>
          <table:table-cell table:formula="of:=IF([.$A62]=&quot;&quot;;&quot;&quot;;CONCATENATE(&quot;/home/fstruman/framework/ocr-meter/ocr/ocrSaintMichel1 ~/ocr-results/&quot;;[.A62];&quot; debug&quot;))" office:value-type="string" office:string-value="/home/fstruman/framework/ocr-meter/ocr/ocrSaintMichel1 ~/ocr-results/0000000001_1_2014-08-30_02h00m03s.jpg debug">
            <text:p>/home/fstruman/framework/ocr-meter/ocr/ocrSaintMichel1 ~/ocr-results/0000000001_1_2014-08-30_02h00m03s.jpg debug</text:p>
          </table:table-cell>
        </table:table-row>
        <table:table-row table:style-name="ro2">
          <table:table-cell office:value-type="string">
            <text:p>0000000001_1_2014-08-30_03h00m03s.jpg</text:p>
          </table:table-cell>
          <table:table-cell office:value-type="string">
            <text:p>eng.meter.exp61</text:p>
          </table:table-cell>
          <table:table-cell office:value-type="float" office:value="33285">
            <text:p>33285</text:p>
          </table:table-cell>
          <table:table-cell/>
          <table:table-cell office:value-type="string">
            <text:p>0000000001_1_2014-08-30_03h00m03s.jpg</text:p>
          </table:table-cell>
          <table:table-cell office:value-type="float" office:value="33285">
            <text:p>33285</text:p>
          </table:table-cell>
          <table:table-cell table:formula="of:=IF([.C63]=&quot;&quot;;&quot;&quot;;IF([.F63]=[.C63];0;1))" office:value-type="float" office:value="0">
            <text:p>0</text:p>
          </table:table-cell>
          <table:table-cell table:formula="of:=IF([.$A63]=&quot;&quot;;&quot;&quot;;CONCATENATE(&quot;/home/fstruman/framework/ocr-meter/ocr/ocrSaintMichel1 ~/ocr-results/&quot;;[.A63];&quot; debug&quot;))" office:value-type="string" office:string-value="/home/fstruman/framework/ocr-meter/ocr/ocrSaintMichel1 ~/ocr-results/0000000001_1_2014-08-30_03h00m03s.jpg debug">
            <text:p>/home/fstruman/framework/ocr-meter/ocr/ocrSaintMichel1 ~/ocr-results/0000000001_1_2014-08-30_03h00m03s.jpg debug</text:p>
          </table:table-cell>
        </table:table-row>
        <table:table-row table:style-name="ro2">
          <table:table-cell office:value-type="string">
            <text:p>0000000001_1_2014-08-30_04h00m03s.jpg</text:p>
          </table:table-cell>
          <table:table-cell office:value-type="string">
            <text:p>eng.meter.exp62</text:p>
          </table:table-cell>
          <table:table-cell office:value-type="float" office:value="33319">
            <text:p>33319</text:p>
          </table:table-cell>
          <table:table-cell/>
          <table:table-cell office:value-type="string">
            <text:p>0000000001_1_2014-08-30_04h00m03s.jpg</text:p>
          </table:table-cell>
          <table:table-cell office:value-type="float" office:value="33319">
            <text:p>33319</text:p>
          </table:table-cell>
          <table:table-cell table:formula="of:=IF([.C64]=&quot;&quot;;&quot;&quot;;IF([.F64]=[.C64];0;1))" office:value-type="float" office:value="0">
            <text:p>0</text:p>
          </table:table-cell>
          <table:table-cell table:formula="of:=IF([.$A64]=&quot;&quot;;&quot;&quot;;CONCATENATE(&quot;/home/fstruman/framework/ocr-meter/ocr/ocrSaintMichel1 ~/ocr-results/&quot;;[.A64];&quot; debug&quot;))" office:value-type="string" office:string-value="/home/fstruman/framework/ocr-meter/ocr/ocrSaintMichel1 ~/ocr-results/0000000001_1_2014-08-30_04h00m03s.jpg debug">
            <text:p>/home/fstruman/framework/ocr-meter/ocr/ocrSaintMichel1 ~/ocr-results/0000000001_1_2014-08-30_04h00m03s.jpg debug</text:p>
          </table:table-cell>
        </table:table-row>
        <table:table-row table:style-name="ro2">
          <table:table-cell office:value-type="string">
            <text:p>0000000001_1_2014-08-30_05h00m03s.jpg</text:p>
          </table:table-cell>
          <table:table-cell office:value-type="string">
            <text:p>eng.meter.exp63</text:p>
          </table:table-cell>
          <table:table-cell office:value-type="float" office:value="33352">
            <text:p>33352</text:p>
          </table:table-cell>
          <table:table-cell/>
          <table:table-cell office:value-type="string">
            <text:p>0000000001_1_2014-08-30_05h00m03s.jpg</text:p>
          </table:table-cell>
          <table:table-cell office:value-type="float" office:value="33352">
            <text:p>33352</text:p>
          </table:table-cell>
          <table:table-cell table:formula="of:=IF([.C65]=&quot;&quot;;&quot;&quot;;IF([.F65]=[.C65];0;1))" office:value-type="float" office:value="0">
            <text:p>0</text:p>
          </table:table-cell>
          <table:table-cell table:formula="of:=IF([.$A65]=&quot;&quot;;&quot;&quot;;CONCATENATE(&quot;/home/fstruman/framework/ocr-meter/ocr/ocrSaintMichel1 ~/ocr-results/&quot;;[.A65];&quot; debug&quot;))" office:value-type="string" office:string-value="/home/fstruman/framework/ocr-meter/ocr/ocrSaintMichel1 ~/ocr-results/0000000001_1_2014-08-30_05h00m03s.jpg debug">
            <text:p>/home/fstruman/framework/ocr-meter/ocr/ocrSaintMichel1 ~/ocr-results/0000000001_1_2014-08-30_05h00m03s.jpg debug</text:p>
          </table:table-cell>
        </table:table-row>
        <table:table-row table:style-name="ro2">
          <table:table-cell office:value-type="string">
            <text:p>0000000001_1_2014-08-30_06h00m02s.jpg</text:p>
          </table:table-cell>
          <table:table-cell office:value-type="string">
            <text:p>eng.meter.exp64</text:p>
          </table:table-cell>
          <table:table-cell office:value-type="float" office:value="33392">
            <text:p>33392</text:p>
          </table:table-cell>
          <table:table-cell/>
          <table:table-cell office:value-type="string">
            <text:p>0000000001_1_2014-08-30_06h00m02s.jpg</text:p>
          </table:table-cell>
          <table:table-cell office:value-type="float" office:value="33392">
            <text:p>33392</text:p>
          </table:table-cell>
          <table:table-cell table:formula="of:=IF([.C66]=&quot;&quot;;&quot;&quot;;IF([.F66]=[.C66];0;1))" office:value-type="float" office:value="0">
            <text:p>0</text:p>
          </table:table-cell>
          <table:table-cell table:formula="of:=IF([.$A66]=&quot;&quot;;&quot;&quot;;CONCATENATE(&quot;/home/fstruman/framework/ocr-meter/ocr/ocrSaintMichel1 ~/ocr-results/&quot;;[.A66];&quot; debug&quot;))" office:value-type="string" office:string-value="/home/fstruman/framework/ocr-meter/ocr/ocrSaintMichel1 ~/ocr-results/0000000001_1_2014-08-30_06h00m02s.jpg debug">
            <text:p>/home/fstruman/framework/ocr-meter/ocr/ocrSaintMichel1 ~/ocr-results/0000000001_1_2014-08-30_06h00m02s.jpg debug</text:p>
          </table:table-cell>
        </table:table-row>
        <table:table-row table:style-name="ro2">
          <table:table-cell office:value-type="string">
            <text:p>0000000001_1_2014-08-30_07h00m03s.jpg</text:p>
          </table:table-cell>
          <table:table-cell office:value-type="string">
            <text:p>eng.meter.exp65</text:p>
          </table:table-cell>
          <table:table-cell office:value-type="float" office:value="33427">
            <text:p>33427</text:p>
          </table:table-cell>
          <table:table-cell/>
          <table:table-cell office:value-type="string">
            <text:p>0000000001_1_2014-08-30_07h00m03s.jpg</text:p>
          </table:table-cell>
          <table:table-cell office:value-type="float" office:value="33427">
            <text:p>33427</text:p>
          </table:table-cell>
          <table:table-cell table:formula="of:=IF([.C67]=&quot;&quot;;&quot;&quot;;IF([.F67]=[.C67];0;1))" office:value-type="float" office:value="0">
            <text:p>0</text:p>
          </table:table-cell>
          <table:table-cell table:formula="of:=IF([.$A67]=&quot;&quot;;&quot;&quot;;CONCATENATE(&quot;/home/fstruman/framework/ocr-meter/ocr/ocrSaintMichel1 ~/ocr-results/&quot;;[.A67];&quot; debug&quot;))" office:value-type="string" office:string-value="/home/fstruman/framework/ocr-meter/ocr/ocrSaintMichel1 ~/ocr-results/0000000001_1_2014-08-30_07h00m03s.jpg debug">
            <text:p>/home/fstruman/framework/ocr-meter/ocr/ocrSaintMichel1 ~/ocr-results/0000000001_1_2014-08-30_07h00m03s.jpg debug</text:p>
          </table:table-cell>
        </table:table-row>
        <table:table-row table:style-name="ro2">
          <table:table-cell office:value-type="string">
            <text:p>0000000001_1_2014-08-30_08h00m03s.jpg</text:p>
          </table:table-cell>
          <table:table-cell office:value-type="string">
            <text:p>eng.meter.exp66</text:p>
          </table:table-cell>
          <table:table-cell office:value-type="float" office:value="33459">
            <text:p>33459</text:p>
          </table:table-cell>
          <table:table-cell/>
          <table:table-cell office:value-type="string">
            <text:p>0000000001_1_2014-08-30_08h00m03s.jpg</text:p>
          </table:table-cell>
          <table:table-cell office:value-type="float" office:value="33459">
            <text:p>33459</text:p>
          </table:table-cell>
          <table:table-cell table:formula="of:=IF([.C68]=&quot;&quot;;&quot;&quot;;IF([.F68]=[.C68];0;1))" office:value-type="float" office:value="0">
            <text:p>0</text:p>
          </table:table-cell>
          <table:table-cell table:formula="of:=IF([.$A68]=&quot;&quot;;&quot;&quot;;CONCATENATE(&quot;/home/fstruman/framework/ocr-meter/ocr/ocrSaintMichel1 ~/ocr-results/&quot;;[.A68];&quot; debug&quot;))" office:value-type="string" office:string-value="/home/fstruman/framework/ocr-meter/ocr/ocrSaintMichel1 ~/ocr-results/0000000001_1_2014-08-30_08h00m03s.jpg debug">
            <text:p>/home/fstruman/framework/ocr-meter/ocr/ocrSaintMichel1 ~/ocr-results/0000000001_1_2014-08-30_08h00m03s.jpg debug</text:p>
          </table:table-cell>
        </table:table-row>
        <table:table-row table:style-name="ro2">
          <table:table-cell office:value-type="string">
            <text:p>0000000001_1_2014-08-30_09h00m03s.jpg</text:p>
          </table:table-cell>
          <table:table-cell office:value-type="string">
            <text:p>eng.meter.exp67</text:p>
          </table:table-cell>
          <table:table-cell office:value-type="float" office:value="33492">
            <text:p>33492</text:p>
          </table:table-cell>
          <table:table-cell/>
          <table:table-cell office:value-type="string">
            <text:p>0000000001_1_2014-08-30_09h00m03s.jpg</text:p>
          </table:table-cell>
          <table:table-cell office:value-type="float" office:value="33492">
            <text:p>33492</text:p>
          </table:table-cell>
          <table:table-cell table:formula="of:=IF([.C69]=&quot;&quot;;&quot;&quot;;IF([.F69]=[.C69];0;1))" office:value-type="float" office:value="0">
            <text:p>0</text:p>
          </table:table-cell>
          <table:table-cell table:formula="of:=IF([.$A69]=&quot;&quot;;&quot;&quot;;CONCATENATE(&quot;/home/fstruman/framework/ocr-meter/ocr/ocrSaintMichel1 ~/ocr-results/&quot;;[.A69];&quot; debug&quot;))" office:value-type="string" office:string-value="/home/fstruman/framework/ocr-meter/ocr/ocrSaintMichel1 ~/ocr-results/0000000001_1_2014-08-30_09h00m03s.jpg debug">
            <text:p>/home/fstruman/framework/ocr-meter/ocr/ocrSaintMichel1 ~/ocr-results/0000000001_1_2014-08-30_09h00m03s.jpg debug</text:p>
          </table:table-cell>
        </table:table-row>
        <table:table-row table:style-name="ro2">
          <table:table-cell office:value-type="string">
            <text:p>0000000001_1_2014-08-30_10h00m02s.jpg</text:p>
          </table:table-cell>
          <table:table-cell office:value-type="string">
            <text:p>eng.meter.exp68</text:p>
          </table:table-cell>
          <table:table-cell office:value-type="float" office:value="33526">
            <text:p>33526</text:p>
          </table:table-cell>
          <table:table-cell/>
          <table:table-cell office:value-type="string">
            <text:p>0000000001_1_2014-08-30_10h00m02s.jpg</text:p>
          </table:table-cell>
          <table:table-cell office:value-type="float" office:value="33526">
            <text:p>33526</text:p>
          </table:table-cell>
          <table:table-cell table:formula="of:=IF([.C70]=&quot;&quot;;&quot;&quot;;IF([.F70]=[.C70];0;1))" office:value-type="float" office:value="0">
            <text:p>0</text:p>
          </table:table-cell>
          <table:table-cell table:formula="of:=IF([.$A70]=&quot;&quot;;&quot;&quot;;CONCATENATE(&quot;/home/fstruman/framework/ocr-meter/ocr/ocrSaintMichel1 ~/ocr-results/&quot;;[.A70];&quot; debug&quot;))" office:value-type="string" office:string-value="/home/fstruman/framework/ocr-meter/ocr/ocrSaintMichel1 ~/ocr-results/0000000001_1_2014-08-30_10h00m02s.jpg debug">
            <text:p>/home/fstruman/framework/ocr-meter/ocr/ocrSaintMichel1 ~/ocr-results/0000000001_1_2014-08-30_10h00m02s.jpg debug</text:p>
          </table:table-cell>
        </table:table-row>
        <table:table-row table:style-name="ro2">
          <table:table-cell office:value-type="string">
            <text:p>0000000001_1_2014-08-30_11h00m02s.jpg</text:p>
          </table:table-cell>
          <table:table-cell office:value-type="string">
            <text:p>eng.meter.exp69</text:p>
          </table:table-cell>
          <table:table-cell office:value-type="float" office:value="33564">
            <text:p>33564</text:p>
          </table:table-cell>
          <table:table-cell/>
          <table:table-cell office:value-type="string">
            <text:p>0000000001_1_2014-08-30_11h00m02s.jpg</text:p>
          </table:table-cell>
          <table:table-cell office:value-type="float" office:value="33564">
            <text:p>33564</text:p>
          </table:table-cell>
          <table:table-cell table:formula="of:=IF([.C71]=&quot;&quot;;&quot;&quot;;IF([.F71]=[.C71];0;1))" office:value-type="float" office:value="0">
            <text:p>0</text:p>
          </table:table-cell>
          <table:table-cell table:formula="of:=IF([.$A71]=&quot;&quot;;&quot;&quot;;CONCATENATE(&quot;/home/fstruman/framework/ocr-meter/ocr/ocrSaintMichel1 ~/ocr-results/&quot;;[.A71];&quot; debug&quot;))" office:value-type="string" office:string-value="/home/fstruman/framework/ocr-meter/ocr/ocrSaintMichel1 ~/ocr-results/0000000001_1_2014-08-30_11h00m02s.jpg debug">
            <text:p>/home/fstruman/framework/ocr-meter/ocr/ocrSaintMichel1 ~/ocr-results/0000000001_1_2014-08-30_11h00m02s.jpg debug</text:p>
          </table:table-cell>
        </table:table-row>
        <table:table-row table:style-name="ro2">
          <table:table-cell office:value-type="string">
            <text:p>0000000001_1_2014-08-30_12h00m03s.jpg</text:p>
          </table:table-cell>
          <table:table-cell office:value-type="string">
            <text:p>eng.meter.exp70</text:p>
          </table:table-cell>
          <table:table-cell office:value-type="float" office:value="33595">
            <text:p>33595</text:p>
          </table:table-cell>
          <table:table-cell/>
          <table:table-cell office:value-type="string">
            <text:p>0000000001_1_2014-08-30_12h00m03s.jpg</text:p>
          </table:table-cell>
          <table:table-cell office:value-type="float" office:value="33595">
            <text:p>33595</text:p>
          </table:table-cell>
          <table:table-cell table:formula="of:=IF([.C72]=&quot;&quot;;&quot;&quot;;IF([.F72]=[.C72];0;1))" office:value-type="float" office:value="0">
            <text:p>0</text:p>
          </table:table-cell>
          <table:table-cell table:formula="of:=IF([.$A72]=&quot;&quot;;&quot;&quot;;CONCATENATE(&quot;/home/fstruman/framework/ocr-meter/ocr/ocrSaintMichel1 ~/ocr-results/&quot;;[.A72];&quot; debug&quot;))" office:value-type="string" office:string-value="/home/fstruman/framework/ocr-meter/ocr/ocrSaintMichel1 ~/ocr-results/0000000001_1_2014-08-30_12h00m03s.jpg debug">
            <text:p>/home/fstruman/framework/ocr-meter/ocr/ocrSaintMichel1 ~/ocr-results/0000000001_1_2014-08-30_12h00m03s.jpg debug</text:p>
          </table:table-cell>
        </table:table-row>
        <table:table-row table:style-name="ro2">
          <table:table-cell office:value-type="string">
            <text:p>0000000001_1_2014-08-30_13h00m02s.jpg</text:p>
          </table:table-cell>
          <table:table-cell office:value-type="string">
            <text:p>eng.meter.exp71</text:p>
          </table:table-cell>
          <table:table-cell office:value-type="float" office:value="33631">
            <text:p>33631</text:p>
          </table:table-cell>
          <table:table-cell/>
          <table:table-cell office:value-type="string">
            <text:p>0000000001_1_2014-08-30_13h00m02s.jpg</text:p>
          </table:table-cell>
          <table:table-cell office:value-type="float" office:value="33631">
            <text:p>33631</text:p>
          </table:table-cell>
          <table:table-cell table:formula="of:=IF([.C73]=&quot;&quot;;&quot;&quot;;IF([.F73]=[.C73];0;1))" office:value-type="float" office:value="0">
            <text:p>0</text:p>
          </table:table-cell>
          <table:table-cell table:formula="of:=IF([.$A73]=&quot;&quot;;&quot;&quot;;CONCATENATE(&quot;/home/fstruman/framework/ocr-meter/ocr/ocrSaintMichel1 ~/ocr-results/&quot;;[.A73];&quot; debug&quot;))" office:value-type="string" office:string-value="/home/fstruman/framework/ocr-meter/ocr/ocrSaintMichel1 ~/ocr-results/0000000001_1_2014-08-30_13h00m02s.jpg debug">
            <text:p>/home/fstruman/framework/ocr-meter/ocr/ocrSaintMichel1 ~/ocr-results/0000000001_1_2014-08-30_13h00m02s.jpg debug</text:p>
          </table:table-cell>
        </table:table-row>
        <table:table-row table:style-name="ro2">
          <table:table-cell office:value-type="string">
            <text:p>0000000001_1_2014-08-30_14h00m02s.jpg</text:p>
          </table:table-cell>
          <table:table-cell office:value-type="string">
            <text:p>eng.meter.exp72</text:p>
          </table:table-cell>
          <table:table-cell office:value-type="float" office:value="33669">
            <text:p>33669</text:p>
          </table:table-cell>
          <table:table-cell/>
          <table:table-cell office:value-type="string">
            <text:p>0000000001_1_2014-08-30_14h00m02s.jpg</text:p>
          </table:table-cell>
          <table:table-cell office:value-type="float" office:value="33669">
            <text:p>33669</text:p>
          </table:table-cell>
          <table:table-cell table:formula="of:=IF([.C74]=&quot;&quot;;&quot;&quot;;IF([.F74]=[.C74];0;1))" office:value-type="float" office:value="0">
            <text:p>0</text:p>
          </table:table-cell>
          <table:table-cell table:formula="of:=IF([.$A74]=&quot;&quot;;&quot;&quot;;CONCATENATE(&quot;/home/fstruman/framework/ocr-meter/ocr/ocrSaintMichel1 ~/ocr-results/&quot;;[.A74];&quot; debug&quot;))" office:value-type="string" office:string-value="/home/fstruman/framework/ocr-meter/ocr/ocrSaintMichel1 ~/ocr-results/0000000001_1_2014-08-30_14h00m02s.jpg debug">
            <text:p>/home/fstruman/framework/ocr-meter/ocr/ocrSaintMichel1 ~/ocr-results/0000000001_1_2014-08-30_14h00m02s.jpg debug</text:p>
          </table:table-cell>
        </table:table-row>
        <table:table-row table:style-name="ro2">
          <table:table-cell office:value-type="string">
            <text:p>0000000001_1_2014-08-30_15h00m03s.jpg</text:p>
          </table:table-cell>
          <table:table-cell office:value-type="string">
            <text:p>eng.meter.exp73</text:p>
          </table:table-cell>
          <table:table-cell office:value-type="float" office:value="33711">
            <text:p>33711</text:p>
          </table:table-cell>
          <table:table-cell/>
          <table:table-cell office:value-type="string">
            <text:p>0000000001_1_2014-08-30_15h00m03s.jpg</text:p>
          </table:table-cell>
          <table:table-cell office:value-type="float" office:value="33711">
            <text:p>33711</text:p>
          </table:table-cell>
          <table:table-cell table:formula="of:=IF([.C75]=&quot;&quot;;&quot;&quot;;IF([.F75]=[.C75];0;1))" office:value-type="float" office:value="0">
            <text:p>0</text:p>
          </table:table-cell>
          <table:table-cell table:formula="of:=IF([.$A75]=&quot;&quot;;&quot;&quot;;CONCATENATE(&quot;/home/fstruman/framework/ocr-meter/ocr/ocrSaintMichel1 ~/ocr-results/&quot;;[.A75];&quot; debug&quot;))" office:value-type="string" office:string-value="/home/fstruman/framework/ocr-meter/ocr/ocrSaintMichel1 ~/ocr-results/0000000001_1_2014-08-30_15h00m03s.jpg debug">
            <text:p>/home/fstruman/framework/ocr-meter/ocr/ocrSaintMichel1 ~/ocr-results/0000000001_1_2014-08-30_15h00m03s.jpg debug</text:p>
          </table:table-cell>
        </table:table-row>
        <table:table-row table:style-name="ro2">
          <table:table-cell office:value-type="string">
            <text:p>0000000001_1_2014-08-30_16h00m03s.jpg</text:p>
          </table:table-cell>
          <table:table-cell office:value-type="string">
            <text:p>eng.meter.exp74</text:p>
          </table:table-cell>
          <table:table-cell office:value-type="float" office:value="33756">
            <text:p>33756</text:p>
          </table:table-cell>
          <table:table-cell/>
          <table:table-cell office:value-type="string">
            <text:p>0000000001_1_2014-08-30_16h00m03s.jpg</text:p>
          </table:table-cell>
          <table:table-cell office:value-type="float" office:value="33756">
            <text:p>33756</text:p>
          </table:table-cell>
          <table:table-cell table:formula="of:=IF([.C76]=&quot;&quot;;&quot;&quot;;IF([.F76]=[.C76];0;1))" office:value-type="float" office:value="0">
            <text:p>0</text:p>
          </table:table-cell>
          <table:table-cell table:formula="of:=IF([.$A76]=&quot;&quot;;&quot;&quot;;CONCATENATE(&quot;/home/fstruman/framework/ocr-meter/ocr/ocrSaintMichel1 ~/ocr-results/&quot;;[.A76];&quot; debug&quot;))" office:value-type="string" office:string-value="/home/fstruman/framework/ocr-meter/ocr/ocrSaintMichel1 ~/ocr-results/0000000001_1_2014-08-30_16h00m03s.jpg debug">
            <text:p>/home/fstruman/framework/ocr-meter/ocr/ocrSaintMichel1 ~/ocr-results/0000000001_1_2014-08-30_16h00m03s.jpg debug</text:p>
          </table:table-cell>
        </table:table-row>
        <table:table-row table:style-name="ro2">
          <table:table-cell office:value-type="string">
            <text:p>0000000001_1_2014-08-30_17h00m03s.jpg</text:p>
          </table:table-cell>
          <table:table-cell office:value-type="string">
            <text:p>eng.meter.exp75</text:p>
          </table:table-cell>
          <table:table-cell office:value-type="float" office:value="33796">
            <text:p>33796</text:p>
          </table:table-cell>
          <table:table-cell/>
          <table:table-cell office:value-type="string">
            <text:p>0000000001_1_2014-08-30_17h00m03s.jpg</text:p>
          </table:table-cell>
          <table:table-cell office:value-type="float" office:value="33796">
            <text:p>33796</text:p>
          </table:table-cell>
          <table:table-cell table:formula="of:=IF([.C77]=&quot;&quot;;&quot;&quot;;IF([.F77]=[.C77];0;1))" office:value-type="float" office:value="0">
            <text:p>0</text:p>
          </table:table-cell>
          <table:table-cell table:formula="of:=IF([.$A77]=&quot;&quot;;&quot;&quot;;CONCATENATE(&quot;/home/fstruman/framework/ocr-meter/ocr/ocrSaintMichel1 ~/ocr-results/&quot;;[.A77];&quot; debug&quot;))" office:value-type="string" office:string-value="/home/fstruman/framework/ocr-meter/ocr/ocrSaintMichel1 ~/ocr-results/0000000001_1_2014-08-30_17h00m03s.jpg debug">
            <text:p>/home/fstruman/framework/ocr-meter/ocr/ocrSaintMichel1 ~/ocr-results/0000000001_1_2014-08-30_17h00m03s.jpg debug</text:p>
          </table:table-cell>
        </table:table-row>
        <table:table-row table:style-name="ro2">
          <table:table-cell office:value-type="string">
            <text:p>0000000001_1_2014-08-30_18h00m02s.jpg</text:p>
          </table:table-cell>
          <table:table-cell office:value-type="string">
            <text:p>eng.meter.exp76</text:p>
          </table:table-cell>
          <table:table-cell office:value-type="float" office:value="33830">
            <text:p>33830</text:p>
          </table:table-cell>
          <table:table-cell/>
          <table:table-cell office:value-type="string">
            <text:p>0000000001_1_2014-08-30_18h00m02s.jpg</text:p>
          </table:table-cell>
          <table:table-cell office:value-type="float" office:value="33830">
            <text:p>33830</text:p>
          </table:table-cell>
          <table:table-cell table:formula="of:=IF([.C78]=&quot;&quot;;&quot;&quot;;IF([.F78]=[.C78];0;1))" office:value-type="float" office:value="0">
            <text:p>0</text:p>
          </table:table-cell>
          <table:table-cell table:formula="of:=IF([.$A78]=&quot;&quot;;&quot;&quot;;CONCATENATE(&quot;/home/fstruman/framework/ocr-meter/ocr/ocrSaintMichel1 ~/ocr-results/&quot;;[.A78];&quot; debug&quot;))" office:value-type="string" office:string-value="/home/fstruman/framework/ocr-meter/ocr/ocrSaintMichel1 ~/ocr-results/0000000001_1_2014-08-30_18h00m02s.jpg debug">
            <text:p>/home/fstruman/framework/ocr-meter/ocr/ocrSaintMichel1 ~/ocr-results/0000000001_1_2014-08-30_18h00m02s.jpg debug</text:p>
          </table:table-cell>
        </table:table-row>
        <table:table-row table:style-name="ro2">
          <table:table-cell office:value-type="string">
            <text:p>0000000001_1_2014-08-30_19h00m02s.jpg</text:p>
          </table:table-cell>
          <table:table-cell office:value-type="string">
            <text:p>eng.meter.exp77</text:p>
          </table:table-cell>
          <table:table-cell office:value-type="float" office:value="33868">
            <text:p>33868</text:p>
          </table:table-cell>
          <table:table-cell/>
          <table:table-cell office:value-type="string">
            <text:p>0000000001_1_2014-08-30_19h00m02s.jpg</text:p>
          </table:table-cell>
          <table:table-cell office:value-type="float" office:value="33868">
            <text:p>33868</text:p>
          </table:table-cell>
          <table:table-cell table:formula="of:=IF([.C79]=&quot;&quot;;&quot;&quot;;IF([.F79]=[.C79];0;1))" office:value-type="float" office:value="0">
            <text:p>0</text:p>
          </table:table-cell>
          <table:table-cell table:formula="of:=IF([.$A79]=&quot;&quot;;&quot;&quot;;CONCATENATE(&quot;/home/fstruman/framework/ocr-meter/ocr/ocrSaintMichel1 ~/ocr-results/&quot;;[.A79];&quot; debug&quot;))" office:value-type="string" office:string-value="/home/fstruman/framework/ocr-meter/ocr/ocrSaintMichel1 ~/ocr-results/0000000001_1_2014-08-30_19h00m02s.jpg debug">
            <text:p>/home/fstruman/framework/ocr-meter/ocr/ocrSaintMichel1 ~/ocr-results/0000000001_1_2014-08-30_19h00m02s.jpg debug</text:p>
          </table:table-cell>
        </table:table-row>
        <table:table-row table:style-name="ro2">
          <table:table-cell office:value-type="string">
            <text:p>0000000001_1_2014-08-30_20h00m02s.jpg</text:p>
          </table:table-cell>
          <table:table-cell office:value-type="string">
            <text:p>eng.meter.exp78</text:p>
          </table:table-cell>
          <table:table-cell office:value-type="float" office:value="33907">
            <text:p>33907</text:p>
          </table:table-cell>
          <table:table-cell/>
          <table:table-cell office:value-type="string">
            <text:p>0000000001_1_2014-08-30_20h00m02s.jpg</text:p>
          </table:table-cell>
          <table:table-cell office:value-type="float" office:value="33907">
            <text:p>33907</text:p>
          </table:table-cell>
          <table:table-cell table:formula="of:=IF([.C80]=&quot;&quot;;&quot;&quot;;IF([.F80]=[.C80];0;1))" office:value-type="float" office:value="0">
            <text:p>0</text:p>
          </table:table-cell>
          <table:table-cell table:formula="of:=IF([.$A80]=&quot;&quot;;&quot;&quot;;CONCATENATE(&quot;/home/fstruman/framework/ocr-meter/ocr/ocrSaintMichel1 ~/ocr-results/&quot;;[.A80];&quot; debug&quot;))" office:value-type="string" office:string-value="/home/fstruman/framework/ocr-meter/ocr/ocrSaintMichel1 ~/ocr-results/0000000001_1_2014-08-30_20h00m02s.jpg debug">
            <text:p>/home/fstruman/framework/ocr-meter/ocr/ocrSaintMichel1 ~/ocr-results/0000000001_1_2014-08-30_20h00m02s.jpg debug</text:p>
          </table:table-cell>
        </table:table-row>
        <table:table-row table:style-name="ro2">
          <table:table-cell office:value-type="string">
            <text:p>0000000001_1_2014-08-30_21h00m03s.jpg</text:p>
          </table:table-cell>
          <table:table-cell office:value-type="string">
            <text:p>eng.meter.exp79</text:p>
          </table:table-cell>
          <table:table-cell office:value-type="float" office:value="33954">
            <text:p>33954</text:p>
          </table:table-cell>
          <table:table-cell/>
          <table:table-cell office:value-type="string">
            <text:p>0000000001_1_2014-08-30_21h00m03s.jpg</text:p>
          </table:table-cell>
          <table:table-cell office:value-type="float" office:value="33954">
            <text:p>33954</text:p>
          </table:table-cell>
          <table:table-cell table:formula="of:=IF([.C81]=&quot;&quot;;&quot;&quot;;IF([.F81]=[.C81];0;1))" office:value-type="float" office:value="0">
            <text:p>0</text:p>
          </table:table-cell>
          <table:table-cell table:formula="of:=IF([.$A81]=&quot;&quot;;&quot;&quot;;CONCATENATE(&quot;/home/fstruman/framework/ocr-meter/ocr/ocrSaintMichel1 ~/ocr-results/&quot;;[.A81];&quot; debug&quot;))" office:value-type="string" office:string-value="/home/fstruman/framework/ocr-meter/ocr/ocrSaintMichel1 ~/ocr-results/0000000001_1_2014-08-30_21h00m03s.jpg debug">
            <text:p>/home/fstruman/framework/ocr-meter/ocr/ocrSaintMichel1 ~/ocr-results/0000000001_1_2014-08-30_21h00m03s.jpg debug</text:p>
          </table:table-cell>
        </table:table-row>
        <table:table-row table:style-name="ro2">
          <table:table-cell office:value-type="string">
            <text:p>0000000001_1_2014-08-30_22h00m02s.jpg</text:p>
          </table:table-cell>
          <table:table-cell office:value-type="string">
            <text:p>eng.meter.exp80</text:p>
          </table:table-cell>
          <table:table-cell office:value-type="float" office:value="34012">
            <text:p>34012</text:p>
          </table:table-cell>
          <table:table-cell/>
          <table:table-cell office:value-type="string">
            <text:p>0000000001_1_2014-08-30_22h00m02s.jpg</text:p>
          </table:table-cell>
          <table:table-cell office:value-type="float" office:value="34012">
            <text:p>34012</text:p>
          </table:table-cell>
          <table:table-cell table:formula="of:=IF([.C82]=&quot;&quot;;&quot;&quot;;IF([.F82]=[.C82];0;1))" office:value-type="float" office:value="0">
            <text:p>0</text:p>
          </table:table-cell>
          <table:table-cell table:formula="of:=IF([.$A82]=&quot;&quot;;&quot;&quot;;CONCATENATE(&quot;/home/fstruman/framework/ocr-meter/ocr/ocrSaintMichel1 ~/ocr-results/&quot;;[.A82];&quot; debug&quot;))" office:value-type="string" office:string-value="/home/fstruman/framework/ocr-meter/ocr/ocrSaintMichel1 ~/ocr-results/0000000001_1_2014-08-30_22h00m02s.jpg debug">
            <text:p>/home/fstruman/framework/ocr-meter/ocr/ocrSaintMichel1 ~/ocr-results/0000000001_1_2014-08-30_22h00m02s.jpg debug</text:p>
          </table:table-cell>
        </table:table-row>
        <table:table-row table:style-name="ro2">
          <table:table-cell office:value-type="string">
            <text:p>0000000001_1_2014-08-30_23h00m02s.jpg</text:p>
          </table:table-cell>
          <table:table-cell office:value-type="string">
            <text:p>eng.meter.exp81</text:p>
          </table:table-cell>
          <table:table-cell office:value-type="float" office:value="34073">
            <text:p>34073</text:p>
          </table:table-cell>
          <table:table-cell/>
          <table:table-cell office:value-type="string">
            <text:p>0000000001_1_2014-08-30_23h00m02s.jpg</text:p>
          </table:table-cell>
          <table:table-cell office:value-type="float" office:value="34073">
            <text:p>34073</text:p>
          </table:table-cell>
          <table:table-cell table:formula="of:=IF([.C83]=&quot;&quot;;&quot;&quot;;IF([.F83]=[.C83];0;1))" office:value-type="float" office:value="0">
            <text:p>0</text:p>
          </table:table-cell>
          <table:table-cell table:formula="of:=IF([.$A83]=&quot;&quot;;&quot;&quot;;CONCATENATE(&quot;/home/fstruman/framework/ocr-meter/ocr/ocrSaintMichel1 ~/ocr-results/&quot;;[.A83];&quot; debug&quot;))" office:value-type="string" office:string-value="/home/fstruman/framework/ocr-meter/ocr/ocrSaintMichel1 ~/ocr-results/0000000001_1_2014-08-30_23h00m02s.jpg debug">
            <text:p>/home/fstruman/framework/ocr-meter/ocr/ocrSaintMichel1 ~/ocr-results/0000000001_1_2014-08-30_23h00m02s.jpg debug</text:p>
          </table:table-cell>
        </table:table-row>
        <table:table-row table:style-name="ro2">
          <table:table-cell office:value-type="string">
            <text:p>0000000001_1_2014-08-31_00h00m03s.jpg</text:p>
          </table:table-cell>
          <table:table-cell office:value-type="string">
            <text:p>eng.meter.exp82</text:p>
          </table:table-cell>
          <table:table-cell office:value-type="float" office:value="34129">
            <text:p>34129</text:p>
          </table:table-cell>
          <table:table-cell/>
          <table:table-cell office:value-type="string">
            <text:p>0000000001_1_2014-08-31_00h00m03s.jpg</text:p>
          </table:table-cell>
          <table:table-cell office:value-type="float" office:value="34129">
            <text:p>34129</text:p>
          </table:table-cell>
          <table:table-cell table:formula="of:=IF([.C84]=&quot;&quot;;&quot;&quot;;IF([.F84]=[.C84];0;1))" office:value-type="float" office:value="0">
            <text:p>0</text:p>
          </table:table-cell>
          <table:table-cell table:formula="of:=IF([.$A84]=&quot;&quot;;&quot;&quot;;CONCATENATE(&quot;/home/fstruman/framework/ocr-meter/ocr/ocrSaintMichel1 ~/ocr-results/&quot;;[.A84];&quot; debug&quot;))" office:value-type="string" office:string-value="/home/fstruman/framework/ocr-meter/ocr/ocrSaintMichel1 ~/ocr-results/0000000001_1_2014-08-31_00h00m03s.jpg debug">
            <text:p>/home/fstruman/framework/ocr-meter/ocr/ocrSaintMichel1 ~/ocr-results/0000000001_1_2014-08-31_00h00m03s.jpg debug</text:p>
          </table:table-cell>
        </table:table-row>
        <table:table-row table:style-name="ro2">
          <table:table-cell office:value-type="string">
            <text:p>0000000001_1_2014-08-31_01h00m03s.jpg</text:p>
          </table:table-cell>
          <table:table-cell office:value-type="string">
            <text:p>eng.meter.exp83</text:p>
          </table:table-cell>
          <table:table-cell office:value-type="float" office:value="34198">
            <text:p>34198</text:p>
          </table:table-cell>
          <table:table-cell/>
          <table:table-cell office:value-type="string">
            <text:p>0000000001_1_2014-08-31_01h00m03s.jpg</text:p>
          </table:table-cell>
          <table:table-cell office:value-type="float" office:value="34198">
            <text:p>34198</text:p>
          </table:table-cell>
          <table:table-cell table:formula="of:=IF([.C85]=&quot;&quot;;&quot;&quot;;IF([.F85]=[.C85];0;1))" office:value-type="float" office:value="0">
            <text:p>0</text:p>
          </table:table-cell>
          <table:table-cell table:formula="of:=IF([.$A85]=&quot;&quot;;&quot;&quot;;CONCATENATE(&quot;/home/fstruman/framework/ocr-meter/ocr/ocrSaintMichel1 ~/ocr-results/&quot;;[.A85];&quot; debug&quot;))" office:value-type="string" office:string-value="/home/fstruman/framework/ocr-meter/ocr/ocrSaintMichel1 ~/ocr-results/0000000001_1_2014-08-31_01h00m03s.jpg debug">
            <text:p>/home/fstruman/framework/ocr-meter/ocr/ocrSaintMichel1 ~/ocr-results/0000000001_1_2014-08-31_01h00m03s.jpg debug</text:p>
          </table:table-cell>
        </table:table-row>
        <table:table-row table:style-name="ro2">
          <table:table-cell office:value-type="string">
            <text:p>0000000001_1_2014-08-31_02h00m02s.jpg</text:p>
          </table:table-cell>
          <table:table-cell office:value-type="string">
            <text:p>eng.meter.exp84</text:p>
          </table:table-cell>
          <table:table-cell office:value-type="float" office:value="34251">
            <text:p>34251</text:p>
          </table:table-cell>
          <table:table-cell/>
          <table:table-cell office:value-type="string">
            <text:p>0000000001_1_2014-08-31_02h00m02s.jpg</text:p>
          </table:table-cell>
          <table:table-cell office:value-type="float" office:value="34251">
            <text:p>34251</text:p>
          </table:table-cell>
          <table:table-cell table:formula="of:=IF([.C86]=&quot;&quot;;&quot;&quot;;IF([.F86]=[.C86];0;1))" office:value-type="float" office:value="0">
            <text:p>0</text:p>
          </table:table-cell>
          <table:table-cell table:formula="of:=IF([.$A86]=&quot;&quot;;&quot;&quot;;CONCATENATE(&quot;/home/fstruman/framework/ocr-meter/ocr/ocrSaintMichel1 ~/ocr-results/&quot;;[.A86];&quot; debug&quot;))" office:value-type="string" office:string-value="/home/fstruman/framework/ocr-meter/ocr/ocrSaintMichel1 ~/ocr-results/0000000001_1_2014-08-31_02h00m02s.jpg debug">
            <text:p>/home/fstruman/framework/ocr-meter/ocr/ocrSaintMichel1 ~/ocr-results/0000000001_1_2014-08-31_02h00m02s.jpg debug</text:p>
          </table:table-cell>
        </table:table-row>
        <table:table-row table:style-name="ro2">
          <table:table-cell office:value-type="string">
            <text:p>0000000001_1_2014-08-31_03h00m03s.jpg</text:p>
          </table:table-cell>
          <table:table-cell office:value-type="string">
            <text:p>eng.meter.exp85</text:p>
          </table:table-cell>
          <table:table-cell office:value-type="float" office:value="34291">
            <text:p>34291</text:p>
          </table:table-cell>
          <table:table-cell/>
          <table:table-cell office:value-type="string">
            <text:p>0000000001_1_2014-08-31_03h00m03s.jpg</text:p>
          </table:table-cell>
          <table:table-cell office:value-type="float" office:value="34291">
            <text:p>34291</text:p>
          </table:table-cell>
          <table:table-cell table:formula="of:=IF([.C87]=&quot;&quot;;&quot;&quot;;IF([.F87]=[.C87];0;1))" office:value-type="float" office:value="0">
            <text:p>0</text:p>
          </table:table-cell>
          <table:table-cell table:formula="of:=IF([.$A87]=&quot;&quot;;&quot;&quot;;CONCATENATE(&quot;/home/fstruman/framework/ocr-meter/ocr/ocrSaintMichel1 ~/ocr-results/&quot;;[.A87];&quot; debug&quot;))" office:value-type="string" office:string-value="/home/fstruman/framework/ocr-meter/ocr/ocrSaintMichel1 ~/ocr-results/0000000001_1_2014-08-31_03h00m03s.jpg debug">
            <text:p>/home/fstruman/framework/ocr-meter/ocr/ocrSaintMichel1 ~/ocr-results/0000000001_1_2014-08-31_03h00m03s.jpg debug</text:p>
          </table:table-cell>
        </table:table-row>
        <table:table-row table:style-name="ro2">
          <table:table-cell office:value-type="string">
            <text:p>0000000001_1_2014-08-31_04h00m02s.jpg</text:p>
          </table:table-cell>
          <table:table-cell office:value-type="string">
            <text:p>eng.meter.exp86</text:p>
          </table:table-cell>
          <table:table-cell office:value-type="float" office:value="34329">
            <text:p>34329</text:p>
          </table:table-cell>
          <table:table-cell/>
          <table:table-cell office:value-type="string">
            <text:p>0000000001_1_2014-08-31_04h00m02s.jpg</text:p>
          </table:table-cell>
          <table:table-cell office:value-type="float" office:value="34329">
            <text:p>34329</text:p>
          </table:table-cell>
          <table:table-cell table:formula="of:=IF([.C88]=&quot;&quot;;&quot;&quot;;IF([.F88]=[.C88];0;1))" office:value-type="float" office:value="0">
            <text:p>0</text:p>
          </table:table-cell>
          <table:table-cell table:formula="of:=IF([.$A88]=&quot;&quot;;&quot;&quot;;CONCATENATE(&quot;/home/fstruman/framework/ocr-meter/ocr/ocrSaintMichel1 ~/ocr-results/&quot;;[.A88];&quot; debug&quot;))" office:value-type="string" office:string-value="/home/fstruman/framework/ocr-meter/ocr/ocrSaintMichel1 ~/ocr-results/0000000001_1_2014-08-31_04h00m02s.jpg debug">
            <text:p>/home/fstruman/framework/ocr-meter/ocr/ocrSaintMichel1 ~/ocr-results/0000000001_1_2014-08-31_04h00m02s.jpg debug</text:p>
          </table:table-cell>
        </table:table-row>
        <table:table-row table:style-name="ro2">
          <table:table-cell office:value-type="string">
            <text:p>0000000001_1_2014-08-31_05h00m03s.jpg</text:p>
          </table:table-cell>
          <table:table-cell office:value-type="string">
            <text:p>eng.meter.exp87</text:p>
          </table:table-cell>
          <table:table-cell office:value-type="float" office:value="34368">
            <text:p>34368</text:p>
          </table:table-cell>
          <table:table-cell/>
          <table:table-cell office:value-type="string">
            <text:p>0000000001_1_2014-08-31_05h00m03s.jpg</text:p>
          </table:table-cell>
          <table:table-cell office:value-type="float" office:value="34368">
            <text:p>34368</text:p>
          </table:table-cell>
          <table:table-cell table:formula="of:=IF([.C89]=&quot;&quot;;&quot;&quot;;IF([.F89]=[.C89];0;1))" office:value-type="float" office:value="0">
            <text:p>0</text:p>
          </table:table-cell>
          <table:table-cell table:formula="of:=IF([.$A89]=&quot;&quot;;&quot;&quot;;CONCATENATE(&quot;/home/fstruman/framework/ocr-meter/ocr/ocrSaintMichel1 ~/ocr-results/&quot;;[.A89];&quot; debug&quot;))" office:value-type="string" office:string-value="/home/fstruman/framework/ocr-meter/ocr/ocrSaintMichel1 ~/ocr-results/0000000001_1_2014-08-31_05h00m03s.jpg debug">
            <text:p>/home/fstruman/framework/ocr-meter/ocr/ocrSaintMichel1 ~/ocr-results/0000000001_1_2014-08-31_05h00m03s.jpg debug</text:p>
          </table:table-cell>
        </table:table-row>
        <table:table-row table:style-name="ro2">
          <table:table-cell office:value-type="string">
            <text:p>0000000001_1_2014-08-31_06h00m03s.jpg</text:p>
          </table:table-cell>
          <table:table-cell office:value-type="string">
            <text:p>eng.meter.exp88</text:p>
          </table:table-cell>
          <table:table-cell office:value-type="float" office:value="34409">
            <text:p>34409</text:p>
          </table:table-cell>
          <table:table-cell/>
          <table:table-cell office:value-type="string">
            <text:p>0000000001_1_2014-08-31_06h00m03s.jpg</text:p>
          </table:table-cell>
          <table:table-cell office:value-type="float" office:value="34409">
            <text:p>34409</text:p>
          </table:table-cell>
          <table:table-cell table:formula="of:=IF([.C90]=&quot;&quot;;&quot;&quot;;IF([.F90]=[.C90];0;1))" office:value-type="float" office:value="0">
            <text:p>0</text:p>
          </table:table-cell>
          <table:table-cell table:formula="of:=IF([.$A90]=&quot;&quot;;&quot;&quot;;CONCATENATE(&quot;/home/fstruman/framework/ocr-meter/ocr/ocrSaintMichel1 ~/ocr-results/&quot;;[.A90];&quot; debug&quot;))" office:value-type="string" office:string-value="/home/fstruman/framework/ocr-meter/ocr/ocrSaintMichel1 ~/ocr-results/0000000001_1_2014-08-31_06h00m03s.jpg debug">
            <text:p>/home/fstruman/framework/ocr-meter/ocr/ocrSaintMichel1 ~/ocr-results/0000000001_1_2014-08-31_06h00m03s.jpg debug</text:p>
          </table:table-cell>
        </table:table-row>
        <table:table-row table:style-name="ro2">
          <table:table-cell office:value-type="string">
            <text:p>0000000001_1_2014-08-31_07h00m02s.jpg</text:p>
          </table:table-cell>
          <table:table-cell office:value-type="string">
            <text:p>eng.meter.exp89</text:p>
          </table:table-cell>
          <table:table-cell office:value-type="float" office:value="34445">
            <text:p>34445</text:p>
          </table:table-cell>
          <table:table-cell/>
          <table:table-cell office:value-type="string">
            <text:p>0000000001_1_2014-08-31_07h00m02s.jpg</text:p>
          </table:table-cell>
          <table:table-cell office:value-type="float" office:value="34445">
            <text:p>34445</text:p>
          </table:table-cell>
          <table:table-cell table:formula="of:=IF([.C91]=&quot;&quot;;&quot;&quot;;IF([.F91]=[.C91];0;1))" office:value-type="float" office:value="0">
            <text:p>0</text:p>
          </table:table-cell>
          <table:table-cell table:formula="of:=IF([.$A91]=&quot;&quot;;&quot;&quot;;CONCATENATE(&quot;/home/fstruman/framework/ocr-meter/ocr/ocrSaintMichel1 ~/ocr-results/&quot;;[.A91];&quot; debug&quot;))" office:value-type="string" office:string-value="/home/fstruman/framework/ocr-meter/ocr/ocrSaintMichel1 ~/ocr-results/0000000001_1_2014-08-31_07h00m02s.jpg debug">
            <text:p>/home/fstruman/framework/ocr-meter/ocr/ocrSaintMichel1 ~/ocr-results/0000000001_1_2014-08-31_07h00m02s.jpg debug</text:p>
          </table:table-cell>
        </table:table-row>
        <table:table-row table:style-name="ro2">
          <table:table-cell office:value-type="string">
            <text:p>0000000001_1_2014-08-31_08h00m02s.jpg</text:p>
          </table:table-cell>
          <table:table-cell office:value-type="string">
            <text:p>eng.meter.exp90</text:p>
          </table:table-cell>
          <table:table-cell office:value-type="float" office:value="34477">
            <text:p>34477</text:p>
          </table:table-cell>
          <table:table-cell/>
          <table:table-cell office:value-type="string">
            <text:p>0000000001_1_2014-08-31_08h00m02s.jpg</text:p>
          </table:table-cell>
          <table:table-cell office:value-type="float" office:value="34477">
            <text:p>34477</text:p>
          </table:table-cell>
          <table:table-cell table:formula="of:=IF([.C92]=&quot;&quot;;&quot;&quot;;IF([.F92]=[.C92];0;1))" office:value-type="float" office:value="0">
            <text:p>0</text:p>
          </table:table-cell>
          <table:table-cell table:formula="of:=IF([.$A92]=&quot;&quot;;&quot;&quot;;CONCATENATE(&quot;/home/fstruman/framework/ocr-meter/ocr/ocrSaintMichel1 ~/ocr-results/&quot;;[.A92];&quot; debug&quot;))" office:value-type="string" office:string-value="/home/fstruman/framework/ocr-meter/ocr/ocrSaintMichel1 ~/ocr-results/0000000001_1_2014-08-31_08h00m02s.jpg debug">
            <text:p>/home/fstruman/framework/ocr-meter/ocr/ocrSaintMichel1 ~/ocr-results/0000000001_1_2014-08-31_08h00m02s.jpg debug</text:p>
          </table:table-cell>
        </table:table-row>
        <table:table-row table:style-name="ro2">
          <table:table-cell office:value-type="string">
            <text:p>0000000001_1_2014-08-31_09h00m02s.jpg</text:p>
          </table:table-cell>
          <table:table-cell office:value-type="string">
            <text:p>eng.meter.exp91</text:p>
          </table:table-cell>
          <table:table-cell office:value-type="float" office:value="34510">
            <text:p>34510</text:p>
          </table:table-cell>
          <table:table-cell/>
          <table:table-cell office:value-type="string">
            <text:p>0000000001_1_2014-08-31_09h00m02s.jpg</text:p>
          </table:table-cell>
          <table:table-cell office:value-type="float" office:value="34510">
            <text:p>34510</text:p>
          </table:table-cell>
          <table:table-cell table:formula="of:=IF([.C93]=&quot;&quot;;&quot;&quot;;IF([.F93]=[.C93];0;1))" office:value-type="float" office:value="0">
            <text:p>0</text:p>
          </table:table-cell>
          <table:table-cell table:formula="of:=IF([.$A93]=&quot;&quot;;&quot;&quot;;CONCATENATE(&quot;/home/fstruman/framework/ocr-meter/ocr/ocrSaintMichel1 ~/ocr-results/&quot;;[.A93];&quot; debug&quot;))" office:value-type="string" office:string-value="/home/fstruman/framework/ocr-meter/ocr/ocrSaintMichel1 ~/ocr-results/0000000001_1_2014-08-31_09h00m02s.jpg debug">
            <text:p>/home/fstruman/framework/ocr-meter/ocr/ocrSaintMichel1 ~/ocr-results/0000000001_1_2014-08-31_09h00m02s.jpg debug</text:p>
          </table:table-cell>
        </table:table-row>
        <table:table-row table:style-name="ro2">
          <table:table-cell office:value-type="string">
            <text:p>0000000001_1_2014-08-31_10h00m02s.jpg</text:p>
          </table:table-cell>
          <table:table-cell office:value-type="string">
            <text:p>eng.meter.exp92</text:p>
          </table:table-cell>
          <table:table-cell office:value-type="float" office:value="34545">
            <text:p>34545</text:p>
          </table:table-cell>
          <table:table-cell/>
          <table:table-cell office:value-type="string">
            <text:p>0000000001_1_2014-08-31_10h00m02s.jpg</text:p>
          </table:table-cell>
          <table:table-cell office:value-type="float" office:value="34545">
            <text:p>34545</text:p>
          </table:table-cell>
          <table:table-cell table:formula="of:=IF([.C94]=&quot;&quot;;&quot;&quot;;IF([.F94]=[.C94];0;1))" office:value-type="float" office:value="0">
            <text:p>0</text:p>
          </table:table-cell>
          <table:table-cell table:formula="of:=IF([.$A94]=&quot;&quot;;&quot;&quot;;CONCATENATE(&quot;/home/fstruman/framework/ocr-meter/ocr/ocrSaintMichel1 ~/ocr-results/&quot;;[.A94];&quot; debug&quot;))" office:value-type="string" office:string-value="/home/fstruman/framework/ocr-meter/ocr/ocrSaintMichel1 ~/ocr-results/0000000001_1_2014-08-31_10h00m02s.jpg debug">
            <text:p>/home/fstruman/framework/ocr-meter/ocr/ocrSaintMichel1 ~/ocr-results/0000000001_1_2014-08-31_10h00m02s.jpg debug</text:p>
          </table:table-cell>
        </table:table-row>
        <table:table-row table:style-name="ro2">
          <table:table-cell office:value-type="string">
            <text:p>0000000001_1_2014-08-31_11h00m02s.jpg</text:p>
          </table:table-cell>
          <table:table-cell office:value-type="string">
            <text:p>eng.meter.exp93</text:p>
          </table:table-cell>
          <table:table-cell office:value-type="float" office:value="34580">
            <text:p>34580</text:p>
          </table:table-cell>
          <table:table-cell/>
          <table:table-cell office:value-type="string">
            <text:p>0000000001_1_2014-08-31_11h00m02s.jpg</text:p>
          </table:table-cell>
          <table:table-cell office:value-type="float" office:value="34580">
            <text:p>34580</text:p>
          </table:table-cell>
          <table:table-cell table:formula="of:=IF([.C95]=&quot;&quot;;&quot;&quot;;IF([.F95]=[.C95];0;1))" office:value-type="float" office:value="0">
            <text:p>0</text:p>
          </table:table-cell>
          <table:table-cell table:formula="of:=IF([.$A95]=&quot;&quot;;&quot;&quot;;CONCATENATE(&quot;/home/fstruman/framework/ocr-meter/ocr/ocrSaintMichel1 ~/ocr-results/&quot;;[.A95];&quot; debug&quot;))" office:value-type="string" office:string-value="/home/fstruman/framework/ocr-meter/ocr/ocrSaintMichel1 ~/ocr-results/0000000001_1_2014-08-31_11h00m02s.jpg debug">
            <text:p>/home/fstruman/framework/ocr-meter/ocr/ocrSaintMichel1 ~/ocr-results/0000000001_1_2014-08-31_11h00m02s.jpg debug</text:p>
          </table:table-cell>
        </table:table-row>
        <table:table-row table:style-name="ro2">
          <table:table-cell office:value-type="string">
            <text:p>0000000001_1_2014-08-31_12h00m02s.jpg</text:p>
          </table:table-cell>
          <table:table-cell office:value-type="string">
            <text:p>eng.meter.exp94</text:p>
          </table:table-cell>
          <table:table-cell office:value-type="float" office:value="34621">
            <text:p>34621</text:p>
          </table:table-cell>
          <table:table-cell/>
          <table:table-cell office:value-type="string">
            <text:p>0000000001_1_2014-08-31_12h00m02s.jpg</text:p>
          </table:table-cell>
          <table:table-cell office:value-type="float" office:value="34621">
            <text:p>34621</text:p>
          </table:table-cell>
          <table:table-cell table:formula="of:=IF([.C96]=&quot;&quot;;&quot;&quot;;IF([.F96]=[.C96];0;1))" office:value-type="float" office:value="0">
            <text:p>0</text:p>
          </table:table-cell>
          <table:table-cell table:formula="of:=IF([.$A96]=&quot;&quot;;&quot;&quot;;CONCATENATE(&quot;/home/fstruman/framework/ocr-meter/ocr/ocrSaintMichel1 ~/ocr-results/&quot;;[.A96];&quot; debug&quot;))" office:value-type="string" office:string-value="/home/fstruman/framework/ocr-meter/ocr/ocrSaintMichel1 ~/ocr-results/0000000001_1_2014-08-31_12h00m02s.jpg debug">
            <text:p>/home/fstruman/framework/ocr-meter/ocr/ocrSaintMichel1 ~/ocr-results/0000000001_1_2014-08-31_12h00m02s.jpg debug</text:p>
          </table:table-cell>
        </table:table-row>
        <table:table-row table:style-name="ro2">
          <table:table-cell office:value-type="string">
            <text:p>0000000001_1_2014-08-31_13h00m02s.jpg</text:p>
          </table:table-cell>
          <table:table-cell office:value-type="string">
            <text:p>eng.meter.exp95</text:p>
          </table:table-cell>
          <table:table-cell office:value-type="float" office:value="34659">
            <text:p>34659</text:p>
          </table:table-cell>
          <table:table-cell/>
          <table:table-cell office:value-type="string">
            <text:p>0000000001_1_2014-08-31_13h00m02s.jpg</text:p>
          </table:table-cell>
          <table:table-cell office:value-type="float" office:value="34659">
            <text:p>34659</text:p>
          </table:table-cell>
          <table:table-cell table:formula="of:=IF([.C97]=&quot;&quot;;&quot;&quot;;IF([.F97]=[.C97];0;1))" office:value-type="float" office:value="0">
            <text:p>0</text:p>
          </table:table-cell>
          <table:table-cell table:formula="of:=IF([.$A97]=&quot;&quot;;&quot;&quot;;CONCATENATE(&quot;/home/fstruman/framework/ocr-meter/ocr/ocrSaintMichel1 ~/ocr-results/&quot;;[.A97];&quot; debug&quot;))" office:value-type="string" office:string-value="/home/fstruman/framework/ocr-meter/ocr/ocrSaintMichel1 ~/ocr-results/0000000001_1_2014-08-31_13h00m02s.jpg debug">
            <text:p>/home/fstruman/framework/ocr-meter/ocr/ocrSaintMichel1 ~/ocr-results/0000000001_1_2014-08-31_13h00m02s.jpg debug</text:p>
          </table:table-cell>
        </table:table-row>
        <table:table-row table:style-name="ro2">
          <table:table-cell office:value-type="string">
            <text:p>0000000001_1_2014-08-31_14h00m02s.jpg</text:p>
          </table:table-cell>
          <table:table-cell office:value-type="string">
            <text:p>eng.meter.exp96</text:p>
          </table:table-cell>
          <table:table-cell office:value-type="float" office:value="34695">
            <text:p>34695</text:p>
          </table:table-cell>
          <table:table-cell/>
          <table:table-cell office:value-type="string">
            <text:p>0000000001_1_2014-08-31_14h00m02s.jpg</text:p>
          </table:table-cell>
          <table:table-cell office:value-type="float" office:value="34695">
            <text:p>34695</text:p>
          </table:table-cell>
          <table:table-cell table:formula="of:=IF([.C98]=&quot;&quot;;&quot;&quot;;IF([.F98]=[.C98];0;1))" office:value-type="float" office:value="0">
            <text:p>0</text:p>
          </table:table-cell>
          <table:table-cell table:formula="of:=IF([.$A98]=&quot;&quot;;&quot;&quot;;CONCATENATE(&quot;/home/fstruman/framework/ocr-meter/ocr/ocrSaintMichel1 ~/ocr-results/&quot;;[.A98];&quot; debug&quot;))" office:value-type="string" office:string-value="/home/fstruman/framework/ocr-meter/ocr/ocrSaintMichel1 ~/ocr-results/0000000001_1_2014-08-31_14h00m02s.jpg debug">
            <text:p>/home/fstruman/framework/ocr-meter/ocr/ocrSaintMichel1 ~/ocr-results/0000000001_1_2014-08-31_14h00m02s.jpg debug</text:p>
          </table:table-cell>
        </table:table-row>
        <table:table-row table:style-name="ro2">
          <table:table-cell office:value-type="string">
            <text:p>0000000001_1_2014-08-31_15h00m02s.jpg</text:p>
          </table:table-cell>
          <table:table-cell office:value-type="string">
            <text:p>eng.meter.exp97</text:p>
          </table:table-cell>
          <table:table-cell office:value-type="float" office:value="34733">
            <text:p>34733</text:p>
          </table:table-cell>
          <table:table-cell/>
          <table:table-cell office:value-type="string">
            <text:p>0000000001_1_2014-08-31_15h00m02s.jpg</text:p>
          </table:table-cell>
          <table:table-cell office:value-type="float" office:value="34733">
            <text:p>34733</text:p>
          </table:table-cell>
          <table:table-cell table:formula="of:=IF([.C99]=&quot;&quot;;&quot;&quot;;IF([.F99]=[.C99];0;1))" office:value-type="float" office:value="0">
            <text:p>0</text:p>
          </table:table-cell>
          <table:table-cell table:formula="of:=IF([.$A99]=&quot;&quot;;&quot;&quot;;CONCATENATE(&quot;/home/fstruman/framework/ocr-meter/ocr/ocrSaintMichel1 ~/ocr-results/&quot;;[.A99];&quot; debug&quot;))" office:value-type="string" office:string-value="/home/fstruman/framework/ocr-meter/ocr/ocrSaintMichel1 ~/ocr-results/0000000001_1_2014-08-31_15h00m02s.jpg debug">
            <text:p>/home/fstruman/framework/ocr-meter/ocr/ocrSaintMichel1 ~/ocr-results/0000000001_1_2014-08-31_15h00m02s.jpg debug</text:p>
          </table:table-cell>
        </table:table-row>
        <table:table-row table:style-name="ro2">
          <table:table-cell office:value-type="string">
            <text:p>0000000001_1_2014-08-31_16h00m03s.jpg</text:p>
          </table:table-cell>
          <table:table-cell office:value-type="string">
            <text:p>eng.meter.exp98</text:p>
          </table:table-cell>
          <table:table-cell office:value-type="float" office:value="34786">
            <text:p>34786</text:p>
          </table:table-cell>
          <table:table-cell/>
          <table:table-cell office:value-type="string">
            <text:p>0000000001_1_2014-08-31_16h00m03s.jpg</text:p>
          </table:table-cell>
          <table:table-cell office:value-type="float" office:value="34786">
            <text:p>34786</text:p>
          </table:table-cell>
          <table:table-cell table:formula="of:=IF([.C100]=&quot;&quot;;&quot;&quot;;IF([.F100]=[.C100];0;1))" office:value-type="float" office:value="0">
            <text:p>0</text:p>
          </table:table-cell>
          <table:table-cell table:formula="of:=IF([.$A100]=&quot;&quot;;&quot;&quot;;CONCATENATE(&quot;/home/fstruman/framework/ocr-meter/ocr/ocrSaintMichel1 ~/ocr-results/&quot;;[.A100];&quot; debug&quot;))" office:value-type="string" office:string-value="/home/fstruman/framework/ocr-meter/ocr/ocrSaintMichel1 ~/ocr-results/0000000001_1_2014-08-31_16h00m03s.jpg debug">
            <text:p>/home/fstruman/framework/ocr-meter/ocr/ocrSaintMichel1 ~/ocr-results/0000000001_1_2014-08-31_16h00m03s.jpg debug</text:p>
          </table:table-cell>
        </table:table-row>
        <table:table-row table:style-name="ro2">
          <table:table-cell office:value-type="string">
            <text:p>0000000001_1_2014-08-31_17h00m02s.jpg</text:p>
          </table:table-cell>
          <table:table-cell office:value-type="string">
            <text:p>eng.meter.exp99</text:p>
          </table:table-cell>
          <table:table-cell office:value-type="float" office:value="34827">
            <text:p>34827</text:p>
          </table:table-cell>
          <table:table-cell/>
          <table:table-cell office:value-type="string">
            <text:p>0000000001_1_2014-08-31_17h00m02s.jpg</text:p>
          </table:table-cell>
          <table:table-cell office:value-type="float" office:value="34827">
            <text:p>34827</text:p>
          </table:table-cell>
          <table:table-cell table:formula="of:=IF([.C101]=&quot;&quot;;&quot;&quot;;IF([.F101]=[.C101];0;1))" office:value-type="float" office:value="0">
            <text:p>0</text:p>
          </table:table-cell>
          <table:table-cell table:formula="of:=IF([.$A101]=&quot;&quot;;&quot;&quot;;CONCATENATE(&quot;/home/fstruman/framework/ocr-meter/ocr/ocrSaintMichel1 ~/ocr-results/&quot;;[.A101];&quot; debug&quot;))" office:value-type="string" office:string-value="/home/fstruman/framework/ocr-meter/ocr/ocrSaintMichel1 ~/ocr-results/0000000001_1_2014-08-31_17h00m02s.jpg debug">
            <text:p>/home/fstruman/framework/ocr-meter/ocr/ocrSaintMichel1 ~/ocr-results/0000000001_1_2014-08-31_17h00m02s.jpg debug</text:p>
          </table:table-cell>
        </table:table-row>
        <table:table-row table:style-name="ro2">
          <table:table-cell office:value-type="string">
            <text:p>0000000001_1_2014-08-31_18h00m02s.jpg</text:p>
          </table:table-cell>
          <table:table-cell office:value-type="string">
            <text:p>eng.meter.exp100</text:p>
          </table:table-cell>
          <table:table-cell office:value-type="float" office:value="34869">
            <text:p>34869</text:p>
          </table:table-cell>
          <table:table-cell/>
          <table:table-cell office:value-type="string">
            <text:p>0000000001_1_2014-08-31_18h00m02s.jpg</text:p>
          </table:table-cell>
          <table:table-cell office:value-type="float" office:value="34869">
            <text:p>34869</text:p>
          </table:table-cell>
          <table:table-cell table:formula="of:=IF([.C102]=&quot;&quot;;&quot;&quot;;IF([.F102]=[.C102];0;1))" office:value-type="float" office:value="0">
            <text:p>0</text:p>
          </table:table-cell>
          <table:table-cell table:formula="of:=IF([.$A102]=&quot;&quot;;&quot;&quot;;CONCATENATE(&quot;/home/fstruman/framework/ocr-meter/ocr/ocrSaintMichel1 ~/ocr-results/&quot;;[.A102];&quot; debug&quot;))" office:value-type="string" office:string-value="/home/fstruman/framework/ocr-meter/ocr/ocrSaintMichel1 ~/ocr-results/0000000001_1_2014-08-31_18h00m02s.jpg debug">
            <text:p>/home/fstruman/framework/ocr-meter/ocr/ocrSaintMichel1 ~/ocr-results/0000000001_1_2014-08-31_18h00m02s.jpg debug</text:p>
          </table:table-cell>
        </table:table-row>
        <table:table-row table:style-name="ro2">
          <table:table-cell office:value-type="string">
            <text:p>0000000001_1_2014-08-31_19h00m02s.jpg</text:p>
          </table:table-cell>
          <table:table-cell office:value-type="string">
            <text:p>eng.meter.exp101</text:p>
          </table:table-cell>
          <table:table-cell office:value-type="float" office:value="34919">
            <text:p>34919</text:p>
          </table:table-cell>
          <table:table-cell/>
          <table:table-cell office:value-type="string">
            <text:p>0000000001_1_2014-08-31_19h00m02s.jpg</text:p>
          </table:table-cell>
          <table:table-cell office:value-type="float" office:value="34919">
            <text:p>34919</text:p>
          </table:table-cell>
          <table:table-cell table:formula="of:=IF([.C103]=&quot;&quot;;&quot;&quot;;IF([.F103]=[.C103];0;1))" office:value-type="float" office:value="0">
            <text:p>0</text:p>
          </table:table-cell>
          <table:table-cell table:formula="of:=IF([.$A103]=&quot;&quot;;&quot;&quot;;CONCATENATE(&quot;/home/fstruman/framework/ocr-meter/ocr/ocrSaintMichel1 ~/ocr-results/&quot;;[.A103];&quot; debug&quot;))" office:value-type="string" office:string-value="/home/fstruman/framework/ocr-meter/ocr/ocrSaintMichel1 ~/ocr-results/0000000001_1_2014-08-31_19h00m02s.jpg debug">
            <text:p>/home/fstruman/framework/ocr-meter/ocr/ocrSaintMichel1 ~/ocr-results/0000000001_1_2014-08-31_19h00m02s.jpg debug</text:p>
          </table:table-cell>
        </table:table-row>
        <table:table-row table:style-name="ro2">
          <table:table-cell office:value-type="string">
            <text:p>0000000001_1_2014-08-31_20h00m02s.jpg</text:p>
          </table:table-cell>
          <table:table-cell office:value-type="string">
            <text:p>eng.meter.exp102</text:p>
          </table:table-cell>
          <table:table-cell office:value-type="float" office:value="34963">
            <text:p>34963</text:p>
          </table:table-cell>
          <table:table-cell/>
          <table:table-cell office:value-type="string">
            <text:p>0000000001_1_2014-08-31_20h00m02s.jpg</text:p>
          </table:table-cell>
          <table:table-cell office:value-type="float" office:value="34963">
            <text:p>34963</text:p>
          </table:table-cell>
          <table:table-cell table:formula="of:=IF([.C104]=&quot;&quot;;&quot;&quot;;IF([.F104]=[.C104];0;1))" office:value-type="float" office:value="0">
            <text:p>0</text:p>
          </table:table-cell>
          <table:table-cell table:formula="of:=IF([.$A104]=&quot;&quot;;&quot;&quot;;CONCATENATE(&quot;/home/fstruman/framework/ocr-meter/ocr/ocrSaintMichel1 ~/ocr-results/&quot;;[.A104];&quot; debug&quot;))" office:value-type="string" office:string-value="/home/fstruman/framework/ocr-meter/ocr/ocrSaintMichel1 ~/ocr-results/0000000001_1_2014-08-31_20h00m02s.jpg debug">
            <text:p>/home/fstruman/framework/ocr-meter/ocr/ocrSaintMichel1 ~/ocr-results/0000000001_1_2014-08-31_20h00m02s.jpg debug</text:p>
          </table:table-cell>
        </table:table-row>
        <table:table-row table:style-name="ro2">
          <table:table-cell office:value-type="string">
            <text:p>0000000001_1_2014-08-31_21h00m02s.jpg</text:p>
          </table:table-cell>
          <table:table-cell office:value-type="string">
            <text:p>eng.meter.exp103</text:p>
          </table:table-cell>
          <table:table-cell office:value-type="float" office:value="35002">
            <text:p>35002</text:p>
          </table:table-cell>
          <table:table-cell/>
          <table:table-cell office:value-type="string">
            <text:p>0000000001_1_2014-08-31_21h00m02s.jpg</text:p>
          </table:table-cell>
          <table:table-cell office:value-type="float" office:value="35002">
            <text:p>35002</text:p>
          </table:table-cell>
          <table:table-cell table:formula="of:=IF([.C105]=&quot;&quot;;&quot;&quot;;IF([.F105]=[.C105];0;1))" office:value-type="float" office:value="0">
            <text:p>0</text:p>
          </table:table-cell>
          <table:table-cell table:formula="of:=IF([.$A105]=&quot;&quot;;&quot;&quot;;CONCATENATE(&quot;/home/fstruman/framework/ocr-meter/ocr/ocrSaintMichel1 ~/ocr-results/&quot;;[.A105];&quot; debug&quot;))" office:value-type="string" office:string-value="/home/fstruman/framework/ocr-meter/ocr/ocrSaintMichel1 ~/ocr-results/0000000001_1_2014-08-31_21h00m02s.jpg debug">
            <text:p>/home/fstruman/framework/ocr-meter/ocr/ocrSaintMichel1 ~/ocr-results/0000000001_1_2014-08-31_21h00m02s.jpg debug</text:p>
          </table:table-cell>
        </table:table-row>
        <table:table-row table:style-name="ro2">
          <table:table-cell office:value-type="string">
            <text:p>0000000001_1_2014-08-31_22h00m02s.jpg</text:p>
          </table:table-cell>
          <table:table-cell office:value-type="string">
            <text:p>eng.meter.exp104</text:p>
          </table:table-cell>
          <table:table-cell office:value-type="float" office:value="35044">
            <text:p>35044</text:p>
          </table:table-cell>
          <table:table-cell/>
          <table:table-cell office:value-type="string">
            <text:p>0000000001_1_2014-08-31_22h00m02s.jpg</text:p>
          </table:table-cell>
          <table:table-cell office:value-type="float" office:value="35044">
            <text:p>35044</text:p>
          </table:table-cell>
          <table:table-cell table:formula="of:=IF([.C106]=&quot;&quot;;&quot;&quot;;IF([.F106]=[.C106];0;1))" office:value-type="float" office:value="0">
            <text:p>0</text:p>
          </table:table-cell>
          <table:table-cell table:formula="of:=IF([.$A106]=&quot;&quot;;&quot;&quot;;CONCATENATE(&quot;/home/fstruman/framework/ocr-meter/ocr/ocrSaintMichel1 ~/ocr-results/&quot;;[.A106];&quot; debug&quot;))" office:value-type="string" office:string-value="/home/fstruman/framework/ocr-meter/ocr/ocrSaintMichel1 ~/ocr-results/0000000001_1_2014-08-31_22h00m02s.jpg debug">
            <text:p>/home/fstruman/framework/ocr-meter/ocr/ocrSaintMichel1 ~/ocr-results/0000000001_1_2014-08-31_22h00m02s.jpg debug</text:p>
          </table:table-cell>
        </table:table-row>
        <table:table-row table:style-name="ro2">
          <table:table-cell office:value-type="string">
            <text:p>0000000001_1_2014-08-31_23h00m02s.jpg</text:p>
          </table:table-cell>
          <table:table-cell office:value-type="string">
            <text:p>eng.meter.exp105</text:p>
          </table:table-cell>
          <table:table-cell office:value-type="float" office:value="35094">
            <text:p>35094</text:p>
          </table:table-cell>
          <table:table-cell/>
          <table:table-cell office:value-type="string">
            <text:p>0000000001_1_2014-08-31_23h00m02s.jpg</text:p>
          </table:table-cell>
          <table:table-cell office:value-type="float" office:value="35094">
            <text:p>35094</text:p>
          </table:table-cell>
          <table:table-cell table:formula="of:=IF([.C107]=&quot;&quot;;&quot;&quot;;IF([.F107]=[.C107];0;1))" office:value-type="float" office:value="0">
            <text:p>0</text:p>
          </table:table-cell>
          <table:table-cell table:formula="of:=IF([.$A107]=&quot;&quot;;&quot;&quot;;CONCATENATE(&quot;/home/fstruman/framework/ocr-meter/ocr/ocrSaintMichel1 ~/ocr-results/&quot;;[.A107];&quot; debug&quot;))" office:value-type="string" office:string-value="/home/fstruman/framework/ocr-meter/ocr/ocrSaintMichel1 ~/ocr-results/0000000001_1_2014-08-31_23h00m02s.jpg debug">
            <text:p>/home/fstruman/framework/ocr-meter/ocr/ocrSaintMichel1 ~/ocr-results/0000000001_1_2014-08-31_23h00m02s.jpg debug</text:p>
          </table:table-cell>
        </table:table-row>
        <table:table-row table:style-name="ro2">
          <table:table-cell office:value-type="string">
            <text:p>0000000001_1_2014-09-01_00h00m02s.jpg</text:p>
          </table:table-cell>
          <table:table-cell office:value-type="string">
            <text:p>eng.meter.exp106</text:p>
          </table:table-cell>
          <table:table-cell office:value-type="float" office:value="35147">
            <text:p>35147</text:p>
          </table:table-cell>
          <table:table-cell/>
          <table:table-cell office:value-type="string">
            <text:p>0000000001_1_2014-09-01_00h00m02s.jpg</text:p>
          </table:table-cell>
          <table:table-cell office:value-type="float" office:value="35147">
            <text:p>35147</text:p>
          </table:table-cell>
          <table:table-cell table:formula="of:=IF([.C108]=&quot;&quot;;&quot;&quot;;IF([.F108]=[.C108];0;1))" office:value-type="float" office:value="0">
            <text:p>0</text:p>
          </table:table-cell>
          <table:table-cell table:formula="of:=IF([.$A108]=&quot;&quot;;&quot;&quot;;CONCATENATE(&quot;/home/fstruman/framework/ocr-meter/ocr/ocrSaintMichel1 ~/ocr-results/&quot;;[.A108];&quot; debug&quot;))" office:value-type="string" office:string-value="/home/fstruman/framework/ocr-meter/ocr/ocrSaintMichel1 ~/ocr-results/0000000001_1_2014-09-01_00h00m02s.jpg debug">
            <text:p>/home/fstruman/framework/ocr-meter/ocr/ocrSaintMichel1 ~/ocr-results/0000000001_1_2014-09-01_00h00m02s.jpg debug</text:p>
          </table:table-cell>
        </table:table-row>
        <table:table-row table:style-name="ro2">
          <table:table-cell office:value-type="string">
            <text:p>0000000001_1_2014-09-01_01h00m03s.jpg</text:p>
          </table:table-cell>
          <table:table-cell office:value-type="string">
            <text:p>eng.meter.exp107</text:p>
          </table:table-cell>
          <table:table-cell office:value-type="float" office:value="35193">
            <text:p>35193</text:p>
          </table:table-cell>
          <table:table-cell/>
          <table:table-cell office:value-type="string">
            <text:p>0000000001_1_2014-09-01_01h00m03s.jpg</text:p>
          </table:table-cell>
          <table:table-cell office:value-type="float" office:value="35193">
            <text:p>35193</text:p>
          </table:table-cell>
          <table:table-cell table:formula="of:=IF([.C109]=&quot;&quot;;&quot;&quot;;IF([.F109]=[.C109];0;1))" office:value-type="float" office:value="0">
            <text:p>0</text:p>
          </table:table-cell>
          <table:table-cell table:formula="of:=IF([.$A109]=&quot;&quot;;&quot;&quot;;CONCATENATE(&quot;/home/fstruman/framework/ocr-meter/ocr/ocrSaintMichel1 ~/ocr-results/&quot;;[.A109];&quot; debug&quot;))" office:value-type="string" office:string-value="/home/fstruman/framework/ocr-meter/ocr/ocrSaintMichel1 ~/ocr-results/0000000001_1_2014-09-01_01h00m03s.jpg debug">
            <text:p>/home/fstruman/framework/ocr-meter/ocr/ocrSaintMichel1 ~/ocr-results/0000000001_1_2014-09-01_01h00m03s.jpg debug</text:p>
          </table:table-cell>
        </table:table-row>
        <table:table-row table:style-name="ro2">
          <table:table-cell office:value-type="string">
            <text:p>0000000001_1_2014-09-01_02h00m02s.jpg</text:p>
          </table:table-cell>
          <table:table-cell office:value-type="string">
            <text:p>eng.meter.exp108</text:p>
          </table:table-cell>
          <table:table-cell office:value-type="float" office:value="35225">
            <text:p>35225</text:p>
          </table:table-cell>
          <table:table-cell/>
          <table:table-cell office:value-type="string">
            <text:p>0000000001_1_2014-09-01_02h00m02s.jpg</text:p>
          </table:table-cell>
          <table:table-cell office:value-type="float" office:value="35225">
            <text:p>35225</text:p>
          </table:table-cell>
          <table:table-cell table:formula="of:=IF([.C110]=&quot;&quot;;&quot;&quot;;IF([.F110]=[.C110];0;1))" office:value-type="float" office:value="0">
            <text:p>0</text:p>
          </table:table-cell>
          <table:table-cell table:formula="of:=IF([.$A110]=&quot;&quot;;&quot;&quot;;CONCATENATE(&quot;/home/fstruman/framework/ocr-meter/ocr/ocrSaintMichel1 ~/ocr-results/&quot;;[.A110];&quot; debug&quot;))" office:value-type="string" office:string-value="/home/fstruman/framework/ocr-meter/ocr/ocrSaintMichel1 ~/ocr-results/0000000001_1_2014-09-01_02h00m02s.jpg debug">
            <text:p>/home/fstruman/framework/ocr-meter/ocr/ocrSaintMichel1 ~/ocr-results/0000000001_1_2014-09-01_02h00m02s.jpg debug</text:p>
          </table:table-cell>
        </table:table-row>
        <table:table-row table:style-name="ro2">
          <table:table-cell office:value-type="string">
            <text:p>0000000001_1_2014-09-01_03h00m02s.jpg</text:p>
          </table:table-cell>
          <table:table-cell office:value-type="string">
            <text:p>eng.meter.exp109</text:p>
          </table:table-cell>
          <table:table-cell office:value-type="float" office:value="35258">
            <text:p>35258</text:p>
          </table:table-cell>
          <table:table-cell/>
          <table:table-cell office:value-type="string">
            <text:p>0000000001_1_2014-09-01_03h00m02s.jpg</text:p>
          </table:table-cell>
          <table:table-cell office:value-type="float" office:value="35258">
            <text:p>35258</text:p>
          </table:table-cell>
          <table:table-cell table:formula="of:=IF([.C111]=&quot;&quot;;&quot;&quot;;IF([.F111]=[.C111];0;1))" office:value-type="float" office:value="0">
            <text:p>0</text:p>
          </table:table-cell>
          <table:table-cell table:formula="of:=IF([.$A111]=&quot;&quot;;&quot;&quot;;CONCATENATE(&quot;/home/fstruman/framework/ocr-meter/ocr/ocrSaintMichel1 ~/ocr-results/&quot;;[.A111];&quot; debug&quot;))" office:value-type="string" office:string-value="/home/fstruman/framework/ocr-meter/ocr/ocrSaintMichel1 ~/ocr-results/0000000001_1_2014-09-01_03h00m02s.jpg debug">
            <text:p>/home/fstruman/framework/ocr-meter/ocr/ocrSaintMichel1 ~/ocr-results/0000000001_1_2014-09-01_03h00m02s.jpg debug</text:p>
          </table:table-cell>
        </table:table-row>
        <table:table-row table:style-name="ro2">
          <table:table-cell office:value-type="string">
            <text:p>0000000001_1_2014-09-01_04h00m02s.jpg</text:p>
          </table:table-cell>
          <table:table-cell office:value-type="string">
            <text:p>eng.meter.exp110</text:p>
          </table:table-cell>
          <table:table-cell office:value-type="float" office:value="35288">
            <text:p>35288</text:p>
          </table:table-cell>
          <table:table-cell/>
          <table:table-cell office:value-type="string">
            <text:p>0000000001_1_2014-09-01_04h00m02s.jpg</text:p>
          </table:table-cell>
          <table:table-cell office:value-type="float" office:value="35288">
            <text:p>35288</text:p>
          </table:table-cell>
          <table:table-cell table:formula="of:=IF([.C112]=&quot;&quot;;&quot;&quot;;IF([.F112]=[.C112];0;1))" office:value-type="float" office:value="0">
            <text:p>0</text:p>
          </table:table-cell>
          <table:table-cell table:formula="of:=IF([.$A112]=&quot;&quot;;&quot;&quot;;CONCATENATE(&quot;/home/fstruman/framework/ocr-meter/ocr/ocrSaintMichel1 ~/ocr-results/&quot;;[.A112];&quot; debug&quot;))" office:value-type="string" office:string-value="/home/fstruman/framework/ocr-meter/ocr/ocrSaintMichel1 ~/ocr-results/0000000001_1_2014-09-01_04h00m02s.jpg debug">
            <text:p>/home/fstruman/framework/ocr-meter/ocr/ocrSaintMichel1 ~/ocr-results/0000000001_1_2014-09-01_04h00m02s.jpg debug</text:p>
          </table:table-cell>
        </table:table-row>
        <table:table-row table:style-name="ro2">
          <table:table-cell office:value-type="string">
            <text:p>0000000001_1_2014-09-01_05h00m02s.jpg</text:p>
          </table:table-cell>
          <table:table-cell office:value-type="string">
            <text:p>eng.meter.exp111</text:p>
          </table:table-cell>
          <table:table-cell office:value-type="float" office:value="35313">
            <text:p>35313</text:p>
          </table:table-cell>
          <table:table-cell/>
          <table:table-cell office:value-type="string">
            <text:p>0000000001_1_2014-09-01_05h00m02s.jpg</text:p>
          </table:table-cell>
          <table:table-cell office:value-type="float" office:value="35313">
            <text:p>35313</text:p>
          </table:table-cell>
          <table:table-cell table:formula="of:=IF([.C113]=&quot;&quot;;&quot;&quot;;IF([.F113]=[.C113];0;1))" office:value-type="float" office:value="0">
            <text:p>0</text:p>
          </table:table-cell>
          <table:table-cell table:formula="of:=IF([.$A113]=&quot;&quot;;&quot;&quot;;CONCATENATE(&quot;/home/fstruman/framework/ocr-meter/ocr/ocrSaintMichel1 ~/ocr-results/&quot;;[.A113];&quot; debug&quot;))" office:value-type="string" office:string-value="/home/fstruman/framework/ocr-meter/ocr/ocrSaintMichel1 ~/ocr-results/0000000001_1_2014-09-01_05h00m02s.jpg debug">
            <text:p>/home/fstruman/framework/ocr-meter/ocr/ocrSaintMichel1 ~/ocr-results/0000000001_1_2014-09-01_05h00m02s.jpg debug</text:p>
          </table:table-cell>
        </table:table-row>
        <table:table-row table:style-name="ro2">
          <table:table-cell office:value-type="string">
            <text:p>0000000001_1_2014-09-01_06h00m02s.jpg</text:p>
          </table:table-cell>
          <table:table-cell office:value-type="string">
            <text:p>eng.meter.exp112</text:p>
          </table:table-cell>
          <table:table-cell office:value-type="float" office:value="35346">
            <text:p>35346</text:p>
          </table:table-cell>
          <table:table-cell/>
          <table:table-cell office:value-type="string">
            <text:p>0000000001_1_2014-09-01_06h00m02s.jpg</text:p>
          </table:table-cell>
          <table:table-cell office:value-type="float" office:value="35346">
            <text:p>35346</text:p>
          </table:table-cell>
          <table:table-cell table:formula="of:=IF([.C114]=&quot;&quot;;&quot;&quot;;IF([.F114]=[.C114];0;1))" office:value-type="float" office:value="0">
            <text:p>0</text:p>
          </table:table-cell>
          <table:table-cell table:formula="of:=IF([.$A114]=&quot;&quot;;&quot;&quot;;CONCATENATE(&quot;/home/fstruman/framework/ocr-meter/ocr/ocrSaintMichel1 ~/ocr-results/&quot;;[.A114];&quot; debug&quot;))" office:value-type="string" office:string-value="/home/fstruman/framework/ocr-meter/ocr/ocrSaintMichel1 ~/ocr-results/0000000001_1_2014-09-01_06h00m02s.jpg debug">
            <text:p>/home/fstruman/framework/ocr-meter/ocr/ocrSaintMichel1 ~/ocr-results/0000000001_1_2014-09-01_06h00m02s.jpg debug</text:p>
          </table:table-cell>
        </table:table-row>
        <table:table-row table:style-name="ro2">
          <table:table-cell office:value-type="string">
            <text:p>0000000001_1_2014-09-01_07h00m03s.jpg</text:p>
          </table:table-cell>
          <table:table-cell office:value-type="string">
            <text:p>eng.meter.exp113</text:p>
          </table:table-cell>
          <table:table-cell office:value-type="float" office:value="35378">
            <text:p>35378</text:p>
          </table:table-cell>
          <table:table-cell/>
          <table:table-cell office:value-type="string">
            <text:p>0000000001_1_2014-09-01_07h00m03s.jpg</text:p>
          </table:table-cell>
          <table:table-cell office:value-type="float" office:value="35378">
            <text:p>35378</text:p>
          </table:table-cell>
          <table:table-cell table:formula="of:=IF([.C115]=&quot;&quot;;&quot;&quot;;IF([.F115]=[.C115];0;1))" office:value-type="float" office:value="0">
            <text:p>0</text:p>
          </table:table-cell>
          <table:table-cell table:formula="of:=IF([.$A115]=&quot;&quot;;&quot;&quot;;CONCATENATE(&quot;/home/fstruman/framework/ocr-meter/ocr/ocrSaintMichel1 ~/ocr-results/&quot;;[.A115];&quot; debug&quot;))" office:value-type="string" office:string-value="/home/fstruman/framework/ocr-meter/ocr/ocrSaintMichel1 ~/ocr-results/0000000001_1_2014-09-01_07h00m03s.jpg debug">
            <text:p>/home/fstruman/framework/ocr-meter/ocr/ocrSaintMichel1 ~/ocr-results/0000000001_1_2014-09-01_07h00m03s.jpg debug</text:p>
          </table:table-cell>
        </table:table-row>
        <table:table-row table:style-name="ro2">
          <table:table-cell office:value-type="string">
            <text:p>0000000001_1_2014-09-01_08h00m02s.jpg</text:p>
          </table:table-cell>
          <table:table-cell office:value-type="string">
            <text:p>eng.meter.exp114</text:p>
          </table:table-cell>
          <table:table-cell office:value-type="float" office:value="35417">
            <text:p>35417</text:p>
          </table:table-cell>
          <table:table-cell/>
          <table:table-cell office:value-type="string">
            <text:p>0000000001_1_2014-09-01_08h00m02s.jpg</text:p>
          </table:table-cell>
          <table:table-cell office:value-type="float" office:value="35417">
            <text:p>35417</text:p>
          </table:table-cell>
          <table:table-cell table:formula="of:=IF([.C116]=&quot;&quot;;&quot;&quot;;IF([.F116]=[.C116];0;1))" office:value-type="float" office:value="0">
            <text:p>0</text:p>
          </table:table-cell>
          <table:table-cell table:formula="of:=IF([.$A116]=&quot;&quot;;&quot;&quot;;CONCATENATE(&quot;/home/fstruman/framework/ocr-meter/ocr/ocrSaintMichel1 ~/ocr-results/&quot;;[.A116];&quot; debug&quot;))" office:value-type="string" office:string-value="/home/fstruman/framework/ocr-meter/ocr/ocrSaintMichel1 ~/ocr-results/0000000001_1_2014-09-01_08h00m02s.jpg debug">
            <text:p>/home/fstruman/framework/ocr-meter/ocr/ocrSaintMichel1 ~/ocr-results/0000000001_1_2014-09-01_08h00m02s.jpg debug</text:p>
          </table:table-cell>
        </table:table-row>
        <table:table-row table:style-name="ro2">
          <table:table-cell office:value-type="string">
            <text:p>0000000001_1_2014-09-01_09h00m02s.jpg</text:p>
          </table:table-cell>
          <table:table-cell office:value-type="string">
            <text:p>eng.meter.exp115</text:p>
          </table:table-cell>
          <table:table-cell office:value-type="float" office:value="35456">
            <text:p>35456</text:p>
          </table:table-cell>
          <table:table-cell/>
          <table:table-cell office:value-type="string">
            <text:p>0000000001_1_2014-09-01_09h00m02s.jpg</text:p>
          </table:table-cell>
          <table:table-cell office:value-type="float" office:value="35456">
            <text:p>35456</text:p>
          </table:table-cell>
          <table:table-cell table:formula="of:=IF([.C117]=&quot;&quot;;&quot;&quot;;IF([.F117]=[.C117];0;1))" office:value-type="float" office:value="0">
            <text:p>0</text:p>
          </table:table-cell>
          <table:table-cell table:formula="of:=IF([.$A117]=&quot;&quot;;&quot;&quot;;CONCATENATE(&quot;/home/fstruman/framework/ocr-meter/ocr/ocrSaintMichel1 ~/ocr-results/&quot;;[.A117];&quot; debug&quot;))" office:value-type="string" office:string-value="/home/fstruman/framework/ocr-meter/ocr/ocrSaintMichel1 ~/ocr-results/0000000001_1_2014-09-01_09h00m02s.jpg debug">
            <text:p>/home/fstruman/framework/ocr-meter/ocr/ocrSaintMichel1 ~/ocr-results/0000000001_1_2014-09-01_09h00m02s.jpg debug</text:p>
          </table:table-cell>
        </table:table-row>
        <table:table-row table:style-name="ro2">
          <table:table-cell office:value-type="string">
            <text:p>0000000001_1_2014-09-01_10h00m02s.jpg</text:p>
          </table:table-cell>
          <table:table-cell office:value-type="string">
            <text:p>eng.meter.exp116</text:p>
          </table:table-cell>
          <table:table-cell office:value-type="float" office:value="35500">
            <text:p>35500</text:p>
          </table:table-cell>
          <table:table-cell/>
          <table:table-cell office:value-type="string">
            <text:p>0000000001_1_2014-09-01_10h00m02s.jpg</text:p>
          </table:table-cell>
          <table:table-cell office:value-type="float" office:value="35500">
            <text:p>35500</text:p>
          </table:table-cell>
          <table:table-cell table:formula="of:=IF([.C118]=&quot;&quot;;&quot;&quot;;IF([.F118]=[.C118];0;1))" office:value-type="float" office:value="0">
            <text:p>0</text:p>
          </table:table-cell>
          <table:table-cell table:formula="of:=IF([.$A118]=&quot;&quot;;&quot;&quot;;CONCATENATE(&quot;/home/fstruman/framework/ocr-meter/ocr/ocrSaintMichel1 ~/ocr-results/&quot;;[.A118];&quot; debug&quot;))" office:value-type="string" office:string-value="/home/fstruman/framework/ocr-meter/ocr/ocrSaintMichel1 ~/ocr-results/0000000001_1_2014-09-01_10h00m02s.jpg debug">
            <text:p>/home/fstruman/framework/ocr-meter/ocr/ocrSaintMichel1 ~/ocr-results/0000000001_1_2014-09-01_10h00m02s.jpg debug</text:p>
          </table:table-cell>
        </table:table-row>
        <table:table-row table:style-name="ro2">
          <table:table-cell office:value-type="string">
            <text:p>0000000001_1_2014-09-01_11h00m02s.jpg</text:p>
          </table:table-cell>
          <table:table-cell office:value-type="string">
            <text:p>eng.meter.exp117</text:p>
          </table:table-cell>
          <table:table-cell office:value-type="float" office:value="35532">
            <text:p>35532</text:p>
          </table:table-cell>
          <table:table-cell/>
          <table:table-cell office:value-type="string">
            <text:p>0000000001_1_2014-09-01_11h00m02s.jpg</text:p>
          </table:table-cell>
          <table:table-cell office:value-type="float" office:value="35532">
            <text:p>35532</text:p>
          </table:table-cell>
          <table:table-cell table:formula="of:=IF([.C119]=&quot;&quot;;&quot;&quot;;IF([.F119]=[.C119];0;1))" office:value-type="float" office:value="0">
            <text:p>0</text:p>
          </table:table-cell>
          <table:table-cell table:formula="of:=IF([.$A119]=&quot;&quot;;&quot;&quot;;CONCATENATE(&quot;/home/fstruman/framework/ocr-meter/ocr/ocrSaintMichel1 ~/ocr-results/&quot;;[.A119];&quot; debug&quot;))" office:value-type="string" office:string-value="/home/fstruman/framework/ocr-meter/ocr/ocrSaintMichel1 ~/ocr-results/0000000001_1_2014-09-01_11h00m02s.jpg debug">
            <text:p>/home/fstruman/framework/ocr-meter/ocr/ocrSaintMichel1 ~/ocr-results/0000000001_1_2014-09-01_11h00m02s.jpg debug</text:p>
          </table:table-cell>
        </table:table-row>
        <table:table-row table:style-name="ro2">
          <table:table-cell office:value-type="string">
            <text:p>0000000001_1_2014-09-01_12h00m03s.jpg</text:p>
          </table:table-cell>
          <table:table-cell office:value-type="string">
            <text:p>eng.meter.exp118</text:p>
          </table:table-cell>
          <table:table-cell office:value-type="float" office:value="35571">
            <text:p>35571</text:p>
          </table:table-cell>
          <table:table-cell/>
          <table:table-cell office:value-type="string">
            <text:p>0000000001_1_2014-09-01_12h00m03s.jpg</text:p>
          </table:table-cell>
          <table:table-cell office:value-type="float" office:value="35571">
            <text:p>35571</text:p>
          </table:table-cell>
          <table:table-cell table:formula="of:=IF([.C120]=&quot;&quot;;&quot;&quot;;IF([.F120]=[.C120];0;1))" office:value-type="float" office:value="0">
            <text:p>0</text:p>
          </table:table-cell>
          <table:table-cell table:formula="of:=IF([.$A120]=&quot;&quot;;&quot;&quot;;CONCATENATE(&quot;/home/fstruman/framework/ocr-meter/ocr/ocrSaintMichel1 ~/ocr-results/&quot;;[.A120];&quot; debug&quot;))" office:value-type="string" office:string-value="/home/fstruman/framework/ocr-meter/ocr/ocrSaintMichel1 ~/ocr-results/0000000001_1_2014-09-01_12h00m03s.jpg debug">
            <text:p>/home/fstruman/framework/ocr-meter/ocr/ocrSaintMichel1 ~/ocr-results/0000000001_1_2014-09-01_12h00m03s.jpg debug</text:p>
          </table:table-cell>
        </table:table-row>
        <table:table-row table:style-name="ro2">
          <table:table-cell office:value-type="string">
            <text:p>0000000001_1_2014-09-01_13h00m02s.jpg</text:p>
          </table:table-cell>
          <table:table-cell office:value-type="string">
            <text:p>eng.meter.exp119</text:p>
          </table:table-cell>
          <table:table-cell office:value-type="float" office:value="35616">
            <text:p>35616</text:p>
          </table:table-cell>
          <table:table-cell/>
          <table:table-cell office:value-type="string">
            <text:p>0000000001_1_2014-09-01_13h00m02s.jpg</text:p>
          </table:table-cell>
          <table:table-cell office:value-type="float" office:value="35616">
            <text:p>35616</text:p>
          </table:table-cell>
          <table:table-cell table:formula="of:=IF([.C121]=&quot;&quot;;&quot;&quot;;IF([.F121]=[.C121];0;1))" office:value-type="float" office:value="0">
            <text:p>0</text:p>
          </table:table-cell>
          <table:table-cell table:formula="of:=IF([.$A121]=&quot;&quot;;&quot;&quot;;CONCATENATE(&quot;/home/fstruman/framework/ocr-meter/ocr/ocrSaintMichel1 ~/ocr-results/&quot;;[.A121];&quot; debug&quot;))" office:value-type="string" office:string-value="/home/fstruman/framework/ocr-meter/ocr/ocrSaintMichel1 ~/ocr-results/0000000001_1_2014-09-01_13h00m02s.jpg debug">
            <text:p>/home/fstruman/framework/ocr-meter/ocr/ocrSaintMichel1 ~/ocr-results/0000000001_1_2014-09-01_13h00m02s.jpg debug</text:p>
          </table:table-cell>
        </table:table-row>
        <table:table-row table:style-name="ro2">
          <table:table-cell office:value-type="string">
            <text:p>0000000001_1_2014-09-01_14h00m03s.jpg</text:p>
          </table:table-cell>
          <table:table-cell office:value-type="string">
            <text:p>eng.meter.exp120</text:p>
          </table:table-cell>
          <table:table-cell office:value-type="float" office:value="35658">
            <text:p>35658</text:p>
          </table:table-cell>
          <table:table-cell/>
          <table:table-cell office:value-type="string">
            <text:p>0000000001_1_2014-09-01_14h00m03s.jpg</text:p>
          </table:table-cell>
          <table:table-cell office:value-type="float" office:value="35658">
            <text:p>35658</text:p>
          </table:table-cell>
          <table:table-cell table:formula="of:=IF([.C122]=&quot;&quot;;&quot;&quot;;IF([.F122]=[.C122];0;1))" office:value-type="float" office:value="0">
            <text:p>0</text:p>
          </table:table-cell>
          <table:table-cell table:formula="of:=IF([.$A122]=&quot;&quot;;&quot;&quot;;CONCATENATE(&quot;/home/fstruman/framework/ocr-meter/ocr/ocrSaintMichel1 ~/ocr-results/&quot;;[.A122];&quot; debug&quot;))" office:value-type="string" office:string-value="/home/fstruman/framework/ocr-meter/ocr/ocrSaintMichel1 ~/ocr-results/0000000001_1_2014-09-01_14h00m03s.jpg debug">
            <text:p>/home/fstruman/framework/ocr-meter/ocr/ocrSaintMichel1 ~/ocr-results/0000000001_1_2014-09-01_14h00m03s.jpg debug</text:p>
          </table:table-cell>
        </table:table-row>
        <table:table-row table:style-name="ro2">
          <table:table-cell office:value-type="string">
            <text:p>0000000001_1_2014-09-01_15h00m02s.jpg</text:p>
          </table:table-cell>
          <table:table-cell office:value-type="string">
            <text:p>eng.meter.exp121</text:p>
          </table:table-cell>
          <table:table-cell office:value-type="float" office:value="35698">
            <text:p>35698</text:p>
          </table:table-cell>
          <table:table-cell/>
          <table:table-cell office:value-type="string">
            <text:p>0000000001_1_2014-09-01_15h00m02s.jpg</text:p>
          </table:table-cell>
          <table:table-cell office:value-type="float" office:value="35698">
            <text:p>35698</text:p>
          </table:table-cell>
          <table:table-cell table:formula="of:=IF([.C123]=&quot;&quot;;&quot;&quot;;IF([.F123]=[.C123];0;1))" office:value-type="float" office:value="0">
            <text:p>0</text:p>
          </table:table-cell>
          <table:table-cell table:formula="of:=IF([.$A123]=&quot;&quot;;&quot;&quot;;CONCATENATE(&quot;/home/fstruman/framework/ocr-meter/ocr/ocrSaintMichel1 ~/ocr-results/&quot;;[.A123];&quot; debug&quot;))" office:value-type="string" office:string-value="/home/fstruman/framework/ocr-meter/ocr/ocrSaintMichel1 ~/ocr-results/0000000001_1_2014-09-01_15h00m02s.jpg debug">
            <text:p>/home/fstruman/framework/ocr-meter/ocr/ocrSaintMichel1 ~/ocr-results/0000000001_1_2014-09-01_15h00m02s.jpg debug</text:p>
          </table:table-cell>
        </table:table-row>
        <table:table-row table:style-name="ro2">
          <table:table-cell office:value-type="string">
            <text:p>0000000001_1_2014-09-01_16h00m02s.jpg</text:p>
          </table:table-cell>
          <table:table-cell office:value-type="string">
            <text:p>eng.meter.exp122</text:p>
          </table:table-cell>
          <table:table-cell office:value-type="float" office:value="35741">
            <text:p>35741</text:p>
          </table:table-cell>
          <table:table-cell/>
          <table:table-cell office:value-type="string">
            <text:p>0000000001_1_2014-09-01_16h00m02s.jpg</text:p>
          </table:table-cell>
          <table:table-cell office:value-type="float" office:value="35741">
            <text:p>35741</text:p>
          </table:table-cell>
          <table:table-cell table:formula="of:=IF([.C124]=&quot;&quot;;&quot;&quot;;IF([.F124]=[.C124];0;1))" office:value-type="float" office:value="0">
            <text:p>0</text:p>
          </table:table-cell>
          <table:table-cell table:formula="of:=IF([.$A124]=&quot;&quot;;&quot;&quot;;CONCATENATE(&quot;/home/fstruman/framework/ocr-meter/ocr/ocrSaintMichel1 ~/ocr-results/&quot;;[.A124];&quot; debug&quot;))" office:value-type="string" office:string-value="/home/fstruman/framework/ocr-meter/ocr/ocrSaintMichel1 ~/ocr-results/0000000001_1_2014-09-01_16h00m02s.jpg debug">
            <text:p>/home/fstruman/framework/ocr-meter/ocr/ocrSaintMichel1 ~/ocr-results/0000000001_1_2014-09-01_16h00m02s.jpg debug</text:p>
          </table:table-cell>
        </table:table-row>
        <table:table-row table:style-name="ro2">
          <table:table-cell office:value-type="string">
            <text:p>0000000001_1_2014-09-01_17h00m02s.jpg</text:p>
          </table:table-cell>
          <table:table-cell office:value-type="string">
            <text:p>eng.meter.exp123</text:p>
          </table:table-cell>
          <table:table-cell office:value-type="float" office:value="35785">
            <text:p>35785</text:p>
          </table:table-cell>
          <table:table-cell/>
          <table:table-cell office:value-type="string">
            <text:p>0000000001_1_2014-09-01_17h00m02s.jpg</text:p>
          </table:table-cell>
          <table:table-cell office:value-type="float" office:value="35785">
            <text:p>35785</text:p>
          </table:table-cell>
          <table:table-cell table:formula="of:=IF([.C125]=&quot;&quot;;&quot;&quot;;IF([.F125]=[.C125];0;1))" office:value-type="float" office:value="0">
            <text:p>0</text:p>
          </table:table-cell>
          <table:table-cell table:formula="of:=IF([.$A125]=&quot;&quot;;&quot;&quot;;CONCATENATE(&quot;/home/fstruman/framework/ocr-meter/ocr/ocrSaintMichel1 ~/ocr-results/&quot;;[.A125];&quot; debug&quot;))" office:value-type="string" office:string-value="/home/fstruman/framework/ocr-meter/ocr/ocrSaintMichel1 ~/ocr-results/0000000001_1_2014-09-01_17h00m02s.jpg debug">
            <text:p>/home/fstruman/framework/ocr-meter/ocr/ocrSaintMichel1 ~/ocr-results/0000000001_1_2014-09-01_17h00m02s.jpg debug</text:p>
          </table:table-cell>
        </table:table-row>
        <table:table-row table:style-name="ro2">
          <table:table-cell office:value-type="string">
            <text:p>0000000001_1_2014-09-01_18h00m02s.jpg</text:p>
          </table:table-cell>
          <table:table-cell office:value-type="string">
            <text:p>eng.meter.exp124</text:p>
          </table:table-cell>
          <table:table-cell office:value-type="float" office:value="35821">
            <text:p>35821</text:p>
          </table:table-cell>
          <table:table-cell/>
          <table:table-cell office:value-type="string">
            <text:p>0000000001_1_2014-09-01_18h00m02s.jpg</text:p>
          </table:table-cell>
          <table:table-cell office:value-type="float" office:value="35821">
            <text:p>35821</text:p>
          </table:table-cell>
          <table:table-cell table:formula="of:=IF([.C126]=&quot;&quot;;&quot;&quot;;IF([.F126]=[.C126];0;1))" office:value-type="float" office:value="0">
            <text:p>0</text:p>
          </table:table-cell>
          <table:table-cell table:formula="of:=IF([.$A126]=&quot;&quot;;&quot;&quot;;CONCATENATE(&quot;/home/fstruman/framework/ocr-meter/ocr/ocrSaintMichel1 ~/ocr-results/&quot;;[.A126];&quot; debug&quot;))" office:value-type="string" office:string-value="/home/fstruman/framework/ocr-meter/ocr/ocrSaintMichel1 ~/ocr-results/0000000001_1_2014-09-01_18h00m02s.jpg debug">
            <text:p>/home/fstruman/framework/ocr-meter/ocr/ocrSaintMichel1 ~/ocr-results/0000000001_1_2014-09-01_18h00m02s.jpg debug</text:p>
          </table:table-cell>
        </table:table-row>
        <table:table-row table:style-name="ro2">
          <table:table-cell office:value-type="string">
            <text:p>0000000001_1_2014-09-01_19h00m03s.jpg</text:p>
          </table:table-cell>
          <table:table-cell office:value-type="string">
            <text:p>eng.meter.exp125</text:p>
          </table:table-cell>
          <table:table-cell office:value-type="float" office:value="35847">
            <text:p>35847</text:p>
          </table:table-cell>
          <table:table-cell/>
          <table:table-cell office:value-type="string">
            <text:p>0000000001_1_2014-09-01_19h00m03s.jpg</text:p>
          </table:table-cell>
          <table:table-cell office:value-type="float" office:value="35847">
            <text:p>35847</text:p>
          </table:table-cell>
          <table:table-cell table:formula="of:=IF([.C127]=&quot;&quot;;&quot;&quot;;IF([.F127]=[.C127];0;1))" office:value-type="float" office:value="0">
            <text:p>0</text:p>
          </table:table-cell>
          <table:table-cell table:formula="of:=IF([.$A127]=&quot;&quot;;&quot;&quot;;CONCATENATE(&quot;/home/fstruman/framework/ocr-meter/ocr/ocrSaintMichel1 ~/ocr-results/&quot;;[.A127];&quot; debug&quot;))" office:value-type="string" office:string-value="/home/fstruman/framework/ocr-meter/ocr/ocrSaintMichel1 ~/ocr-results/0000000001_1_2014-09-01_19h00m03s.jpg debug">
            <text:p>/home/fstruman/framework/ocr-meter/ocr/ocrSaintMichel1 ~/ocr-results/0000000001_1_2014-09-01_19h00m03s.jpg debug</text:p>
          </table:table-cell>
        </table:table-row>
        <table:table-row table:style-name="ro2">
          <table:table-cell office:value-type="string">
            <text:p>0000000001_1_2014-09-01_20h00m02s.jpg</text:p>
          </table:table-cell>
          <table:table-cell office:value-type="string">
            <text:p>eng.meter.exp126</text:p>
          </table:table-cell>
          <table:table-cell office:value-type="float" office:value="35872">
            <text:p>35872</text:p>
          </table:table-cell>
          <table:table-cell/>
          <table:table-cell office:value-type="string">
            <text:p>0000000001_1_2014-09-01_20h00m02s.jpg</text:p>
          </table:table-cell>
          <table:table-cell office:value-type="float" office:value="35872">
            <text:p>35872</text:p>
          </table:table-cell>
          <table:table-cell table:formula="of:=IF([.C128]=&quot;&quot;;&quot;&quot;;IF([.F128]=[.C128];0;1))" office:value-type="float" office:value="0">
            <text:p>0</text:p>
          </table:table-cell>
          <table:table-cell table:formula="of:=IF([.$A128]=&quot;&quot;;&quot;&quot;;CONCATENATE(&quot;/home/fstruman/framework/ocr-meter/ocr/ocrSaintMichel1 ~/ocr-results/&quot;;[.A128];&quot; debug&quot;))" office:value-type="string" office:string-value="/home/fstruman/framework/ocr-meter/ocr/ocrSaintMichel1 ~/ocr-results/0000000001_1_2014-09-01_20h00m02s.jpg debug">
            <text:p>/home/fstruman/framework/ocr-meter/ocr/ocrSaintMichel1 ~/ocr-results/0000000001_1_2014-09-01_20h00m02s.jpg debug</text:p>
          </table:table-cell>
        </table:table-row>
        <table:table-row table:style-name="ro2">
          <table:table-cell office:value-type="string">
            <text:p>0000000001_1_2014-09-01_21h00m02s.jpg</text:p>
          </table:table-cell>
          <table:table-cell office:value-type="string">
            <text:p>eng.meter.exp127</text:p>
          </table:table-cell>
          <table:table-cell office:value-type="float" office:value="35911">
            <text:p>35911</text:p>
          </table:table-cell>
          <table:table-cell/>
          <table:table-cell office:value-type="string">
            <text:p>0000000001_1_2014-09-01_21h00m02s.jpg</text:p>
          </table:table-cell>
          <table:table-cell office:value-type="float" office:value="35911">
            <text:p>35911</text:p>
          </table:table-cell>
          <table:table-cell table:formula="of:=IF([.C129]=&quot;&quot;;&quot;&quot;;IF([.F129]=[.C129];0;1))" office:value-type="float" office:value="0">
            <text:p>0</text:p>
          </table:table-cell>
          <table:table-cell table:formula="of:=IF([.$A129]=&quot;&quot;;&quot;&quot;;CONCATENATE(&quot;/home/fstruman/framework/ocr-meter/ocr/ocrSaintMichel1 ~/ocr-results/&quot;;[.A129];&quot; debug&quot;))" office:value-type="string" office:string-value="/home/fstruman/framework/ocr-meter/ocr/ocrSaintMichel1 ~/ocr-results/0000000001_1_2014-09-01_21h00m02s.jpg debug">
            <text:p>/home/fstruman/framework/ocr-meter/ocr/ocrSaintMichel1 ~/ocr-results/0000000001_1_2014-09-01_21h00m02s.jpg debug</text:p>
          </table:table-cell>
        </table:table-row>
        <table:table-row table:style-name="ro2">
          <table:table-cell office:value-type="string">
            <text:p>0000000001_1_2014-09-01_22h00m02s.jpg</text:p>
          </table:table-cell>
          <table:table-cell office:value-type="string">
            <text:p>eng.meter.exp128</text:p>
          </table:table-cell>
          <table:table-cell office:value-type="float" office:value="35955">
            <text:p>35955</text:p>
          </table:table-cell>
          <table:table-cell/>
          <table:table-cell office:value-type="string">
            <text:p>0000000001_1_2014-09-01_22h00m02s.jpg</text:p>
          </table:table-cell>
          <table:table-cell office:value-type="float" office:value="35955">
            <text:p>35955</text:p>
          </table:table-cell>
          <table:table-cell table:formula="of:=IF([.C130]=&quot;&quot;;&quot;&quot;;IF([.F130]=[.C130];0;1))" office:value-type="float" office:value="0">
            <text:p>0</text:p>
          </table:table-cell>
          <table:table-cell table:formula="of:=IF([.$A130]=&quot;&quot;;&quot;&quot;;CONCATENATE(&quot;/home/fstruman/framework/ocr-meter/ocr/ocrSaintMichel1 ~/ocr-results/&quot;;[.A130];&quot; debug&quot;))" office:value-type="string" office:string-value="/home/fstruman/framework/ocr-meter/ocr/ocrSaintMichel1 ~/ocr-results/0000000001_1_2014-09-01_22h00m02s.jpg debug">
            <text:p>/home/fstruman/framework/ocr-meter/ocr/ocrSaintMichel1 ~/ocr-results/0000000001_1_2014-09-01_22h00m02s.jpg debug</text:p>
          </table:table-cell>
        </table:table-row>
        <table:table-row table:style-name="ro2">
          <table:table-cell office:value-type="string">
            <text:p>0000000001_1_2014-09-01_23h00m03s.jpg</text:p>
          </table:table-cell>
          <table:table-cell office:value-type="string">
            <text:p>eng.meter.exp129</text:p>
          </table:table-cell>
          <table:table-cell office:value-type="float" office:value="36008">
            <text:p>36008</text:p>
          </table:table-cell>
          <table:table-cell/>
          <table:table-cell office:value-type="string">
            <text:p>0000000001_1_2014-09-01_23h00m03s.jpg</text:p>
          </table:table-cell>
          <table:table-cell office:value-type="float" office:value="36008">
            <text:p>36008</text:p>
          </table:table-cell>
          <table:table-cell table:formula="of:=IF([.C131]=&quot;&quot;;&quot;&quot;;IF([.F131]=[.C131];0;1))" office:value-type="float" office:value="0">
            <text:p>0</text:p>
          </table:table-cell>
          <table:table-cell table:formula="of:=IF([.$A131]=&quot;&quot;;&quot;&quot;;CONCATENATE(&quot;/home/fstruman/framework/ocr-meter/ocr/ocrSaintMichel1 ~/ocr-results/&quot;;[.A131];&quot; debug&quot;))" office:value-type="string" office:string-value="/home/fstruman/framework/ocr-meter/ocr/ocrSaintMichel1 ~/ocr-results/0000000001_1_2014-09-01_23h00m03s.jpg debug">
            <text:p>/home/fstruman/framework/ocr-meter/ocr/ocrSaintMichel1 ~/ocr-results/0000000001_1_2014-09-01_23h00m03s.jpg debug</text:p>
          </table:table-cell>
        </table:table-row>
        <table:table-row table:style-name="ro2">
          <table:table-cell office:value-type="string">
            <text:p>0000000001_1_2014-09-02_00h00m02s.jpg</text:p>
          </table:table-cell>
          <table:table-cell office:value-type="string">
            <text:p>eng.meter.exp130</text:p>
          </table:table-cell>
          <table:table-cell office:value-type="float" office:value="36046">
            <text:p>36046</text:p>
          </table:table-cell>
          <table:table-cell/>
          <table:table-cell office:value-type="string">
            <text:p>0000000001_1_2014-09-02_00h00m02s.jpg</text:p>
          </table:table-cell>
          <table:table-cell office:value-type="float" office:value="36046">
            <text:p>36046</text:p>
          </table:table-cell>
          <table:table-cell table:formula="of:=IF([.C132]=&quot;&quot;;&quot;&quot;;IF([.F132]=[.C132];0;1))" office:value-type="float" office:value="0">
            <text:p>0</text:p>
          </table:table-cell>
          <table:table-cell table:formula="of:=IF([.$A132]=&quot;&quot;;&quot;&quot;;CONCATENATE(&quot;/home/fstruman/framework/ocr-meter/ocr/ocrSaintMichel1 ~/ocr-results/&quot;;[.A132];&quot; debug&quot;))" office:value-type="string" office:string-value="/home/fstruman/framework/ocr-meter/ocr/ocrSaintMichel1 ~/ocr-results/0000000001_1_2014-09-02_00h00m02s.jpg debug">
            <text:p>/home/fstruman/framework/ocr-meter/ocr/ocrSaintMichel1 ~/ocr-results/0000000001_1_2014-09-02_00h00m02s.jpg debug</text:p>
          </table:table-cell>
        </table:table-row>
        <table:table-row table:style-name="ro2">
          <table:table-cell office:value-type="string">
            <text:p>0000000001_1_2014-09-02_01h00m02s.jpg</text:p>
          </table:table-cell>
          <table:table-cell office:value-type="string">
            <text:p>eng.meter.exp131</text:p>
          </table:table-cell>
          <table:table-cell office:value-type="float" office:value="36082">
            <text:p>36082</text:p>
          </table:table-cell>
          <table:table-cell/>
          <table:table-cell office:value-type="string">
            <text:p>0000000001_1_2014-09-02_01h00m02s.jpg</text:p>
          </table:table-cell>
          <table:table-cell office:value-type="float" office:value="36082">
            <text:p>36082</text:p>
          </table:table-cell>
          <table:table-cell table:formula="of:=IF([.C133]=&quot;&quot;;&quot;&quot;;IF([.F133]=[.C133];0;1))" office:value-type="float" office:value="0">
            <text:p>0</text:p>
          </table:table-cell>
          <table:table-cell table:formula="of:=IF([.$A133]=&quot;&quot;;&quot;&quot;;CONCATENATE(&quot;/home/fstruman/framework/ocr-meter/ocr/ocrSaintMichel1 ~/ocr-results/&quot;;[.A133];&quot; debug&quot;))" office:value-type="string" office:string-value="/home/fstruman/framework/ocr-meter/ocr/ocrSaintMichel1 ~/ocr-results/0000000001_1_2014-09-02_01h00m02s.jpg debug">
            <text:p>/home/fstruman/framework/ocr-meter/ocr/ocrSaintMichel1 ~/ocr-results/0000000001_1_2014-09-02_01h00m02s.jpg debug</text:p>
          </table:table-cell>
        </table:table-row>
        <table:table-row table:style-name="ro2">
          <table:table-cell office:value-type="string">
            <text:p>0000000001_1_2014-09-02_02h00m02s.jpg</text:p>
          </table:table-cell>
          <table:table-cell office:value-type="string">
            <text:p>eng.meter.exp132</text:p>
          </table:table-cell>
          <table:table-cell office:value-type="float" office:value="36111">
            <text:p>36111</text:p>
          </table:table-cell>
          <table:table-cell/>
          <table:table-cell office:value-type="string">
            <text:p>0000000001_1_2014-09-02_02h00m02s.jpg</text:p>
          </table:table-cell>
          <table:table-cell office:value-type="float" office:value="36111">
            <text:p>36111</text:p>
          </table:table-cell>
          <table:table-cell table:formula="of:=IF([.C134]=&quot;&quot;;&quot;&quot;;IF([.F134]=[.C134];0;1))" office:value-type="float" office:value="0">
            <text:p>0</text:p>
          </table:table-cell>
          <table:table-cell table:formula="of:=IF([.$A134]=&quot;&quot;;&quot;&quot;;CONCATENATE(&quot;/home/fstruman/framework/ocr-meter/ocr/ocrSaintMichel1 ~/ocr-results/&quot;;[.A134];&quot; debug&quot;))" office:value-type="string" office:string-value="/home/fstruman/framework/ocr-meter/ocr/ocrSaintMichel1 ~/ocr-results/0000000001_1_2014-09-02_02h00m02s.jpg debug">
            <text:p>/home/fstruman/framework/ocr-meter/ocr/ocrSaintMichel1 ~/ocr-results/0000000001_1_2014-09-02_02h00m02s.jpg debug</text:p>
          </table:table-cell>
        </table:table-row>
        <table:table-row table:style-name="ro2">
          <table:table-cell office:value-type="string">
            <text:p>0000000001_1_2014-09-02_03h00m02s.jpg</text:p>
          </table:table-cell>
          <table:table-cell office:value-type="string">
            <text:p>eng.meter.exp133</text:p>
          </table:table-cell>
          <table:table-cell office:value-type="float" office:value="36137">
            <text:p>36137</text:p>
          </table:table-cell>
          <table:table-cell/>
          <table:table-cell office:value-type="string">
            <text:p>0000000001_1_2014-09-02_03h00m02s.jpg</text:p>
          </table:table-cell>
          <table:table-cell office:value-type="float" office:value="36137">
            <text:p>36137</text:p>
          </table:table-cell>
          <table:table-cell table:formula="of:=IF([.C135]=&quot;&quot;;&quot;&quot;;IF([.F135]=[.C135];0;1))" office:value-type="float" office:value="0">
            <text:p>0</text:p>
          </table:table-cell>
          <table:table-cell table:formula="of:=IF([.$A135]=&quot;&quot;;&quot;&quot;;CONCATENATE(&quot;/home/fstruman/framework/ocr-meter/ocr/ocrSaintMichel1 ~/ocr-results/&quot;;[.A135];&quot; debug&quot;))" office:value-type="string" office:string-value="/home/fstruman/framework/ocr-meter/ocr/ocrSaintMichel1 ~/ocr-results/0000000001_1_2014-09-02_03h00m02s.jpg debug">
            <text:p>/home/fstruman/framework/ocr-meter/ocr/ocrSaintMichel1 ~/ocr-results/0000000001_1_2014-09-02_03h00m02s.jpg debug</text:p>
          </table:table-cell>
        </table:table-row>
        <table:table-row table:style-name="ro2">
          <table:table-cell office:value-type="string">
            <text:p>0000000001_1_2014-09-02_04h00m02s.jpg</text:p>
          </table:table-cell>
          <table:table-cell office:value-type="string">
            <text:p>eng.meter.exp134</text:p>
          </table:table-cell>
          <table:table-cell office:value-type="float" office:value="36166">
            <text:p>36166</text:p>
          </table:table-cell>
          <table:table-cell/>
          <table:table-cell office:value-type="string">
            <text:p>0000000001_1_2014-09-02_04h00m02s.jpg</text:p>
          </table:table-cell>
          <table:table-cell office:value-type="float" office:value="36166">
            <text:p>36166</text:p>
          </table:table-cell>
          <table:table-cell table:formula="of:=IF([.C136]=&quot;&quot;;&quot;&quot;;IF([.F136]=[.C136];0;1))" office:value-type="float" office:value="0">
            <text:p>0</text:p>
          </table:table-cell>
          <table:table-cell table:formula="of:=IF([.$A136]=&quot;&quot;;&quot;&quot;;CONCATENATE(&quot;/home/fstruman/framework/ocr-meter/ocr/ocrSaintMichel1 ~/ocr-results/&quot;;[.A136];&quot; debug&quot;))" office:value-type="string" office:string-value="/home/fstruman/framework/ocr-meter/ocr/ocrSaintMichel1 ~/ocr-results/0000000001_1_2014-09-02_04h00m02s.jpg debug">
            <text:p>/home/fstruman/framework/ocr-meter/ocr/ocrSaintMichel1 ~/ocr-results/0000000001_1_2014-09-02_04h00m02s.jpg debug</text:p>
          </table:table-cell>
        </table:table-row>
        <table:table-row table:style-name="ro2">
          <table:table-cell office:value-type="string">
            <text:p>0000000001_1_2014-09-02_05h00m02s.jpg</text:p>
          </table:table-cell>
          <table:table-cell office:value-type="string">
            <text:p>eng.meter.exp135</text:p>
          </table:table-cell>
          <table:table-cell office:value-type="float" office:value="36192">
            <text:p>36192</text:p>
          </table:table-cell>
          <table:table-cell/>
          <table:table-cell office:value-type="string">
            <text:p>0000000001_1_2014-09-02_05h00m02s.jpg</text:p>
          </table:table-cell>
          <table:table-cell office:value-type="float" office:value="36192">
            <text:p>36192</text:p>
          </table:table-cell>
          <table:table-cell table:formula="of:=IF([.C137]=&quot;&quot;;&quot;&quot;;IF([.F137]=[.C137];0;1))" office:value-type="float" office:value="0">
            <text:p>0</text:p>
          </table:table-cell>
          <table:table-cell table:formula="of:=IF([.$A137]=&quot;&quot;;&quot;&quot;;CONCATENATE(&quot;/home/fstruman/framework/ocr-meter/ocr/ocrSaintMichel1 ~/ocr-results/&quot;;[.A137];&quot; debug&quot;))" office:value-type="string" office:string-value="/home/fstruman/framework/ocr-meter/ocr/ocrSaintMichel1 ~/ocr-results/0000000001_1_2014-09-02_05h00m02s.jpg debug">
            <text:p>/home/fstruman/framework/ocr-meter/ocr/ocrSaintMichel1 ~/ocr-results/0000000001_1_2014-09-02_05h00m02s.jpg debug</text:p>
          </table:table-cell>
        </table:table-row>
        <table:table-row table:style-name="ro2">
          <table:table-cell office:value-type="string">
            <text:p>0000000001_1_2014-09-02_06h00m03s.jpg</text:p>
          </table:table-cell>
          <table:table-cell office:value-type="string">
            <text:p>eng.meter.exp136</text:p>
          </table:table-cell>
          <table:table-cell office:value-type="float" office:value="36220">
            <text:p>36220</text:p>
          </table:table-cell>
          <table:table-cell/>
          <table:table-cell office:value-type="string">
            <text:p>0000000001_1_2014-09-02_06h00m03s.jpg</text:p>
          </table:table-cell>
          <table:table-cell office:value-type="float" office:value="36220">
            <text:p>36220</text:p>
          </table:table-cell>
          <table:table-cell table:formula="of:=IF([.C138]=&quot;&quot;;&quot;&quot;;IF([.F138]=[.C138];0;1))" office:value-type="float" office:value="0">
            <text:p>0</text:p>
          </table:table-cell>
          <table:table-cell table:formula="of:=IF([.$A138]=&quot;&quot;;&quot;&quot;;CONCATENATE(&quot;/home/fstruman/framework/ocr-meter/ocr/ocrSaintMichel1 ~/ocr-results/&quot;;[.A138];&quot; debug&quot;))" office:value-type="string" office:string-value="/home/fstruman/framework/ocr-meter/ocr/ocrSaintMichel1 ~/ocr-results/0000000001_1_2014-09-02_06h00m03s.jpg debug">
            <text:p>/home/fstruman/framework/ocr-meter/ocr/ocrSaintMichel1 ~/ocr-results/0000000001_1_2014-09-02_06h00m03s.jpg debug</text:p>
          </table:table-cell>
        </table:table-row>
        <table:table-row table:style-name="ro2">
          <table:table-cell office:value-type="string">
            <text:p>0000000001_1_2014-09-02_07h00m02s.jpg</text:p>
          </table:table-cell>
          <table:table-cell office:value-type="string">
            <text:p>eng.meter.exp137</text:p>
          </table:table-cell>
          <table:table-cell office:value-type="float" office:value="36245">
            <text:p>36245</text:p>
          </table:table-cell>
          <table:table-cell/>
          <table:table-cell office:value-type="string">
            <text:p>0000000001_1_2014-09-02_07h00m02s.jpg</text:p>
          </table:table-cell>
          <table:table-cell office:value-type="float" office:value="36245">
            <text:p>36245</text:p>
          </table:table-cell>
          <table:table-cell table:formula="of:=IF([.C139]=&quot;&quot;;&quot;&quot;;IF([.F139]=[.C139];0;1))" office:value-type="float" office:value="0">
            <text:p>0</text:p>
          </table:table-cell>
          <table:table-cell table:formula="of:=IF([.$A139]=&quot;&quot;;&quot;&quot;;CONCATENATE(&quot;/home/fstruman/framework/ocr-meter/ocr/ocrSaintMichel1 ~/ocr-results/&quot;;[.A139];&quot; debug&quot;))" office:value-type="string" office:string-value="/home/fstruman/framework/ocr-meter/ocr/ocrSaintMichel1 ~/ocr-results/0000000001_1_2014-09-02_07h00m02s.jpg debug">
            <text:p>/home/fstruman/framework/ocr-meter/ocr/ocrSaintMichel1 ~/ocr-results/0000000001_1_2014-09-02_07h00m02s.jpg debug</text:p>
          </table:table-cell>
        </table:table-row>
        <table:table-row table:style-name="ro2">
          <table:table-cell office:value-type="string">
            <text:p>0000000001_1_2014-09-02_08h00m02s.jpg</text:p>
          </table:table-cell>
          <table:table-cell office:value-type="string">
            <text:p>eng.meter.exp138</text:p>
          </table:table-cell>
          <table:table-cell office:value-type="float" office:value="36269">
            <text:p>36269</text:p>
          </table:table-cell>
          <table:table-cell/>
          <table:table-cell office:value-type="string">
            <text:p>0000000001_1_2014-09-02_08h00m02s.jpg</text:p>
          </table:table-cell>
          <table:table-cell office:value-type="float" office:value="36269">
            <text:p>36269</text:p>
          </table:table-cell>
          <table:table-cell table:formula="of:=IF([.C140]=&quot;&quot;;&quot;&quot;;IF([.F140]=[.C140];0;1))" office:value-type="float" office:value="0">
            <text:p>0</text:p>
          </table:table-cell>
          <table:table-cell table:formula="of:=IF([.$A140]=&quot;&quot;;&quot;&quot;;CONCATENATE(&quot;/home/fstruman/framework/ocr-meter/ocr/ocrSaintMichel1 ~/ocr-results/&quot;;[.A140];&quot; debug&quot;))" office:value-type="string" office:string-value="/home/fstruman/framework/ocr-meter/ocr/ocrSaintMichel1 ~/ocr-results/0000000001_1_2014-09-02_08h00m02s.jpg debug">
            <text:p>/home/fstruman/framework/ocr-meter/ocr/ocrSaintMichel1 ~/ocr-results/0000000001_1_2014-09-02_08h00m02s.jpg debug</text:p>
          </table:table-cell>
        </table:table-row>
        <table:table-row table:style-name="ro2">
          <table:table-cell office:value-type="string">
            <text:p>0000000001_1_2014-09-02_09h00m02s.jpg</text:p>
          </table:table-cell>
          <table:table-cell office:value-type="string">
            <text:p>eng.meter.exp139</text:p>
          </table:table-cell>
          <table:table-cell office:value-type="float" office:value="36294">
            <text:p>36294</text:p>
          </table:table-cell>
          <table:table-cell/>
          <table:table-cell office:value-type="string">
            <text:p>0000000001_1_2014-09-02_09h00m02s.jpg</text:p>
          </table:table-cell>
          <table:table-cell office:value-type="float" office:value="36294">
            <text:p>36294</text:p>
          </table:table-cell>
          <table:table-cell table:formula="of:=IF([.C141]=&quot;&quot;;&quot;&quot;;IF([.F141]=[.C141];0;1))" office:value-type="float" office:value="0">
            <text:p>0</text:p>
          </table:table-cell>
          <table:table-cell table:formula="of:=IF([.$A141]=&quot;&quot;;&quot;&quot;;CONCATENATE(&quot;/home/fstruman/framework/ocr-meter/ocr/ocrSaintMichel1 ~/ocr-results/&quot;;[.A141];&quot; debug&quot;))" office:value-type="string" office:string-value="/home/fstruman/framework/ocr-meter/ocr/ocrSaintMichel1 ~/ocr-results/0000000001_1_2014-09-02_09h00m02s.jpg debug">
            <text:p>/home/fstruman/framework/ocr-meter/ocr/ocrSaintMichel1 ~/ocr-results/0000000001_1_2014-09-02_09h00m02s.jpg debug</text:p>
          </table:table-cell>
        </table:table-row>
        <table:table-row table:style-name="ro2">
          <table:table-cell office:value-type="string">
            <text:p>0000000001_1_2014-09-02_10h00m02s.jpg</text:p>
          </table:table-cell>
          <table:table-cell office:value-type="string">
            <text:p>eng.meter.exp140</text:p>
          </table:table-cell>
          <table:table-cell office:value-type="float" office:value="36321">
            <text:p>36321</text:p>
          </table:table-cell>
          <table:table-cell/>
          <table:table-cell office:value-type="string">
            <text:p>0000000001_1_2014-09-02_10h00m02s.jpg</text:p>
          </table:table-cell>
          <table:table-cell office:value-type="float" office:value="36321">
            <text:p>36321</text:p>
          </table:table-cell>
          <table:table-cell table:formula="of:=IF([.C142]=&quot;&quot;;&quot;&quot;;IF([.F142]=[.C142];0;1))" office:value-type="float" office:value="0">
            <text:p>0</text:p>
          </table:table-cell>
          <table:table-cell table:formula="of:=IF([.$A142]=&quot;&quot;;&quot;&quot;;CONCATENATE(&quot;/home/fstruman/framework/ocr-meter/ocr/ocrSaintMichel1 ~/ocr-results/&quot;;[.A142];&quot; debug&quot;))" office:value-type="string" office:string-value="/home/fstruman/framework/ocr-meter/ocr/ocrSaintMichel1 ~/ocr-results/0000000001_1_2014-09-02_10h00m02s.jpg debug">
            <text:p>/home/fstruman/framework/ocr-meter/ocr/ocrSaintMichel1 ~/ocr-results/0000000001_1_2014-09-02_10h00m02s.jpg debug</text:p>
          </table:table-cell>
        </table:table-row>
        <table:table-row table:style-name="ro2">
          <table:table-cell office:value-type="string">
            <text:p>0000000001_1_2014-09-02_11h00m02s.jpg</text:p>
          </table:table-cell>
          <table:table-cell office:value-type="string">
            <text:p>eng.meter.exp141</text:p>
          </table:table-cell>
          <table:table-cell office:value-type="float" office:value="36359">
            <text:p>36359</text:p>
          </table:table-cell>
          <table:table-cell/>
          <table:table-cell office:value-type="string">
            <text:p>0000000001_1_2014-09-02_11h00m02s.jpg</text:p>
          </table:table-cell>
          <table:table-cell office:value-type="float" office:value="36359">
            <text:p>36359</text:p>
          </table:table-cell>
          <table:table-cell table:formula="of:=IF([.C143]=&quot;&quot;;&quot;&quot;;IF([.F143]=[.C143];0;1))" office:value-type="float" office:value="0">
            <text:p>0</text:p>
          </table:table-cell>
          <table:table-cell table:formula="of:=IF([.$A143]=&quot;&quot;;&quot;&quot;;CONCATENATE(&quot;/home/fstruman/framework/ocr-meter/ocr/ocrSaintMichel1 ~/ocr-results/&quot;;[.A143];&quot; debug&quot;))" office:value-type="string" office:string-value="/home/fstruman/framework/ocr-meter/ocr/ocrSaintMichel1 ~/ocr-results/0000000001_1_2014-09-02_11h00m02s.jpg debug">
            <text:p>/home/fstruman/framework/ocr-meter/ocr/ocrSaintMichel1 ~/ocr-results/0000000001_1_2014-09-02_11h00m02s.jpg debug</text:p>
          </table:table-cell>
        </table:table-row>
        <table:table-row table:style-name="ro2">
          <table:table-cell office:value-type="string">
            <text:p>0000000001_1_2014-09-02_12h00m03s.jpg</text:p>
          </table:table-cell>
          <table:table-cell office:value-type="string">
            <text:p>eng.meter.exp142</text:p>
          </table:table-cell>
          <table:table-cell office:value-type="float" office:value="36422">
            <text:p>36422</text:p>
          </table:table-cell>
          <table:table-cell/>
          <table:table-cell office:value-type="string">
            <text:p>0000000001_1_2014-09-02_12h00m03s.jpg</text:p>
          </table:table-cell>
          <table:table-cell office:value-type="float" office:value="36422">
            <text:p>36422</text:p>
          </table:table-cell>
          <table:table-cell table:formula="of:=IF([.C144]=&quot;&quot;;&quot;&quot;;IF([.F144]=[.C144];0;1))" office:value-type="float" office:value="0">
            <text:p>0</text:p>
          </table:table-cell>
          <table:table-cell table:formula="of:=IF([.$A144]=&quot;&quot;;&quot;&quot;;CONCATENATE(&quot;/home/fstruman/framework/ocr-meter/ocr/ocrSaintMichel1 ~/ocr-results/&quot;;[.A144];&quot; debug&quot;))" office:value-type="string" office:string-value="/home/fstruman/framework/ocr-meter/ocr/ocrSaintMichel1 ~/ocr-results/0000000001_1_2014-09-02_12h00m03s.jpg debug">
            <text:p>/home/fstruman/framework/ocr-meter/ocr/ocrSaintMichel1 ~/ocr-results/0000000001_1_2014-09-02_12h00m03s.jpg debug</text:p>
          </table:table-cell>
        </table:table-row>
        <table:table-row table:style-name="ro2">
          <table:table-cell office:value-type="string">
            <text:p>0000000001_1_2014-09-02_13h00m03s.jpg</text:p>
          </table:table-cell>
          <table:table-cell office:value-type="string">
            <text:p>eng.meter.exp143</text:p>
          </table:table-cell>
          <table:table-cell office:value-type="float" office:value="36481">
            <text:p>36481</text:p>
          </table:table-cell>
          <table:table-cell/>
          <table:table-cell office:value-type="string">
            <text:p>0000000001_1_2014-09-02_13h00m03s.jpg</text:p>
          </table:table-cell>
          <table:table-cell office:value-type="float" office:value="36481">
            <text:p>36481</text:p>
          </table:table-cell>
          <table:table-cell table:formula="of:=IF([.C145]=&quot;&quot;;&quot;&quot;;IF([.F145]=[.C145];0;1))" office:value-type="float" office:value="0">
            <text:p>0</text:p>
          </table:table-cell>
          <table:table-cell table:formula="of:=IF([.$A145]=&quot;&quot;;&quot;&quot;;CONCATENATE(&quot;/home/fstruman/framework/ocr-meter/ocr/ocrSaintMichel1 ~/ocr-results/&quot;;[.A145];&quot; debug&quot;))" office:value-type="string" office:string-value="/home/fstruman/framework/ocr-meter/ocr/ocrSaintMichel1 ~/ocr-results/0000000001_1_2014-09-02_13h00m03s.jpg debug">
            <text:p>/home/fstruman/framework/ocr-meter/ocr/ocrSaintMichel1 ~/ocr-results/0000000001_1_2014-09-02_13h00m03s.jpg debug</text:p>
          </table:table-cell>
        </table:table-row>
        <table:table-row table:style-name="ro2">
          <table:table-cell office:value-type="string">
            <text:p>0000000001_1_2014-09-02_14h00m03s.jpg</text:p>
          </table:table-cell>
          <table:table-cell office:value-type="string">
            <text:p>eng.meter.exp144</text:p>
          </table:table-cell>
          <table:table-cell office:value-type="float" office:value="36537">
            <text:p>36537</text:p>
          </table:table-cell>
          <table:table-cell/>
          <table:table-cell office:value-type="string">
            <text:p>0000000001_1_2014-09-02_14h00m03s.jpg</text:p>
          </table:table-cell>
          <table:table-cell office:value-type="float" office:value="36537">
            <text:p>36537</text:p>
          </table:table-cell>
          <table:table-cell table:formula="of:=IF([.C146]=&quot;&quot;;&quot;&quot;;IF([.F146]=[.C146];0;1))" office:value-type="float" office:value="0">
            <text:p>0</text:p>
          </table:table-cell>
          <table:table-cell table:formula="of:=IF([.$A146]=&quot;&quot;;&quot;&quot;;CONCATENATE(&quot;/home/fstruman/framework/ocr-meter/ocr/ocrSaintMichel1 ~/ocr-results/&quot;;[.A146];&quot; debug&quot;))" office:value-type="string" office:string-value="/home/fstruman/framework/ocr-meter/ocr/ocrSaintMichel1 ~/ocr-results/0000000001_1_2014-09-02_14h00m03s.jpg debug">
            <text:p>/home/fstruman/framework/ocr-meter/ocr/ocrSaintMichel1 ~/ocr-results/0000000001_1_2014-09-02_14h00m03s.jpg debug</text:p>
          </table:table-cell>
        </table:table-row>
        <table:table-row table:style-name="ro2">
          <table:table-cell office:value-type="string">
            <text:p>0000000001_1_2014-09-02_15h00m02s.jpg</text:p>
          </table:table-cell>
          <table:table-cell office:value-type="string">
            <text:p>eng.meter.exp145</text:p>
          </table:table-cell>
          <table:table-cell office:value-type="float" office:value="36611">
            <text:p>36611</text:p>
          </table:table-cell>
          <table:table-cell/>
          <table:table-cell office:value-type="string">
            <text:p>0000000001_1_2014-09-02_15h00m02s.jpg</text:p>
          </table:table-cell>
          <table:table-cell office:value-type="float" office:value="36611">
            <text:p>36611</text:p>
          </table:table-cell>
          <table:table-cell table:formula="of:=IF([.C147]=&quot;&quot;;&quot;&quot;;IF([.F147]=[.C147];0;1))" office:value-type="float" office:value="0">
            <text:p>0</text:p>
          </table:table-cell>
          <table:table-cell table:formula="of:=IF([.$A147]=&quot;&quot;;&quot;&quot;;CONCATENATE(&quot;/home/fstruman/framework/ocr-meter/ocr/ocrSaintMichel1 ~/ocr-results/&quot;;[.A147];&quot; debug&quot;))" office:value-type="string" office:string-value="/home/fstruman/framework/ocr-meter/ocr/ocrSaintMichel1 ~/ocr-results/0000000001_1_2014-09-02_15h00m02s.jpg debug">
            <text:p>/home/fstruman/framework/ocr-meter/ocr/ocrSaintMichel1 ~/ocr-results/0000000001_1_2014-09-02_15h00m02s.jpg debug</text:p>
          </table:table-cell>
        </table:table-row>
        <table:table-row table:style-name="ro2">
          <table:table-cell office:value-type="string">
            <text:p>0000000001_1_2014-09-02_16h00m02s.jpg</text:p>
          </table:table-cell>
          <table:table-cell office:value-type="string">
            <text:p>eng.meter.exp146</text:p>
          </table:table-cell>
          <table:table-cell office:value-type="float" office:value="36675">
            <text:p>36675</text:p>
          </table:table-cell>
          <table:table-cell/>
          <table:table-cell office:value-type="string">
            <text:p>0000000001_1_2014-09-02_16h00m02s.jpg</text:p>
          </table:table-cell>
          <table:table-cell office:value-type="float" office:value="36675">
            <text:p>36675</text:p>
          </table:table-cell>
          <table:table-cell table:formula="of:=IF([.C148]=&quot;&quot;;&quot;&quot;;IF([.F148]=[.C148];0;1))" office:value-type="float" office:value="0">
            <text:p>0</text:p>
          </table:table-cell>
          <table:table-cell table:formula="of:=IF([.$A148]=&quot;&quot;;&quot;&quot;;CONCATENATE(&quot;/home/fstruman/framework/ocr-meter/ocr/ocrSaintMichel1 ~/ocr-results/&quot;;[.A148];&quot; debug&quot;))" office:value-type="string" office:string-value="/home/fstruman/framework/ocr-meter/ocr/ocrSaintMichel1 ~/ocr-results/0000000001_1_2014-09-02_16h00m02s.jpg debug">
            <text:p>/home/fstruman/framework/ocr-meter/ocr/ocrSaintMichel1 ~/ocr-results/0000000001_1_2014-09-02_16h00m02s.jpg debug</text:p>
          </table:table-cell>
        </table:table-row>
        <table:table-row table:style-name="ro2">
          <table:table-cell office:value-type="string">
            <text:p>0000000001_1_2014-09-02_17h00m02s.jpg</text:p>
          </table:table-cell>
          <table:table-cell office:value-type="string">
            <text:p>eng.meter.exp147</text:p>
          </table:table-cell>
          <table:table-cell office:value-type="float" office:value="36107">
            <text:p>36107</text:p>
          </table:table-cell>
          <table:table-cell/>
          <table:table-cell office:value-type="string">
            <text:p>0000000001_1_2014-09-02_17h00m02s.jpg</text:p>
          </table:table-cell>
          <table:table-cell office:value-type="float" office:value="36107">
            <text:p>36107</text:p>
          </table:table-cell>
          <table:table-cell table:formula="of:=IF([.C149]=&quot;&quot;;&quot;&quot;;IF([.F149]=[.C149];0;1))" office:value-type="float" office:value="0">
            <text:p>0</text:p>
          </table:table-cell>
          <table:table-cell table:formula="of:=IF([.$A149]=&quot;&quot;;&quot;&quot;;CONCATENATE(&quot;/home/fstruman/framework/ocr-meter/ocr/ocrSaintMichel1 ~/ocr-results/&quot;;[.A149];&quot; debug&quot;))" office:value-type="string" office:string-value="/home/fstruman/framework/ocr-meter/ocr/ocrSaintMichel1 ~/ocr-results/0000000001_1_2014-09-02_17h00m02s.jpg debug">
            <text:p>/home/fstruman/framework/ocr-meter/ocr/ocrSaintMichel1 ~/ocr-results/0000000001_1_2014-09-02_17h00m02s.jpg debug</text:p>
          </table:table-cell>
        </table:table-row>
        <table:table-row table:style-name="ro2">
          <table:table-cell office:value-type="string">
            <text:p>0000000001_1_2014-09-02_18h00m02s.jpg</text:p>
          </table:table-cell>
          <table:table-cell office:value-type="string">
            <text:p>eng.meter.exp148</text:p>
          </table:table-cell>
          <table:table-cell office:value-type="float" office:value="36130">
            <text:p>36130</text:p>
          </table:table-cell>
          <table:table-cell/>
          <table:table-cell office:value-type="string">
            <text:p>0000000001_1_2014-09-02_18h00m02s.jpg</text:p>
          </table:table-cell>
          <table:table-cell office:value-type="float" office:value="36130">
            <text:p>36130</text:p>
          </table:table-cell>
          <table:table-cell table:formula="of:=IF([.C150]=&quot;&quot;;&quot;&quot;;IF([.F150]=[.C150];0;1))" office:value-type="float" office:value="0">
            <text:p>0</text:p>
          </table:table-cell>
          <table:table-cell table:formula="of:=IF([.$A150]=&quot;&quot;;&quot;&quot;;CONCATENATE(&quot;/home/fstruman/framework/ocr-meter/ocr/ocrSaintMichel1 ~/ocr-results/&quot;;[.A150];&quot; debug&quot;))" office:value-type="string" office:string-value="/home/fstruman/framework/ocr-meter/ocr/ocrSaintMichel1 ~/ocr-results/0000000001_1_2014-09-02_18h00m02s.jpg debug">
            <text:p>/home/fstruman/framework/ocr-meter/ocr/ocrSaintMichel1 ~/ocr-results/0000000001_1_2014-09-02_18h00m02s.jpg debug</text:p>
          </table:table-cell>
        </table:table-row>
        <table:table-row table:style-name="ro2">
          <table:table-cell office:value-type="string">
            <text:p>0000000001_1_2014-09-02_19h00m03s.jpg</text:p>
          </table:table-cell>
          <table:table-cell office:value-type="string">
            <text:p>eng.meter.exp149</text:p>
          </table:table-cell>
          <table:table-cell office:value-type="float" office:value="36753">
            <text:p>36753</text:p>
          </table:table-cell>
          <table:table-cell/>
          <table:table-cell office:value-type="string">
            <text:p>0000000001_1_2014-09-02_19h00m03s.jpg</text:p>
          </table:table-cell>
          <table:table-cell office:value-type="float" office:value="36753">
            <text:p>36753</text:p>
          </table:table-cell>
          <table:table-cell table:formula="of:=IF([.C151]=&quot;&quot;;&quot;&quot;;IF([.F151]=[.C151];0;1))" office:value-type="float" office:value="0">
            <text:p>0</text:p>
          </table:table-cell>
          <table:table-cell table:formula="of:=IF([.$A151]=&quot;&quot;;&quot;&quot;;CONCATENATE(&quot;/home/fstruman/framework/ocr-meter/ocr/ocrSaintMichel1 ~/ocr-results/&quot;;[.A151];&quot; debug&quot;))" office:value-type="string" office:string-value="/home/fstruman/framework/ocr-meter/ocr/ocrSaintMichel1 ~/ocr-results/0000000001_1_2014-09-02_19h00m03s.jpg debug">
            <text:p>/home/fstruman/framework/ocr-meter/ocr/ocrSaintMichel1 ~/ocr-results/0000000001_1_2014-09-02_19h00m03s.jpg debug</text:p>
          </table:table-cell>
        </table:table-row>
        <table:table-row table:style-name="ro2">
          <table:table-cell office:value-type="string">
            <text:p>0000000001_1_2014-09-02_20h00m03s.jpg</text:p>
          </table:table-cell>
          <table:table-cell office:value-type="string">
            <text:p>eng.meter.exp150</text:p>
          </table:table-cell>
          <table:table-cell office:value-type="float" office:value="36776">
            <text:p>36776</text:p>
          </table:table-cell>
          <table:table-cell/>
          <table:table-cell office:value-type="string">
            <text:p>0000000001_1_2014-09-02_20h00m03s.jpg</text:p>
          </table:table-cell>
          <table:table-cell office:value-type="float" office:value="36776">
            <text:p>36776</text:p>
          </table:table-cell>
          <table:table-cell table:formula="of:=IF([.C152]=&quot;&quot;;&quot;&quot;;IF([.F152]=[.C152];0;1))" office:value-type="float" office:value="0">
            <text:p>0</text:p>
          </table:table-cell>
          <table:table-cell table:formula="of:=IF([.$A152]=&quot;&quot;;&quot;&quot;;CONCATENATE(&quot;/home/fstruman/framework/ocr-meter/ocr/ocrSaintMichel1 ~/ocr-results/&quot;;[.A152];&quot; debug&quot;))" office:value-type="string" office:string-value="/home/fstruman/framework/ocr-meter/ocr/ocrSaintMichel1 ~/ocr-results/0000000001_1_2014-09-02_20h00m03s.jpg debug">
            <text:p>/home/fstruman/framework/ocr-meter/ocr/ocrSaintMichel1 ~/ocr-results/0000000001_1_2014-09-02_20h00m03s.jpg debug</text:p>
          </table:table-cell>
        </table:table-row>
        <table:table-row table:style-name="ro2">
          <table:table-cell office:value-type="string">
            <text:p>0000000001_1_2014-09-02_21h00m03s.jpg</text:p>
          </table:table-cell>
          <table:table-cell office:value-type="string">
            <text:p>eng.meter.exp151</text:p>
          </table:table-cell>
          <table:table-cell office:value-type="float" office:value="36799">
            <text:p>36799</text:p>
          </table:table-cell>
          <table:table-cell/>
          <table:table-cell office:value-type="string">
            <text:p>0000000001_1_2014-09-02_21h00m03s.jpg</text:p>
          </table:table-cell>
          <table:table-cell office:value-type="float" office:value="36799">
            <text:p>36799</text:p>
          </table:table-cell>
          <table:table-cell table:formula="of:=IF([.C153]=&quot;&quot;;&quot;&quot;;IF([.F153]=[.C153];0;1))" office:value-type="float" office:value="0">
            <text:p>0</text:p>
          </table:table-cell>
          <table:table-cell table:formula="of:=IF([.$A153]=&quot;&quot;;&quot;&quot;;CONCATENATE(&quot;/home/fstruman/framework/ocr-meter/ocr/ocrSaintMichel1 ~/ocr-results/&quot;;[.A153];&quot; debug&quot;))" office:value-type="string" office:string-value="/home/fstruman/framework/ocr-meter/ocr/ocrSaintMichel1 ~/ocr-results/0000000001_1_2014-09-02_21h00m03s.jpg debug">
            <text:p>/home/fstruman/framework/ocr-meter/ocr/ocrSaintMichel1 ~/ocr-results/0000000001_1_2014-09-02_21h00m03s.jpg debug</text:p>
          </table:table-cell>
        </table:table-row>
        <table:table-row table:style-name="ro2">
          <table:table-cell office:value-type="string">
            <text:p>0000000001_1_2014-09-02_22h00m02s.jpg</text:p>
          </table:table-cell>
          <table:table-cell office:value-type="string">
            <text:p>eng.meter.exp152</text:p>
          </table:table-cell>
          <table:table-cell office:value-type="float" office:value="36833">
            <text:p>36833</text:p>
          </table:table-cell>
          <table:table-cell/>
          <table:table-cell office:value-type="string">
            <text:p>0000000001_1_2014-09-02_22h00m02s.jpg</text:p>
          </table:table-cell>
          <table:table-cell office:value-type="float" office:value="36833">
            <text:p>36833</text:p>
          </table:table-cell>
          <table:table-cell table:formula="of:=IF([.C154]=&quot;&quot;;&quot;&quot;;IF([.F154]=[.C154];0;1))" office:value-type="float" office:value="0">
            <text:p>0</text:p>
          </table:table-cell>
          <table:table-cell table:formula="of:=IF([.$A154]=&quot;&quot;;&quot;&quot;;CONCATENATE(&quot;/home/fstruman/framework/ocr-meter/ocr/ocrSaintMichel1 ~/ocr-results/&quot;;[.A154];&quot; debug&quot;))" office:value-type="string" office:string-value="/home/fstruman/framework/ocr-meter/ocr/ocrSaintMichel1 ~/ocr-results/0000000001_1_2014-09-02_22h00m02s.jpg debug">
            <text:p>/home/fstruman/framework/ocr-meter/ocr/ocrSaintMichel1 ~/ocr-results/0000000001_1_2014-09-02_22h00m02s.jpg debug</text:p>
          </table:table-cell>
        </table:table-row>
        <table:table-row table:style-name="ro2">
          <table:table-cell office:value-type="string">
            <text:p>0000000001_1_2014-09-02_23h00m02s.jpg</text:p>
          </table:table-cell>
          <table:table-cell office:value-type="string">
            <text:p>eng.meter.exp153</text:p>
          </table:table-cell>
          <table:table-cell office:value-type="float" office:value="36879">
            <text:p>36879</text:p>
          </table:table-cell>
          <table:table-cell/>
          <table:table-cell office:value-type="string">
            <text:p>0000000001_1_2014-09-02_23h00m02s.jpg</text:p>
          </table:table-cell>
          <table:table-cell office:value-type="float" office:value="36879">
            <text:p>36879</text:p>
          </table:table-cell>
          <table:table-cell table:formula="of:=IF([.C155]=&quot;&quot;;&quot;&quot;;IF([.F155]=[.C155];0;1))" office:value-type="float" office:value="0">
            <text:p>0</text:p>
          </table:table-cell>
          <table:table-cell table:formula="of:=IF([.$A155]=&quot;&quot;;&quot;&quot;;CONCATENATE(&quot;/home/fstruman/framework/ocr-meter/ocr/ocrSaintMichel1 ~/ocr-results/&quot;;[.A155];&quot; debug&quot;))" office:value-type="string" office:string-value="/home/fstruman/framework/ocr-meter/ocr/ocrSaintMichel1 ~/ocr-results/0000000001_1_2014-09-02_23h00m02s.jpg debug">
            <text:p>/home/fstruman/framework/ocr-meter/ocr/ocrSaintMichel1 ~/ocr-results/0000000001_1_2014-09-02_23h00m02s.jpg debug</text:p>
          </table:table-cell>
        </table:table-row>
        <table:table-row table:style-name="ro2">
          <table:table-cell office:value-type="string">
            <text:p>0000000001_1_2014-09-03_00h00m03s.jpg</text:p>
          </table:table-cell>
          <table:table-cell office:value-type="string">
            <text:p>eng.meter.exp154</text:p>
          </table:table-cell>
          <table:table-cell office:value-type="float" office:value="36922">
            <text:p>36922</text:p>
          </table:table-cell>
          <table:table-cell/>
          <table:table-cell office:value-type="string">
            <text:p>0000000001_1_2014-09-03_00h00m03s.jpg</text:p>
          </table:table-cell>
          <table:table-cell office:value-type="float" office:value="36922">
            <text:p>36922</text:p>
          </table:table-cell>
          <table:table-cell table:formula="of:=IF([.C156]=&quot;&quot;;&quot;&quot;;IF([.F156]=[.C156];0;1))" office:value-type="float" office:value="0">
            <text:p>0</text:p>
          </table:table-cell>
          <table:table-cell table:formula="of:=IF([.$A156]=&quot;&quot;;&quot;&quot;;CONCATENATE(&quot;/home/fstruman/framework/ocr-meter/ocr/ocrSaintMichel1 ~/ocr-results/&quot;;[.A156];&quot; debug&quot;))" office:value-type="string" office:string-value="/home/fstruman/framework/ocr-meter/ocr/ocrSaintMichel1 ~/ocr-results/0000000001_1_2014-09-03_00h00m03s.jpg debug">
            <text:p>/home/fstruman/framework/ocr-meter/ocr/ocrSaintMichel1 ~/ocr-results/0000000001_1_2014-09-03_00h00m03s.jpg debug</text:p>
          </table:table-cell>
        </table:table-row>
        <table:table-row table:style-name="ro2">
          <table:table-cell office:value-type="string">
            <text:p>0000000001_1_2014-09-03_01h00m02s.jpg</text:p>
          </table:table-cell>
          <table:table-cell office:value-type="string">
            <text:p>eng.meter.exp155</text:p>
          </table:table-cell>
          <table:table-cell office:value-type="float" office:value="36968">
            <text:p>36968</text:p>
          </table:table-cell>
          <table:table-cell/>
          <table:table-cell office:value-type="string">
            <text:p>0000000001_1_2014-09-03_01h00m02s.jpg</text:p>
          </table:table-cell>
          <table:table-cell office:value-type="float" office:value="36968">
            <text:p>36968</text:p>
          </table:table-cell>
          <table:table-cell table:formula="of:=IF([.C157]=&quot;&quot;;&quot;&quot;;IF([.F157]=[.C157];0;1))" office:value-type="float" office:value="0">
            <text:p>0</text:p>
          </table:table-cell>
          <table:table-cell table:formula="of:=IF([.$A157]=&quot;&quot;;&quot;&quot;;CONCATENATE(&quot;/home/fstruman/framework/ocr-meter/ocr/ocrSaintMichel1 ~/ocr-results/&quot;;[.A157];&quot; debug&quot;))" office:value-type="string" office:string-value="/home/fstruman/framework/ocr-meter/ocr/ocrSaintMichel1 ~/ocr-results/0000000001_1_2014-09-03_01h00m02s.jpg debug">
            <text:p>/home/fstruman/framework/ocr-meter/ocr/ocrSaintMichel1 ~/ocr-results/0000000001_1_2014-09-03_01h00m02s.jpg debug</text:p>
          </table:table-cell>
        </table:table-row>
        <table:table-row table:style-name="ro2">
          <table:table-cell office:value-type="string">
            <text:p>0000000001_1_2014-09-03_02h00m03s.jpg</text:p>
          </table:table-cell>
          <table:table-cell office:value-type="string">
            <text:p>eng.meter.exp156</text:p>
          </table:table-cell>
          <table:table-cell office:value-type="float" office:value="37002">
            <text:p>37002</text:p>
          </table:table-cell>
          <table:table-cell/>
          <table:table-cell office:value-type="string">
            <text:p>0000000001_1_2014-09-03_02h00m03s.jpg</text:p>
          </table:table-cell>
          <table:table-cell office:value-type="float" office:value="37002">
            <text:p>37002</text:p>
          </table:table-cell>
          <table:table-cell table:formula="of:=IF([.C158]=&quot;&quot;;&quot;&quot;;IF([.F158]=[.C158];0;1))" office:value-type="float" office:value="0">
            <text:p>0</text:p>
          </table:table-cell>
          <table:table-cell table:formula="of:=IF([.$A158]=&quot;&quot;;&quot;&quot;;CONCATENATE(&quot;/home/fstruman/framework/ocr-meter/ocr/ocrSaintMichel1 ~/ocr-results/&quot;;[.A158];&quot; debug&quot;))" office:value-type="string" office:string-value="/home/fstruman/framework/ocr-meter/ocr/ocrSaintMichel1 ~/ocr-results/0000000001_1_2014-09-03_02h00m03s.jpg debug">
            <text:p>/home/fstruman/framework/ocr-meter/ocr/ocrSaintMichel1 ~/ocr-results/0000000001_1_2014-09-03_02h00m03s.jpg debug</text:p>
          </table:table-cell>
        </table:table-row>
        <table:table-row table:style-name="ro2">
          <table:table-cell office:value-type="string">
            <text:p>0000000001_1_2014-09-03_03h00m03s.jpg</text:p>
          </table:table-cell>
          <table:table-cell office:value-type="string">
            <text:p>eng.meter.exp157</text:p>
          </table:table-cell>
          <table:table-cell office:value-type="float" office:value="37029">
            <text:p>37029</text:p>
          </table:table-cell>
          <table:table-cell/>
          <table:table-cell office:value-type="string">
            <text:p>0000000001_1_2014-09-03_03h00m03s.jpg</text:p>
          </table:table-cell>
          <table:table-cell office:value-type="float" office:value="37029">
            <text:p>37029</text:p>
          </table:table-cell>
          <table:table-cell table:formula="of:=IF([.C159]=&quot;&quot;;&quot;&quot;;IF([.F159]=[.C159];0;1))" office:value-type="float" office:value="0">
            <text:p>0</text:p>
          </table:table-cell>
          <table:table-cell table:formula="of:=IF([.$A159]=&quot;&quot;;&quot;&quot;;CONCATENATE(&quot;/home/fstruman/framework/ocr-meter/ocr/ocrSaintMichel1 ~/ocr-results/&quot;;[.A159];&quot; debug&quot;))" office:value-type="string" office:string-value="/home/fstruman/framework/ocr-meter/ocr/ocrSaintMichel1 ~/ocr-results/0000000001_1_2014-09-03_03h00m03s.jpg debug">
            <text:p>/home/fstruman/framework/ocr-meter/ocr/ocrSaintMichel1 ~/ocr-results/0000000001_1_2014-09-03_03h00m03s.jpg debug</text:p>
          </table:table-cell>
        </table:table-row>
        <table:table-row table:style-name="ro2">
          <table:table-cell office:value-type="string">
            <text:p>0000000001_1_2014-09-03_04h00m03s.jpg</text:p>
          </table:table-cell>
          <table:table-cell office:value-type="string">
            <text:p>eng.meter.exp158</text:p>
          </table:table-cell>
          <table:table-cell office:value-type="float" office:value="37055">
            <text:p>37055</text:p>
          </table:table-cell>
          <table:table-cell/>
          <table:table-cell office:value-type="string">
            <text:p>0000000001_1_2014-09-03_04h00m03s.jpg</text:p>
          </table:table-cell>
          <table:table-cell office:value-type="float" office:value="37055">
            <text:p>37055</text:p>
          </table:table-cell>
          <table:table-cell table:formula="of:=IF([.C160]=&quot;&quot;;&quot;&quot;;IF([.F160]=[.C160];0;1))" office:value-type="float" office:value="0">
            <text:p>0</text:p>
          </table:table-cell>
          <table:table-cell table:formula="of:=IF([.$A160]=&quot;&quot;;&quot;&quot;;CONCATENATE(&quot;/home/fstruman/framework/ocr-meter/ocr/ocrSaintMichel1 ~/ocr-results/&quot;;[.A160];&quot; debug&quot;))" office:value-type="string" office:string-value="/home/fstruman/framework/ocr-meter/ocr/ocrSaintMichel1 ~/ocr-results/0000000001_1_2014-09-03_04h00m03s.jpg debug">
            <text:p>/home/fstruman/framework/ocr-meter/ocr/ocrSaintMichel1 ~/ocr-results/0000000001_1_2014-09-03_04h00m03s.jpg debug</text:p>
          </table:table-cell>
        </table:table-row>
        <table:table-row table:style-name="ro2">
          <table:table-cell office:value-type="string">
            <text:p>0000000001_1_2014-09-03_05h00m03s.jpg</text:p>
          </table:table-cell>
          <table:table-cell office:value-type="string">
            <text:p>eng.meter.exp159</text:p>
          </table:table-cell>
          <table:table-cell office:value-type="float" office:value="37082">
            <text:p>37082</text:p>
          </table:table-cell>
          <table:table-cell/>
          <table:table-cell office:value-type="string">
            <text:p>0000000001_1_2014-09-03_05h00m03s.jpg</text:p>
          </table:table-cell>
          <table:table-cell office:value-type="float" office:value="37082">
            <text:p>37082</text:p>
          </table:table-cell>
          <table:table-cell table:formula="of:=IF([.C161]=&quot;&quot;;&quot;&quot;;IF([.F161]=[.C161];0;1))" office:value-type="float" office:value="0">
            <text:p>0</text:p>
          </table:table-cell>
          <table:table-cell table:formula="of:=IF([.$A161]=&quot;&quot;;&quot;&quot;;CONCATENATE(&quot;/home/fstruman/framework/ocr-meter/ocr/ocrSaintMichel1 ~/ocr-results/&quot;;[.A161];&quot; debug&quot;))" office:value-type="string" office:string-value="/home/fstruman/framework/ocr-meter/ocr/ocrSaintMichel1 ~/ocr-results/0000000001_1_2014-09-03_05h00m03s.jpg debug">
            <text:p>/home/fstruman/framework/ocr-meter/ocr/ocrSaintMichel1 ~/ocr-results/0000000001_1_2014-09-03_05h00m03s.jpg debug</text:p>
          </table:table-cell>
        </table:table-row>
        <table:table-row table:style-name="ro2">
          <table:table-cell office:value-type="string">
            <text:p>0000000001_1_2014-09-03_06h00m02s.jpg</text:p>
          </table:table-cell>
          <table:table-cell office:value-type="string">
            <text:p>eng.meter.exp160</text:p>
          </table:table-cell>
          <table:table-cell office:value-type="float" office:value="37110">
            <text:p>37110</text:p>
          </table:table-cell>
          <table:table-cell/>
          <table:table-cell office:value-type="string">
            <text:p>0000000001_1_2014-09-03_06h00m02s.jpg</text:p>
          </table:table-cell>
          <table:table-cell office:value-type="float" office:value="37110">
            <text:p>37110</text:p>
          </table:table-cell>
          <table:table-cell table:formula="of:=IF([.C162]=&quot;&quot;;&quot;&quot;;IF([.F162]=[.C162];0;1))" office:value-type="float" office:value="0">
            <text:p>0</text:p>
          </table:table-cell>
          <table:table-cell table:formula="of:=IF([.$A162]=&quot;&quot;;&quot;&quot;;CONCATENATE(&quot;/home/fstruman/framework/ocr-meter/ocr/ocrSaintMichel1 ~/ocr-results/&quot;;[.A162];&quot; debug&quot;))" office:value-type="string" office:string-value="/home/fstruman/framework/ocr-meter/ocr/ocrSaintMichel1 ~/ocr-results/0000000001_1_2014-09-03_06h00m02s.jpg debug">
            <text:p>/home/fstruman/framework/ocr-meter/ocr/ocrSaintMichel1 ~/ocr-results/0000000001_1_2014-09-03_06h00m02s.jpg debug</text:p>
          </table:table-cell>
        </table:table-row>
        <table:table-row table:style-name="ro2">
          <table:table-cell office:value-type="string">
            <text:p>0000000001_1_2014-09-03_07h00m02s.jpg</text:p>
          </table:table-cell>
          <table:table-cell office:value-type="string">
            <text:p>eng.meter.exp161</text:p>
          </table:table-cell>
          <table:table-cell office:value-type="float" office:value="37135">
            <text:p>37135</text:p>
          </table:table-cell>
          <table:table-cell/>
          <table:table-cell office:value-type="string">
            <text:p>0000000001_1_2014-09-03_07h00m02s.jpg</text:p>
          </table:table-cell>
          <table:table-cell office:value-type="float" office:value="37135">
            <text:p>37135</text:p>
          </table:table-cell>
          <table:table-cell table:formula="of:=IF([.C163]=&quot;&quot;;&quot;&quot;;IF([.F163]=[.C163];0;1))" office:value-type="float" office:value="0">
            <text:p>0</text:p>
          </table:table-cell>
          <table:table-cell table:formula="of:=IF([.$A163]=&quot;&quot;;&quot;&quot;;CONCATENATE(&quot;/home/fstruman/framework/ocr-meter/ocr/ocrSaintMichel1 ~/ocr-results/&quot;;[.A163];&quot; debug&quot;))" office:value-type="string" office:string-value="/home/fstruman/framework/ocr-meter/ocr/ocrSaintMichel1 ~/ocr-results/0000000001_1_2014-09-03_07h00m02s.jpg debug">
            <text:p>/home/fstruman/framework/ocr-meter/ocr/ocrSaintMichel1 ~/ocr-results/0000000001_1_2014-09-03_07h00m02s.jpg debug</text:p>
          </table:table-cell>
        </table:table-row>
        <table:table-row table:style-name="ro2">
          <table:table-cell office:value-type="string">
            <text:p>0000000001_1_2014-09-03_08h00m02s.jpg</text:p>
          </table:table-cell>
          <table:table-cell office:value-type="string">
            <text:p>eng.meter.exp162</text:p>
          </table:table-cell>
          <table:table-cell office:value-type="float" office:value="37162">
            <text:p>37162</text:p>
          </table:table-cell>
          <table:table-cell/>
          <table:table-cell office:value-type="string">
            <text:p>0000000001_1_2014-09-03_08h00m02s.jpg</text:p>
          </table:table-cell>
          <table:table-cell office:value-type="float" office:value="37162">
            <text:p>37162</text:p>
          </table:table-cell>
          <table:table-cell table:formula="of:=IF([.C164]=&quot;&quot;;&quot;&quot;;IF([.F164]=[.C164];0;1))" office:value-type="float" office:value="0">
            <text:p>0</text:p>
          </table:table-cell>
          <table:table-cell table:formula="of:=IF([.$A164]=&quot;&quot;;&quot;&quot;;CONCATENATE(&quot;/home/fstruman/framework/ocr-meter/ocr/ocrSaintMichel1 ~/ocr-results/&quot;;[.A164];&quot; debug&quot;))" office:value-type="string" office:string-value="/home/fstruman/framework/ocr-meter/ocr/ocrSaintMichel1 ~/ocr-results/0000000001_1_2014-09-03_08h00m02s.jpg debug">
            <text:p>/home/fstruman/framework/ocr-meter/ocr/ocrSaintMichel1 ~/ocr-results/0000000001_1_2014-09-03_08h00m02s.jpg debug</text:p>
          </table:table-cell>
        </table:table-row>
        <table:table-row table:style-name="ro2">
          <table:table-cell office:value-type="string">
            <text:p>0000000001_1_2014-09-03_09h00m03s.jpg</text:p>
          </table:table-cell>
          <table:table-cell office:value-type="string">
            <text:p>eng.meter.exp163</text:p>
          </table:table-cell>
          <table:table-cell office:value-type="float" office:value="37300">
            <text:p>37300</text:p>
          </table:table-cell>
          <table:table-cell/>
          <table:table-cell office:value-type="string">
            <text:p>0000000001_1_2014-09-03_09h00m03s.jpg</text:p>
          </table:table-cell>
          <table:table-cell office:value-type="float" office:value="37300">
            <text:p>37300</text:p>
          </table:table-cell>
          <table:table-cell table:formula="of:=IF([.C165]=&quot;&quot;;&quot;&quot;;IF([.F165]=[.C165];0;1))" office:value-type="float" office:value="0">
            <text:p>0</text:p>
          </table:table-cell>
          <table:table-cell table:formula="of:=IF([.$A165]=&quot;&quot;;&quot;&quot;;CONCATENATE(&quot;/home/fstruman/framework/ocr-meter/ocr/ocrSaintMichel1 ~/ocr-results/&quot;;[.A165];&quot; debug&quot;))" office:value-type="string" office:string-value="/home/fstruman/framework/ocr-meter/ocr/ocrSaintMichel1 ~/ocr-results/0000000001_1_2014-09-03_09h00m03s.jpg debug">
            <text:p>/home/fstruman/framework/ocr-meter/ocr/ocrSaintMichel1 ~/ocr-results/0000000001_1_2014-09-03_09h00m03s.jpg debug</text:p>
          </table:table-cell>
        </table:table-row>
        <table:table-row table:style-name="ro2">
          <table:table-cell office:value-type="string">
            <text:p>0000000001_1_2014-09-03_10h00m03s.jpg</text:p>
          </table:table-cell>
          <table:table-cell office:value-type="string">
            <text:p>eng.meter.exp164</text:p>
          </table:table-cell>
          <table:table-cell office:value-type="float" office:value="37406">
            <text:p>37406</text:p>
          </table:table-cell>
          <table:table-cell/>
          <table:table-cell office:value-type="string">
            <text:p>0000000001_1_2014-09-03_10h00m03s.jpg</text:p>
          </table:table-cell>
          <table:table-cell office:value-type="float" office:value="37406">
            <text:p>37406</text:p>
          </table:table-cell>
          <table:table-cell table:formula="of:=IF([.C166]=&quot;&quot;;&quot;&quot;;IF([.F166]=[.C166];0;1))" office:value-type="float" office:value="0">
            <text:p>0</text:p>
          </table:table-cell>
          <table:table-cell table:formula="of:=IF([.$A166]=&quot;&quot;;&quot;&quot;;CONCATENATE(&quot;/home/fstruman/framework/ocr-meter/ocr/ocrSaintMichel1 ~/ocr-results/&quot;;[.A166];&quot; debug&quot;))" office:value-type="string" office:string-value="/home/fstruman/framework/ocr-meter/ocr/ocrSaintMichel1 ~/ocr-results/0000000001_1_2014-09-03_10h00m03s.jpg debug">
            <text:p>/home/fstruman/framework/ocr-meter/ocr/ocrSaintMichel1 ~/ocr-results/0000000001_1_2014-09-03_10h00m03s.jpg debug</text:p>
          </table:table-cell>
        </table:table-row>
        <table:table-row table:style-name="ro2">
          <table:table-cell office:value-type="string">
            <text:p>0000000001_1_2014-09-03_11h00m03s.jpg</text:p>
          </table:table-cell>
          <table:table-cell office:value-type="string">
            <text:p>eng.meter.exp165</text:p>
          </table:table-cell>
          <table:table-cell office:value-type="float" office:value="37446">
            <text:p>37446</text:p>
          </table:table-cell>
          <table:table-cell/>
          <table:table-cell office:value-type="string">
            <text:p>0000000001_1_2014-09-03_11h00m03s.jpg</text:p>
          </table:table-cell>
          <table:table-cell office:value-type="float" office:value="37446">
            <text:p>37446</text:p>
          </table:table-cell>
          <table:table-cell table:formula="of:=IF([.C167]=&quot;&quot;;&quot;&quot;;IF([.F167]=[.C167];0;1))" office:value-type="float" office:value="0">
            <text:p>0</text:p>
          </table:table-cell>
          <table:table-cell table:formula="of:=IF([.$A167]=&quot;&quot;;&quot;&quot;;CONCATENATE(&quot;/home/fstruman/framework/ocr-meter/ocr/ocrSaintMichel1 ~/ocr-results/&quot;;[.A167];&quot; debug&quot;))" office:value-type="string" office:string-value="/home/fstruman/framework/ocr-meter/ocr/ocrSaintMichel1 ~/ocr-results/0000000001_1_2014-09-03_11h00m03s.jpg debug">
            <text:p>/home/fstruman/framework/ocr-meter/ocr/ocrSaintMichel1 ~/ocr-results/0000000001_1_2014-09-03_11h00m03s.jpg debug</text:p>
          </table:table-cell>
        </table:table-row>
        <table:table-row table:style-name="ro2">
          <table:table-cell office:value-type="string">
            <text:p>0000000001_1_2014-09-03_12h00m02s.jpg</text:p>
          </table:table-cell>
          <table:table-cell office:value-type="string">
            <text:p>eng.meter.exp166</text:p>
          </table:table-cell>
          <table:table-cell office:value-type="float" office:value="37481">
            <text:p>37481</text:p>
          </table:table-cell>
          <table:table-cell/>
          <table:table-cell office:value-type="string">
            <text:p>0000000001_1_2014-09-03_12h00m02s.jpg</text:p>
          </table:table-cell>
          <table:table-cell office:value-type="float" office:value="37481">
            <text:p>37481</text:p>
          </table:table-cell>
          <table:table-cell table:formula="of:=IF([.C168]=&quot;&quot;;&quot;&quot;;IF([.F168]=[.C168];0;1))" office:value-type="float" office:value="0">
            <text:p>0</text:p>
          </table:table-cell>
          <table:table-cell table:formula="of:=IF([.$A168]=&quot;&quot;;&quot;&quot;;CONCATENATE(&quot;/home/fstruman/framework/ocr-meter/ocr/ocrSaintMichel1 ~/ocr-results/&quot;;[.A168];&quot; debug&quot;))" office:value-type="string" office:string-value="/home/fstruman/framework/ocr-meter/ocr/ocrSaintMichel1 ~/ocr-results/0000000001_1_2014-09-03_12h00m02s.jpg debug">
            <text:p>/home/fstruman/framework/ocr-meter/ocr/ocrSaintMichel1 ~/ocr-results/0000000001_1_2014-09-03_12h00m02s.jpg debug</text:p>
          </table:table-cell>
        </table:table-row>
        <table:table-row table:style-name="ro2">
          <table:table-cell office:value-type="string">
            <text:p>0000000001_1_2014-09-03_13h00m03s.jpg</text:p>
          </table:table-cell>
          <table:table-cell office:value-type="string">
            <text:p>eng.meter.exp167</text:p>
          </table:table-cell>
          <table:table-cell office:value-type="float" office:value="37529">
            <text:p>37529</text:p>
          </table:table-cell>
          <table:table-cell/>
          <table:table-cell office:value-type="string">
            <text:p>0000000001_1_2014-09-03_13h00m03s.jpg</text:p>
          </table:table-cell>
          <table:table-cell office:value-type="float" office:value="37529">
            <text:p>37529</text:p>
          </table:table-cell>
          <table:table-cell table:formula="of:=IF([.C169]=&quot;&quot;;&quot;&quot;;IF([.F169]=[.C169];0;1))" office:value-type="float" office:value="0">
            <text:p>0</text:p>
          </table:table-cell>
          <table:table-cell table:formula="of:=IF([.$A169]=&quot;&quot;;&quot;&quot;;CONCATENATE(&quot;/home/fstruman/framework/ocr-meter/ocr/ocrSaintMichel1 ~/ocr-results/&quot;;[.A169];&quot; debug&quot;))" office:value-type="string" office:string-value="/home/fstruman/framework/ocr-meter/ocr/ocrSaintMichel1 ~/ocr-results/0000000001_1_2014-09-03_13h00m03s.jpg debug">
            <text:p>/home/fstruman/framework/ocr-meter/ocr/ocrSaintMichel1 ~/ocr-results/0000000001_1_2014-09-03_13h00m03s.jpg debug</text:p>
          </table:table-cell>
        </table:table-row>
        <table:table-row table:style-name="ro2">
          <table:table-cell office:value-type="string">
            <text:p>0000000001_1_2014-09-03_14h00m03s.jpg</text:p>
          </table:table-cell>
          <table:table-cell office:value-type="string">
            <text:p>eng.meter.exp168</text:p>
          </table:table-cell>
          <table:table-cell office:value-type="float" office:value="37555">
            <text:p>37555</text:p>
          </table:table-cell>
          <table:table-cell/>
          <table:table-cell office:value-type="string">
            <text:p>0000000001_1_2014-09-03_14h00m03s.jpg</text:p>
          </table:table-cell>
          <table:table-cell office:value-type="float" office:value="37555">
            <text:p>37555</text:p>
          </table:table-cell>
          <table:table-cell table:formula="of:=IF([.C170]=&quot;&quot;;&quot;&quot;;IF([.F170]=[.C170];0;1))" office:value-type="float" office:value="0">
            <text:p>0</text:p>
          </table:table-cell>
          <table:table-cell table:formula="of:=IF([.$A170]=&quot;&quot;;&quot;&quot;;CONCATENATE(&quot;/home/fstruman/framework/ocr-meter/ocr/ocrSaintMichel1 ~/ocr-results/&quot;;[.A170];&quot; debug&quot;))" office:value-type="string" office:string-value="/home/fstruman/framework/ocr-meter/ocr/ocrSaintMichel1 ~/ocr-results/0000000001_1_2014-09-03_14h00m03s.jpg debug">
            <text:p>/home/fstruman/framework/ocr-meter/ocr/ocrSaintMichel1 ~/ocr-results/0000000001_1_2014-09-03_14h00m03s.jpg debug</text:p>
          </table:table-cell>
        </table:table-row>
        <table:table-row table:style-name="ro2">
          <table:table-cell office:value-type="string">
            <text:p>0000000001_1_2014-09-03_15h00m03s.jpg</text:p>
          </table:table-cell>
          <table:table-cell office:value-type="string">
            <text:p>eng.meter.exp169</text:p>
          </table:table-cell>
          <table:table-cell office:value-type="float" office:value="37582">
            <text:p>37582</text:p>
          </table:table-cell>
          <table:table-cell/>
          <table:table-cell office:value-type="string">
            <text:p>0000000001_1_2014-09-03_15h00m03s.jpg</text:p>
          </table:table-cell>
          <table:table-cell office:value-type="float" office:value="37582">
            <text:p>37582</text:p>
          </table:table-cell>
          <table:table-cell table:formula="of:=IF([.C171]=&quot;&quot;;&quot;&quot;;IF([.F171]=[.C171];0;1))" office:value-type="float" office:value="0">
            <text:p>0</text:p>
          </table:table-cell>
          <table:table-cell table:formula="of:=IF([.$A171]=&quot;&quot;;&quot;&quot;;CONCATENATE(&quot;/home/fstruman/framework/ocr-meter/ocr/ocrSaintMichel1 ~/ocr-results/&quot;;[.A171];&quot; debug&quot;))" office:value-type="string" office:string-value="/home/fstruman/framework/ocr-meter/ocr/ocrSaintMichel1 ~/ocr-results/0000000001_1_2014-09-03_15h00m03s.jpg debug">
            <text:p>/home/fstruman/framework/ocr-meter/ocr/ocrSaintMichel1 ~/ocr-results/0000000001_1_2014-09-03_15h00m03s.jpg debug</text:p>
          </table:table-cell>
        </table:table-row>
        <table:table-row table:style-name="ro2">
          <table:table-cell office:value-type="string">
            <text:p>0000000001_1_2014-09-03_16h00m03s.jpg</text:p>
          </table:table-cell>
          <table:table-cell office:value-type="string">
            <text:p>eng.meter.exp170</text:p>
          </table:table-cell>
          <table:table-cell office:value-type="float" office:value="37617">
            <text:p>37617</text:p>
          </table:table-cell>
          <table:table-cell/>
          <table:table-cell office:value-type="string">
            <text:p>0000000001_1_2014-09-03_16h00m03s.jpg</text:p>
          </table:table-cell>
          <table:table-cell office:value-type="float" office:value="37617">
            <text:p>37617</text:p>
          </table:table-cell>
          <table:table-cell table:formula="of:=IF([.C172]=&quot;&quot;;&quot;&quot;;IF([.F172]=[.C172];0;1))" office:value-type="float" office:value="0">
            <text:p>0</text:p>
          </table:table-cell>
          <table:table-cell table:formula="of:=IF([.$A172]=&quot;&quot;;&quot;&quot;;CONCATENATE(&quot;/home/fstruman/framework/ocr-meter/ocr/ocrSaintMichel1 ~/ocr-results/&quot;;[.A172];&quot; debug&quot;))" office:value-type="string" office:string-value="/home/fstruman/framework/ocr-meter/ocr/ocrSaintMichel1 ~/ocr-results/0000000001_1_2014-09-03_16h00m03s.jpg debug">
            <text:p>/home/fstruman/framework/ocr-meter/ocr/ocrSaintMichel1 ~/ocr-results/0000000001_1_2014-09-03_16h00m03s.jpg debug</text:p>
          </table:table-cell>
        </table:table-row>
        <table:table-row table:style-name="ro2">
          <table:table-cell office:value-type="string">
            <text:p>0000000001_1_2014-09-03_17h00m03s.jpg</text:p>
          </table:table-cell>
          <table:table-cell office:value-type="string">
            <text:p>eng.meter.exp171</text:p>
          </table:table-cell>
          <table:table-cell office:value-type="float" office:value="37656">
            <text:p>37656</text:p>
          </table:table-cell>
          <table:table-cell/>
          <table:table-cell office:value-type="string">
            <text:p>0000000001_1_2014-09-03_17h00m03s.jpg</text:p>
          </table:table-cell>
          <table:table-cell office:value-type="float" office:value="37656">
            <text:p>37656</text:p>
          </table:table-cell>
          <table:table-cell table:formula="of:=IF([.C173]=&quot;&quot;;&quot;&quot;;IF([.F173]=[.C173];0;1))" office:value-type="float" office:value="0">
            <text:p>0</text:p>
          </table:table-cell>
          <table:table-cell table:formula="of:=IF([.$A173]=&quot;&quot;;&quot;&quot;;CONCATENATE(&quot;/home/fstruman/framework/ocr-meter/ocr/ocrSaintMichel1 ~/ocr-results/&quot;;[.A173];&quot; debug&quot;))" office:value-type="string" office:string-value="/home/fstruman/framework/ocr-meter/ocr/ocrSaintMichel1 ~/ocr-results/0000000001_1_2014-09-03_17h00m03s.jpg debug">
            <text:p>/home/fstruman/framework/ocr-meter/ocr/ocrSaintMichel1 ~/ocr-results/0000000001_1_2014-09-03_17h00m03s.jpg debug</text:p>
          </table:table-cell>
        </table:table-row>
        <table:table-row table:style-name="ro2">
          <table:table-cell office:value-type="string">
            <text:p>0000000001_1_2014-09-03_18h00m03s.jpg</text:p>
          </table:table-cell>
          <table:table-cell office:value-type="string">
            <text:p>eng.meter.exp172</text:p>
          </table:table-cell>
          <table:table-cell office:value-type="float" office:value="37693">
            <text:p>37693</text:p>
          </table:table-cell>
          <table:table-cell/>
          <table:table-cell office:value-type="string">
            <text:p>0000000001_1_2014-09-03_18h00m03s.jpg</text:p>
          </table:table-cell>
          <table:table-cell office:value-type="float" office:value="37693">
            <text:p>37693</text:p>
          </table:table-cell>
          <table:table-cell table:formula="of:=IF([.C174]=&quot;&quot;;&quot;&quot;;IF([.F174]=[.C174];0;1))" office:value-type="float" office:value="0">
            <text:p>0</text:p>
          </table:table-cell>
          <table:table-cell table:formula="of:=IF([.$A174]=&quot;&quot;;&quot;&quot;;CONCATENATE(&quot;/home/fstruman/framework/ocr-meter/ocr/ocrSaintMichel1 ~/ocr-results/&quot;;[.A174];&quot; debug&quot;))" office:value-type="string" office:string-value="/home/fstruman/framework/ocr-meter/ocr/ocrSaintMichel1 ~/ocr-results/0000000001_1_2014-09-03_18h00m03s.jpg debug">
            <text:p>/home/fstruman/framework/ocr-meter/ocr/ocrSaintMichel1 ~/ocr-results/0000000001_1_2014-09-03_18h00m03s.jpg debug</text:p>
          </table:table-cell>
        </table:table-row>
        <table:table-row table:style-name="ro2">
          <table:table-cell office:value-type="string">
            <text:p>0000000001_1_2014-09-03_19h00m02s.jpg</text:p>
          </table:table-cell>
          <table:table-cell office:value-type="string">
            <text:p>eng.meter.exp173</text:p>
          </table:table-cell>
          <table:table-cell office:value-type="float" office:value="37725">
            <text:p>37725</text:p>
          </table:table-cell>
          <table:table-cell/>
          <table:table-cell office:value-type="string">
            <text:p>0000000001_1_2014-09-03_19h00m02s.jpg</text:p>
          </table:table-cell>
          <table:table-cell office:value-type="float" office:value="37725">
            <text:p>37725</text:p>
          </table:table-cell>
          <table:table-cell table:formula="of:=IF([.C175]=&quot;&quot;;&quot;&quot;;IF([.F175]=[.C175];0;1))" office:value-type="float" office:value="0">
            <text:p>0</text:p>
          </table:table-cell>
          <table:table-cell table:formula="of:=IF([.$A175]=&quot;&quot;;&quot;&quot;;CONCATENATE(&quot;/home/fstruman/framework/ocr-meter/ocr/ocrSaintMichel1 ~/ocr-results/&quot;;[.A175];&quot; debug&quot;))" office:value-type="string" office:string-value="/home/fstruman/framework/ocr-meter/ocr/ocrSaintMichel1 ~/ocr-results/0000000001_1_2014-09-03_19h00m02s.jpg debug">
            <text:p>/home/fstruman/framework/ocr-meter/ocr/ocrSaintMichel1 ~/ocr-results/0000000001_1_2014-09-03_19h00m02s.jpg debug</text:p>
          </table:table-cell>
        </table:table-row>
        <table:table-row table:style-name="ro2">
          <table:table-cell office:value-type="string">
            <text:p>0000000001_1_2014-09-03_20h00m02s.jpg</text:p>
          </table:table-cell>
          <table:table-cell office:value-type="string">
            <text:p>eng.meter.exp174</text:p>
          </table:table-cell>
          <table:table-cell office:value-type="float" office:value="37151">
            <text:p>37151</text:p>
          </table:table-cell>
          <table:table-cell/>
          <table:table-cell office:value-type="string">
            <text:p>0000000001_1_2014-09-03_20h00m02s.jpg</text:p>
          </table:table-cell>
          <table:table-cell office:value-type="float" office:value="37151">
            <text:p>37151</text:p>
          </table:table-cell>
          <table:table-cell table:formula="of:=IF([.C176]=&quot;&quot;;&quot;&quot;;IF([.F176]=[.C176];0;1))" office:value-type="float" office:value="0">
            <text:p>0</text:p>
          </table:table-cell>
          <table:table-cell table:formula="of:=IF([.$A176]=&quot;&quot;;&quot;&quot;;CONCATENATE(&quot;/home/fstruman/framework/ocr-meter/ocr/ocrSaintMichel1 ~/ocr-results/&quot;;[.A176];&quot; debug&quot;))" office:value-type="string" office:string-value="/home/fstruman/framework/ocr-meter/ocr/ocrSaintMichel1 ~/ocr-results/0000000001_1_2014-09-03_20h00m02s.jpg debug">
            <text:p>/home/fstruman/framework/ocr-meter/ocr/ocrSaintMichel1 ~/ocr-results/0000000001_1_2014-09-03_20h00m02s.jpg debug</text:p>
          </table:table-cell>
        </table:table-row>
        <table:table-row table:style-name="ro2">
          <table:table-cell office:value-type="string">
            <text:p>0000000001_1_2014-09-03_21h00m02s.jpg</text:p>
          </table:table-cell>
          <table:table-cell office:value-type="string">
            <text:p>eng.meter.exp175</text:p>
          </table:table-cell>
          <table:table-cell office:value-type="float" office:value="37779">
            <text:p>37779</text:p>
          </table:table-cell>
          <table:table-cell/>
          <table:table-cell office:value-type="string">
            <text:p>0000000001_1_2014-09-03_21h00m02s.jpg</text:p>
          </table:table-cell>
          <table:table-cell office:value-type="float" office:value="37779">
            <text:p>37779</text:p>
          </table:table-cell>
          <table:table-cell table:formula="of:=IF([.C177]=&quot;&quot;;&quot;&quot;;IF([.F177]=[.C177];0;1))" office:value-type="float" office:value="0">
            <text:p>0</text:p>
          </table:table-cell>
          <table:table-cell table:formula="of:=IF([.$A177]=&quot;&quot;;&quot;&quot;;CONCATENATE(&quot;/home/fstruman/framework/ocr-meter/ocr/ocrSaintMichel1 ~/ocr-results/&quot;;[.A177];&quot; debug&quot;))" office:value-type="string" office:string-value="/home/fstruman/framework/ocr-meter/ocr/ocrSaintMichel1 ~/ocr-results/0000000001_1_2014-09-03_21h00m02s.jpg debug">
            <text:p>/home/fstruman/framework/ocr-meter/ocr/ocrSaintMichel1 ~/ocr-results/0000000001_1_2014-09-03_21h00m02s.jpg debug</text:p>
          </table:table-cell>
        </table:table-row>
        <table:table-row table:style-name="ro2">
          <table:table-cell office:value-type="string">
            <text:p>0000000001_1_2014-09-03_22h00m02s.jpg</text:p>
          </table:table-cell>
          <table:table-cell office:value-type="string">
            <text:p>eng.meter.exp176</text:p>
          </table:table-cell>
          <table:table-cell office:value-type="float" office:value="37824">
            <text:p>37824</text:p>
          </table:table-cell>
          <table:table-cell/>
          <table:table-cell office:value-type="string">
            <text:p>0000000001_1_2014-09-03_22h00m02s.jpg</text:p>
          </table:table-cell>
          <table:table-cell office:value-type="float" office:value="37824">
            <text:p>37824</text:p>
          </table:table-cell>
          <table:table-cell table:formula="of:=IF([.C178]=&quot;&quot;;&quot;&quot;;IF([.F178]=[.C178];0;1))" office:value-type="float" office:value="0">
            <text:p>0</text:p>
          </table:table-cell>
          <table:table-cell table:formula="of:=IF([.$A178]=&quot;&quot;;&quot;&quot;;CONCATENATE(&quot;/home/fstruman/framework/ocr-meter/ocr/ocrSaintMichel1 ~/ocr-results/&quot;;[.A178];&quot; debug&quot;))" office:value-type="string" office:string-value="/home/fstruman/framework/ocr-meter/ocr/ocrSaintMichel1 ~/ocr-results/0000000001_1_2014-09-03_22h00m02s.jpg debug">
            <text:p>/home/fstruman/framework/ocr-meter/ocr/ocrSaintMichel1 ~/ocr-results/0000000001_1_2014-09-03_22h00m02s.jpg debug</text:p>
          </table:table-cell>
        </table:table-row>
        <table:table-row table:style-name="ro2">
          <table:table-cell office:value-type="string">
            <text:p>0000000001_1_2014-09-03_23h00m02s.jpg</text:p>
          </table:table-cell>
          <table:table-cell office:value-type="string">
            <text:p>eng.meter.exp177</text:p>
          </table:table-cell>
          <table:table-cell office:value-type="float" office:value="37865">
            <text:p>37865</text:p>
          </table:table-cell>
          <table:table-cell/>
          <table:table-cell office:value-type="string">
            <text:p>0000000001_1_2014-09-03_23h00m02s.jpg</text:p>
          </table:table-cell>
          <table:table-cell office:value-type="float" office:value="37865">
            <text:p>37865</text:p>
          </table:table-cell>
          <table:table-cell table:formula="of:=IF([.C179]=&quot;&quot;;&quot;&quot;;IF([.F179]=[.C179];0;1))" office:value-type="float" office:value="0">
            <text:p>0</text:p>
          </table:table-cell>
          <table:table-cell table:formula="of:=IF([.$A179]=&quot;&quot;;&quot;&quot;;CONCATENATE(&quot;/home/fstruman/framework/ocr-meter/ocr/ocrSaintMichel1 ~/ocr-results/&quot;;[.A179];&quot; debug&quot;))" office:value-type="string" office:string-value="/home/fstruman/framework/ocr-meter/ocr/ocrSaintMichel1 ~/ocr-results/0000000001_1_2014-09-03_23h00m02s.jpg debug">
            <text:p>/home/fstruman/framework/ocr-meter/ocr/ocrSaintMichel1 ~/ocr-results/0000000001_1_2014-09-03_23h00m02s.jpg debug</text:p>
          </table:table-cell>
        </table:table-row>
        <table:table-row table:style-name="ro2">
          <table:table-cell office:value-type="string">
            <text:p>0000000001_1_2014-09-04_00h00m03s.jpg</text:p>
          </table:table-cell>
          <table:table-cell office:value-type="string">
            <text:p>eng.meter.exp178</text:p>
          </table:table-cell>
          <table:table-cell office:value-type="float" office:value="37906">
            <text:p>37906</text:p>
          </table:table-cell>
          <table:table-cell/>
          <table:table-cell office:value-type="string">
            <text:p>0000000001_1_2014-09-04_00h00m03s.jpg</text:p>
          </table:table-cell>
          <table:table-cell office:value-type="float" office:value="37906">
            <text:p>37906</text:p>
          </table:table-cell>
          <table:table-cell table:formula="of:=IF([.C180]=&quot;&quot;;&quot;&quot;;IF([.F180]=[.C180];0;1))" office:value-type="float" office:value="0">
            <text:p>0</text:p>
          </table:table-cell>
          <table:table-cell table:formula="of:=IF([.$A180]=&quot;&quot;;&quot;&quot;;CONCATENATE(&quot;/home/fstruman/framework/ocr-meter/ocr/ocrSaintMichel1 ~/ocr-results/&quot;;[.A180];&quot; debug&quot;))" office:value-type="string" office:string-value="/home/fstruman/framework/ocr-meter/ocr/ocrSaintMichel1 ~/ocr-results/0000000001_1_2014-09-04_00h00m03s.jpg debug">
            <text:p>/home/fstruman/framework/ocr-meter/ocr/ocrSaintMichel1 ~/ocr-results/0000000001_1_2014-09-04_00h00m03s.jpg debug</text:p>
          </table:table-cell>
        </table:table-row>
        <table:table-row table:style-name="ro2">
          <table:table-cell office:value-type="string">
            <text:p>0000000001_1_2014-09-04_01h00m02s.jpg</text:p>
          </table:table-cell>
          <table:table-cell office:value-type="string">
            <text:p>eng.meter.exp179</text:p>
          </table:table-cell>
          <table:table-cell office:value-type="float" office:value="37947">
            <text:p>37947</text:p>
          </table:table-cell>
          <table:table-cell/>
          <table:table-cell office:value-type="string">
            <text:p>0000000001_1_2014-09-04_01h00m02s.jpg</text:p>
          </table:table-cell>
          <table:table-cell office:value-type="float" office:value="37947">
            <text:p>37947</text:p>
          </table:table-cell>
          <table:table-cell table:formula="of:=IF([.C181]=&quot;&quot;;&quot;&quot;;IF([.F181]=[.C181];0;1))" office:value-type="float" office:value="0">
            <text:p>0</text:p>
          </table:table-cell>
          <table:table-cell table:formula="of:=IF([.$A181]=&quot;&quot;;&quot;&quot;;CONCATENATE(&quot;/home/fstruman/framework/ocr-meter/ocr/ocrSaintMichel1 ~/ocr-results/&quot;;[.A181];&quot; debug&quot;))" office:value-type="string" office:string-value="/home/fstruman/framework/ocr-meter/ocr/ocrSaintMichel1 ~/ocr-results/0000000001_1_2014-09-04_01h00m02s.jpg debug">
            <text:p>/home/fstruman/framework/ocr-meter/ocr/ocrSaintMichel1 ~/ocr-results/0000000001_1_2014-09-04_01h00m02s.jpg debug</text:p>
          </table:table-cell>
        </table:table-row>
        <table:table-row table:style-name="ro2">
          <table:table-cell office:value-type="string">
            <text:p>0000000001_1_2014-09-04_02h00m02s.jpg</text:p>
          </table:table-cell>
          <table:table-cell office:value-type="string">
            <text:p>eng.meter.exp180</text:p>
          </table:table-cell>
          <table:table-cell office:value-type="float" office:value="37985">
            <text:p>37985</text:p>
          </table:table-cell>
          <table:table-cell/>
          <table:table-cell office:value-type="string">
            <text:p>0000000001_1_2014-09-04_02h00m02s.jpg</text:p>
          </table:table-cell>
          <table:table-cell office:value-type="float" office:value="37985">
            <text:p>37985</text:p>
          </table:table-cell>
          <table:table-cell table:formula="of:=IF([.C182]=&quot;&quot;;&quot;&quot;;IF([.F182]=[.C182];0;1))" office:value-type="float" office:value="0">
            <text:p>0</text:p>
          </table:table-cell>
          <table:table-cell table:formula="of:=IF([.$A182]=&quot;&quot;;&quot;&quot;;CONCATENATE(&quot;/home/fstruman/framework/ocr-meter/ocr/ocrSaintMichel1 ~/ocr-results/&quot;;[.A182];&quot; debug&quot;))" office:value-type="string" office:string-value="/home/fstruman/framework/ocr-meter/ocr/ocrSaintMichel1 ~/ocr-results/0000000001_1_2014-09-04_02h00m02s.jpg debug">
            <text:p>/home/fstruman/framework/ocr-meter/ocr/ocrSaintMichel1 ~/ocr-results/0000000001_1_2014-09-04_02h00m02s.jpg debug</text:p>
          </table:table-cell>
        </table:table-row>
        <table:table-row table:style-name="ro2">
          <table:table-cell office:value-type="string">
            <text:p>0000000001_1_2014-09-04_03h00m02s.jpg</text:p>
          </table:table-cell>
          <table:table-cell office:value-type="string">
            <text:p>eng.meter.exp181</text:p>
          </table:table-cell>
          <table:table-cell office:value-type="float" office:value="38019">
            <text:p>38019</text:p>
          </table:table-cell>
          <table:table-cell/>
          <table:table-cell office:value-type="string">
            <text:p>0000000001_1_2014-09-04_03h00m02s.jpg</text:p>
          </table:table-cell>
          <table:table-cell office:value-type="float" office:value="38019">
            <text:p>38019</text:p>
          </table:table-cell>
          <table:table-cell table:formula="of:=IF([.C183]=&quot;&quot;;&quot;&quot;;IF([.F183]=[.C183];0;1))" office:value-type="float" office:value="0">
            <text:p>0</text:p>
          </table:table-cell>
          <table:table-cell table:formula="of:=IF([.$A183]=&quot;&quot;;&quot;&quot;;CONCATENATE(&quot;/home/fstruman/framework/ocr-meter/ocr/ocrSaintMichel1 ~/ocr-results/&quot;;[.A183];&quot; debug&quot;))" office:value-type="string" office:string-value="/home/fstruman/framework/ocr-meter/ocr/ocrSaintMichel1 ~/ocr-results/0000000001_1_2014-09-04_03h00m02s.jpg debug">
            <text:p>/home/fstruman/framework/ocr-meter/ocr/ocrSaintMichel1 ~/ocr-results/0000000001_1_2014-09-04_03h00m02s.jpg debug</text:p>
          </table:table-cell>
        </table:table-row>
        <table:table-row table:style-name="ro2">
          <table:table-cell office:value-type="string">
            <text:p>0000000001_1_2014-09-04_04h00m02s.jpg</text:p>
          </table:table-cell>
          <table:table-cell office:value-type="string">
            <text:p>eng.meter.exp182</text:p>
          </table:table-cell>
          <table:table-cell office:value-type="float" office:value="38055">
            <text:p>38055</text:p>
          </table:table-cell>
          <table:table-cell/>
          <table:table-cell office:value-type="string">
            <text:p>0000000001_1_2014-09-04_04h00m02s.jpg</text:p>
          </table:table-cell>
          <table:table-cell office:value-type="float" office:value="38055">
            <text:p>38055</text:p>
          </table:table-cell>
          <table:table-cell table:formula="of:=IF([.C184]=&quot;&quot;;&quot;&quot;;IF([.F184]=[.C184];0;1))" office:value-type="float" office:value="0">
            <text:p>0</text:p>
          </table:table-cell>
          <table:table-cell table:formula="of:=IF([.$A184]=&quot;&quot;;&quot;&quot;;CONCATENATE(&quot;/home/fstruman/framework/ocr-meter/ocr/ocrSaintMichel1 ~/ocr-results/&quot;;[.A184];&quot; debug&quot;))" office:value-type="string" office:string-value="/home/fstruman/framework/ocr-meter/ocr/ocrSaintMichel1 ~/ocr-results/0000000001_1_2014-09-04_04h00m02s.jpg debug">
            <text:p>/home/fstruman/framework/ocr-meter/ocr/ocrSaintMichel1 ~/ocr-results/0000000001_1_2014-09-04_04h00m02s.jpg debug</text:p>
          </table:table-cell>
        </table:table-row>
        <table:table-row table:style-name="ro2">
          <table:table-cell office:value-type="string">
            <text:p>0000000001_1_2014-09-04_05h00m02s.jpg</text:p>
          </table:table-cell>
          <table:table-cell office:value-type="string">
            <text:p>eng.meter.exp183</text:p>
          </table:table-cell>
          <table:table-cell office:value-type="float" office:value="38088">
            <text:p>38088</text:p>
          </table:table-cell>
          <table:table-cell/>
          <table:table-cell office:value-type="string">
            <text:p>0000000001_1_2014-09-04_05h00m02s.jpg</text:p>
          </table:table-cell>
          <table:table-cell office:value-type="float" office:value="38088">
            <text:p>38088</text:p>
          </table:table-cell>
          <table:table-cell table:formula="of:=IF([.C185]=&quot;&quot;;&quot;&quot;;IF([.F185]=[.C185];0;1))" office:value-type="float" office:value="0">
            <text:p>0</text:p>
          </table:table-cell>
          <table:table-cell table:formula="of:=IF([.$A185]=&quot;&quot;;&quot;&quot;;CONCATENATE(&quot;/home/fstruman/framework/ocr-meter/ocr/ocrSaintMichel1 ~/ocr-results/&quot;;[.A185];&quot; debug&quot;))" office:value-type="string" office:string-value="/home/fstruman/framework/ocr-meter/ocr/ocrSaintMichel1 ~/ocr-results/0000000001_1_2014-09-04_05h00m02s.jpg debug">
            <text:p>/home/fstruman/framework/ocr-meter/ocr/ocrSaintMichel1 ~/ocr-results/0000000001_1_2014-09-04_05h00m02s.jpg debug</text:p>
          </table:table-cell>
        </table:table-row>
        <table:table-row table:style-name="ro2">
          <table:table-cell office:value-type="string">
            <text:p>0000000001_1_2014-09-04_06h00m03s.jpg</text:p>
          </table:table-cell>
          <table:table-cell office:value-type="string">
            <text:p>eng.meter.exp184</text:p>
          </table:table-cell>
          <table:table-cell office:value-type="float" office:value="38126">
            <text:p>38126</text:p>
          </table:table-cell>
          <table:table-cell/>
          <table:table-cell office:value-type="string">
            <text:p>0000000001_1_2014-09-04_06h00m03s.jpg</text:p>
          </table:table-cell>
          <table:table-cell office:value-type="float" office:value="38126">
            <text:p>38126</text:p>
          </table:table-cell>
          <table:table-cell table:formula="of:=IF([.C186]=&quot;&quot;;&quot;&quot;;IF([.F186]=[.C186];0;1))" office:value-type="float" office:value="0">
            <text:p>0</text:p>
          </table:table-cell>
          <table:table-cell table:formula="of:=IF([.$A186]=&quot;&quot;;&quot;&quot;;CONCATENATE(&quot;/home/fstruman/framework/ocr-meter/ocr/ocrSaintMichel1 ~/ocr-results/&quot;;[.A186];&quot; debug&quot;))" office:value-type="string" office:string-value="/home/fstruman/framework/ocr-meter/ocr/ocrSaintMichel1 ~/ocr-results/0000000001_1_2014-09-04_06h00m03s.jpg debug">
            <text:p>/home/fstruman/framework/ocr-meter/ocr/ocrSaintMichel1 ~/ocr-results/0000000001_1_2014-09-04_06h00m03s.jpg debug</text:p>
          </table:table-cell>
        </table:table-row>
        <table:table-row table:style-name="ro2">
          <table:table-cell office:value-type="string">
            <text:p>0000000001_1_2014-09-04_07h00m02s.jpg</text:p>
          </table:table-cell>
          <table:table-cell office:value-type="string">
            <text:p>eng.meter.exp185</text:p>
          </table:table-cell>
          <table:table-cell office:value-type="float" office:value="38164">
            <text:p>38164</text:p>
          </table:table-cell>
          <table:table-cell/>
          <table:table-cell office:value-type="string">
            <text:p>0000000001_1_2014-09-04_07h00m02s.jpg</text:p>
          </table:table-cell>
          <table:table-cell office:value-type="float" office:value="38164">
            <text:p>38164</text:p>
          </table:table-cell>
          <table:table-cell table:formula="of:=IF([.C187]=&quot;&quot;;&quot;&quot;;IF([.F187]=[.C187];0;1))" office:value-type="float" office:value="0">
            <text:p>0</text:p>
          </table:table-cell>
          <table:table-cell table:formula="of:=IF([.$A187]=&quot;&quot;;&quot;&quot;;CONCATENATE(&quot;/home/fstruman/framework/ocr-meter/ocr/ocrSaintMichel1 ~/ocr-results/&quot;;[.A187];&quot; debug&quot;))" office:value-type="string" office:string-value="/home/fstruman/framework/ocr-meter/ocr/ocrSaintMichel1 ~/ocr-results/0000000001_1_2014-09-04_07h00m02s.jpg debug">
            <text:p>/home/fstruman/framework/ocr-meter/ocr/ocrSaintMichel1 ~/ocr-results/0000000001_1_2014-09-04_07h00m02s.jpg debug</text:p>
          </table:table-cell>
        </table:table-row>
        <table:table-row table:style-name="ro2">
          <table:table-cell office:value-type="string">
            <text:p>0000000001_1_2014-09-04_08h00m02s.jpg</text:p>
          </table:table-cell>
          <table:table-cell office:value-type="string">
            <text:p>eng.meter.exp186</text:p>
          </table:table-cell>
          <table:table-cell office:value-type="float" office:value="38200">
            <text:p>38200</text:p>
          </table:table-cell>
          <table:table-cell/>
          <table:table-cell office:value-type="string">
            <text:p>0000000001_1_2014-09-04_08h00m02s.jpg</text:p>
          </table:table-cell>
          <table:table-cell office:value-type="float" office:value="38200">
            <text:p>38200</text:p>
          </table:table-cell>
          <table:table-cell table:formula="of:=IF([.C188]=&quot;&quot;;&quot;&quot;;IF([.F188]=[.C188];0;1))" office:value-type="float" office:value="0">
            <text:p>0</text:p>
          </table:table-cell>
          <table:table-cell table:formula="of:=IF([.$A188]=&quot;&quot;;&quot;&quot;;CONCATENATE(&quot;/home/fstruman/framework/ocr-meter/ocr/ocrSaintMichel1 ~/ocr-results/&quot;;[.A188];&quot; debug&quot;))" office:value-type="string" office:string-value="/home/fstruman/framework/ocr-meter/ocr/ocrSaintMichel1 ~/ocr-results/0000000001_1_2014-09-04_08h00m02s.jpg debug">
            <text:p>/home/fstruman/framework/ocr-meter/ocr/ocrSaintMichel1 ~/ocr-results/0000000001_1_2014-09-04_08h00m02s.jpg debug</text:p>
          </table:table-cell>
        </table:table-row>
        <table:table-row table:style-name="ro2">
          <table:table-cell table:number-columns-repeated="4"/>
          <table:table-cell office:value-type="string">
            <text:p>0000000001_1_2014-09-04_09h00m02s.jpg</text:p>
          </table:table-cell>
          <table:table-cell office:value-type="float" office:value="38237">
            <text:p>38237</text:p>
          </table:table-cell>
          <table:table-cell table:style-name="Default"/>
          <table:table-cell/>
        </table:table-row>
      </table:table>
      <table:table table:name="training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12" table:default-cell-style-name="Default"/>
        <table:table-row table:style-name="ro2">
          <table:table-cell office:value-type="string">
            <text:p>0000000001_1_2014-08-27_14h00m02s.jpg</text:p>
          </table:table-cell>
          <table:table-cell office:value-type="string">
            <text:p>eng.meter.exp0</text:p>
          </table:table-cell>
          <table:table-cell office:value-type="float" office:value="27285">
            <text:p>27285</text:p>
          </table:table-cell>
          <table:table-cell/>
          <table:table-cell table:formula="of:=IF([score.C2]=[score.F2];&quot;&quot;; &quot;wrong_ocr&quot;)">
            <text:p/>
          </table:table-cell>
          <table:table-cell table:formula="of:=IF([.$D1]=&quot;&quot;;&quot;&quot;;CONCATENATE([config.$B$1];&quot; ~/ocr-results/&quot;;[.A1]))">
            <text:p/>
          </table:table-cell>
          <table:table-cell table:formula="of:=IF([.$D1]=&quot;&quot;;&quot;&quot;;CONCATENATE(&quot;mv /tmp/&quot;;[.$A1];&quot;.tif &quot;;[config.$B$3];[.$B1];&quot;.tif&quot;))">
            <text:p/>
          </table:table-cell>
          <table:table-cell table:formula="of:=IF([.$D1]=&quot;&quot;;&quot;&quot;;CONCATENATE(&quot;tesseract &quot;;[.$B1];&quot;.tif &quot;;[.$B1];&quot; -l &quot;;[.$N$2];&quot; -psm 8 batch.nochop makebox&quot;))">
            <text:p/>
          </table:table-cell>
          <table:table-cell table:formula="of:=IF([.$D1]=&quot;&quot;;&quot;&quot;;CONCATENATE(&quot;tesseract &quot;;[.$B1];&quot;.tif &quot;;[.$B1];&quot; -psm 8 box.train&quot;))">
            <text:p/>
          </table:table-cell>
          <table:table-cell table:number-columns-repeated="4"/>
          <table:table-cell office:value-type="string">
            <text:p>STEP 1</text:p>
          </table:table-cell>
          <table:table-cell office:value-type="string">
            <text:p>STEP 2</text:p>
          </table:table-cell>
          <table:table-cell office:value-type="string">
            <text:p>STEP 3</text:p>
          </table:table-cell>
        </table:table-row>
        <table:table-row table:style-name="ro4">
          <table:table-cell office:value-type="string">
            <text:p>0000000001_1_2014-08-27_15h00m03s.jpg</text:p>
          </table:table-cell>
          <table:table-cell office:value-type="string">
            <text:p>eng.meter.exp1</text:p>
          </table:table-cell>
          <table:table-cell office:value-type="float" office:value="27539">
            <text:p>27539</text:p>
          </table:table-cell>
          <table:table-cell/>
          <table:table-cell table:formula="of:=IF([score.C3]=[score.F3];&quot;&quot;; &quot;wrong_ocr&quot;)">
            <text:p/>
          </table:table-cell>
          <table:table-cell table:formula="of:=IF([.$D2]=&quot;&quot;;&quot;&quot;;CONCATENATE([config.$B$1];&quot; ~/ocr-results/&quot;;[.A2]))">
            <text:p/>
          </table:table-cell>
          <table:table-cell table:formula="of:=IF([.$D2]=&quot;&quot;;&quot;&quot;;CONCATENATE(&quot;mv /tmp/&quot;;[.$A2];&quot;.tif &quot;;[config.$B$3];[.$B2];&quot;.tif&quot;))">
            <text:p/>
          </table:table-cell>
          <table:table-cell table:formula="of:=IF([.$D2]=&quot;&quot;;&quot;&quot;;CONCATENATE(&quot;tesseract &quot;;[.$B2];&quot;.tif &quot;;[.$B2];&quot; -l &quot;;[.$N$2];&quot; -psm 8 batch.nochop makebox&quot;))">
            <text:p/>
          </table:table-cell>
          <table:table-cell table:formula="of:=IF([.$D2]=&quot;&quot;;&quot;&quot;;CONCATENATE(&quot;tesseract &quot;;[.$B2];&quot;.tif &quot;;[.$B2];&quot; -psm 8 box.train&quot;))">
            <text:p/>
          </table:table-cell>
          <table:table-cell table:number-columns-repeated="4"/>
          <table:table-cell table:formula="of:=CONCATENATE(&quot;cd &quot;;[config.$B$3];&quot;; rm *&quot;)" office:value-type="string" office:string-value="cd /home/fstruman/framework/ocr-test/train/; rm *">
            <text:p>cd /home/fstruman/framework/ocr-test/train/; rm *</text:p>
          </table:table-cell>
          <table:table-cell office:value-type="string">
            <text:p>USE PER IMAGE COMMANDS ON THIS SHEET</text:p>
          </table:table-cell>
          <table:table-cell office:value-type="string">
            <text:p>unicharset_extractor *.box</text:p>
          </table:table-cell>
        </table:table-row>
        <table:table-row table:style-name="ro2">
          <table:table-cell office:value-type="string">
            <text:p>0000000001_1_2014-08-27_16h00m02s.jpg</text:p>
          </table:table-cell>
          <table:table-cell office:value-type="string">
            <text:p>eng.meter.exp2</text:p>
          </table:table-cell>
          <table:table-cell office:value-type="float" office:value="27734">
            <text:p>27734</text:p>
          </table:table-cell>
          <table:table-cell/>
          <table:table-cell table:formula="of:=IF([score.C4]=[score.F4];&quot;&quot;; &quot;wrong_ocr&quot;)">
            <text:p/>
          </table:table-cell>
          <table:table-cell table:formula="of:=IF([.$D3]=&quot;&quot;;&quot;&quot;;CONCATENATE([config.$B$1];&quot; ~/ocr-results/&quot;;[.A3]))">
            <text:p/>
          </table:table-cell>
          <table:table-cell table:formula="of:=IF([.$D3]=&quot;&quot;;&quot;&quot;;CONCATENATE(&quot;mv /tmp/&quot;;[.$A3];&quot;.tif &quot;;[config.$B$3];[.$B3];&quot;.tif&quot;))">
            <text:p/>
          </table:table-cell>
          <table:table-cell table:formula="of:=IF([.$D3]=&quot;&quot;;&quot;&quot;;CONCATENATE(&quot;tesseract &quot;;[.$B3];&quot;.tif &quot;;[.$B3];&quot; -l &quot;;[.$N$2];&quot; -psm 8 batch.nochop makebox&quot;))">
            <text:p/>
          </table:table-cell>
          <table:table-cell table:formula="of:=IF([.$D3]=&quot;&quot;;&quot;&quot;;CONCATENATE(&quot;tesseract &quot;;[.$B3];&quot;.tif &quot;;[.$B3];&quot; -psm 8 box.train&quot;))">
            <text:p/>
          </table:table-cell>
          <table:table-cell table:number-columns-repeated="6"/>
          <table:table-cell office:value-type="string">
            <text:p>echo 'meter 1 0 0 1 0' &gt; font_properties</text:p>
          </table:table-cell>
        </table:table-row>
        <table:table-row table:style-name="ro1">
          <table:table-cell office:value-type="string">
            <text:p>0000000001_1_2014-08-27_17h00m02s.jpg</text:p>
          </table:table-cell>
          <table:table-cell office:value-type="string">
            <text:p>eng.meter.exp3</text:p>
          </table:table-cell>
          <table:table-cell office:value-type="float" office:value="27778">
            <text:p>27778</text:p>
          </table:table-cell>
          <table:table-cell/>
          <table:table-cell table:formula="of:=IF([score.C5]=[score.F5];&quot;&quot;; &quot;wrong_ocr&quot;)">
            <text:p/>
          </table:table-cell>
          <table:table-cell table:formula="of:=IF([.$D4]=&quot;&quot;;&quot;&quot;;CONCATENATE([config.$B$1];&quot; ~/ocr-results/&quot;;[.A4]))">
            <text:p/>
          </table:table-cell>
          <table:table-cell table:formula="of:=IF([.$D4]=&quot;&quot;;&quot;&quot;;CONCATENATE(&quot;mv /tmp/&quot;;[.$A4];&quot;.tif &quot;;[config.$B$3];[.$B4];&quot;.tif&quot;))">
            <text:p/>
          </table:table-cell>
          <table:table-cell table:formula="of:=IF([.$D4]=&quot;&quot;;&quot;&quot;;CONCATENATE(&quot;tesseract &quot;;[.$B4];&quot;.tif &quot;;[.$B4];&quot; -l &quot;;[.$N$2];&quot; -psm 8 batch.nochop makebox&quot;))">
            <text:p/>
          </table:table-cell>
          <table:table-cell table:formula="of:=IF([.$D4]=&quot;&quot;;&quot;&quot;;CONCATENATE(&quot;tesseract &quot;;[.$B4];&quot;.tif &quot;;[.$B4];&quot; -psm 8 box.train&quot;))">
            <text:p/>
          </table:table-cell>
          <table:table-cell table:number-columns-repeated="6"/>
          <table:table-cell office:value-type="string">
            <text:p>shapeclustering -F font_properties -U unicharset *.tr</text:p>
          </table:table-cell>
        </table:table-row>
        <table:table-row table:style-name="ro1">
          <table:table-cell office:value-type="string">
            <text:p>0000000001_1_2014-08-27_18h00m03s.jpg</text:p>
          </table:table-cell>
          <table:table-cell office:value-type="string">
            <text:p>eng.meter.exp4</text:p>
          </table:table-cell>
          <table:table-cell office:value-type="float" office:value="27827">
            <text:p>27827</text:p>
          </table:table-cell>
          <table:table-cell/>
          <table:table-cell table:formula="of:=IF([score.C6]=[score.F6];&quot;&quot;; &quot;wrong_ocr&quot;)">
            <text:p/>
          </table:table-cell>
          <table:table-cell table:formula="of:=IF([.$D5]=&quot;&quot;;&quot;&quot;;CONCATENATE([config.$B$1];&quot; ~/ocr-results/&quot;;[.A5]))">
            <text:p/>
          </table:table-cell>
          <table:table-cell table:formula="of:=IF([.$D5]=&quot;&quot;;&quot;&quot;;CONCATENATE(&quot;mv /tmp/&quot;;[.$A5];&quot;.tif &quot;;[config.$B$3];[.$B5];&quot;.tif&quot;))">
            <text:p/>
          </table:table-cell>
          <table:table-cell table:formula="of:=IF([.$D5]=&quot;&quot;;&quot;&quot;;CONCATENATE(&quot;tesseract &quot;;[.$B5];&quot;.tif &quot;;[.$B5];&quot; -l &quot;;[.$N$2];&quot; -psm 8 batch.nochop makebox&quot;))">
            <text:p/>
          </table:table-cell>
          <table:table-cell table:formula="of:=IF([.$D5]=&quot;&quot;;&quot;&quot;;CONCATENATE(&quot;tesseract &quot;;[.$B5];&quot;.tif &quot;;[.$B5];&quot; -psm 8 box.train&quot;))">
            <text:p/>
          </table:table-cell>
          <table:table-cell table:number-columns-repeated="6"/>
          <table:table-cell office:value-type="string">
            <text:p>mftraining -F font_properties -U unicharset -O meter2.unicharset *.tr</text:p>
          </table:table-cell>
        </table:table-row>
        <table:table-row table:style-name="ro1">
          <table:table-cell office:value-type="string">
            <text:p>0000000001_1_2014-08-27_19h00m03s.jpg</text:p>
          </table:table-cell>
          <table:table-cell office:value-type="string">
            <text:p>eng.meter.exp5</text:p>
          </table:table-cell>
          <table:table-cell office:value-type="float" office:value="27869">
            <text:p>27869</text:p>
          </table:table-cell>
          <table:table-cell/>
          <table:table-cell table:formula="of:=IF([score.C7]=[score.F7];&quot;&quot;; &quot;wrong_ocr&quot;)">
            <text:p/>
          </table:table-cell>
          <table:table-cell table:formula="of:=IF([.$D6]=&quot;&quot;;&quot;&quot;;CONCATENATE([config.$B$1];&quot; ~/ocr-results/&quot;;[.A6]))">
            <text:p/>
          </table:table-cell>
          <table:table-cell table:formula="of:=IF([.$D6]=&quot;&quot;;&quot;&quot;;CONCATENATE(&quot;mv /tmp/&quot;;[.$A6];&quot;.tif &quot;;[config.$B$3];[.$B6];&quot;.tif&quot;))">
            <text:p/>
          </table:table-cell>
          <table:table-cell table:formula="of:=IF([.$D6]=&quot;&quot;;&quot;&quot;;CONCATENATE(&quot;tesseract &quot;;[.$B6];&quot;.tif &quot;;[.$B6];&quot; -l &quot;;[.$N$2];&quot; -psm 8 batch.nochop makebox&quot;))">
            <text:p/>
          </table:table-cell>
          <table:table-cell table:formula="of:=IF([.$D6]=&quot;&quot;;&quot;&quot;;CONCATENATE(&quot;tesseract &quot;;[.$B6];&quot;.tif &quot;;[.$B6];&quot; -psm 8 box.train&quot;))">
            <text:p/>
          </table:table-cell>
          <table:table-cell table:number-columns-repeated="6"/>
          <table:table-cell office:value-type="string">
            <text:p>cntraining *.tr</text:p>
          </table:table-cell>
        </table:table-row>
        <table:table-row table:style-name="ro2">
          <table:table-cell office:value-type="string">
            <text:p>0000000001_1_2014-08-27_20h00m02s.jpg</text:p>
          </table:table-cell>
          <table:table-cell office:value-type="string">
            <text:p>eng.meter.exp6</text:p>
          </table:table-cell>
          <table:table-cell office:value-type="float" office:value="27901">
            <text:p>27901</text:p>
          </table:table-cell>
          <table:table-cell office:value-type="string">
            <text:p>train</text:p>
          </table:table-cell>
          <table:table-cell table:formula="of:=IF([score.C8]=[score.F8];&quot;&quot;; &quot;wrong_ocr&quot;)">
            <text:p/>
          </table:table-cell>
          <table:table-cell table:formula="of:=IF([.$D7]=&quot;&quot;;&quot;&quot;;CONCATENATE([config.$B$1];&quot; ~/ocr-results/&quot;;[.A7]))" office:value-type="string" office:string-value="/home/fstruman/framework/ocr-meter/ocr/saintmichel ~/ocr-results/0000000001_1_2014-08-27_20h00m02s.jpg">
            <text:p>/home/fstruman/framework/ocr-meter/ocr/saintmichel ~/ocr-results/0000000001_1_2014-08-27_20h00m02s.jpg</text:p>
          </table:table-cell>
          <table:table-cell table:formula="of:=IF([.$D7]=&quot;&quot;;&quot;&quot;;CONCATENATE(&quot;mv /tmp/&quot;;[.$A7];&quot;.tif &quot;;[config.$B$3];[.$B7];&quot;.tif&quot;))" office:value-type="string" office:string-value="mv /tmp/0000000001_1_2014-08-27_20h00m02s.jpg.tif /home/fstruman/framework/ocr-test/train/eng.meter.exp6.tif">
            <text:p>mv /tmp/0000000001_1_2014-08-27_20h00m02s.jpg.tif /home/fstruman/framework/ocr-test/train/eng.meter.exp6.tif</text:p>
          </table:table-cell>
          <table:table-cell table:formula="of:=IF([.$D7]=&quot;&quot;;&quot;&quot;;CONCATENATE(&quot;tesseract &quot;;[.$B7];&quot;.tif &quot;;[.$B7];&quot; -l &quot;;[.$N$2];&quot; -psm 8 batch.nochop makebox&quot;))" office:value-type="string" office:string-value="tesseract eng.meter.exp6.tif eng.meter.exp6 -l cd /home/fstruman/framework/ocr-test/train/; rm * -psm 8 batch.nochop makebox">
            <text:p>tesseract eng.meter.exp6.tif eng.meter.exp6 -l cd /home/fstruman/framework/ocr-test/train/; rm * -psm 8 batch.nochop makebox</text:p>
          </table:table-cell>
          <table:table-cell table:formula="of:=IF([.$D7]=&quot;&quot;;&quot;&quot;;CONCATENATE(&quot;tesseract &quot;;[.$B7];&quot;.tif &quot;;[.$B7];&quot; -psm 8 box.train&quot;))" office:value-type="string" office:string-value="tesseract eng.meter.exp6.tif eng.meter.exp6 -psm 8 box.train">
            <text:p>tesseract eng.meter.exp6.tif eng.meter.exp6 -psm 8 box.train</text:p>
          </table:table-cell>
          <table:table-cell table:number-columns-repeated="6"/>
          <table:table-cell table:formula="of:=CONCATENATE(&quot;mv shapetable &quot;;[config.$B$2];&quot;.shapetable; mv normproto &quot;;[config.$B$2];&quot;.normproto; mv inttemp &quot;;[config.$B$2];&quot;.inttemp; mv pffmtable &quot;;[config.$B$2];&quot;.pffmtable; mv unicharset &quot;;[config.$B$2];&quot;.unicharset”&quot;)" office:value-type="string" office:string-value="mv shapetable liquidcrystal.shapetable; mv normproto liquidcrystal.normproto; mv inttemp liquidcrystal.inttemp; mv pffmtable liquidcrystal.pffmtable; mv unicharset liquidcrystal.unicharset”">
            <text:p>mv shapetable liquidcrystal.shapetable; mv normproto liquidcrystal.normproto; mv inttemp liquidcrystal.inttemp; mv pffmtable liquidcrystal.pffmtable; mv unicharset liquidcrystal.unicharset”</text:p>
          </table:table-cell>
        </table:table-row>
        <table:table-row table:style-name="ro2">
          <table:table-cell office:value-type="string">
            <text:p>0000000001_1_2014-08-27_21h00m02s.jpg</text:p>
          </table:table-cell>
          <table:table-cell office:value-type="string">
            <text:p>eng.meter.exp7</text:p>
          </table:table-cell>
          <table:table-cell office:value-type="float" office:value="28050">
            <text:p>28050</text:p>
          </table:table-cell>
          <table:table-cell/>
          <table:table-cell table:formula="of:=IF([score.C9]=[score.F9];&quot;&quot;; &quot;wrong_ocr&quot;)">
            <text:p/>
          </table:table-cell>
          <table:table-cell table:formula="of:=IF([.$D8]=&quot;&quot;;&quot;&quot;;CONCATENATE([config.$B$1];&quot; ~/ocr-results/&quot;;[.A8]))">
            <text:p/>
          </table:table-cell>
          <table:table-cell table:formula="of:=IF([.$D8]=&quot;&quot;;&quot;&quot;;CONCATENATE(&quot;mv /tmp/&quot;;[.$A8];&quot;.tif &quot;;[config.$B$3];[.$B8];&quot;.tif&quot;))">
            <text:p/>
          </table:table-cell>
          <table:table-cell table:formula="of:=IF([.$D8]=&quot;&quot;;&quot;&quot;;CONCATENATE(&quot;tesseract &quot;;[.$B8];&quot;.tif &quot;;[.$B8];&quot; -l &quot;;[.$N$2];&quot; -psm 8 batch.nochop makebox&quot;))">
            <text:p/>
          </table:table-cell>
          <table:table-cell table:formula="of:=IF([.$D8]=&quot;&quot;;&quot;&quot;;CONCATENATE(&quot;tesseract &quot;;[.$B8];&quot;.tif &quot;;[.$B8];&quot; -psm 8 box.train&quot;))">
            <text:p/>
          </table:table-cell>
          <table:table-cell table:number-columns-repeated="6"/>
          <table:table-cell table:formula="of:=CONCATENATE(&quot;combine_tessdata &quot;;[config.$B$2];&quot;.&quot;)" office:value-type="string" office:string-value="combine_tessdata liquidcrystal.">
            <text:p>combine_tessdata liquidcrystal.</text:p>
          </table:table-cell>
        </table:table-row>
        <table:table-row table:style-name="ro2">
          <table:table-cell office:value-type="string">
            <text:p>0000000001_1_2014-08-27_22h00m02s.jpg</text:p>
          </table:table-cell>
          <table:table-cell office:value-type="string">
            <text:p>eng.meter.exp8</text:p>
          </table:table-cell>
          <table:table-cell office:value-type="float" office:value="28302">
            <text:p>28302</text:p>
          </table:table-cell>
          <table:table-cell/>
          <table:table-cell table:formula="of:=IF([score.C10]=[score.F10];&quot;&quot;; &quot;wrong_ocr&quot;)">
            <text:p/>
          </table:table-cell>
          <table:table-cell table:formula="of:=IF([.$D9]=&quot;&quot;;&quot;&quot;;CONCATENATE([config.$B$1];&quot; ~/ocr-results/&quot;;[.A9]))">
            <text:p/>
          </table:table-cell>
          <table:table-cell table:formula="of:=IF([.$D9]=&quot;&quot;;&quot;&quot;;CONCATENATE(&quot;mv /tmp/&quot;;[.$A9];&quot;.tif &quot;;[config.$B$3];[.$B9];&quot;.tif&quot;))">
            <text:p/>
          </table:table-cell>
          <table:table-cell table:formula="of:=IF([.$D9]=&quot;&quot;;&quot;&quot;;CONCATENATE(&quot;tesseract &quot;;[.$B9];&quot;.tif &quot;;[.$B9];&quot; -l &quot;;[.$N$2];&quot; -psm 8 batch.nochop makebox&quot;))">
            <text:p/>
          </table:table-cell>
          <table:table-cell table:formula="of:=IF([.$D9]=&quot;&quot;;&quot;&quot;;CONCATENATE(&quot;tesseract &quot;;[.$B9];&quot;.tif &quot;;[.$B9];&quot; -psm 8 box.train&quot;))">
            <text:p/>
          </table:table-cell>
          <table:table-cell table:number-columns-repeated="6"/>
          <table:table-cell table:formula="of:=CONCATENATE(&quot;cp &quot;;[config.$B$2];&quot;.traineddata &quot;;[config.$B$1];&quot;/&quot;;[config.$B$2];&quot;.traineddata;&quot;;&quot;sudo cp &quot;;[config.$B$2];&quot;.traineddata /usr/share/tesseract-ocr/tessdata/&quot;;[config.$B$2];&quot;.traineddata&quot;)" office:value-type="string" office:string-value="cp liquidcrystal.traineddata /home/fstruman/framework/ocr-meter/ocr/saintmichel/liquidcrystal.traineddata;sudo cp liquidcrystal.traineddata /usr/share/tesseract-ocr/tessdata/liquidcrystal.traineddata">
            <text:p>cp liquidcrystal.traineddata /home/fstruman/framework/ocr-meter/ocr/saintmichel/liquidcrystal.traineddata;sudo cp liquidcrystal.traineddata /usr/share/tesseract-ocr/tessdata/liquidcrystal.traineddata</text:p>
          </table:table-cell>
        </table:table-row>
        <table:table-row table:style-name="ro2">
          <table:table-cell office:value-type="string">
            <text:p>0000000001_1_2014-08-27_23h00m02s.jpg</text:p>
          </table:table-cell>
          <table:table-cell office:value-type="string">
            <text:p>eng.meter.exp9</text:p>
          </table:table-cell>
          <table:table-cell office:value-type="float" office:value="28409">
            <text:p>28409</text:p>
          </table:table-cell>
          <table:table-cell/>
          <table:table-cell table:formula="of:=IF([score.C11]=[score.F11];&quot;&quot;; &quot;wrong_ocr&quot;)">
            <text:p/>
          </table:table-cell>
          <table:table-cell table:formula="of:=IF([.$D10]=&quot;&quot;;&quot;&quot;;CONCATENATE([config.$B$1];&quot; ~/ocr-results/&quot;;[.A10]))">
            <text:p/>
          </table:table-cell>
          <table:table-cell table:formula="of:=IF([.$D10]=&quot;&quot;;&quot;&quot;;CONCATENATE(&quot;mv /tmp/&quot;;[.$A10];&quot;.tif &quot;;[config.$B$3];[.$B10];&quot;.tif&quot;))">
            <text:p/>
          </table:table-cell>
          <table:table-cell table:formula="of:=IF([.$D10]=&quot;&quot;;&quot;&quot;;CONCATENATE(&quot;tesseract &quot;;[.$B10];&quot;.tif &quot;;[.$B10];&quot; -l &quot;;[.$N$2];&quot; -psm 8 batch.nochop makebox&quot;))">
            <text:p/>
          </table:table-cell>
          <table:table-cell table:formula="of:=IF([.$D10]=&quot;&quot;;&quot;&quot;;CONCATENATE(&quot;tesseract &quot;;[.$B10];&quot;.tif &quot;;[.$B1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00h00m03s.jpg</text:p>
          </table:table-cell>
          <table:table-cell office:value-type="string">
            <text:p>eng.meter.exp10</text:p>
          </table:table-cell>
          <table:table-cell office:value-type="float" office:value="28460">
            <text:p>28460</text:p>
          </table:table-cell>
          <table:table-cell/>
          <table:table-cell table:formula="of:=IF([score.C12]=[score.F12];&quot;&quot;; &quot;wrong_ocr&quot;)">
            <text:p/>
          </table:table-cell>
          <table:table-cell table:formula="of:=IF([.$D11]=&quot;&quot;;&quot;&quot;;CONCATENATE([config.$B$1];&quot; ~/ocr-results/&quot;;[.A11]))">
            <text:p/>
          </table:table-cell>
          <table:table-cell table:formula="of:=IF([.$D11]=&quot;&quot;;&quot;&quot;;CONCATENATE(&quot;mv /tmp/&quot;;[.$A11];&quot;.tif &quot;;[config.$B$3];[.$B11];&quot;.tif&quot;))">
            <text:p/>
          </table:table-cell>
          <table:table-cell table:formula="of:=IF([.$D11]=&quot;&quot;;&quot;&quot;;CONCATENATE(&quot;tesseract &quot;;[.$B11];&quot;.tif &quot;;[.$B11];&quot; -l &quot;;[.$N$2];&quot; -psm 8 batch.nochop makebox&quot;))">
            <text:p/>
          </table:table-cell>
          <table:table-cell table:formula="of:=IF([.$D11]=&quot;&quot;;&quot;&quot;;CONCATENATE(&quot;tesseract &quot;;[.$B11];&quot;.tif &quot;;[.$B1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01h00m02s.jpg</text:p>
          </table:table-cell>
          <table:table-cell office:value-type="string">
            <text:p>eng.meter.exp11</text:p>
          </table:table-cell>
          <table:table-cell office:value-type="float" office:value="28506">
            <text:p>28506</text:p>
          </table:table-cell>
          <table:table-cell/>
          <table:table-cell table:formula="of:=IF([score.C13]=[score.F13];&quot;&quot;; &quot;wrong_ocr&quot;)">
            <text:p/>
          </table:table-cell>
          <table:table-cell table:formula="of:=IF([.$D12]=&quot;&quot;;&quot;&quot;;CONCATENATE([config.$B$1];&quot; ~/ocr-results/&quot;;[.A12]))">
            <text:p/>
          </table:table-cell>
          <table:table-cell table:formula="of:=IF([.$D12]=&quot;&quot;;&quot;&quot;;CONCATENATE(&quot;mv /tmp/&quot;;[.$A12];&quot;.tif &quot;;[config.$B$3];[.$B12];&quot;.tif&quot;))">
            <text:p/>
          </table:table-cell>
          <table:table-cell table:formula="of:=IF([.$D12]=&quot;&quot;;&quot;&quot;;CONCATENATE(&quot;tesseract &quot;;[.$B12];&quot;.tif &quot;;[.$B12];&quot; -l &quot;;[.$N$2];&quot; -psm 8 batch.nochop makebox&quot;))">
            <text:p/>
          </table:table-cell>
          <table:table-cell table:formula="of:=IF([.$D12]=&quot;&quot;;&quot;&quot;;CONCATENATE(&quot;tesseract &quot;;[.$B12];&quot;.tif &quot;;[.$B1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02h00m02s.jpg</text:p>
          </table:table-cell>
          <table:table-cell office:value-type="string">
            <text:p>eng.meter.exp12</text:p>
          </table:table-cell>
          <table:table-cell office:value-type="float" office:value="28543">
            <text:p>28543</text:p>
          </table:table-cell>
          <table:table-cell office:value-type="string">
            <text:p>train</text:p>
          </table:table-cell>
          <table:table-cell table:formula="of:=IF([score.C14]=[score.F14];&quot;&quot;; &quot;wrong_ocr&quot;)">
            <text:p/>
          </table:table-cell>
          <table:table-cell table:formula="of:=IF([.$D13]=&quot;&quot;;&quot;&quot;;CONCATENATE([config.$B$1];&quot; ~/ocr-results/&quot;;[.A13]))" office:value-type="string" office:string-value="/home/fstruman/framework/ocr-meter/ocr/saintmichel ~/ocr-results/0000000001_1_2014-08-28_02h00m02s.jpg">
            <text:p>/home/fstruman/framework/ocr-meter/ocr/saintmichel ~/ocr-results/0000000001_1_2014-08-28_02h00m02s.jpg</text:p>
          </table:table-cell>
          <table:table-cell table:formula="of:=IF([.$D13]=&quot;&quot;;&quot;&quot;;CONCATENATE(&quot;mv /tmp/&quot;;[.$A13];&quot;.tif &quot;;[config.$B$3];[.$B13];&quot;.tif&quot;))" office:value-type="string" office:string-value="mv /tmp/0000000001_1_2014-08-28_02h00m02s.jpg.tif /home/fstruman/framework/ocr-test/train/eng.meter.exp12.tif">
            <text:p>mv /tmp/0000000001_1_2014-08-28_02h00m02s.jpg.tif /home/fstruman/framework/ocr-test/train/eng.meter.exp12.tif</text:p>
          </table:table-cell>
          <table:table-cell table:formula="of:=IF([.$D13]=&quot;&quot;;&quot;&quot;;CONCATENATE(&quot;tesseract &quot;;[.$B13];&quot;.tif &quot;;[.$B13];&quot; -l &quot;;[.$N$2];&quot; -psm 8 batch.nochop makebox&quot;))" office:value-type="string" office:string-value="tesseract eng.meter.exp12.tif eng.meter.exp12 -l cd /home/fstruman/framework/ocr-test/train/; rm * -psm 8 batch.nochop makebox">
            <text:p>tesseract eng.meter.exp12.tif eng.meter.exp12 -l cd /home/fstruman/framework/ocr-test/train/; rm * -psm 8 batch.nochop makebox</text:p>
          </table:table-cell>
          <table:table-cell table:formula="of:=IF([.$D13]=&quot;&quot;;&quot;&quot;;CONCATENATE(&quot;tesseract &quot;;[.$B13];&quot;.tif &quot;;[.$B13];&quot; -psm 8 box.train&quot;))" office:value-type="string" office:string-value="tesseract eng.meter.exp12.tif eng.meter.exp12 -psm 8 box.train">
            <text:p>tesseract eng.meter.exp12.tif eng.meter.exp12 -psm 8 box.train</text:p>
          </table:table-cell>
          <table:table-cell table:number-columns-repeated="7"/>
        </table:table-row>
        <table:table-row table:style-name="ro2">
          <table:table-cell office:value-type="string">
            <text:p>0000000001_1_2014-08-28_03h00m03s.jpg</text:p>
          </table:table-cell>
          <table:table-cell office:value-type="string">
            <text:p>eng.meter.exp13</text:p>
          </table:table-cell>
          <table:table-cell office:value-type="float" office:value="28576">
            <text:p>28576</text:p>
          </table:table-cell>
          <table:table-cell/>
          <table:table-cell table:formula="of:=IF([score.C15]=[score.F15];&quot;&quot;; &quot;wrong_ocr&quot;)">
            <text:p/>
          </table:table-cell>
          <table:table-cell table:formula="of:=IF([.$D14]=&quot;&quot;;&quot;&quot;;CONCATENATE([config.$B$1];&quot; ~/ocr-results/&quot;;[.A14]))">
            <text:p/>
          </table:table-cell>
          <table:table-cell table:formula="of:=IF([.$D14]=&quot;&quot;;&quot;&quot;;CONCATENATE(&quot;mv /tmp/&quot;;[.$A14];&quot;.tif &quot;;[config.$B$3];[.$B14];&quot;.tif&quot;))">
            <text:p/>
          </table:table-cell>
          <table:table-cell table:formula="of:=IF([.$D14]=&quot;&quot;;&quot;&quot;;CONCATENATE(&quot;tesseract &quot;;[.$B14];&quot;.tif &quot;;[.$B14];&quot; -l &quot;;[.$N$2];&quot; -psm 8 batch.nochop makebox&quot;))">
            <text:p/>
          </table:table-cell>
          <table:table-cell table:formula="of:=IF([.$D14]=&quot;&quot;;&quot;&quot;;CONCATENATE(&quot;tesseract &quot;;[.$B14];&quot;.tif &quot;;[.$B1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04h00m03s.jpg</text:p>
          </table:table-cell>
          <table:table-cell office:value-type="string">
            <text:p>eng.meter.exp14</text:p>
          </table:table-cell>
          <table:table-cell office:value-type="float" office:value="28608">
            <text:p>28608</text:p>
          </table:table-cell>
          <table:table-cell/>
          <table:table-cell table:formula="of:=IF([score.C16]=[score.F16];&quot;&quot;; &quot;wrong_ocr&quot;)">
            <text:p/>
          </table:table-cell>
          <table:table-cell table:formula="of:=IF([.$D15]=&quot;&quot;;&quot;&quot;;CONCATENATE([config.$B$1];&quot; ~/ocr-results/&quot;;[.A15]))">
            <text:p/>
          </table:table-cell>
          <table:table-cell table:formula="of:=IF([.$D15]=&quot;&quot;;&quot;&quot;;CONCATENATE(&quot;mv /tmp/&quot;;[.$A15];&quot;.tif &quot;;[config.$B$3];[.$B15];&quot;.tif&quot;))">
            <text:p/>
          </table:table-cell>
          <table:table-cell table:formula="of:=IF([.$D15]=&quot;&quot;;&quot;&quot;;CONCATENATE(&quot;tesseract &quot;;[.$B15];&quot;.tif &quot;;[.$B15];&quot; -l &quot;;[.$N$2];&quot; -psm 8 batch.nochop makebox&quot;))">
            <text:p/>
          </table:table-cell>
          <table:table-cell table:formula="of:=IF([.$D15]=&quot;&quot;;&quot;&quot;;CONCATENATE(&quot;tesseract &quot;;[.$B15];&quot;.tif &quot;;[.$B1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05h00m02s.jpg</text:p>
          </table:table-cell>
          <table:table-cell office:value-type="string">
            <text:p>eng.meter.exp15</text:p>
          </table:table-cell>
          <table:table-cell office:value-type="float" office:value="28636">
            <text:p>28636</text:p>
          </table:table-cell>
          <table:table-cell/>
          <table:table-cell table:formula="of:=IF([score.C17]=[score.F17];&quot;&quot;; &quot;wrong_ocr&quot;)">
            <text:p/>
          </table:table-cell>
          <table:table-cell table:formula="of:=IF([.$D16]=&quot;&quot;;&quot;&quot;;CONCATENATE([config.$B$1];&quot; ~/ocr-results/&quot;;[.A16]))">
            <text:p/>
          </table:table-cell>
          <table:table-cell table:formula="of:=IF([.$D16]=&quot;&quot;;&quot;&quot;;CONCATENATE(&quot;mv /tmp/&quot;;[.$A16];&quot;.tif &quot;;[config.$B$3];[.$B16];&quot;.tif&quot;))">
            <text:p/>
          </table:table-cell>
          <table:table-cell table:formula="of:=IF([.$D16]=&quot;&quot;;&quot;&quot;;CONCATENATE(&quot;tesseract &quot;;[.$B16];&quot;.tif &quot;;[.$B16];&quot; -l &quot;;[.$N$2];&quot; -psm 8 batch.nochop makebox&quot;))">
            <text:p/>
          </table:table-cell>
          <table:table-cell table:formula="of:=IF([.$D16]=&quot;&quot;;&quot;&quot;;CONCATENATE(&quot;tesseract &quot;;[.$B16];&quot;.tif &quot;;[.$B1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06h00m02s.jpg</text:p>
          </table:table-cell>
          <table:table-cell office:value-type="string">
            <text:p>eng.meter.exp16</text:p>
          </table:table-cell>
          <table:table-cell office:value-type="float" office:value="28671">
            <text:p>28671</text:p>
          </table:table-cell>
          <table:table-cell/>
          <table:table-cell table:formula="of:=IF([score.C18]=[score.F18];&quot;&quot;; &quot;wrong_ocr&quot;)">
            <text:p/>
          </table:table-cell>
          <table:table-cell table:formula="of:=IF([.$D17]=&quot;&quot;;&quot;&quot;;CONCATENATE([config.$B$1];&quot; ~/ocr-results/&quot;;[.A17]))">
            <text:p/>
          </table:table-cell>
          <table:table-cell table:formula="of:=IF([.$D17]=&quot;&quot;;&quot;&quot;;CONCATENATE(&quot;mv /tmp/&quot;;[.$A17];&quot;.tif &quot;;[config.$B$3];[.$B17];&quot;.tif&quot;))">
            <text:p/>
          </table:table-cell>
          <table:table-cell table:formula="of:=IF([.$D17]=&quot;&quot;;&quot;&quot;;CONCATENATE(&quot;tesseract &quot;;[.$B17];&quot;.tif &quot;;[.$B17];&quot; -l &quot;;[.$N$2];&quot; -psm 8 batch.nochop makebox&quot;))">
            <text:p/>
          </table:table-cell>
          <table:table-cell table:formula="of:=IF([.$D17]=&quot;&quot;;&quot;&quot;;CONCATENATE(&quot;tesseract &quot;;[.$B17];&quot;.tif &quot;;[.$B1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07h00m02s.jpg</text:p>
          </table:table-cell>
          <table:table-cell office:value-type="string">
            <text:p>eng.meter.exp17</text:p>
          </table:table-cell>
          <table:table-cell office:value-type="float" office:value="28701">
            <text:p>28701</text:p>
          </table:table-cell>
          <table:table-cell/>
          <table:table-cell table:formula="of:=IF([score.C19]=[score.F19];&quot;&quot;; &quot;wrong_ocr&quot;)">
            <text:p/>
          </table:table-cell>
          <table:table-cell table:formula="of:=IF([.$D18]=&quot;&quot;;&quot;&quot;;CONCATENATE([config.$B$1];&quot; ~/ocr-results/&quot;;[.A18]))">
            <text:p/>
          </table:table-cell>
          <table:table-cell table:formula="of:=IF([.$D18]=&quot;&quot;;&quot;&quot;;CONCATENATE(&quot;mv /tmp/&quot;;[.$A18];&quot;.tif &quot;;[config.$B$3];[.$B18];&quot;.tif&quot;))">
            <text:p/>
          </table:table-cell>
          <table:table-cell table:formula="of:=IF([.$D18]=&quot;&quot;;&quot;&quot;;CONCATENATE(&quot;tesseract &quot;;[.$B18];&quot;.tif &quot;;[.$B18];&quot; -l &quot;;[.$N$2];&quot; -psm 8 batch.nochop makebox&quot;))">
            <text:p/>
          </table:table-cell>
          <table:table-cell table:formula="of:=IF([.$D18]=&quot;&quot;;&quot;&quot;;CONCATENATE(&quot;tesseract &quot;;[.$B18];&quot;.tif &quot;;[.$B1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08h00m03s.jpg</text:p>
          </table:table-cell>
          <table:table-cell office:value-type="string">
            <text:p>eng.meter.exp18</text:p>
          </table:table-cell>
          <table:table-cell office:value-type="float" office:value="28728">
            <text:p>28728</text:p>
          </table:table-cell>
          <table:table-cell/>
          <table:table-cell table:formula="of:=IF([score.C20]=[score.F20];&quot;&quot;; &quot;wrong_ocr&quot;)">
            <text:p/>
          </table:table-cell>
          <table:table-cell table:formula="of:=IF([.$D19]=&quot;&quot;;&quot;&quot;;CONCATENATE([config.$B$1];&quot; ~/ocr-results/&quot;;[.A19]))">
            <text:p/>
          </table:table-cell>
          <table:table-cell table:formula="of:=IF([.$D19]=&quot;&quot;;&quot;&quot;;CONCATENATE(&quot;mv /tmp/&quot;;[.$A19];&quot;.tif &quot;;[config.$B$3];[.$B19];&quot;.tif&quot;))">
            <text:p/>
          </table:table-cell>
          <table:table-cell table:formula="of:=IF([.$D19]=&quot;&quot;;&quot;&quot;;CONCATENATE(&quot;tesseract &quot;;[.$B19];&quot;.tif &quot;;[.$B19];&quot; -l &quot;;[.$N$2];&quot; -psm 8 batch.nochop makebox&quot;))">
            <text:p/>
          </table:table-cell>
          <table:table-cell table:formula="of:=IF([.$D19]=&quot;&quot;;&quot;&quot;;CONCATENATE(&quot;tesseract &quot;;[.$B19];&quot;.tif &quot;;[.$B1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09h00m02s.jpg</text:p>
          </table:table-cell>
          <table:table-cell office:value-type="string">
            <text:p>eng.meter.exp19</text:p>
          </table:table-cell>
          <table:table-cell office:value-type="float" office:value="28903">
            <text:p>28903</text:p>
          </table:table-cell>
          <table:table-cell/>
          <table:table-cell table:formula="of:=IF([score.C21]=[score.F21];&quot;&quot;; &quot;wrong_ocr&quot;)">
            <text:p/>
          </table:table-cell>
          <table:table-cell table:formula="of:=IF([.$D20]=&quot;&quot;;&quot;&quot;;CONCATENATE([config.$B$1];&quot; ~/ocr-results/&quot;;[.A20]))">
            <text:p/>
          </table:table-cell>
          <table:table-cell table:formula="of:=IF([.$D20]=&quot;&quot;;&quot;&quot;;CONCATENATE(&quot;mv /tmp/&quot;;[.$A20];&quot;.tif &quot;;[config.$B$3];[.$B20];&quot;.tif&quot;))">
            <text:p/>
          </table:table-cell>
          <table:table-cell table:formula="of:=IF([.$D20]=&quot;&quot;;&quot;&quot;;CONCATENATE(&quot;tesseract &quot;;[.$B20];&quot;.tif &quot;;[.$B20];&quot; -l &quot;;[.$N$2];&quot; -psm 8 batch.nochop makebox&quot;))">
            <text:p/>
          </table:table-cell>
          <table:table-cell table:formula="of:=IF([.$D20]=&quot;&quot;;&quot;&quot;;CONCATENATE(&quot;tesseract &quot;;[.$B20];&quot;.tif &quot;;[.$B2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10h00m02s.jpg</text:p>
          </table:table-cell>
          <table:table-cell office:value-type="string">
            <text:p>eng.meter.exp20</text:p>
          </table:table-cell>
          <table:table-cell office:value-type="float" office:value="29146">
            <text:p>29146</text:p>
          </table:table-cell>
          <table:table-cell/>
          <table:table-cell table:formula="of:=IF([score.C22]=[score.F22];&quot;&quot;; &quot;wrong_ocr&quot;)">
            <text:p/>
          </table:table-cell>
          <table:table-cell table:formula="of:=IF([.$D21]=&quot;&quot;;&quot;&quot;;CONCATENATE([config.$B$1];&quot; ~/ocr-results/&quot;;[.A21]))">
            <text:p/>
          </table:table-cell>
          <table:table-cell table:formula="of:=IF([.$D21]=&quot;&quot;;&quot;&quot;;CONCATENATE(&quot;mv /tmp/&quot;;[.$A21];&quot;.tif &quot;;[config.$B$3];[.$B21];&quot;.tif&quot;))">
            <text:p/>
          </table:table-cell>
          <table:table-cell table:formula="of:=IF([.$D21]=&quot;&quot;;&quot;&quot;;CONCATENATE(&quot;tesseract &quot;;[.$B21];&quot;.tif &quot;;[.$B21];&quot; -l &quot;;[.$N$2];&quot; -psm 8 batch.nochop makebox&quot;))">
            <text:p/>
          </table:table-cell>
          <table:table-cell table:formula="of:=IF([.$D21]=&quot;&quot;;&quot;&quot;;CONCATENATE(&quot;tesseract &quot;;[.$B21];&quot;.tif &quot;;[.$B2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11h00m03s.jpg</text:p>
          </table:table-cell>
          <table:table-cell office:value-type="string">
            <text:p>eng.meter.exp21</text:p>
          </table:table-cell>
          <table:table-cell office:value-type="float" office:value="29384">
            <text:p>29384</text:p>
          </table:table-cell>
          <table:table-cell/>
          <table:table-cell table:formula="of:=IF([score.C23]=[score.F23];&quot;&quot;; &quot;wrong_ocr&quot;)">
            <text:p/>
          </table:table-cell>
          <table:table-cell table:formula="of:=IF([.$D22]=&quot;&quot;;&quot;&quot;;CONCATENATE([config.$B$1];&quot; ~/ocr-results/&quot;;[.A22]))">
            <text:p/>
          </table:table-cell>
          <table:table-cell table:formula="of:=IF([.$D22]=&quot;&quot;;&quot;&quot;;CONCATENATE(&quot;mv /tmp/&quot;;[.$A22];&quot;.tif &quot;;[config.$B$3];[.$B22];&quot;.tif&quot;))">
            <text:p/>
          </table:table-cell>
          <table:table-cell table:formula="of:=IF([.$D22]=&quot;&quot;;&quot;&quot;;CONCATENATE(&quot;tesseract &quot;;[.$B22];&quot;.tif &quot;;[.$B22];&quot; -l &quot;;[.$N$2];&quot; -psm 8 batch.nochop makebox&quot;))">
            <text:p/>
          </table:table-cell>
          <table:table-cell table:formula="of:=IF([.$D22]=&quot;&quot;;&quot;&quot;;CONCATENATE(&quot;tesseract &quot;;[.$B22];&quot;.tif &quot;;[.$B2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12h00m02s.jpg</text:p>
          </table:table-cell>
          <table:table-cell office:value-type="string">
            <text:p>eng.meter.exp22</text:p>
          </table:table-cell>
          <table:table-cell office:value-type="float" office:value="29626">
            <text:p>29626</text:p>
          </table:table-cell>
          <table:table-cell/>
          <table:table-cell table:formula="of:=IF([score.C24]=[score.F24];&quot;&quot;; &quot;wrong_ocr&quot;)">
            <text:p/>
          </table:table-cell>
          <table:table-cell table:formula="of:=IF([.$D23]=&quot;&quot;;&quot;&quot;;CONCATENATE([config.$B$1];&quot; ~/ocr-results/&quot;;[.A23]))">
            <text:p/>
          </table:table-cell>
          <table:table-cell table:formula="of:=IF([.$D23]=&quot;&quot;;&quot;&quot;;CONCATENATE(&quot;mv /tmp/&quot;;[.$A23];&quot;.tif &quot;;[config.$B$3];[.$B23];&quot;.tif&quot;))">
            <text:p/>
          </table:table-cell>
          <table:table-cell table:formula="of:=IF([.$D23]=&quot;&quot;;&quot;&quot;;CONCATENATE(&quot;tesseract &quot;;[.$B23];&quot;.tif &quot;;[.$B23];&quot; -l &quot;;[.$N$2];&quot; -psm 8 batch.nochop makebox&quot;))">
            <text:p/>
          </table:table-cell>
          <table:table-cell table:formula="of:=IF([.$D23]=&quot;&quot;;&quot;&quot;;CONCATENATE(&quot;tesseract &quot;;[.$B23];&quot;.tif &quot;;[.$B2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13h00m03s.jpg</text:p>
          </table:table-cell>
          <table:table-cell office:value-type="string">
            <text:p>eng.meter.exp23</text:p>
          </table:table-cell>
          <table:table-cell office:value-type="float" office:value="29868">
            <text:p>29868</text:p>
          </table:table-cell>
          <table:table-cell/>
          <table:table-cell table:formula="of:=IF([score.C25]=[score.F25];&quot;&quot;; &quot;wrong_ocr&quot;)">
            <text:p/>
          </table:table-cell>
          <table:table-cell table:formula="of:=IF([.$D24]=&quot;&quot;;&quot;&quot;;CONCATENATE([config.$B$1];&quot; ~/ocr-results/&quot;;[.A24]))">
            <text:p/>
          </table:table-cell>
          <table:table-cell table:formula="of:=IF([.$D24]=&quot;&quot;;&quot;&quot;;CONCATENATE(&quot;mv /tmp/&quot;;[.$A24];&quot;.tif &quot;;[config.$B$3];[.$B24];&quot;.tif&quot;))">
            <text:p/>
          </table:table-cell>
          <table:table-cell table:formula="of:=IF([.$D24]=&quot;&quot;;&quot;&quot;;CONCATENATE(&quot;tesseract &quot;;[.$B24];&quot;.tif &quot;;[.$B24];&quot; -l &quot;;[.$N$2];&quot; -psm 8 batch.nochop makebox&quot;))">
            <text:p/>
          </table:table-cell>
          <table:table-cell table:formula="of:=IF([.$D24]=&quot;&quot;;&quot;&quot;;CONCATENATE(&quot;tesseract &quot;;[.$B24];&quot;.tif &quot;;[.$B2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14h00m03s.jpg</text:p>
          </table:table-cell>
          <table:table-cell office:value-type="string">
            <text:p>eng.meter.exp24</text:p>
          </table:table-cell>
          <table:table-cell office:value-type="float" office:value="30105">
            <text:p>30105</text:p>
          </table:table-cell>
          <table:table-cell/>
          <table:table-cell table:formula="of:=IF([score.C26]=[score.F26];&quot;&quot;; &quot;wrong_ocr&quot;)">
            <text:p/>
          </table:table-cell>
          <table:table-cell table:formula="of:=IF([.$D25]=&quot;&quot;;&quot;&quot;;CONCATENATE([config.$B$1];&quot; ~/ocr-results/&quot;;[.A25]))">
            <text:p/>
          </table:table-cell>
          <table:table-cell table:formula="of:=IF([.$D25]=&quot;&quot;;&quot;&quot;;CONCATENATE(&quot;mv /tmp/&quot;;[.$A25];&quot;.tif &quot;;[config.$B$3];[.$B25];&quot;.tif&quot;))">
            <text:p/>
          </table:table-cell>
          <table:table-cell table:formula="of:=IF([.$D25]=&quot;&quot;;&quot;&quot;;CONCATENATE(&quot;tesseract &quot;;[.$B25];&quot;.tif &quot;;[.$B25];&quot; -l &quot;;[.$N$2];&quot; -psm 8 batch.nochop makebox&quot;))">
            <text:p/>
          </table:table-cell>
          <table:table-cell table:formula="of:=IF([.$D25]=&quot;&quot;;&quot;&quot;;CONCATENATE(&quot;tesseract &quot;;[.$B25];&quot;.tif &quot;;[.$B2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15h00m02s.jpg</text:p>
          </table:table-cell>
          <table:table-cell office:value-type="string">
            <text:p>eng.meter.exp25</text:p>
          </table:table-cell>
          <table:table-cell office:value-type="float" office:value="30344">
            <text:p>30344</text:p>
          </table:table-cell>
          <table:table-cell/>
          <table:table-cell table:formula="of:=IF([score.C27]=[score.F27];&quot;&quot;; &quot;wrong_ocr&quot;)">
            <text:p/>
          </table:table-cell>
          <table:table-cell table:formula="of:=IF([.$D26]=&quot;&quot;;&quot;&quot;;CONCATENATE([config.$B$1];&quot; ~/ocr-results/&quot;;[.A26]))">
            <text:p/>
          </table:table-cell>
          <table:table-cell table:formula="of:=IF([.$D26]=&quot;&quot;;&quot;&quot;;CONCATENATE(&quot;mv /tmp/&quot;;[.$A26];&quot;.tif &quot;;[config.$B$3];[.$B26];&quot;.tif&quot;))">
            <text:p/>
          </table:table-cell>
          <table:table-cell table:formula="of:=IF([.$D26]=&quot;&quot;;&quot;&quot;;CONCATENATE(&quot;tesseract &quot;;[.$B26];&quot;.tif &quot;;[.$B26];&quot; -l &quot;;[.$N$2];&quot; -psm 8 batch.nochop makebox&quot;))">
            <text:p/>
          </table:table-cell>
          <table:table-cell table:formula="of:=IF([.$D26]=&quot;&quot;;&quot;&quot;;CONCATENATE(&quot;tesseract &quot;;[.$B26];&quot;.tif &quot;;[.$B2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16h00m02s.jpg</text:p>
          </table:table-cell>
          <table:table-cell office:value-type="string">
            <text:p>eng.meter.exp26</text:p>
          </table:table-cell>
          <table:table-cell office:value-type="float" office:value="30547">
            <text:p>30547</text:p>
          </table:table-cell>
          <table:table-cell/>
          <table:table-cell table:formula="of:=IF([score.C28]=[score.F28];&quot;&quot;; &quot;wrong_ocr&quot;)">
            <text:p/>
          </table:table-cell>
          <table:table-cell table:formula="of:=IF([.$D27]=&quot;&quot;;&quot;&quot;;CONCATENATE([config.$B$1];&quot; ~/ocr-results/&quot;;[.A27]))">
            <text:p/>
          </table:table-cell>
          <table:table-cell table:formula="of:=IF([.$D27]=&quot;&quot;;&quot;&quot;;CONCATENATE(&quot;mv /tmp/&quot;;[.$A27];&quot;.tif &quot;;[config.$B$3];[.$B27];&quot;.tif&quot;))">
            <text:p/>
          </table:table-cell>
          <table:table-cell table:formula="of:=IF([.$D27]=&quot;&quot;;&quot;&quot;;CONCATENATE(&quot;tesseract &quot;;[.$B27];&quot;.tif &quot;;[.$B27];&quot; -l &quot;;[.$N$2];&quot; -psm 8 batch.nochop makebox&quot;))">
            <text:p/>
          </table:table-cell>
          <table:table-cell table:formula="of:=IF([.$D27]=&quot;&quot;;&quot;&quot;;CONCATENATE(&quot;tesseract &quot;;[.$B27];&quot;.tif &quot;;[.$B2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17h00m03s.jpg</text:p>
          </table:table-cell>
          <table:table-cell office:value-type="string">
            <text:p>eng.meter.exp27</text:p>
          </table:table-cell>
          <table:table-cell office:value-type="float" office:value="30594">
            <text:p>30594</text:p>
          </table:table-cell>
          <table:table-cell office:value-type="string">
            <text:p>train</text:p>
          </table:table-cell>
          <table:table-cell table:formula="of:=IF([score.C29]=[score.F29];&quot;&quot;; &quot;wrong_ocr&quot;)">
            <text:p/>
          </table:table-cell>
          <table:table-cell table:formula="of:=IF([.$D28]=&quot;&quot;;&quot;&quot;;CONCATENATE([config.$B$1];&quot; ~/ocr-results/&quot;;[.A28]))" office:value-type="string" office:string-value="/home/fstruman/framework/ocr-meter/ocr/saintmichel ~/ocr-results/0000000001_1_2014-08-28_17h00m03s.jpg">
            <text:p>/home/fstruman/framework/ocr-meter/ocr/saintmichel ~/ocr-results/0000000001_1_2014-08-28_17h00m03s.jpg</text:p>
          </table:table-cell>
          <table:table-cell table:formula="of:=IF([.$D28]=&quot;&quot;;&quot;&quot;;CONCATENATE(&quot;mv /tmp/&quot;;[.$A28];&quot;.tif &quot;;[config.$B$3];[.$B28];&quot;.tif&quot;))" office:value-type="string" office:string-value="mv /tmp/0000000001_1_2014-08-28_17h00m03s.jpg.tif /home/fstruman/framework/ocr-test/train/eng.meter.exp27.tif">
            <text:p>mv /tmp/0000000001_1_2014-08-28_17h00m03s.jpg.tif /home/fstruman/framework/ocr-test/train/eng.meter.exp27.tif</text:p>
          </table:table-cell>
          <table:table-cell table:formula="of:=IF([.$D28]=&quot;&quot;;&quot;&quot;;CONCATENATE(&quot;tesseract &quot;;[.$B28];&quot;.tif &quot;;[.$B28];&quot; -l &quot;;[.$N$2];&quot; -psm 8 batch.nochop makebox&quot;))" office:value-type="string" office:string-value="tesseract eng.meter.exp27.tif eng.meter.exp27 -l cd /home/fstruman/framework/ocr-test/train/; rm * -psm 8 batch.nochop makebox">
            <text:p>tesseract eng.meter.exp27.tif eng.meter.exp27 -l cd /home/fstruman/framework/ocr-test/train/; rm * -psm 8 batch.nochop makebox</text:p>
          </table:table-cell>
          <table:table-cell table:formula="of:=IF([.$D28]=&quot;&quot;;&quot;&quot;;CONCATENATE(&quot;tesseract &quot;;[.$B28];&quot;.tif &quot;;[.$B28];&quot; -psm 8 box.train&quot;))" office:value-type="string" office:string-value="tesseract eng.meter.exp27.tif eng.meter.exp27 -psm 8 box.train">
            <text:p>tesseract eng.meter.exp27.tif eng.meter.exp27 -psm 8 box.train</text:p>
          </table:table-cell>
          <table:table-cell table:number-columns-repeated="7"/>
        </table:table-row>
        <table:table-row table:style-name="ro2">
          <table:table-cell office:value-type="string">
            <text:p>0000000001_1_2014-08-28_18h00m02s.jpg</text:p>
          </table:table-cell>
          <table:table-cell office:value-type="string">
            <text:p>eng.meter.exp28</text:p>
          </table:table-cell>
          <table:table-cell office:value-type="float" office:value="30661">
            <text:p>30661</text:p>
          </table:table-cell>
          <table:table-cell/>
          <table:table-cell table:formula="of:=IF([score.C30]=[score.F30];&quot;&quot;; &quot;wrong_ocr&quot;)">
            <text:p/>
          </table:table-cell>
          <table:table-cell table:formula="of:=IF([.$D29]=&quot;&quot;;&quot;&quot;;CONCATENATE([config.$B$1];&quot; ~/ocr-results/&quot;;[.A29]))">
            <text:p/>
          </table:table-cell>
          <table:table-cell table:formula="of:=IF([.$D29]=&quot;&quot;;&quot;&quot;;CONCATENATE(&quot;mv /tmp/&quot;;[.$A29];&quot;.tif &quot;;[config.$B$3];[.$B29];&quot;.tif&quot;))">
            <text:p/>
          </table:table-cell>
          <table:table-cell table:formula="of:=IF([.$D29]=&quot;&quot;;&quot;&quot;;CONCATENATE(&quot;tesseract &quot;;[.$B29];&quot;.tif &quot;;[.$B29];&quot; -l &quot;;[.$N$2];&quot; -psm 8 batch.nochop makebox&quot;))">
            <text:p/>
          </table:table-cell>
          <table:table-cell table:formula="of:=IF([.$D29]=&quot;&quot;;&quot;&quot;;CONCATENATE(&quot;tesseract &quot;;[.$B29];&quot;.tif &quot;;[.$B2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19h00m02s.jpg</text:p>
          </table:table-cell>
          <table:table-cell office:value-type="string">
            <text:p>eng.meter.exp29</text:p>
          </table:table-cell>
          <table:table-cell office:value-type="float" office:value="30724">
            <text:p>30724</text:p>
          </table:table-cell>
          <table:table-cell/>
          <table:table-cell table:formula="of:=IF([score.C31]=[score.F31];&quot;&quot;; &quot;wrong_ocr&quot;)">
            <text:p/>
          </table:table-cell>
          <table:table-cell table:formula="of:=IF([.$D30]=&quot;&quot;;&quot;&quot;;CONCATENATE([config.$B$1];&quot; ~/ocr-results/&quot;;[.A30]))">
            <text:p/>
          </table:table-cell>
          <table:table-cell table:formula="of:=IF([.$D30]=&quot;&quot;;&quot;&quot;;CONCATENATE(&quot;mv /tmp/&quot;;[.$A30];&quot;.tif &quot;;[config.$B$3];[.$B30];&quot;.tif&quot;))">
            <text:p/>
          </table:table-cell>
          <table:table-cell table:formula="of:=IF([.$D30]=&quot;&quot;;&quot;&quot;;CONCATENATE(&quot;tesseract &quot;;[.$B30];&quot;.tif &quot;;[.$B30];&quot; -l &quot;;[.$N$2];&quot; -psm 8 batch.nochop makebox&quot;))">
            <text:p/>
          </table:table-cell>
          <table:table-cell table:formula="of:=IF([.$D30]=&quot;&quot;;&quot;&quot;;CONCATENATE(&quot;tesseract &quot;;[.$B30];&quot;.tif &quot;;[.$B3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20h00m02s.jpg</text:p>
          </table:table-cell>
          <table:table-cell office:value-type="string">
            <text:p>eng.meter.exp30</text:p>
          </table:table-cell>
          <table:table-cell office:value-type="float" office:value="30797">
            <text:p>30797</text:p>
          </table:table-cell>
          <table:table-cell/>
          <table:table-cell table:formula="of:=IF([score.C32]=[score.F32];&quot;&quot;; &quot;wrong_ocr&quot;)">
            <text:p/>
          </table:table-cell>
          <table:table-cell table:formula="of:=IF([.$D31]=&quot;&quot;;&quot;&quot;;CONCATENATE([config.$B$1];&quot; ~/ocr-results/&quot;;[.A31]))">
            <text:p/>
          </table:table-cell>
          <table:table-cell table:formula="of:=IF([.$D31]=&quot;&quot;;&quot;&quot;;CONCATENATE(&quot;mv /tmp/&quot;;[.$A31];&quot;.tif &quot;;[config.$B$3];[.$B31];&quot;.tif&quot;))">
            <text:p/>
          </table:table-cell>
          <table:table-cell table:formula="of:=IF([.$D31]=&quot;&quot;;&quot;&quot;;CONCATENATE(&quot;tesseract &quot;;[.$B31];&quot;.tif &quot;;[.$B31];&quot; -l &quot;;[.$N$2];&quot; -psm 8 batch.nochop makebox&quot;))">
            <text:p/>
          </table:table-cell>
          <table:table-cell table:formula="of:=IF([.$D31]=&quot;&quot;;&quot;&quot;;CONCATENATE(&quot;tesseract &quot;;[.$B31];&quot;.tif &quot;;[.$B3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21h00m02s.jpg</text:p>
          </table:table-cell>
          <table:table-cell office:value-type="string">
            <text:p>eng.meter.exp31</text:p>
          </table:table-cell>
          <table:table-cell office:value-type="float" office:value="30848">
            <text:p>30848</text:p>
          </table:table-cell>
          <table:table-cell/>
          <table:table-cell table:formula="of:=IF([score.C33]=[score.F33];&quot;&quot;; &quot;wrong_ocr&quot;)">
            <text:p/>
          </table:table-cell>
          <table:table-cell table:formula="of:=IF([.$D32]=&quot;&quot;;&quot;&quot;;CONCATENATE([config.$B$1];&quot; ~/ocr-results/&quot;;[.A32]))">
            <text:p/>
          </table:table-cell>
          <table:table-cell table:formula="of:=IF([.$D32]=&quot;&quot;;&quot;&quot;;CONCATENATE(&quot;mv /tmp/&quot;;[.$A32];&quot;.tif &quot;;[config.$B$3];[.$B32];&quot;.tif&quot;))">
            <text:p/>
          </table:table-cell>
          <table:table-cell table:formula="of:=IF([.$D32]=&quot;&quot;;&quot;&quot;;CONCATENATE(&quot;tesseract &quot;;[.$B32];&quot;.tif &quot;;[.$B32];&quot; -l &quot;;[.$N$2];&quot; -psm 8 batch.nochop makebox&quot;))">
            <text:p/>
          </table:table-cell>
          <table:table-cell table:formula="of:=IF([.$D32]=&quot;&quot;;&quot;&quot;;CONCATENATE(&quot;tesseract &quot;;[.$B32];&quot;.tif &quot;;[.$B3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22h00m02s.jpg</text:p>
          </table:table-cell>
          <table:table-cell office:value-type="string">
            <text:p>eng.meter.exp32</text:p>
          </table:table-cell>
          <table:table-cell office:value-type="float" office:value="30890">
            <text:p>30890</text:p>
          </table:table-cell>
          <table:table-cell/>
          <table:table-cell table:formula="of:=IF([score.C34]=[score.F34];&quot;&quot;; &quot;wrong_ocr&quot;)">
            <text:p/>
          </table:table-cell>
          <table:table-cell table:formula="of:=IF([.$D33]=&quot;&quot;;&quot;&quot;;CONCATENATE([config.$B$1];&quot; ~/ocr-results/&quot;;[.A33]))">
            <text:p/>
          </table:table-cell>
          <table:table-cell table:formula="of:=IF([.$D33]=&quot;&quot;;&quot;&quot;;CONCATENATE(&quot;mv /tmp/&quot;;[.$A33];&quot;.tif &quot;;[config.$B$3];[.$B33];&quot;.tif&quot;))">
            <text:p/>
          </table:table-cell>
          <table:table-cell table:formula="of:=IF([.$D33]=&quot;&quot;;&quot;&quot;;CONCATENATE(&quot;tesseract &quot;;[.$B33];&quot;.tif &quot;;[.$B33];&quot; -l &quot;;[.$N$2];&quot; -psm 8 batch.nochop makebox&quot;))">
            <text:p/>
          </table:table-cell>
          <table:table-cell table:formula="of:=IF([.$D33]=&quot;&quot;;&quot;&quot;;CONCATENATE(&quot;tesseract &quot;;[.$B33];&quot;.tif &quot;;[.$B3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8_23h00m02s.jpg</text:p>
          </table:table-cell>
          <table:table-cell office:value-type="string">
            <text:p>eng.meter.exp33</text:p>
          </table:table-cell>
          <table:table-cell office:value-type="float" office:value="30942">
            <text:p>30942</text:p>
          </table:table-cell>
          <table:table-cell/>
          <table:table-cell table:formula="of:=IF([score.C35]=[score.F35];&quot;&quot;; &quot;wrong_ocr&quot;)">
            <text:p/>
          </table:table-cell>
          <table:table-cell table:formula="of:=IF([.$D34]=&quot;&quot;;&quot;&quot;;CONCATENATE([config.$B$1];&quot; ~/ocr-results/&quot;;[.A34]))">
            <text:p/>
          </table:table-cell>
          <table:table-cell table:formula="of:=IF([.$D34]=&quot;&quot;;&quot;&quot;;CONCATENATE(&quot;mv /tmp/&quot;;[.$A34];&quot;.tif &quot;;[config.$B$3];[.$B34];&quot;.tif&quot;))">
            <text:p/>
          </table:table-cell>
          <table:table-cell table:formula="of:=IF([.$D34]=&quot;&quot;;&quot;&quot;;CONCATENATE(&quot;tesseract &quot;;[.$B34];&quot;.tif &quot;;[.$B34];&quot; -l &quot;;[.$N$2];&quot; -psm 8 batch.nochop makebox&quot;))">
            <text:p/>
          </table:table-cell>
          <table:table-cell table:formula="of:=IF([.$D34]=&quot;&quot;;&quot;&quot;;CONCATENATE(&quot;tesseract &quot;;[.$B34];&quot;.tif &quot;;[.$B3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00h00m02s.jpg</text:p>
          </table:table-cell>
          <table:table-cell office:value-type="string">
            <text:p>eng.meter.exp34</text:p>
          </table:table-cell>
          <table:table-cell office:value-type="float" office:value="30989">
            <text:p>30989</text:p>
          </table:table-cell>
          <table:table-cell/>
          <table:table-cell table:formula="of:=IF([score.C36]=[score.F36];&quot;&quot;; &quot;wrong_ocr&quot;)">
            <text:p/>
          </table:table-cell>
          <table:table-cell table:formula="of:=IF([.$D35]=&quot;&quot;;&quot;&quot;;CONCATENATE([config.$B$1];&quot; ~/ocr-results/&quot;;[.A35]))">
            <text:p/>
          </table:table-cell>
          <table:table-cell table:formula="of:=IF([.$D35]=&quot;&quot;;&quot;&quot;;CONCATENATE(&quot;mv /tmp/&quot;;[.$A35];&quot;.tif &quot;;[config.$B$3];[.$B35];&quot;.tif&quot;))">
            <text:p/>
          </table:table-cell>
          <table:table-cell table:formula="of:=IF([.$D35]=&quot;&quot;;&quot;&quot;;CONCATENATE(&quot;tesseract &quot;;[.$B35];&quot;.tif &quot;;[.$B35];&quot; -l &quot;;[.$N$2];&quot; -psm 8 batch.nochop makebox&quot;))">
            <text:p/>
          </table:table-cell>
          <table:table-cell table:formula="of:=IF([.$D35]=&quot;&quot;;&quot;&quot;;CONCATENATE(&quot;tesseract &quot;;[.$B35];&quot;.tif &quot;;[.$B3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01h00m03s.jpg</text:p>
          </table:table-cell>
          <table:table-cell office:value-type="string">
            <text:p>eng.meter.exp35</text:p>
          </table:table-cell>
          <table:table-cell office:value-type="float" office:value="31026">
            <text:p>31026</text:p>
          </table:table-cell>
          <table:table-cell/>
          <table:table-cell table:formula="of:=IF([score.C37]=[score.F37];&quot;&quot;; &quot;wrong_ocr&quot;)">
            <text:p/>
          </table:table-cell>
          <table:table-cell table:formula="of:=IF([.$D36]=&quot;&quot;;&quot;&quot;;CONCATENATE([config.$B$1];&quot; ~/ocr-results/&quot;;[.A36]))">
            <text:p/>
          </table:table-cell>
          <table:table-cell table:formula="of:=IF([.$D36]=&quot;&quot;;&quot;&quot;;CONCATENATE(&quot;mv /tmp/&quot;;[.$A36];&quot;.tif &quot;;[config.$B$3];[.$B36];&quot;.tif&quot;))">
            <text:p/>
          </table:table-cell>
          <table:table-cell table:formula="of:=IF([.$D36]=&quot;&quot;;&quot;&quot;;CONCATENATE(&quot;tesseract &quot;;[.$B36];&quot;.tif &quot;;[.$B36];&quot; -l &quot;;[.$N$2];&quot; -psm 8 batch.nochop makebox&quot;))">
            <text:p/>
          </table:table-cell>
          <table:table-cell table:formula="of:=IF([.$D36]=&quot;&quot;;&quot;&quot;;CONCATENATE(&quot;tesseract &quot;;[.$B36];&quot;.tif &quot;;[.$B3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02h00m03s.jpg</text:p>
          </table:table-cell>
          <table:table-cell office:value-type="string">
            <text:p>eng.meter.exp36</text:p>
          </table:table-cell>
          <table:table-cell office:value-type="float" office:value="31060">
            <text:p>31060</text:p>
          </table:table-cell>
          <table:table-cell office:value-type="string">
            <text:p>train</text:p>
          </table:table-cell>
          <table:table-cell table:formula="of:=IF([score.C38]=[score.F38];&quot;&quot;; &quot;wrong_ocr&quot;)">
            <text:p/>
          </table:table-cell>
          <table:table-cell table:formula="of:=IF([.$D37]=&quot;&quot;;&quot;&quot;;CONCATENATE([config.$B$1];&quot; ~/ocr-results/&quot;;[.A37]))" office:value-type="string" office:string-value="/home/fstruman/framework/ocr-meter/ocr/saintmichel ~/ocr-results/0000000001_1_2014-08-29_02h00m03s.jpg">
            <text:p>/home/fstruman/framework/ocr-meter/ocr/saintmichel ~/ocr-results/0000000001_1_2014-08-29_02h00m03s.jpg</text:p>
          </table:table-cell>
          <table:table-cell table:formula="of:=IF([.$D37]=&quot;&quot;;&quot;&quot;;CONCATENATE(&quot;mv /tmp/&quot;;[.$A37];&quot;.tif &quot;;[config.$B$3];[.$B37];&quot;.tif&quot;))" office:value-type="string" office:string-value="mv /tmp/0000000001_1_2014-08-29_02h00m03s.jpg.tif /home/fstruman/framework/ocr-test/train/eng.meter.exp36.tif">
            <text:p>mv /tmp/0000000001_1_2014-08-29_02h00m03s.jpg.tif /home/fstruman/framework/ocr-test/train/eng.meter.exp36.tif</text:p>
          </table:table-cell>
          <table:table-cell table:formula="of:=IF([.$D37]=&quot;&quot;;&quot;&quot;;CONCATENATE(&quot;tesseract &quot;;[.$B37];&quot;.tif &quot;;[.$B37];&quot; -l &quot;;[.$N$2];&quot; -psm 8 batch.nochop makebox&quot;))" office:value-type="string" office:string-value="tesseract eng.meter.exp36.tif eng.meter.exp36 -l cd /home/fstruman/framework/ocr-test/train/; rm * -psm 8 batch.nochop makebox">
            <text:p>tesseract eng.meter.exp36.tif eng.meter.exp36 -l cd /home/fstruman/framework/ocr-test/train/; rm * -psm 8 batch.nochop makebox</text:p>
          </table:table-cell>
          <table:table-cell table:formula="of:=IF([.$D37]=&quot;&quot;;&quot;&quot;;CONCATENATE(&quot;tesseract &quot;;[.$B37];&quot;.tif &quot;;[.$B37];&quot; -psm 8 box.train&quot;))" office:value-type="string" office:string-value="tesseract eng.meter.exp36.tif eng.meter.exp36 -psm 8 box.train">
            <text:p>tesseract eng.meter.exp36.tif eng.meter.exp36 -psm 8 box.train</text:p>
          </table:table-cell>
          <table:table-cell table:number-columns-repeated="7"/>
        </table:table-row>
        <table:table-row table:style-name="ro2">
          <table:table-cell office:value-type="string">
            <text:p>0000000001_1_2014-08-29_03h00m02s.jpg</text:p>
          </table:table-cell>
          <table:table-cell office:value-type="string">
            <text:p>eng.meter.exp37</text:p>
          </table:table-cell>
          <table:table-cell office:value-type="float" office:value="31092">
            <text:p>31092</text:p>
          </table:table-cell>
          <table:table-cell/>
          <table:table-cell table:formula="of:=IF([score.C39]=[score.F39];&quot;&quot;; &quot;wrong_ocr&quot;)">
            <text:p/>
          </table:table-cell>
          <table:table-cell table:formula="of:=IF([.$D38]=&quot;&quot;;&quot;&quot;;CONCATENATE([config.$B$1];&quot; ~/ocr-results/&quot;;[.A38]))">
            <text:p/>
          </table:table-cell>
          <table:table-cell table:formula="of:=IF([.$D38]=&quot;&quot;;&quot;&quot;;CONCATENATE(&quot;mv /tmp/&quot;;[.$A38];&quot;.tif &quot;;[config.$B$3];[.$B38];&quot;.tif&quot;))">
            <text:p/>
          </table:table-cell>
          <table:table-cell table:formula="of:=IF([.$D38]=&quot;&quot;;&quot;&quot;;CONCATENATE(&quot;tesseract &quot;;[.$B38];&quot;.tif &quot;;[.$B38];&quot; -l &quot;;[.$N$2];&quot; -psm 8 batch.nochop makebox&quot;))">
            <text:p/>
          </table:table-cell>
          <table:table-cell table:formula="of:=IF([.$D38]=&quot;&quot;;&quot;&quot;;CONCATENATE(&quot;tesseract &quot;;[.$B38];&quot;.tif &quot;;[.$B3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04h00m03s.jpg</text:p>
          </table:table-cell>
          <table:table-cell office:value-type="string">
            <text:p>eng.meter.exp38</text:p>
          </table:table-cell>
          <table:table-cell office:value-type="float" office:value="31126">
            <text:p>31126</text:p>
          </table:table-cell>
          <table:table-cell/>
          <table:table-cell table:formula="of:=IF([score.C40]=[score.F40];&quot;&quot;; &quot;wrong_ocr&quot;)">
            <text:p/>
          </table:table-cell>
          <table:table-cell table:formula="of:=IF([.$D39]=&quot;&quot;;&quot;&quot;;CONCATENATE([config.$B$1];&quot; ~/ocr-results/&quot;;[.A39]))">
            <text:p/>
          </table:table-cell>
          <table:table-cell table:formula="of:=IF([.$D39]=&quot;&quot;;&quot;&quot;;CONCATENATE(&quot;mv /tmp/&quot;;[.$A39];&quot;.tif &quot;;[config.$B$3];[.$B39];&quot;.tif&quot;))">
            <text:p/>
          </table:table-cell>
          <table:table-cell table:formula="of:=IF([.$D39]=&quot;&quot;;&quot;&quot;;CONCATENATE(&quot;tesseract &quot;;[.$B39];&quot;.tif &quot;;[.$B39];&quot; -l &quot;;[.$N$2];&quot; -psm 8 batch.nochop makebox&quot;))">
            <text:p/>
          </table:table-cell>
          <table:table-cell table:formula="of:=IF([.$D39]=&quot;&quot;;&quot;&quot;;CONCATENATE(&quot;tesseract &quot;;[.$B39];&quot;.tif &quot;;[.$B3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05h00m03s.jpg</text:p>
          </table:table-cell>
          <table:table-cell office:value-type="string">
            <text:p>eng.meter.exp39</text:p>
          </table:table-cell>
          <table:table-cell office:value-type="float" office:value="31154">
            <text:p>31154</text:p>
          </table:table-cell>
          <table:table-cell/>
          <table:table-cell table:formula="of:=IF([score.C41]=[score.F41];&quot;&quot;; &quot;wrong_ocr&quot;)">
            <text:p/>
          </table:table-cell>
          <table:table-cell table:formula="of:=IF([.$D40]=&quot;&quot;;&quot;&quot;;CONCATENATE([config.$B$1];&quot; ~/ocr-results/&quot;;[.A40]))">
            <text:p/>
          </table:table-cell>
          <table:table-cell table:formula="of:=IF([.$D40]=&quot;&quot;;&quot;&quot;;CONCATENATE(&quot;mv /tmp/&quot;;[.$A40];&quot;.tif &quot;;[config.$B$3];[.$B40];&quot;.tif&quot;))">
            <text:p/>
          </table:table-cell>
          <table:table-cell table:formula="of:=IF([.$D40]=&quot;&quot;;&quot;&quot;;CONCATENATE(&quot;tesseract &quot;;[.$B40];&quot;.tif &quot;;[.$B40];&quot; -l &quot;;[.$N$2];&quot; -psm 8 batch.nochop makebox&quot;))">
            <text:p/>
          </table:table-cell>
          <table:table-cell table:formula="of:=IF([.$D40]=&quot;&quot;;&quot;&quot;;CONCATENATE(&quot;tesseract &quot;;[.$B40];&quot;.tif &quot;;[.$B4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06h00m02s.jpg</text:p>
          </table:table-cell>
          <table:table-cell office:value-type="string">
            <text:p>eng.meter.exp40</text:p>
          </table:table-cell>
          <table:table-cell office:value-type="float" office:value="31190">
            <text:p>31190</text:p>
          </table:table-cell>
          <table:table-cell/>
          <table:table-cell table:formula="of:=IF([score.C42]=[score.F42];&quot;&quot;; &quot;wrong_ocr&quot;)">
            <text:p/>
          </table:table-cell>
          <table:table-cell table:formula="of:=IF([.$D41]=&quot;&quot;;&quot;&quot;;CONCATENATE([config.$B$1];&quot; ~/ocr-results/&quot;;[.A41]))">
            <text:p/>
          </table:table-cell>
          <table:table-cell table:formula="of:=IF([.$D41]=&quot;&quot;;&quot;&quot;;CONCATENATE(&quot;mv /tmp/&quot;;[.$A41];&quot;.tif &quot;;[config.$B$3];[.$B41];&quot;.tif&quot;))">
            <text:p/>
          </table:table-cell>
          <table:table-cell table:formula="of:=IF([.$D41]=&quot;&quot;;&quot;&quot;;CONCATENATE(&quot;tesseract &quot;;[.$B41];&quot;.tif &quot;;[.$B41];&quot; -l &quot;;[.$N$2];&quot; -psm 8 batch.nochop makebox&quot;))">
            <text:p/>
          </table:table-cell>
          <table:table-cell table:formula="of:=IF([.$D41]=&quot;&quot;;&quot;&quot;;CONCATENATE(&quot;tesseract &quot;;[.$B41];&quot;.tif &quot;;[.$B4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07h00m02s.jpg</text:p>
          </table:table-cell>
          <table:table-cell office:value-type="string">
            <text:p>eng.meter.exp41</text:p>
          </table:table-cell>
          <table:table-cell office:value-type="float" office:value="31222">
            <text:p>31222</text:p>
          </table:table-cell>
          <table:table-cell/>
          <table:table-cell table:formula="of:=IF([score.C43]=[score.F43];&quot;&quot;; &quot;wrong_ocr&quot;)">
            <text:p/>
          </table:table-cell>
          <table:table-cell table:formula="of:=IF([.$D42]=&quot;&quot;;&quot;&quot;;CONCATENATE([config.$B$1];&quot; ~/ocr-results/&quot;;[.A42]))">
            <text:p/>
          </table:table-cell>
          <table:table-cell table:formula="of:=IF([.$D42]=&quot;&quot;;&quot;&quot;;CONCATENATE(&quot;mv /tmp/&quot;;[.$A42];&quot;.tif &quot;;[config.$B$3];[.$B42];&quot;.tif&quot;))">
            <text:p/>
          </table:table-cell>
          <table:table-cell table:formula="of:=IF([.$D42]=&quot;&quot;;&quot;&quot;;CONCATENATE(&quot;tesseract &quot;;[.$B42];&quot;.tif &quot;;[.$B42];&quot; -l &quot;;[.$N$2];&quot; -psm 8 batch.nochop makebox&quot;))">
            <text:p/>
          </table:table-cell>
          <table:table-cell table:formula="of:=IF([.$D42]=&quot;&quot;;&quot;&quot;;CONCATENATE(&quot;tesseract &quot;;[.$B42];&quot;.tif &quot;;[.$B4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08h00m03s.jpg</text:p>
          </table:table-cell>
          <table:table-cell office:value-type="string">
            <text:p>eng.meter.exp42</text:p>
          </table:table-cell>
          <table:table-cell office:value-type="float" office:value="31252">
            <text:p>31252</text:p>
          </table:table-cell>
          <table:table-cell/>
          <table:table-cell table:formula="of:=IF([score.C44]=[score.F44];&quot;&quot;; &quot;wrong_ocr&quot;)">
            <text:p/>
          </table:table-cell>
          <table:table-cell table:formula="of:=IF([.$D43]=&quot;&quot;;&quot;&quot;;CONCATENATE([config.$B$1];&quot; ~/ocr-results/&quot;;[.A43]))">
            <text:p/>
          </table:table-cell>
          <table:table-cell table:formula="of:=IF([.$D43]=&quot;&quot;;&quot;&quot;;CONCATENATE(&quot;mv /tmp/&quot;;[.$A43];&quot;.tif &quot;;[config.$B$3];[.$B43];&quot;.tif&quot;))">
            <text:p/>
          </table:table-cell>
          <table:table-cell table:formula="of:=IF([.$D43]=&quot;&quot;;&quot;&quot;;CONCATENATE(&quot;tesseract &quot;;[.$B43];&quot;.tif &quot;;[.$B43];&quot; -l &quot;;[.$N$2];&quot; -psm 8 batch.nochop makebox&quot;))">
            <text:p/>
          </table:table-cell>
          <table:table-cell table:formula="of:=IF([.$D43]=&quot;&quot;;&quot;&quot;;CONCATENATE(&quot;tesseract &quot;;[.$B43];&quot;.tif &quot;;[.$B4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09h00m02s.jpg</text:p>
          </table:table-cell>
          <table:table-cell office:value-type="string">
            <text:p>eng.meter.exp43</text:p>
          </table:table-cell>
          <table:table-cell office:value-type="float" office:value="31423">
            <text:p>31423</text:p>
          </table:table-cell>
          <table:table-cell/>
          <table:table-cell table:formula="of:=IF([score.C45]=[score.F45];&quot;&quot;; &quot;wrong_ocr&quot;)">
            <text:p/>
          </table:table-cell>
          <table:table-cell table:formula="of:=IF([.$D44]=&quot;&quot;;&quot;&quot;;CONCATENATE([config.$B$1];&quot; ~/ocr-results/&quot;;[.A44]))">
            <text:p/>
          </table:table-cell>
          <table:table-cell table:formula="of:=IF([.$D44]=&quot;&quot;;&quot;&quot;;CONCATENATE(&quot;mv /tmp/&quot;;[.$A44];&quot;.tif &quot;;[config.$B$3];[.$B44];&quot;.tif&quot;))">
            <text:p/>
          </table:table-cell>
          <table:table-cell table:formula="of:=IF([.$D44]=&quot;&quot;;&quot;&quot;;CONCATENATE(&quot;tesseract &quot;;[.$B44];&quot;.tif &quot;;[.$B44];&quot; -l &quot;;[.$N$2];&quot; -psm 8 batch.nochop makebox&quot;))">
            <text:p/>
          </table:table-cell>
          <table:table-cell table:formula="of:=IF([.$D44]=&quot;&quot;;&quot;&quot;;CONCATENATE(&quot;tesseract &quot;;[.$B44];&quot;.tif &quot;;[.$B4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10h00m02s.jpg</text:p>
          </table:table-cell>
          <table:table-cell office:value-type="string">
            <text:p>eng.meter.exp44</text:p>
          </table:table-cell>
          <table:table-cell office:value-type="float" office:value="31664">
            <text:p>31664</text:p>
          </table:table-cell>
          <table:table-cell/>
          <table:table-cell table:formula="of:=IF([score.C46]=[score.F46];&quot;&quot;; &quot;wrong_ocr&quot;)">
            <text:p/>
          </table:table-cell>
          <table:table-cell table:formula="of:=IF([.$D45]=&quot;&quot;;&quot;&quot;;CONCATENATE([config.$B$1];&quot; ~/ocr-results/&quot;;[.A45]))">
            <text:p/>
          </table:table-cell>
          <table:table-cell table:formula="of:=IF([.$D45]=&quot;&quot;;&quot;&quot;;CONCATENATE(&quot;mv /tmp/&quot;;[.$A45];&quot;.tif &quot;;[config.$B$3];[.$B45];&quot;.tif&quot;))">
            <text:p/>
          </table:table-cell>
          <table:table-cell table:formula="of:=IF([.$D45]=&quot;&quot;;&quot;&quot;;CONCATENATE(&quot;tesseract &quot;;[.$B45];&quot;.tif &quot;;[.$B45];&quot; -l &quot;;[.$N$2];&quot; -psm 8 batch.nochop makebox&quot;))">
            <text:p/>
          </table:table-cell>
          <table:table-cell table:formula="of:=IF([.$D45]=&quot;&quot;;&quot;&quot;;CONCATENATE(&quot;tesseract &quot;;[.$B45];&quot;.tif &quot;;[.$B4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11h00m02s.jpg</text:p>
          </table:table-cell>
          <table:table-cell office:value-type="string">
            <text:p>eng.meter.exp45</text:p>
          </table:table-cell>
          <table:table-cell office:value-type="float" office:value="31904">
            <text:p>31904</text:p>
          </table:table-cell>
          <table:table-cell/>
          <table:table-cell table:formula="of:=IF([score.C47]=[score.F47];&quot;&quot;; &quot;wrong_ocr&quot;)">
            <text:p/>
          </table:table-cell>
          <table:table-cell table:formula="of:=IF([.$D46]=&quot;&quot;;&quot;&quot;;CONCATENATE([config.$B$1];&quot; ~/ocr-results/&quot;;[.A46]))">
            <text:p/>
          </table:table-cell>
          <table:table-cell table:formula="of:=IF([.$D46]=&quot;&quot;;&quot;&quot;;CONCATENATE(&quot;mv /tmp/&quot;;[.$A46];&quot;.tif &quot;;[config.$B$3];[.$B46];&quot;.tif&quot;))">
            <text:p/>
          </table:table-cell>
          <table:table-cell table:formula="of:=IF([.$D46]=&quot;&quot;;&quot;&quot;;CONCATENATE(&quot;tesseract &quot;;[.$B46];&quot;.tif &quot;;[.$B46];&quot; -l &quot;;[.$N$2];&quot; -psm 8 batch.nochop makebox&quot;))">
            <text:p/>
          </table:table-cell>
          <table:table-cell table:formula="of:=IF([.$D46]=&quot;&quot;;&quot;&quot;;CONCATENATE(&quot;tesseract &quot;;[.$B46];&quot;.tif &quot;;[.$B4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12h00m02s.jpg</text:p>
          </table:table-cell>
          <table:table-cell office:value-type="string">
            <text:p>eng.meter.exp46</text:p>
          </table:table-cell>
          <table:table-cell office:value-type="float" office:value="32144">
            <text:p>32144</text:p>
          </table:table-cell>
          <table:table-cell/>
          <table:table-cell table:formula="of:=IF([score.C48]=[score.F48];&quot;&quot;; &quot;wrong_ocr&quot;)">
            <text:p/>
          </table:table-cell>
          <table:table-cell table:formula="of:=IF([.$D47]=&quot;&quot;;&quot;&quot;;CONCATENATE([config.$B$1];&quot; ~/ocr-results/&quot;;[.A47]))">
            <text:p/>
          </table:table-cell>
          <table:table-cell table:formula="of:=IF([.$D47]=&quot;&quot;;&quot;&quot;;CONCATENATE(&quot;mv /tmp/&quot;;[.$A47];&quot;.tif &quot;;[config.$B$3];[.$B47];&quot;.tif&quot;))">
            <text:p/>
          </table:table-cell>
          <table:table-cell table:formula="of:=IF([.$D47]=&quot;&quot;;&quot;&quot;;CONCATENATE(&quot;tesseract &quot;;[.$B47];&quot;.tif &quot;;[.$B47];&quot; -l &quot;;[.$N$2];&quot; -psm 8 batch.nochop makebox&quot;))">
            <text:p/>
          </table:table-cell>
          <table:table-cell table:formula="of:=IF([.$D47]=&quot;&quot;;&quot;&quot;;CONCATENATE(&quot;tesseract &quot;;[.$B47];&quot;.tif &quot;;[.$B4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13h00m02s.jpg</text:p>
          </table:table-cell>
          <table:table-cell office:value-type="string">
            <text:p>eng.meter.exp47</text:p>
          </table:table-cell>
          <table:table-cell office:value-type="float" office:value="32384">
            <text:p>32384</text:p>
          </table:table-cell>
          <table:table-cell/>
          <table:table-cell table:formula="of:=IF([score.C49]=[score.F49];&quot;&quot;; &quot;wrong_ocr&quot;)">
            <text:p/>
          </table:table-cell>
          <table:table-cell table:formula="of:=IF([.$D48]=&quot;&quot;;&quot;&quot;;CONCATENATE([config.$B$1];&quot; ~/ocr-results/&quot;;[.A48]))">
            <text:p/>
          </table:table-cell>
          <table:table-cell table:formula="of:=IF([.$D48]=&quot;&quot;;&quot;&quot;;CONCATENATE(&quot;mv /tmp/&quot;;[.$A48];&quot;.tif &quot;;[config.$B$3];[.$B48];&quot;.tif&quot;))">
            <text:p/>
          </table:table-cell>
          <table:table-cell table:formula="of:=IF([.$D48]=&quot;&quot;;&quot;&quot;;CONCATENATE(&quot;tesseract &quot;;[.$B48];&quot;.tif &quot;;[.$B48];&quot; -l &quot;;[.$N$2];&quot; -psm 8 batch.nochop makebox&quot;))">
            <text:p/>
          </table:table-cell>
          <table:table-cell table:formula="of:=IF([.$D48]=&quot;&quot;;&quot;&quot;;CONCATENATE(&quot;tesseract &quot;;[.$B48];&quot;.tif &quot;;[.$B4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14h00m03s.jpg</text:p>
          </table:table-cell>
          <table:table-cell office:value-type="string">
            <text:p>eng.meter.exp48</text:p>
          </table:table-cell>
          <table:table-cell office:value-type="float" office:value="32628">
            <text:p>32628</text:p>
          </table:table-cell>
          <table:table-cell/>
          <table:table-cell table:formula="of:=IF([score.C50]=[score.F50];&quot;&quot;; &quot;wrong_ocr&quot;)">
            <text:p/>
          </table:table-cell>
          <table:table-cell table:formula="of:=IF([.$D49]=&quot;&quot;;&quot;&quot;;CONCATENATE([config.$B$1];&quot; ~/ocr-results/&quot;;[.A49]))">
            <text:p/>
          </table:table-cell>
          <table:table-cell table:formula="of:=IF([.$D49]=&quot;&quot;;&quot;&quot;;CONCATENATE(&quot;mv /tmp/&quot;;[.$A49];&quot;.tif &quot;;[config.$B$3];[.$B49];&quot;.tif&quot;))">
            <text:p/>
          </table:table-cell>
          <table:table-cell table:formula="of:=IF([.$D49]=&quot;&quot;;&quot;&quot;;CONCATENATE(&quot;tesseract &quot;;[.$B49];&quot;.tif &quot;;[.$B49];&quot; -l &quot;;[.$N$2];&quot; -psm 8 batch.nochop makebox&quot;))">
            <text:p/>
          </table:table-cell>
          <table:table-cell table:formula="of:=IF([.$D49]=&quot;&quot;;&quot;&quot;;CONCATENATE(&quot;tesseract &quot;;[.$B49];&quot;.tif &quot;;[.$B4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15h00m03s.jpg</text:p>
          </table:table-cell>
          <table:table-cell office:value-type="string">
            <text:p>eng.meter.exp49</text:p>
          </table:table-cell>
          <table:table-cell office:value-type="float" office:value="32760">
            <text:p>32760</text:p>
          </table:table-cell>
          <table:table-cell/>
          <table:table-cell table:formula="of:=IF([score.C51]=[score.F51];&quot;&quot;; &quot;wrong_ocr&quot;)">
            <text:p/>
          </table:table-cell>
          <table:table-cell table:formula="of:=IF([.$D50]=&quot;&quot;;&quot;&quot;;CONCATENATE([config.$B$1];&quot; ~/ocr-results/&quot;;[.A50]))">
            <text:p/>
          </table:table-cell>
          <table:table-cell table:formula="of:=IF([.$D50]=&quot;&quot;;&quot;&quot;;CONCATENATE(&quot;mv /tmp/&quot;;[.$A50];&quot;.tif &quot;;[config.$B$3];[.$B50];&quot;.tif&quot;))">
            <text:p/>
          </table:table-cell>
          <table:table-cell table:formula="of:=IF([.$D50]=&quot;&quot;;&quot;&quot;;CONCATENATE(&quot;tesseract &quot;;[.$B50];&quot;.tif &quot;;[.$B50];&quot; -l &quot;;[.$N$2];&quot; -psm 8 batch.nochop makebox&quot;))">
            <text:p/>
          </table:table-cell>
          <table:table-cell table:formula="of:=IF([.$D50]=&quot;&quot;;&quot;&quot;;CONCATENATE(&quot;tesseract &quot;;[.$B50];&quot;.tif &quot;;[.$B5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16h00m03s.jpg</text:p>
          </table:table-cell>
          <table:table-cell office:value-type="string">
            <text:p>eng.meter.exp50</text:p>
          </table:table-cell>
          <table:table-cell office:value-type="float" office:value="32814">
            <text:p>32814</text:p>
          </table:table-cell>
          <table:table-cell/>
          <table:table-cell table:formula="of:=IF([score.C52]=[score.F52];&quot;&quot;; &quot;wrong_ocr&quot;)">
            <text:p/>
          </table:table-cell>
          <table:table-cell table:formula="of:=IF([.$D51]=&quot;&quot;;&quot;&quot;;CONCATENATE([config.$B$1];&quot; ~/ocr-results/&quot;;[.A51]))">
            <text:p/>
          </table:table-cell>
          <table:table-cell table:formula="of:=IF([.$D51]=&quot;&quot;;&quot;&quot;;CONCATENATE(&quot;mv /tmp/&quot;;[.$A51];&quot;.tif &quot;;[config.$B$3];[.$B51];&quot;.tif&quot;))">
            <text:p/>
          </table:table-cell>
          <table:table-cell table:formula="of:=IF([.$D51]=&quot;&quot;;&quot;&quot;;CONCATENATE(&quot;tesseract &quot;;[.$B51];&quot;.tif &quot;;[.$B51];&quot; -l &quot;;[.$N$2];&quot; -psm 8 batch.nochop makebox&quot;))">
            <text:p/>
          </table:table-cell>
          <table:table-cell table:formula="of:=IF([.$D51]=&quot;&quot;;&quot;&quot;;CONCATENATE(&quot;tesseract &quot;;[.$B51];&quot;.tif &quot;;[.$B5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17h00m02s.jpg</text:p>
          </table:table-cell>
          <table:table-cell office:value-type="string">
            <text:p>eng.meter.exp51</text:p>
          </table:table-cell>
          <table:table-cell office:value-type="float" office:value="32865">
            <text:p>32865</text:p>
          </table:table-cell>
          <table:table-cell/>
          <table:table-cell table:formula="of:=IF([score.C53]=[score.F53];&quot;&quot;; &quot;wrong_ocr&quot;)">
            <text:p/>
          </table:table-cell>
          <table:table-cell table:formula="of:=IF([.$D52]=&quot;&quot;;&quot;&quot;;CONCATENATE([config.$B$1];&quot; ~/ocr-results/&quot;;[.A52]))">
            <text:p/>
          </table:table-cell>
          <table:table-cell table:formula="of:=IF([.$D52]=&quot;&quot;;&quot;&quot;;CONCATENATE(&quot;mv /tmp/&quot;;[.$A52];&quot;.tif &quot;;[config.$B$3];[.$B52];&quot;.tif&quot;))">
            <text:p/>
          </table:table-cell>
          <table:table-cell table:formula="of:=IF([.$D52]=&quot;&quot;;&quot;&quot;;CONCATENATE(&quot;tesseract &quot;;[.$B52];&quot;.tif &quot;;[.$B52];&quot; -l &quot;;[.$N$2];&quot; -psm 8 batch.nochop makebox&quot;))">
            <text:p/>
          </table:table-cell>
          <table:table-cell table:formula="of:=IF([.$D52]=&quot;&quot;;&quot;&quot;;CONCATENATE(&quot;tesseract &quot;;[.$B52];&quot;.tif &quot;;[.$B5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18h00m03s.jpg</text:p>
          </table:table-cell>
          <table:table-cell office:value-type="string">
            <text:p>eng.meter.exp52</text:p>
          </table:table-cell>
          <table:table-cell office:value-type="float" office:value="32908">
            <text:p>32908</text:p>
          </table:table-cell>
          <table:table-cell/>
          <table:table-cell table:formula="of:=IF([score.C54]=[score.F54];&quot;&quot;; &quot;wrong_ocr&quot;)">
            <text:p/>
          </table:table-cell>
          <table:table-cell table:formula="of:=IF([.$D53]=&quot;&quot;;&quot;&quot;;CONCATENATE([config.$B$1];&quot; ~/ocr-results/&quot;;[.A53]))">
            <text:p/>
          </table:table-cell>
          <table:table-cell table:formula="of:=IF([.$D53]=&quot;&quot;;&quot;&quot;;CONCATENATE(&quot;mv /tmp/&quot;;[.$A53];&quot;.tif &quot;;[config.$B$3];[.$B53];&quot;.tif&quot;))">
            <text:p/>
          </table:table-cell>
          <table:table-cell table:formula="of:=IF([.$D53]=&quot;&quot;;&quot;&quot;;CONCATENATE(&quot;tesseract &quot;;[.$B53];&quot;.tif &quot;;[.$B53];&quot; -l &quot;;[.$N$2];&quot; -psm 8 batch.nochop makebox&quot;))">
            <text:p/>
          </table:table-cell>
          <table:table-cell table:formula="of:=IF([.$D53]=&quot;&quot;;&quot;&quot;;CONCATENATE(&quot;tesseract &quot;;[.$B53];&quot;.tif &quot;;[.$B5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19h00m03s.jpg</text:p>
          </table:table-cell>
          <table:table-cell office:value-type="string">
            <text:p>eng.meter.exp53</text:p>
          </table:table-cell>
          <table:table-cell office:value-type="float" office:value="32953">
            <text:p>32953</text:p>
          </table:table-cell>
          <table:table-cell/>
          <table:table-cell table:formula="of:=IF([score.C55]=[score.F55];&quot;&quot;; &quot;wrong_ocr&quot;)">
            <text:p/>
          </table:table-cell>
          <table:table-cell table:formula="of:=IF([.$D54]=&quot;&quot;;&quot;&quot;;CONCATENATE([config.$B$1];&quot; ~/ocr-results/&quot;;[.A54]))">
            <text:p/>
          </table:table-cell>
          <table:table-cell table:formula="of:=IF([.$D54]=&quot;&quot;;&quot;&quot;;CONCATENATE(&quot;mv /tmp/&quot;;[.$A54];&quot;.tif &quot;;[config.$B$3];[.$B54];&quot;.tif&quot;))">
            <text:p/>
          </table:table-cell>
          <table:table-cell table:formula="of:=IF([.$D54]=&quot;&quot;;&quot;&quot;;CONCATENATE(&quot;tesseract &quot;;[.$B54];&quot;.tif &quot;;[.$B54];&quot; -l &quot;;[.$N$2];&quot; -psm 8 batch.nochop makebox&quot;))">
            <text:p/>
          </table:table-cell>
          <table:table-cell table:formula="of:=IF([.$D54]=&quot;&quot;;&quot;&quot;;CONCATENATE(&quot;tesseract &quot;;[.$B54];&quot;.tif &quot;;[.$B5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20h00m03s.jpg</text:p>
          </table:table-cell>
          <table:table-cell office:value-type="string">
            <text:p>eng.meter.exp54</text:p>
          </table:table-cell>
          <table:table-cell office:value-type="float" office:value="33007">
            <text:p>33007</text:p>
          </table:table-cell>
          <table:table-cell/>
          <table:table-cell table:formula="of:=IF([score.C56]=[score.F56];&quot;&quot;; &quot;wrong_ocr&quot;)">
            <text:p/>
          </table:table-cell>
          <table:table-cell table:formula="of:=IF([.$D55]=&quot;&quot;;&quot;&quot;;CONCATENATE([config.$B$1];&quot; ~/ocr-results/&quot;;[.A55]))">
            <text:p/>
          </table:table-cell>
          <table:table-cell table:formula="of:=IF([.$D55]=&quot;&quot;;&quot;&quot;;CONCATENATE(&quot;mv /tmp/&quot;;[.$A55];&quot;.tif &quot;;[config.$B$3];[.$B55];&quot;.tif&quot;))">
            <text:p/>
          </table:table-cell>
          <table:table-cell table:formula="of:=IF([.$D55]=&quot;&quot;;&quot;&quot;;CONCATENATE(&quot;tesseract &quot;;[.$B55];&quot;.tif &quot;;[.$B55];&quot; -l &quot;;[.$N$2];&quot; -psm 8 batch.nochop makebox&quot;))">
            <text:p/>
          </table:table-cell>
          <table:table-cell table:formula="of:=IF([.$D55]=&quot;&quot;;&quot;&quot;;CONCATENATE(&quot;tesseract &quot;;[.$B55];&quot;.tif &quot;;[.$B5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21h00m02s.jpg</text:p>
          </table:table-cell>
          <table:table-cell office:value-type="string">
            <text:p>eng.meter.exp55</text:p>
          </table:table-cell>
          <table:table-cell office:value-type="float" office:value="33044">
            <text:p>33044</text:p>
          </table:table-cell>
          <table:table-cell/>
          <table:table-cell table:formula="of:=IF([score.C57]=[score.F57];&quot;&quot;; &quot;wrong_ocr&quot;)">
            <text:p/>
          </table:table-cell>
          <table:table-cell table:formula="of:=IF([.$D56]=&quot;&quot;;&quot;&quot;;CONCATENATE([config.$B$1];&quot; ~/ocr-results/&quot;;[.A56]))">
            <text:p/>
          </table:table-cell>
          <table:table-cell table:formula="of:=IF([.$D56]=&quot;&quot;;&quot;&quot;;CONCATENATE(&quot;mv /tmp/&quot;;[.$A56];&quot;.tif &quot;;[config.$B$3];[.$B56];&quot;.tif&quot;))">
            <text:p/>
          </table:table-cell>
          <table:table-cell table:formula="of:=IF([.$D56]=&quot;&quot;;&quot;&quot;;CONCATENATE(&quot;tesseract &quot;;[.$B56];&quot;.tif &quot;;[.$B56];&quot; -l &quot;;[.$N$2];&quot; -psm 8 batch.nochop makebox&quot;))">
            <text:p/>
          </table:table-cell>
          <table:table-cell table:formula="of:=IF([.$D56]=&quot;&quot;;&quot;&quot;;CONCATENATE(&quot;tesseract &quot;;[.$B56];&quot;.tif &quot;;[.$B5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22h00m02s.jpg</text:p>
          </table:table-cell>
          <table:table-cell office:value-type="string">
            <text:p>eng.meter.exp56</text:p>
          </table:table-cell>
          <table:table-cell office:value-type="float" office:value="33080">
            <text:p>33080</text:p>
          </table:table-cell>
          <table:table-cell/>
          <table:table-cell table:formula="of:=IF([score.C58]=[score.F58];&quot;&quot;; &quot;wrong_ocr&quot;)">
            <text:p/>
          </table:table-cell>
          <table:table-cell table:formula="of:=IF([.$D57]=&quot;&quot;;&quot;&quot;;CONCATENATE([config.$B$1];&quot; ~/ocr-results/&quot;;[.A57]))">
            <text:p/>
          </table:table-cell>
          <table:table-cell table:formula="of:=IF([.$D57]=&quot;&quot;;&quot;&quot;;CONCATENATE(&quot;mv /tmp/&quot;;[.$A57];&quot;.tif &quot;;[config.$B$3];[.$B57];&quot;.tif&quot;))">
            <text:p/>
          </table:table-cell>
          <table:table-cell table:formula="of:=IF([.$D57]=&quot;&quot;;&quot;&quot;;CONCATENATE(&quot;tesseract &quot;;[.$B57];&quot;.tif &quot;;[.$B57];&quot; -l &quot;;[.$N$2];&quot; -psm 8 batch.nochop makebox&quot;))">
            <text:p/>
          </table:table-cell>
          <table:table-cell table:formula="of:=IF([.$D57]=&quot;&quot;;&quot;&quot;;CONCATENATE(&quot;tesseract &quot;;[.$B57];&quot;.tif &quot;;[.$B5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29_23h00m02s.jpg</text:p>
          </table:table-cell>
          <table:table-cell office:value-type="string">
            <text:p>eng.meter.exp57</text:p>
          </table:table-cell>
          <table:table-cell office:value-type="float" office:value="33122">
            <text:p>33122</text:p>
          </table:table-cell>
          <table:table-cell/>
          <table:table-cell table:formula="of:=IF([score.C59]=[score.F59];&quot;&quot;; &quot;wrong_ocr&quot;)">
            <text:p/>
          </table:table-cell>
          <table:table-cell table:formula="of:=IF([.$D58]=&quot;&quot;;&quot;&quot;;CONCATENATE([config.$B$1];&quot; ~/ocr-results/&quot;;[.A58]))">
            <text:p/>
          </table:table-cell>
          <table:table-cell table:formula="of:=IF([.$D58]=&quot;&quot;;&quot;&quot;;CONCATENATE(&quot;mv /tmp/&quot;;[.$A58];&quot;.tif &quot;;[config.$B$3];[.$B58];&quot;.tif&quot;))">
            <text:p/>
          </table:table-cell>
          <table:table-cell table:formula="of:=IF([.$D58]=&quot;&quot;;&quot;&quot;;CONCATENATE(&quot;tesseract &quot;;[.$B58];&quot;.tif &quot;;[.$B58];&quot; -l &quot;;[.$N$2];&quot; -psm 8 batch.nochop makebox&quot;))">
            <text:p/>
          </table:table-cell>
          <table:table-cell table:formula="of:=IF([.$D58]=&quot;&quot;;&quot;&quot;;CONCATENATE(&quot;tesseract &quot;;[.$B58];&quot;.tif &quot;;[.$B5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00h00m03s.jpg</text:p>
          </table:table-cell>
          <table:table-cell office:value-type="string">
            <text:p>eng.meter.exp58</text:p>
          </table:table-cell>
          <table:table-cell office:value-type="float" office:value="33162">
            <text:p>33162</text:p>
          </table:table-cell>
          <table:table-cell/>
          <table:table-cell table:formula="of:=IF([score.C60]=[score.F60];&quot;&quot;; &quot;wrong_ocr&quot;)">
            <text:p/>
          </table:table-cell>
          <table:table-cell table:formula="of:=IF([.$D59]=&quot;&quot;;&quot;&quot;;CONCATENATE([config.$B$1];&quot; ~/ocr-results/&quot;;[.A59]))">
            <text:p/>
          </table:table-cell>
          <table:table-cell table:formula="of:=IF([.$D59]=&quot;&quot;;&quot;&quot;;CONCATENATE(&quot;mv /tmp/&quot;;[.$A59];&quot;.tif &quot;;[config.$B$3];[.$B59];&quot;.tif&quot;))">
            <text:p/>
          </table:table-cell>
          <table:table-cell table:formula="of:=IF([.$D59]=&quot;&quot;;&quot;&quot;;CONCATENATE(&quot;tesseract &quot;;[.$B59];&quot;.tif &quot;;[.$B59];&quot; -l &quot;;[.$N$2];&quot; -psm 8 batch.nochop makebox&quot;))">
            <text:p/>
          </table:table-cell>
          <table:table-cell table:formula="of:=IF([.$D59]=&quot;&quot;;&quot;&quot;;CONCATENATE(&quot;tesseract &quot;;[.$B59];&quot;.tif &quot;;[.$B5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01h00m03s.jpg</text:p>
          </table:table-cell>
          <table:table-cell office:value-type="string">
            <text:p>eng.meter.exp59</text:p>
          </table:table-cell>
          <table:table-cell office:value-type="float" office:value="33210">
            <text:p>33210</text:p>
          </table:table-cell>
          <table:table-cell/>
          <table:table-cell table:formula="of:=IF([score.C61]=[score.F61];&quot;&quot;; &quot;wrong_ocr&quot;)">
            <text:p/>
          </table:table-cell>
          <table:table-cell table:formula="of:=IF([.$D60]=&quot;&quot;;&quot;&quot;;CONCATENATE([config.$B$1];&quot; ~/ocr-results/&quot;;[.A60]))">
            <text:p/>
          </table:table-cell>
          <table:table-cell table:formula="of:=IF([.$D60]=&quot;&quot;;&quot;&quot;;CONCATENATE(&quot;mv /tmp/&quot;;[.$A60];&quot;.tif &quot;;[config.$B$3];[.$B60];&quot;.tif&quot;))">
            <text:p/>
          </table:table-cell>
          <table:table-cell table:formula="of:=IF([.$D60]=&quot;&quot;;&quot;&quot;;CONCATENATE(&quot;tesseract &quot;;[.$B60];&quot;.tif &quot;;[.$B60];&quot; -l &quot;;[.$N$2];&quot; -psm 8 batch.nochop makebox&quot;))">
            <text:p/>
          </table:table-cell>
          <table:table-cell table:formula="of:=IF([.$D60]=&quot;&quot;;&quot;&quot;;CONCATENATE(&quot;tesseract &quot;;[.$B60];&quot;.tif &quot;;[.$B6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02h00m03s.jpg</text:p>
          </table:table-cell>
          <table:table-cell office:value-type="string">
            <text:p>eng.meter.exp60</text:p>
          </table:table-cell>
          <table:table-cell office:value-type="float" office:value="33247">
            <text:p>33247</text:p>
          </table:table-cell>
          <table:table-cell/>
          <table:table-cell table:formula="of:=IF([score.C62]=[score.F62];&quot;&quot;; &quot;wrong_ocr&quot;)">
            <text:p/>
          </table:table-cell>
          <table:table-cell table:formula="of:=IF([.$D61]=&quot;&quot;;&quot;&quot;;CONCATENATE([config.$B$1];&quot; ~/ocr-results/&quot;;[.A61]))">
            <text:p/>
          </table:table-cell>
          <table:table-cell table:formula="of:=IF([.$D61]=&quot;&quot;;&quot;&quot;;CONCATENATE(&quot;mv /tmp/&quot;;[.$A61];&quot;.tif &quot;;[config.$B$3];[.$B61];&quot;.tif&quot;))">
            <text:p/>
          </table:table-cell>
          <table:table-cell table:formula="of:=IF([.$D61]=&quot;&quot;;&quot;&quot;;CONCATENATE(&quot;tesseract &quot;;[.$B61];&quot;.tif &quot;;[.$B61];&quot; -l &quot;;[.$N$2];&quot; -psm 8 batch.nochop makebox&quot;))">
            <text:p/>
          </table:table-cell>
          <table:table-cell table:formula="of:=IF([.$D61]=&quot;&quot;;&quot;&quot;;CONCATENATE(&quot;tesseract &quot;;[.$B61];&quot;.tif &quot;;[.$B6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03h00m03s.jpg</text:p>
          </table:table-cell>
          <table:table-cell office:value-type="string">
            <text:p>eng.meter.exp61</text:p>
          </table:table-cell>
          <table:table-cell office:value-type="float" office:value="33285">
            <text:p>33285</text:p>
          </table:table-cell>
          <table:table-cell/>
          <table:table-cell table:formula="of:=IF([score.C63]=[score.F63];&quot;&quot;; &quot;wrong_ocr&quot;)">
            <text:p/>
          </table:table-cell>
          <table:table-cell table:formula="of:=IF([.$D62]=&quot;&quot;;&quot;&quot;;CONCATENATE([config.$B$1];&quot; ~/ocr-results/&quot;;[.A62]))">
            <text:p/>
          </table:table-cell>
          <table:table-cell table:formula="of:=IF([.$D62]=&quot;&quot;;&quot;&quot;;CONCATENATE(&quot;mv /tmp/&quot;;[.$A62];&quot;.tif &quot;;[config.$B$3];[.$B62];&quot;.tif&quot;))">
            <text:p/>
          </table:table-cell>
          <table:table-cell table:formula="of:=IF([.$D62]=&quot;&quot;;&quot;&quot;;CONCATENATE(&quot;tesseract &quot;;[.$B62];&quot;.tif &quot;;[.$B62];&quot; -l &quot;;[.$N$2];&quot; -psm 8 batch.nochop makebox&quot;))">
            <text:p/>
          </table:table-cell>
          <table:table-cell table:formula="of:=IF([.$D62]=&quot;&quot;;&quot;&quot;;CONCATENATE(&quot;tesseract &quot;;[.$B62];&quot;.tif &quot;;[.$B6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04h00m03s.jpg</text:p>
          </table:table-cell>
          <table:table-cell office:value-type="string">
            <text:p>eng.meter.exp62</text:p>
          </table:table-cell>
          <table:table-cell office:value-type="float" office:value="33319">
            <text:p>33319</text:p>
          </table:table-cell>
          <table:table-cell/>
          <table:table-cell table:formula="of:=IF([score.C64]=[score.F64];&quot;&quot;; &quot;wrong_ocr&quot;)">
            <text:p/>
          </table:table-cell>
          <table:table-cell table:formula="of:=IF([.$D63]=&quot;&quot;;&quot;&quot;;CONCATENATE([config.$B$1];&quot; ~/ocr-results/&quot;;[.A63]))">
            <text:p/>
          </table:table-cell>
          <table:table-cell table:formula="of:=IF([.$D63]=&quot;&quot;;&quot;&quot;;CONCATENATE(&quot;mv /tmp/&quot;;[.$A63];&quot;.tif &quot;;[config.$B$3];[.$B63];&quot;.tif&quot;))">
            <text:p/>
          </table:table-cell>
          <table:table-cell table:formula="of:=IF([.$D63]=&quot;&quot;;&quot;&quot;;CONCATENATE(&quot;tesseract &quot;;[.$B63];&quot;.tif &quot;;[.$B63];&quot; -l &quot;;[.$N$2];&quot; -psm 8 batch.nochop makebox&quot;))">
            <text:p/>
          </table:table-cell>
          <table:table-cell table:formula="of:=IF([.$D63]=&quot;&quot;;&quot;&quot;;CONCATENATE(&quot;tesseract &quot;;[.$B63];&quot;.tif &quot;;[.$B6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05h00m03s.jpg</text:p>
          </table:table-cell>
          <table:table-cell office:value-type="string">
            <text:p>eng.meter.exp63</text:p>
          </table:table-cell>
          <table:table-cell office:value-type="float" office:value="33352">
            <text:p>33352</text:p>
          </table:table-cell>
          <table:table-cell/>
          <table:table-cell table:formula="of:=IF([score.C65]=[score.F65];&quot;&quot;; &quot;wrong_ocr&quot;)">
            <text:p/>
          </table:table-cell>
          <table:table-cell table:formula="of:=IF([.$D64]=&quot;&quot;;&quot;&quot;;CONCATENATE([config.$B$1];&quot; ~/ocr-results/&quot;;[.A64]))">
            <text:p/>
          </table:table-cell>
          <table:table-cell table:formula="of:=IF([.$D64]=&quot;&quot;;&quot;&quot;;CONCATENATE(&quot;mv /tmp/&quot;;[.$A64];&quot;.tif &quot;;[config.$B$3];[.$B64];&quot;.tif&quot;))">
            <text:p/>
          </table:table-cell>
          <table:table-cell table:formula="of:=IF([.$D64]=&quot;&quot;;&quot;&quot;;CONCATENATE(&quot;tesseract &quot;;[.$B64];&quot;.tif &quot;;[.$B64];&quot; -l &quot;;[.$N$2];&quot; -psm 8 batch.nochop makebox&quot;))">
            <text:p/>
          </table:table-cell>
          <table:table-cell table:formula="of:=IF([.$D64]=&quot;&quot;;&quot;&quot;;CONCATENATE(&quot;tesseract &quot;;[.$B64];&quot;.tif &quot;;[.$B6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06h00m02s.jpg</text:p>
          </table:table-cell>
          <table:table-cell office:value-type="string">
            <text:p>eng.meter.exp64</text:p>
          </table:table-cell>
          <table:table-cell office:value-type="float" office:value="33392">
            <text:p>33392</text:p>
          </table:table-cell>
          <table:table-cell/>
          <table:table-cell table:formula="of:=IF([score.C66]=[score.F66];&quot;&quot;; &quot;wrong_ocr&quot;)">
            <text:p/>
          </table:table-cell>
          <table:table-cell table:formula="of:=IF([.$D65]=&quot;&quot;;&quot;&quot;;CONCATENATE([config.$B$1];&quot; ~/ocr-results/&quot;;[.A65]))">
            <text:p/>
          </table:table-cell>
          <table:table-cell table:formula="of:=IF([.$D65]=&quot;&quot;;&quot;&quot;;CONCATENATE(&quot;mv /tmp/&quot;;[.$A65];&quot;.tif &quot;;[config.$B$3];[.$B65];&quot;.tif&quot;))">
            <text:p/>
          </table:table-cell>
          <table:table-cell table:formula="of:=IF([.$D65]=&quot;&quot;;&quot;&quot;;CONCATENATE(&quot;tesseract &quot;;[.$B65];&quot;.tif &quot;;[.$B65];&quot; -l &quot;;[.$N$2];&quot; -psm 8 batch.nochop makebox&quot;))">
            <text:p/>
          </table:table-cell>
          <table:table-cell table:formula="of:=IF([.$D65]=&quot;&quot;;&quot;&quot;;CONCATENATE(&quot;tesseract &quot;;[.$B65];&quot;.tif &quot;;[.$B6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07h00m03s.jpg</text:p>
          </table:table-cell>
          <table:table-cell office:value-type="string">
            <text:p>eng.meter.exp65</text:p>
          </table:table-cell>
          <table:table-cell office:value-type="float" office:value="33427">
            <text:p>33427</text:p>
          </table:table-cell>
          <table:table-cell/>
          <table:table-cell table:formula="of:=IF([score.C67]=[score.F67];&quot;&quot;; &quot;wrong_ocr&quot;)">
            <text:p/>
          </table:table-cell>
          <table:table-cell table:formula="of:=IF([.$D66]=&quot;&quot;;&quot;&quot;;CONCATENATE([config.$B$1];&quot; ~/ocr-results/&quot;;[.A66]))">
            <text:p/>
          </table:table-cell>
          <table:table-cell table:formula="of:=IF([.$D66]=&quot;&quot;;&quot;&quot;;CONCATENATE(&quot;mv /tmp/&quot;;[.$A66];&quot;.tif &quot;;[config.$B$3];[.$B66];&quot;.tif&quot;))">
            <text:p/>
          </table:table-cell>
          <table:table-cell table:formula="of:=IF([.$D66]=&quot;&quot;;&quot;&quot;;CONCATENATE(&quot;tesseract &quot;;[.$B66];&quot;.tif &quot;;[.$B66];&quot; -l &quot;;[.$N$2];&quot; -psm 8 batch.nochop makebox&quot;))">
            <text:p/>
          </table:table-cell>
          <table:table-cell table:formula="of:=IF([.$D66]=&quot;&quot;;&quot;&quot;;CONCATENATE(&quot;tesseract &quot;;[.$B66];&quot;.tif &quot;;[.$B6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08h00m03s.jpg</text:p>
          </table:table-cell>
          <table:table-cell office:value-type="string">
            <text:p>eng.meter.exp66</text:p>
          </table:table-cell>
          <table:table-cell office:value-type="float" office:value="33459">
            <text:p>33459</text:p>
          </table:table-cell>
          <table:table-cell/>
          <table:table-cell table:formula="of:=IF([score.C68]=[score.F68];&quot;&quot;; &quot;wrong_ocr&quot;)">
            <text:p/>
          </table:table-cell>
          <table:table-cell table:formula="of:=IF([.$D67]=&quot;&quot;;&quot;&quot;;CONCATENATE([config.$B$1];&quot; ~/ocr-results/&quot;;[.A67]))">
            <text:p/>
          </table:table-cell>
          <table:table-cell table:formula="of:=IF([.$D67]=&quot;&quot;;&quot;&quot;;CONCATENATE(&quot;mv /tmp/&quot;;[.$A67];&quot;.tif &quot;;[config.$B$3];[.$B67];&quot;.tif&quot;))">
            <text:p/>
          </table:table-cell>
          <table:table-cell table:formula="of:=IF([.$D67]=&quot;&quot;;&quot;&quot;;CONCATENATE(&quot;tesseract &quot;;[.$B67];&quot;.tif &quot;;[.$B67];&quot; -l &quot;;[.$N$2];&quot; -psm 8 batch.nochop makebox&quot;))">
            <text:p/>
          </table:table-cell>
          <table:table-cell table:formula="of:=IF([.$D67]=&quot;&quot;;&quot;&quot;;CONCATENATE(&quot;tesseract &quot;;[.$B67];&quot;.tif &quot;;[.$B6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09h00m03s.jpg</text:p>
          </table:table-cell>
          <table:table-cell office:value-type="string">
            <text:p>eng.meter.exp67</text:p>
          </table:table-cell>
          <table:table-cell office:value-type="float" office:value="33492">
            <text:p>33492</text:p>
          </table:table-cell>
          <table:table-cell/>
          <table:table-cell table:formula="of:=IF([score.C69]=[score.F69];&quot;&quot;; &quot;wrong_ocr&quot;)">
            <text:p/>
          </table:table-cell>
          <table:table-cell table:formula="of:=IF([.$D68]=&quot;&quot;;&quot;&quot;;CONCATENATE([config.$B$1];&quot; ~/ocr-results/&quot;;[.A68]))">
            <text:p/>
          </table:table-cell>
          <table:table-cell table:formula="of:=IF([.$D68]=&quot;&quot;;&quot;&quot;;CONCATENATE(&quot;mv /tmp/&quot;;[.$A68];&quot;.tif &quot;;[config.$B$3];[.$B68];&quot;.tif&quot;))">
            <text:p/>
          </table:table-cell>
          <table:table-cell table:formula="of:=IF([.$D68]=&quot;&quot;;&quot;&quot;;CONCATENATE(&quot;tesseract &quot;;[.$B68];&quot;.tif &quot;;[.$B68];&quot; -l &quot;;[.$N$2];&quot; -psm 8 batch.nochop makebox&quot;))">
            <text:p/>
          </table:table-cell>
          <table:table-cell table:formula="of:=IF([.$D68]=&quot;&quot;;&quot;&quot;;CONCATENATE(&quot;tesseract &quot;;[.$B68];&quot;.tif &quot;;[.$B6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10h00m02s.jpg</text:p>
          </table:table-cell>
          <table:table-cell office:value-type="string">
            <text:p>eng.meter.exp68</text:p>
          </table:table-cell>
          <table:table-cell office:value-type="float" office:value="33526">
            <text:p>33526</text:p>
          </table:table-cell>
          <table:table-cell/>
          <table:table-cell table:formula="of:=IF([score.C70]=[score.F70];&quot;&quot;; &quot;wrong_ocr&quot;)">
            <text:p/>
          </table:table-cell>
          <table:table-cell table:formula="of:=IF([.$D69]=&quot;&quot;;&quot;&quot;;CONCATENATE([config.$B$1];&quot; ~/ocr-results/&quot;;[.A69]))">
            <text:p/>
          </table:table-cell>
          <table:table-cell table:formula="of:=IF([.$D69]=&quot;&quot;;&quot;&quot;;CONCATENATE(&quot;mv /tmp/&quot;;[.$A69];&quot;.tif &quot;;[config.$B$3];[.$B69];&quot;.tif&quot;))">
            <text:p/>
          </table:table-cell>
          <table:table-cell table:formula="of:=IF([.$D69]=&quot;&quot;;&quot;&quot;;CONCATENATE(&quot;tesseract &quot;;[.$B69];&quot;.tif &quot;;[.$B69];&quot; -l &quot;;[.$N$2];&quot; -psm 8 batch.nochop makebox&quot;))">
            <text:p/>
          </table:table-cell>
          <table:table-cell table:formula="of:=IF([.$D69]=&quot;&quot;;&quot;&quot;;CONCATENATE(&quot;tesseract &quot;;[.$B69];&quot;.tif &quot;;[.$B6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11h00m02s.jpg</text:p>
          </table:table-cell>
          <table:table-cell office:value-type="string">
            <text:p>eng.meter.exp69</text:p>
          </table:table-cell>
          <table:table-cell office:value-type="float" office:value="33564">
            <text:p>33564</text:p>
          </table:table-cell>
          <table:table-cell/>
          <table:table-cell table:formula="of:=IF([score.C71]=[score.F71];&quot;&quot;; &quot;wrong_ocr&quot;)">
            <text:p/>
          </table:table-cell>
          <table:table-cell table:formula="of:=IF([.$D70]=&quot;&quot;;&quot;&quot;;CONCATENATE([config.$B$1];&quot; ~/ocr-results/&quot;;[.A70]))">
            <text:p/>
          </table:table-cell>
          <table:table-cell table:formula="of:=IF([.$D70]=&quot;&quot;;&quot;&quot;;CONCATENATE(&quot;mv /tmp/&quot;;[.$A70];&quot;.tif &quot;;[config.$B$3];[.$B70];&quot;.tif&quot;))">
            <text:p/>
          </table:table-cell>
          <table:table-cell table:formula="of:=IF([.$D70]=&quot;&quot;;&quot;&quot;;CONCATENATE(&quot;tesseract &quot;;[.$B70];&quot;.tif &quot;;[.$B70];&quot; -l &quot;;[.$N$2];&quot; -psm 8 batch.nochop makebox&quot;))">
            <text:p/>
          </table:table-cell>
          <table:table-cell table:formula="of:=IF([.$D70]=&quot;&quot;;&quot;&quot;;CONCATENATE(&quot;tesseract &quot;;[.$B70];&quot;.tif &quot;;[.$B7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12h00m03s.jpg</text:p>
          </table:table-cell>
          <table:table-cell office:value-type="string">
            <text:p>eng.meter.exp70</text:p>
          </table:table-cell>
          <table:table-cell office:value-type="float" office:value="33595">
            <text:p>33595</text:p>
          </table:table-cell>
          <table:table-cell/>
          <table:table-cell table:formula="of:=IF([score.C72]=[score.F72];&quot;&quot;; &quot;wrong_ocr&quot;)">
            <text:p/>
          </table:table-cell>
          <table:table-cell table:formula="of:=IF([.$D71]=&quot;&quot;;&quot;&quot;;CONCATENATE([config.$B$1];&quot; ~/ocr-results/&quot;;[.A71]))">
            <text:p/>
          </table:table-cell>
          <table:table-cell table:formula="of:=IF([.$D71]=&quot;&quot;;&quot;&quot;;CONCATENATE(&quot;mv /tmp/&quot;;[.$A71];&quot;.tif &quot;;[config.$B$3];[.$B71];&quot;.tif&quot;))">
            <text:p/>
          </table:table-cell>
          <table:table-cell table:formula="of:=IF([.$D71]=&quot;&quot;;&quot;&quot;;CONCATENATE(&quot;tesseract &quot;;[.$B71];&quot;.tif &quot;;[.$B71];&quot; -l &quot;;[.$N$2];&quot; -psm 8 batch.nochop makebox&quot;))">
            <text:p/>
          </table:table-cell>
          <table:table-cell table:formula="of:=IF([.$D71]=&quot;&quot;;&quot;&quot;;CONCATENATE(&quot;tesseract &quot;;[.$B71];&quot;.tif &quot;;[.$B7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13h00m02s.jpg</text:p>
          </table:table-cell>
          <table:table-cell office:value-type="string">
            <text:p>eng.meter.exp71</text:p>
          </table:table-cell>
          <table:table-cell office:value-type="float" office:value="33631">
            <text:p>33631</text:p>
          </table:table-cell>
          <table:table-cell/>
          <table:table-cell table:formula="of:=IF([score.C73]=[score.F73];&quot;&quot;; &quot;wrong_ocr&quot;)">
            <text:p/>
          </table:table-cell>
          <table:table-cell table:formula="of:=IF([.$D72]=&quot;&quot;;&quot;&quot;;CONCATENATE([config.$B$1];&quot; ~/ocr-results/&quot;;[.A72]))">
            <text:p/>
          </table:table-cell>
          <table:table-cell table:formula="of:=IF([.$D72]=&quot;&quot;;&quot;&quot;;CONCATENATE(&quot;mv /tmp/&quot;;[.$A72];&quot;.tif &quot;;[config.$B$3];[.$B72];&quot;.tif&quot;))">
            <text:p/>
          </table:table-cell>
          <table:table-cell table:formula="of:=IF([.$D72]=&quot;&quot;;&quot;&quot;;CONCATENATE(&quot;tesseract &quot;;[.$B72];&quot;.tif &quot;;[.$B72];&quot; -l &quot;;[.$N$2];&quot; -psm 8 batch.nochop makebox&quot;))">
            <text:p/>
          </table:table-cell>
          <table:table-cell table:formula="of:=IF([.$D72]=&quot;&quot;;&quot;&quot;;CONCATENATE(&quot;tesseract &quot;;[.$B72];&quot;.tif &quot;;[.$B7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14h00m02s.jpg</text:p>
          </table:table-cell>
          <table:table-cell office:value-type="string">
            <text:p>eng.meter.exp72</text:p>
          </table:table-cell>
          <table:table-cell office:value-type="float" office:value="33669">
            <text:p>33669</text:p>
          </table:table-cell>
          <table:table-cell office:value-type="string">
            <text:p>train</text:p>
          </table:table-cell>
          <table:table-cell table:formula="of:=IF([score.C74]=[score.F74];&quot;&quot;; &quot;wrong_ocr&quot;)">
            <text:p/>
          </table:table-cell>
          <table:table-cell table:formula="of:=IF([.$D73]=&quot;&quot;;&quot;&quot;;CONCATENATE([config.$B$1];&quot; ~/ocr-results/&quot;;[.A73]))" office:value-type="string" office:string-value="/home/fstruman/framework/ocr-meter/ocr/saintmichel ~/ocr-results/0000000001_1_2014-08-30_14h00m02s.jpg">
            <text:p>/home/fstruman/framework/ocr-meter/ocr/saintmichel ~/ocr-results/0000000001_1_2014-08-30_14h00m02s.jpg</text:p>
          </table:table-cell>
          <table:table-cell table:formula="of:=IF([.$D73]=&quot;&quot;;&quot;&quot;;CONCATENATE(&quot;mv /tmp/&quot;;[.$A73];&quot;.tif &quot;;[config.$B$3];[.$B73];&quot;.tif&quot;))" office:value-type="string" office:string-value="mv /tmp/0000000001_1_2014-08-30_14h00m02s.jpg.tif /home/fstruman/framework/ocr-test/train/eng.meter.exp72.tif">
            <text:p>mv /tmp/0000000001_1_2014-08-30_14h00m02s.jpg.tif /home/fstruman/framework/ocr-test/train/eng.meter.exp72.tif</text:p>
          </table:table-cell>
          <table:table-cell table:formula="of:=IF([.$D73]=&quot;&quot;;&quot;&quot;;CONCATENATE(&quot;tesseract &quot;;[.$B73];&quot;.tif &quot;;[.$B73];&quot; -l &quot;;[.$N$2];&quot; -psm 8 batch.nochop makebox&quot;))" office:value-type="string" office:string-value="tesseract eng.meter.exp72.tif eng.meter.exp72 -l cd /home/fstruman/framework/ocr-test/train/; rm * -psm 8 batch.nochop makebox">
            <text:p>tesseract eng.meter.exp72.tif eng.meter.exp72 -l cd /home/fstruman/framework/ocr-test/train/; rm * -psm 8 batch.nochop makebox</text:p>
          </table:table-cell>
          <table:table-cell table:formula="of:=IF([.$D73]=&quot;&quot;;&quot;&quot;;CONCATENATE(&quot;tesseract &quot;;[.$B73];&quot;.tif &quot;;[.$B73];&quot; -psm 8 box.train&quot;))" office:value-type="string" office:string-value="tesseract eng.meter.exp72.tif eng.meter.exp72 -psm 8 box.train">
            <text:p>tesseract eng.meter.exp72.tif eng.meter.exp72 -psm 8 box.train</text:p>
          </table:table-cell>
          <table:table-cell table:number-columns-repeated="7"/>
        </table:table-row>
        <table:table-row table:style-name="ro2">
          <table:table-cell office:value-type="string">
            <text:p>0000000001_1_2014-08-30_15h00m03s.jpg</text:p>
          </table:table-cell>
          <table:table-cell office:value-type="string">
            <text:p>eng.meter.exp73</text:p>
          </table:table-cell>
          <table:table-cell office:value-type="float" office:value="33711">
            <text:p>33711</text:p>
          </table:table-cell>
          <table:table-cell/>
          <table:table-cell table:formula="of:=IF([score.C75]=[score.F75];&quot;&quot;; &quot;wrong_ocr&quot;)">
            <text:p/>
          </table:table-cell>
          <table:table-cell table:formula="of:=IF([.$D74]=&quot;&quot;;&quot;&quot;;CONCATENATE([config.$B$1];&quot; ~/ocr-results/&quot;;[.A74]))">
            <text:p/>
          </table:table-cell>
          <table:table-cell table:formula="of:=IF([.$D74]=&quot;&quot;;&quot;&quot;;CONCATENATE(&quot;mv /tmp/&quot;;[.$A74];&quot;.tif &quot;;[config.$B$3];[.$B74];&quot;.tif&quot;))">
            <text:p/>
          </table:table-cell>
          <table:table-cell table:formula="of:=IF([.$D74]=&quot;&quot;;&quot;&quot;;CONCATENATE(&quot;tesseract &quot;;[.$B74];&quot;.tif &quot;;[.$B74];&quot; -l &quot;;[.$N$2];&quot; -psm 8 batch.nochop makebox&quot;))">
            <text:p/>
          </table:table-cell>
          <table:table-cell table:formula="of:=IF([.$D74]=&quot;&quot;;&quot;&quot;;CONCATENATE(&quot;tesseract &quot;;[.$B74];&quot;.tif &quot;;[.$B7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16h00m03s.jpg</text:p>
          </table:table-cell>
          <table:table-cell office:value-type="string">
            <text:p>eng.meter.exp74</text:p>
          </table:table-cell>
          <table:table-cell office:value-type="float" office:value="33756">
            <text:p>33756</text:p>
          </table:table-cell>
          <table:table-cell/>
          <table:table-cell table:formula="of:=IF([score.C76]=[score.F76];&quot;&quot;; &quot;wrong_ocr&quot;)">
            <text:p/>
          </table:table-cell>
          <table:table-cell table:formula="of:=IF([.$D75]=&quot;&quot;;&quot;&quot;;CONCATENATE([config.$B$1];&quot; ~/ocr-results/&quot;;[.A75]))">
            <text:p/>
          </table:table-cell>
          <table:table-cell table:formula="of:=IF([.$D75]=&quot;&quot;;&quot;&quot;;CONCATENATE(&quot;mv /tmp/&quot;;[.$A75];&quot;.tif &quot;;[config.$B$3];[.$B75];&quot;.tif&quot;))">
            <text:p/>
          </table:table-cell>
          <table:table-cell table:formula="of:=IF([.$D75]=&quot;&quot;;&quot;&quot;;CONCATENATE(&quot;tesseract &quot;;[.$B75];&quot;.tif &quot;;[.$B75];&quot; -l &quot;;[.$N$2];&quot; -psm 8 batch.nochop makebox&quot;))">
            <text:p/>
          </table:table-cell>
          <table:table-cell table:formula="of:=IF([.$D75]=&quot;&quot;;&quot;&quot;;CONCATENATE(&quot;tesseract &quot;;[.$B75];&quot;.tif &quot;;[.$B7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17h00m03s.jpg</text:p>
          </table:table-cell>
          <table:table-cell office:value-type="string">
            <text:p>eng.meter.exp75</text:p>
          </table:table-cell>
          <table:table-cell office:value-type="float" office:value="33796">
            <text:p>33796</text:p>
          </table:table-cell>
          <table:table-cell/>
          <table:table-cell table:formula="of:=IF([score.C77]=[score.F77];&quot;&quot;; &quot;wrong_ocr&quot;)">
            <text:p/>
          </table:table-cell>
          <table:table-cell table:formula="of:=IF([.$D76]=&quot;&quot;;&quot;&quot;;CONCATENATE([config.$B$1];&quot; ~/ocr-results/&quot;;[.A76]))">
            <text:p/>
          </table:table-cell>
          <table:table-cell table:formula="of:=IF([.$D76]=&quot;&quot;;&quot;&quot;;CONCATENATE(&quot;mv /tmp/&quot;;[.$A76];&quot;.tif &quot;;[config.$B$3];[.$B76];&quot;.tif&quot;))">
            <text:p/>
          </table:table-cell>
          <table:table-cell table:formula="of:=IF([.$D76]=&quot;&quot;;&quot;&quot;;CONCATENATE(&quot;tesseract &quot;;[.$B76];&quot;.tif &quot;;[.$B76];&quot; -l &quot;;[.$N$2];&quot; -psm 8 batch.nochop makebox&quot;))">
            <text:p/>
          </table:table-cell>
          <table:table-cell table:formula="of:=IF([.$D76]=&quot;&quot;;&quot;&quot;;CONCATENATE(&quot;tesseract &quot;;[.$B76];&quot;.tif &quot;;[.$B7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18h00m02s.jpg</text:p>
          </table:table-cell>
          <table:table-cell office:value-type="string">
            <text:p>eng.meter.exp76</text:p>
          </table:table-cell>
          <table:table-cell office:value-type="float" office:value="33830">
            <text:p>33830</text:p>
          </table:table-cell>
          <table:table-cell/>
          <table:table-cell table:formula="of:=IF([score.C78]=[score.F78];&quot;&quot;; &quot;wrong_ocr&quot;)">
            <text:p/>
          </table:table-cell>
          <table:table-cell table:formula="of:=IF([.$D77]=&quot;&quot;;&quot;&quot;;CONCATENATE([config.$B$1];&quot; ~/ocr-results/&quot;;[.A77]))">
            <text:p/>
          </table:table-cell>
          <table:table-cell table:formula="of:=IF([.$D77]=&quot;&quot;;&quot;&quot;;CONCATENATE(&quot;mv /tmp/&quot;;[.$A77];&quot;.tif &quot;;[config.$B$3];[.$B77];&quot;.tif&quot;))">
            <text:p/>
          </table:table-cell>
          <table:table-cell table:formula="of:=IF([.$D77]=&quot;&quot;;&quot;&quot;;CONCATENATE(&quot;tesseract &quot;;[.$B77];&quot;.tif &quot;;[.$B77];&quot; -l &quot;;[.$N$2];&quot; -psm 8 batch.nochop makebox&quot;))">
            <text:p/>
          </table:table-cell>
          <table:table-cell table:formula="of:=IF([.$D77]=&quot;&quot;;&quot;&quot;;CONCATENATE(&quot;tesseract &quot;;[.$B77];&quot;.tif &quot;;[.$B7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19h00m02s.jpg</text:p>
          </table:table-cell>
          <table:table-cell office:value-type="string">
            <text:p>eng.meter.exp77</text:p>
          </table:table-cell>
          <table:table-cell office:value-type="float" office:value="33868">
            <text:p>33868</text:p>
          </table:table-cell>
          <table:table-cell/>
          <table:table-cell table:formula="of:=IF([score.C79]=[score.F79];&quot;&quot;; &quot;wrong_ocr&quot;)">
            <text:p/>
          </table:table-cell>
          <table:table-cell table:formula="of:=IF([.$D78]=&quot;&quot;;&quot;&quot;;CONCATENATE([config.$B$1];&quot; ~/ocr-results/&quot;;[.A78]))">
            <text:p/>
          </table:table-cell>
          <table:table-cell table:formula="of:=IF([.$D78]=&quot;&quot;;&quot;&quot;;CONCATENATE(&quot;mv /tmp/&quot;;[.$A78];&quot;.tif &quot;;[config.$B$3];[.$B78];&quot;.tif&quot;))">
            <text:p/>
          </table:table-cell>
          <table:table-cell table:formula="of:=IF([.$D78]=&quot;&quot;;&quot;&quot;;CONCATENATE(&quot;tesseract &quot;;[.$B78];&quot;.tif &quot;;[.$B78];&quot; -l &quot;;[.$N$2];&quot; -psm 8 batch.nochop makebox&quot;))">
            <text:p/>
          </table:table-cell>
          <table:table-cell table:formula="of:=IF([.$D78]=&quot;&quot;;&quot;&quot;;CONCATENATE(&quot;tesseract &quot;;[.$B78];&quot;.tif &quot;;[.$B7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20h00m02s.jpg</text:p>
          </table:table-cell>
          <table:table-cell office:value-type="string">
            <text:p>eng.meter.exp78</text:p>
          </table:table-cell>
          <table:table-cell office:value-type="float" office:value="33907">
            <text:p>33907</text:p>
          </table:table-cell>
          <table:table-cell/>
          <table:table-cell table:formula="of:=IF([score.C80]=[score.F80];&quot;&quot;; &quot;wrong_ocr&quot;)">
            <text:p/>
          </table:table-cell>
          <table:table-cell table:formula="of:=IF([.$D79]=&quot;&quot;;&quot;&quot;;CONCATENATE([config.$B$1];&quot; ~/ocr-results/&quot;;[.A79]))">
            <text:p/>
          </table:table-cell>
          <table:table-cell table:formula="of:=IF([.$D79]=&quot;&quot;;&quot;&quot;;CONCATENATE(&quot;mv /tmp/&quot;;[.$A79];&quot;.tif &quot;;[config.$B$3];[.$B79];&quot;.tif&quot;))">
            <text:p/>
          </table:table-cell>
          <table:table-cell table:formula="of:=IF([.$D79]=&quot;&quot;;&quot;&quot;;CONCATENATE(&quot;tesseract &quot;;[.$B79];&quot;.tif &quot;;[.$B79];&quot; -l &quot;;[.$N$2];&quot; -psm 8 batch.nochop makebox&quot;))">
            <text:p/>
          </table:table-cell>
          <table:table-cell table:formula="of:=IF([.$D79]=&quot;&quot;;&quot;&quot;;CONCATENATE(&quot;tesseract &quot;;[.$B79];&quot;.tif &quot;;[.$B7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21h00m03s.jpg</text:p>
          </table:table-cell>
          <table:table-cell office:value-type="string">
            <text:p>eng.meter.exp79</text:p>
          </table:table-cell>
          <table:table-cell office:value-type="float" office:value="33954">
            <text:p>33954</text:p>
          </table:table-cell>
          <table:table-cell/>
          <table:table-cell table:formula="of:=IF([score.C81]=[score.F81];&quot;&quot;; &quot;wrong_ocr&quot;)">
            <text:p/>
          </table:table-cell>
          <table:table-cell table:formula="of:=IF([.$D80]=&quot;&quot;;&quot;&quot;;CONCATENATE([config.$B$1];&quot; ~/ocr-results/&quot;;[.A80]))">
            <text:p/>
          </table:table-cell>
          <table:table-cell table:formula="of:=IF([.$D80]=&quot;&quot;;&quot;&quot;;CONCATENATE(&quot;mv /tmp/&quot;;[.$A80];&quot;.tif &quot;;[config.$B$3];[.$B80];&quot;.tif&quot;))">
            <text:p/>
          </table:table-cell>
          <table:table-cell table:formula="of:=IF([.$D80]=&quot;&quot;;&quot;&quot;;CONCATENATE(&quot;tesseract &quot;;[.$B80];&quot;.tif &quot;;[.$B80];&quot; -l &quot;;[.$N$2];&quot; -psm 8 batch.nochop makebox&quot;))">
            <text:p/>
          </table:table-cell>
          <table:table-cell table:formula="of:=IF([.$D80]=&quot;&quot;;&quot;&quot;;CONCATENATE(&quot;tesseract &quot;;[.$B80];&quot;.tif &quot;;[.$B8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22h00m02s.jpg</text:p>
          </table:table-cell>
          <table:table-cell office:value-type="string">
            <text:p>eng.meter.exp80</text:p>
          </table:table-cell>
          <table:table-cell office:value-type="float" office:value="34012">
            <text:p>34012</text:p>
          </table:table-cell>
          <table:table-cell/>
          <table:table-cell table:formula="of:=IF([score.C82]=[score.F82];&quot;&quot;; &quot;wrong_ocr&quot;)">
            <text:p/>
          </table:table-cell>
          <table:table-cell table:formula="of:=IF([.$D81]=&quot;&quot;;&quot;&quot;;CONCATENATE([config.$B$1];&quot; ~/ocr-results/&quot;;[.A81]))">
            <text:p/>
          </table:table-cell>
          <table:table-cell table:formula="of:=IF([.$D81]=&quot;&quot;;&quot;&quot;;CONCATENATE(&quot;mv /tmp/&quot;;[.$A81];&quot;.tif &quot;;[config.$B$3];[.$B81];&quot;.tif&quot;))">
            <text:p/>
          </table:table-cell>
          <table:table-cell table:formula="of:=IF([.$D81]=&quot;&quot;;&quot;&quot;;CONCATENATE(&quot;tesseract &quot;;[.$B81];&quot;.tif &quot;;[.$B81];&quot; -l &quot;;[.$N$2];&quot; -psm 8 batch.nochop makebox&quot;))">
            <text:p/>
          </table:table-cell>
          <table:table-cell table:formula="of:=IF([.$D81]=&quot;&quot;;&quot;&quot;;CONCATENATE(&quot;tesseract &quot;;[.$B81];&quot;.tif &quot;;[.$B8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0_23h00m02s.jpg</text:p>
          </table:table-cell>
          <table:table-cell office:value-type="string">
            <text:p>eng.meter.exp81</text:p>
          </table:table-cell>
          <table:table-cell office:value-type="float" office:value="34073">
            <text:p>34073</text:p>
          </table:table-cell>
          <table:table-cell office:value-type="string">
            <text:p>train</text:p>
          </table:table-cell>
          <table:table-cell table:formula="of:=IF([score.C83]=[score.F83];&quot;&quot;; &quot;wrong_ocr&quot;)">
            <text:p/>
          </table:table-cell>
          <table:table-cell table:formula="of:=IF([.$D82]=&quot;&quot;;&quot;&quot;;CONCATENATE([config.$B$1];&quot; ~/ocr-results/&quot;;[.A82]))" office:value-type="string" office:string-value="/home/fstruman/framework/ocr-meter/ocr/saintmichel ~/ocr-results/0000000001_1_2014-08-30_23h00m02s.jpg">
            <text:p>/home/fstruman/framework/ocr-meter/ocr/saintmichel ~/ocr-results/0000000001_1_2014-08-30_23h00m02s.jpg</text:p>
          </table:table-cell>
          <table:table-cell table:formula="of:=IF([.$D82]=&quot;&quot;;&quot;&quot;;CONCATENATE(&quot;mv /tmp/&quot;;[.$A82];&quot;.tif &quot;;[config.$B$3];[.$B82];&quot;.tif&quot;))" office:value-type="string" office:string-value="mv /tmp/0000000001_1_2014-08-30_23h00m02s.jpg.tif /home/fstruman/framework/ocr-test/train/eng.meter.exp81.tif">
            <text:p>mv /tmp/0000000001_1_2014-08-30_23h00m02s.jpg.tif /home/fstruman/framework/ocr-test/train/eng.meter.exp81.tif</text:p>
          </table:table-cell>
          <table:table-cell table:formula="of:=IF([.$D82]=&quot;&quot;;&quot;&quot;;CONCATENATE(&quot;tesseract &quot;;[.$B82];&quot;.tif &quot;;[.$B82];&quot; -l &quot;;[.$N$2];&quot; -psm 8 batch.nochop makebox&quot;))" office:value-type="string" office:string-value="tesseract eng.meter.exp81.tif eng.meter.exp81 -l cd /home/fstruman/framework/ocr-test/train/; rm * -psm 8 batch.nochop makebox">
            <text:p>tesseract eng.meter.exp81.tif eng.meter.exp81 -l cd /home/fstruman/framework/ocr-test/train/; rm * -psm 8 batch.nochop makebox</text:p>
          </table:table-cell>
          <table:table-cell table:formula="of:=IF([.$D82]=&quot;&quot;;&quot;&quot;;CONCATENATE(&quot;tesseract &quot;;[.$B82];&quot;.tif &quot;;[.$B82];&quot; -psm 8 box.train&quot;))" office:value-type="string" office:string-value="tesseract eng.meter.exp81.tif eng.meter.exp81 -psm 8 box.train">
            <text:p>tesseract eng.meter.exp81.tif eng.meter.exp81 -psm 8 box.train</text:p>
          </table:table-cell>
          <table:table-cell table:number-columns-repeated="7"/>
        </table:table-row>
        <table:table-row table:style-name="ro2">
          <table:table-cell office:value-type="string">
            <text:p>0000000001_1_2014-08-31_00h00m03s.jpg</text:p>
          </table:table-cell>
          <table:table-cell office:value-type="string">
            <text:p>eng.meter.exp82</text:p>
          </table:table-cell>
          <table:table-cell office:value-type="float" office:value="34129">
            <text:p>34129</text:p>
          </table:table-cell>
          <table:table-cell/>
          <table:table-cell table:formula="of:=IF([score.C84]=[score.F84];&quot;&quot;; &quot;wrong_ocr&quot;)">
            <text:p/>
          </table:table-cell>
          <table:table-cell table:formula="of:=IF([.$D83]=&quot;&quot;;&quot;&quot;;CONCATENATE([config.$B$1];&quot; ~/ocr-results/&quot;;[.A83]))">
            <text:p/>
          </table:table-cell>
          <table:table-cell table:formula="of:=IF([.$D83]=&quot;&quot;;&quot;&quot;;CONCATENATE(&quot;mv /tmp/&quot;;[.$A83];&quot;.tif &quot;;[config.$B$3];[.$B83];&quot;.tif&quot;))">
            <text:p/>
          </table:table-cell>
          <table:table-cell table:formula="of:=IF([.$D83]=&quot;&quot;;&quot;&quot;;CONCATENATE(&quot;tesseract &quot;;[.$B83];&quot;.tif &quot;;[.$B83];&quot; -l &quot;;[.$N$2];&quot; -psm 8 batch.nochop makebox&quot;))">
            <text:p/>
          </table:table-cell>
          <table:table-cell table:formula="of:=IF([.$D83]=&quot;&quot;;&quot;&quot;;CONCATENATE(&quot;tesseract &quot;;[.$B83];&quot;.tif &quot;;[.$B8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01h00m03s.jpg</text:p>
          </table:table-cell>
          <table:table-cell office:value-type="string">
            <text:p>eng.meter.exp83</text:p>
          </table:table-cell>
          <table:table-cell office:value-type="float" office:value="34198">
            <text:p>34198</text:p>
          </table:table-cell>
          <table:table-cell/>
          <table:table-cell table:formula="of:=IF([score.C85]=[score.F85];&quot;&quot;; &quot;wrong_ocr&quot;)">
            <text:p/>
          </table:table-cell>
          <table:table-cell table:formula="of:=IF([.$D84]=&quot;&quot;;&quot;&quot;;CONCATENATE([config.$B$1];&quot; ~/ocr-results/&quot;;[.A84]))">
            <text:p/>
          </table:table-cell>
          <table:table-cell table:formula="of:=IF([.$D84]=&quot;&quot;;&quot;&quot;;CONCATENATE(&quot;mv /tmp/&quot;;[.$A84];&quot;.tif &quot;;[config.$B$3];[.$B84];&quot;.tif&quot;))">
            <text:p/>
          </table:table-cell>
          <table:table-cell table:formula="of:=IF([.$D84]=&quot;&quot;;&quot;&quot;;CONCATENATE(&quot;tesseract &quot;;[.$B84];&quot;.tif &quot;;[.$B84];&quot; -l &quot;;[.$N$2];&quot; -psm 8 batch.nochop makebox&quot;))">
            <text:p/>
          </table:table-cell>
          <table:table-cell table:formula="of:=IF([.$D84]=&quot;&quot;;&quot;&quot;;CONCATENATE(&quot;tesseract &quot;;[.$B84];&quot;.tif &quot;;[.$B8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02h00m02s.jpg</text:p>
          </table:table-cell>
          <table:table-cell office:value-type="string">
            <text:p>eng.meter.exp84</text:p>
          </table:table-cell>
          <table:table-cell office:value-type="float" office:value="34251">
            <text:p>34251</text:p>
          </table:table-cell>
          <table:table-cell/>
          <table:table-cell table:formula="of:=IF([score.C86]=[score.F86];&quot;&quot;; &quot;wrong_ocr&quot;)">
            <text:p/>
          </table:table-cell>
          <table:table-cell table:formula="of:=IF([.$D85]=&quot;&quot;;&quot;&quot;;CONCATENATE([config.$B$1];&quot; ~/ocr-results/&quot;;[.A85]))">
            <text:p/>
          </table:table-cell>
          <table:table-cell table:formula="of:=IF([.$D85]=&quot;&quot;;&quot;&quot;;CONCATENATE(&quot;mv /tmp/&quot;;[.$A85];&quot;.tif &quot;;[config.$B$3];[.$B85];&quot;.tif&quot;))">
            <text:p/>
          </table:table-cell>
          <table:table-cell table:formula="of:=IF([.$D85]=&quot;&quot;;&quot;&quot;;CONCATENATE(&quot;tesseract &quot;;[.$B85];&quot;.tif &quot;;[.$B85];&quot; -l &quot;;[.$N$2];&quot; -psm 8 batch.nochop makebox&quot;))">
            <text:p/>
          </table:table-cell>
          <table:table-cell table:formula="of:=IF([.$D85]=&quot;&quot;;&quot;&quot;;CONCATENATE(&quot;tesseract &quot;;[.$B85];&quot;.tif &quot;;[.$B8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03h00m03s.jpg</text:p>
          </table:table-cell>
          <table:table-cell office:value-type="string">
            <text:p>eng.meter.exp85</text:p>
          </table:table-cell>
          <table:table-cell office:value-type="float" office:value="34291">
            <text:p>34291</text:p>
          </table:table-cell>
          <table:table-cell/>
          <table:table-cell table:formula="of:=IF([score.C87]=[score.F87];&quot;&quot;; &quot;wrong_ocr&quot;)">
            <text:p/>
          </table:table-cell>
          <table:table-cell table:formula="of:=IF([.$D86]=&quot;&quot;;&quot;&quot;;CONCATENATE([config.$B$1];&quot; ~/ocr-results/&quot;;[.A86]))">
            <text:p/>
          </table:table-cell>
          <table:table-cell table:formula="of:=IF([.$D86]=&quot;&quot;;&quot;&quot;;CONCATENATE(&quot;mv /tmp/&quot;;[.$A86];&quot;.tif &quot;;[config.$B$3];[.$B86];&quot;.tif&quot;))">
            <text:p/>
          </table:table-cell>
          <table:table-cell table:formula="of:=IF([.$D86]=&quot;&quot;;&quot;&quot;;CONCATENATE(&quot;tesseract &quot;;[.$B86];&quot;.tif &quot;;[.$B86];&quot; -l &quot;;[.$N$2];&quot; -psm 8 batch.nochop makebox&quot;))">
            <text:p/>
          </table:table-cell>
          <table:table-cell table:formula="of:=IF([.$D86]=&quot;&quot;;&quot;&quot;;CONCATENATE(&quot;tesseract &quot;;[.$B86];&quot;.tif &quot;;[.$B8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04h00m02s.jpg</text:p>
          </table:table-cell>
          <table:table-cell office:value-type="string">
            <text:p>eng.meter.exp86</text:p>
          </table:table-cell>
          <table:table-cell office:value-type="float" office:value="34329">
            <text:p>34329</text:p>
          </table:table-cell>
          <table:table-cell/>
          <table:table-cell table:formula="of:=IF([score.C88]=[score.F88];&quot;&quot;; &quot;wrong_ocr&quot;)">
            <text:p/>
          </table:table-cell>
          <table:table-cell table:formula="of:=IF([.$D87]=&quot;&quot;;&quot;&quot;;CONCATENATE([config.$B$1];&quot; ~/ocr-results/&quot;;[.A87]))">
            <text:p/>
          </table:table-cell>
          <table:table-cell table:formula="of:=IF([.$D87]=&quot;&quot;;&quot;&quot;;CONCATENATE(&quot;mv /tmp/&quot;;[.$A87];&quot;.tif &quot;;[config.$B$3];[.$B87];&quot;.tif&quot;))">
            <text:p/>
          </table:table-cell>
          <table:table-cell table:formula="of:=IF([.$D87]=&quot;&quot;;&quot;&quot;;CONCATENATE(&quot;tesseract &quot;;[.$B87];&quot;.tif &quot;;[.$B87];&quot; -l &quot;;[.$N$2];&quot; -psm 8 batch.nochop makebox&quot;))">
            <text:p/>
          </table:table-cell>
          <table:table-cell table:formula="of:=IF([.$D87]=&quot;&quot;;&quot;&quot;;CONCATENATE(&quot;tesseract &quot;;[.$B87];&quot;.tif &quot;;[.$B8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05h00m03s.jpg</text:p>
          </table:table-cell>
          <table:table-cell office:value-type="string">
            <text:p>eng.meter.exp87</text:p>
          </table:table-cell>
          <table:table-cell office:value-type="float" office:value="34368">
            <text:p>34368</text:p>
          </table:table-cell>
          <table:table-cell/>
          <table:table-cell table:formula="of:=IF([score.C89]=[score.F89];&quot;&quot;; &quot;wrong_ocr&quot;)">
            <text:p/>
          </table:table-cell>
          <table:table-cell table:formula="of:=IF([.$D88]=&quot;&quot;;&quot;&quot;;CONCATENATE([config.$B$1];&quot; ~/ocr-results/&quot;;[.A88]))">
            <text:p/>
          </table:table-cell>
          <table:table-cell table:formula="of:=IF([.$D88]=&quot;&quot;;&quot;&quot;;CONCATENATE(&quot;mv /tmp/&quot;;[.$A88];&quot;.tif &quot;;[config.$B$3];[.$B88];&quot;.tif&quot;))">
            <text:p/>
          </table:table-cell>
          <table:table-cell table:formula="of:=IF([.$D88]=&quot;&quot;;&quot;&quot;;CONCATENATE(&quot;tesseract &quot;;[.$B88];&quot;.tif &quot;;[.$B88];&quot; -l &quot;;[.$N$2];&quot; -psm 8 batch.nochop makebox&quot;))">
            <text:p/>
          </table:table-cell>
          <table:table-cell table:formula="of:=IF([.$D88]=&quot;&quot;;&quot;&quot;;CONCATENATE(&quot;tesseract &quot;;[.$B88];&quot;.tif &quot;;[.$B8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06h00m03s.jpg</text:p>
          </table:table-cell>
          <table:table-cell office:value-type="string">
            <text:p>eng.meter.exp88</text:p>
          </table:table-cell>
          <table:table-cell office:value-type="float" office:value="34409">
            <text:p>34409</text:p>
          </table:table-cell>
          <table:table-cell/>
          <table:table-cell table:formula="of:=IF([score.C90]=[score.F90];&quot;&quot;; &quot;wrong_ocr&quot;)">
            <text:p/>
          </table:table-cell>
          <table:table-cell table:formula="of:=IF([.$D89]=&quot;&quot;;&quot;&quot;;CONCATENATE([config.$B$1];&quot; ~/ocr-results/&quot;;[.A89]))">
            <text:p/>
          </table:table-cell>
          <table:table-cell table:formula="of:=IF([.$D89]=&quot;&quot;;&quot;&quot;;CONCATENATE(&quot;mv /tmp/&quot;;[.$A89];&quot;.tif &quot;;[config.$B$3];[.$B89];&quot;.tif&quot;))">
            <text:p/>
          </table:table-cell>
          <table:table-cell table:formula="of:=IF([.$D89]=&quot;&quot;;&quot;&quot;;CONCATENATE(&quot;tesseract &quot;;[.$B89];&quot;.tif &quot;;[.$B89];&quot; -l &quot;;[.$N$2];&quot; -psm 8 batch.nochop makebox&quot;))">
            <text:p/>
          </table:table-cell>
          <table:table-cell table:formula="of:=IF([.$D89]=&quot;&quot;;&quot;&quot;;CONCATENATE(&quot;tesseract &quot;;[.$B89];&quot;.tif &quot;;[.$B8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07h00m02s.jpg</text:p>
          </table:table-cell>
          <table:table-cell office:value-type="string">
            <text:p>eng.meter.exp89</text:p>
          </table:table-cell>
          <table:table-cell office:value-type="float" office:value="34445">
            <text:p>34445</text:p>
          </table:table-cell>
          <table:table-cell/>
          <table:table-cell table:formula="of:=IF([score.C91]=[score.F91];&quot;&quot;; &quot;wrong_ocr&quot;)">
            <text:p/>
          </table:table-cell>
          <table:table-cell table:formula="of:=IF([.$D90]=&quot;&quot;;&quot;&quot;;CONCATENATE([config.$B$1];&quot; ~/ocr-results/&quot;;[.A90]))">
            <text:p/>
          </table:table-cell>
          <table:table-cell table:formula="of:=IF([.$D90]=&quot;&quot;;&quot;&quot;;CONCATENATE(&quot;mv /tmp/&quot;;[.$A90];&quot;.tif &quot;;[config.$B$3];[.$B90];&quot;.tif&quot;))">
            <text:p/>
          </table:table-cell>
          <table:table-cell table:formula="of:=IF([.$D90]=&quot;&quot;;&quot;&quot;;CONCATENATE(&quot;tesseract &quot;;[.$B90];&quot;.tif &quot;;[.$B90];&quot; -l &quot;;[.$N$2];&quot; -psm 8 batch.nochop makebox&quot;))">
            <text:p/>
          </table:table-cell>
          <table:table-cell table:formula="of:=IF([.$D90]=&quot;&quot;;&quot;&quot;;CONCATENATE(&quot;tesseract &quot;;[.$B90];&quot;.tif &quot;;[.$B9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08h00m02s.jpg</text:p>
          </table:table-cell>
          <table:table-cell office:value-type="string">
            <text:p>eng.meter.exp90</text:p>
          </table:table-cell>
          <table:table-cell office:value-type="float" office:value="34477">
            <text:p>34477</text:p>
          </table:table-cell>
          <table:table-cell/>
          <table:table-cell table:formula="of:=IF([score.C92]=[score.F92];&quot;&quot;; &quot;wrong_ocr&quot;)">
            <text:p/>
          </table:table-cell>
          <table:table-cell table:formula="of:=IF([.$D91]=&quot;&quot;;&quot;&quot;;CONCATENATE([config.$B$1];&quot; ~/ocr-results/&quot;;[.A91]))">
            <text:p/>
          </table:table-cell>
          <table:table-cell table:formula="of:=IF([.$D91]=&quot;&quot;;&quot;&quot;;CONCATENATE(&quot;mv /tmp/&quot;;[.$A91];&quot;.tif &quot;;[config.$B$3];[.$B91];&quot;.tif&quot;))">
            <text:p/>
          </table:table-cell>
          <table:table-cell table:formula="of:=IF([.$D91]=&quot;&quot;;&quot;&quot;;CONCATENATE(&quot;tesseract &quot;;[.$B91];&quot;.tif &quot;;[.$B91];&quot; -l &quot;;[.$N$2];&quot; -psm 8 batch.nochop makebox&quot;))">
            <text:p/>
          </table:table-cell>
          <table:table-cell table:formula="of:=IF([.$D91]=&quot;&quot;;&quot;&quot;;CONCATENATE(&quot;tesseract &quot;;[.$B91];&quot;.tif &quot;;[.$B9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09h00m02s.jpg</text:p>
          </table:table-cell>
          <table:table-cell office:value-type="string">
            <text:p>eng.meter.exp91</text:p>
          </table:table-cell>
          <table:table-cell office:value-type="float" office:value="34510">
            <text:p>34510</text:p>
          </table:table-cell>
          <table:table-cell/>
          <table:table-cell table:formula="of:=IF([score.C93]=[score.F93];&quot;&quot;; &quot;wrong_ocr&quot;)">
            <text:p/>
          </table:table-cell>
          <table:table-cell table:formula="of:=IF([.$D92]=&quot;&quot;;&quot;&quot;;CONCATENATE([config.$B$1];&quot; ~/ocr-results/&quot;;[.A92]))">
            <text:p/>
          </table:table-cell>
          <table:table-cell table:formula="of:=IF([.$D92]=&quot;&quot;;&quot;&quot;;CONCATENATE(&quot;mv /tmp/&quot;;[.$A92];&quot;.tif &quot;;[config.$B$3];[.$B92];&quot;.tif&quot;))">
            <text:p/>
          </table:table-cell>
          <table:table-cell table:formula="of:=IF([.$D92]=&quot;&quot;;&quot;&quot;;CONCATENATE(&quot;tesseract &quot;;[.$B92];&quot;.tif &quot;;[.$B92];&quot; -l &quot;;[.$N$2];&quot; -psm 8 batch.nochop makebox&quot;))">
            <text:p/>
          </table:table-cell>
          <table:table-cell table:formula="of:=IF([.$D92]=&quot;&quot;;&quot;&quot;;CONCATENATE(&quot;tesseract &quot;;[.$B92];&quot;.tif &quot;;[.$B9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10h00m02s.jpg</text:p>
          </table:table-cell>
          <table:table-cell office:value-type="string">
            <text:p>eng.meter.exp92</text:p>
          </table:table-cell>
          <table:table-cell office:value-type="float" office:value="34545">
            <text:p>34545</text:p>
          </table:table-cell>
          <table:table-cell/>
          <table:table-cell table:formula="of:=IF([score.C94]=[score.F94];&quot;&quot;; &quot;wrong_ocr&quot;)">
            <text:p/>
          </table:table-cell>
          <table:table-cell table:formula="of:=IF([.$D93]=&quot;&quot;;&quot;&quot;;CONCATENATE([config.$B$1];&quot; ~/ocr-results/&quot;;[.A93]))">
            <text:p/>
          </table:table-cell>
          <table:table-cell table:formula="of:=IF([.$D93]=&quot;&quot;;&quot;&quot;;CONCATENATE(&quot;mv /tmp/&quot;;[.$A93];&quot;.tif &quot;;[config.$B$3];[.$B93];&quot;.tif&quot;))">
            <text:p/>
          </table:table-cell>
          <table:table-cell table:formula="of:=IF([.$D93]=&quot;&quot;;&quot;&quot;;CONCATENATE(&quot;tesseract &quot;;[.$B93];&quot;.tif &quot;;[.$B93];&quot; -l &quot;;[.$N$2];&quot; -psm 8 batch.nochop makebox&quot;))">
            <text:p/>
          </table:table-cell>
          <table:table-cell table:formula="of:=IF([.$D93]=&quot;&quot;;&quot;&quot;;CONCATENATE(&quot;tesseract &quot;;[.$B93];&quot;.tif &quot;;[.$B9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11h00m02s.jpg</text:p>
          </table:table-cell>
          <table:table-cell office:value-type="string">
            <text:p>eng.meter.exp93</text:p>
          </table:table-cell>
          <table:table-cell office:value-type="float" office:value="34580">
            <text:p>34580</text:p>
          </table:table-cell>
          <table:table-cell/>
          <table:table-cell table:formula="of:=IF([score.C95]=[score.F95];&quot;&quot;; &quot;wrong_ocr&quot;)">
            <text:p/>
          </table:table-cell>
          <table:table-cell table:formula="of:=IF([.$D94]=&quot;&quot;;&quot;&quot;;CONCATENATE([config.$B$1];&quot; ~/ocr-results/&quot;;[.A94]))">
            <text:p/>
          </table:table-cell>
          <table:table-cell table:formula="of:=IF([.$D94]=&quot;&quot;;&quot;&quot;;CONCATENATE(&quot;mv /tmp/&quot;;[.$A94];&quot;.tif &quot;;[config.$B$3];[.$B94];&quot;.tif&quot;))">
            <text:p/>
          </table:table-cell>
          <table:table-cell table:formula="of:=IF([.$D94]=&quot;&quot;;&quot;&quot;;CONCATENATE(&quot;tesseract &quot;;[.$B94];&quot;.tif &quot;;[.$B94];&quot; -l &quot;;[.$N$2];&quot; -psm 8 batch.nochop makebox&quot;))">
            <text:p/>
          </table:table-cell>
          <table:table-cell table:formula="of:=IF([.$D94]=&quot;&quot;;&quot;&quot;;CONCATENATE(&quot;tesseract &quot;;[.$B94];&quot;.tif &quot;;[.$B9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12h00m02s.jpg</text:p>
          </table:table-cell>
          <table:table-cell office:value-type="string">
            <text:p>eng.meter.exp94</text:p>
          </table:table-cell>
          <table:table-cell office:value-type="float" office:value="34621">
            <text:p>34621</text:p>
          </table:table-cell>
          <table:table-cell/>
          <table:table-cell table:formula="of:=IF([score.C96]=[score.F96];&quot;&quot;; &quot;wrong_ocr&quot;)">
            <text:p/>
          </table:table-cell>
          <table:table-cell table:formula="of:=IF([.$D95]=&quot;&quot;;&quot;&quot;;CONCATENATE([config.$B$1];&quot; ~/ocr-results/&quot;;[.A95]))">
            <text:p/>
          </table:table-cell>
          <table:table-cell table:formula="of:=IF([.$D95]=&quot;&quot;;&quot;&quot;;CONCATENATE(&quot;mv /tmp/&quot;;[.$A95];&quot;.tif &quot;;[config.$B$3];[.$B95];&quot;.tif&quot;))">
            <text:p/>
          </table:table-cell>
          <table:table-cell table:formula="of:=IF([.$D95]=&quot;&quot;;&quot;&quot;;CONCATENATE(&quot;tesseract &quot;;[.$B95];&quot;.tif &quot;;[.$B95];&quot; -l &quot;;[.$N$2];&quot; -psm 8 batch.nochop makebox&quot;))">
            <text:p/>
          </table:table-cell>
          <table:table-cell table:formula="of:=IF([.$D95]=&quot;&quot;;&quot;&quot;;CONCATENATE(&quot;tesseract &quot;;[.$B95];&quot;.tif &quot;;[.$B9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13h00m02s.jpg</text:p>
          </table:table-cell>
          <table:table-cell office:value-type="string">
            <text:p>eng.meter.exp95</text:p>
          </table:table-cell>
          <table:table-cell office:value-type="float" office:value="34659">
            <text:p>34659</text:p>
          </table:table-cell>
          <table:table-cell/>
          <table:table-cell table:formula="of:=IF([score.C97]=[score.F97];&quot;&quot;; &quot;wrong_ocr&quot;)">
            <text:p/>
          </table:table-cell>
          <table:table-cell table:formula="of:=IF([.$D96]=&quot;&quot;;&quot;&quot;;CONCATENATE([config.$B$1];&quot; ~/ocr-results/&quot;;[.A96]))">
            <text:p/>
          </table:table-cell>
          <table:table-cell table:formula="of:=IF([.$D96]=&quot;&quot;;&quot;&quot;;CONCATENATE(&quot;mv /tmp/&quot;;[.$A96];&quot;.tif &quot;;[config.$B$3];[.$B96];&quot;.tif&quot;))">
            <text:p/>
          </table:table-cell>
          <table:table-cell table:formula="of:=IF([.$D96]=&quot;&quot;;&quot;&quot;;CONCATENATE(&quot;tesseract &quot;;[.$B96];&quot;.tif &quot;;[.$B96];&quot; -l &quot;;[.$N$2];&quot; -psm 8 batch.nochop makebox&quot;))">
            <text:p/>
          </table:table-cell>
          <table:table-cell table:formula="of:=IF([.$D96]=&quot;&quot;;&quot;&quot;;CONCATENATE(&quot;tesseract &quot;;[.$B96];&quot;.tif &quot;;[.$B9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14h00m02s.jpg</text:p>
          </table:table-cell>
          <table:table-cell office:value-type="string">
            <text:p>eng.meter.exp96</text:p>
          </table:table-cell>
          <table:table-cell office:value-type="float" office:value="34695">
            <text:p>34695</text:p>
          </table:table-cell>
          <table:table-cell/>
          <table:table-cell table:formula="of:=IF([score.C98]=[score.F98];&quot;&quot;; &quot;wrong_ocr&quot;)">
            <text:p/>
          </table:table-cell>
          <table:table-cell table:formula="of:=IF([.$D97]=&quot;&quot;;&quot;&quot;;CONCATENATE([config.$B$1];&quot; ~/ocr-results/&quot;;[.A97]))">
            <text:p/>
          </table:table-cell>
          <table:table-cell table:formula="of:=IF([.$D97]=&quot;&quot;;&quot;&quot;;CONCATENATE(&quot;mv /tmp/&quot;;[.$A97];&quot;.tif &quot;;[config.$B$3];[.$B97];&quot;.tif&quot;))">
            <text:p/>
          </table:table-cell>
          <table:table-cell table:formula="of:=IF([.$D97]=&quot;&quot;;&quot;&quot;;CONCATENATE(&quot;tesseract &quot;;[.$B97];&quot;.tif &quot;;[.$B97];&quot; -l &quot;;[.$N$2];&quot; -psm 8 batch.nochop makebox&quot;))">
            <text:p/>
          </table:table-cell>
          <table:table-cell table:formula="of:=IF([.$D97]=&quot;&quot;;&quot;&quot;;CONCATENATE(&quot;tesseract &quot;;[.$B97];&quot;.tif &quot;;[.$B9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15h00m02s.jpg</text:p>
          </table:table-cell>
          <table:table-cell office:value-type="string">
            <text:p>eng.meter.exp97</text:p>
          </table:table-cell>
          <table:table-cell office:value-type="float" office:value="34733">
            <text:p>34733</text:p>
          </table:table-cell>
          <table:table-cell/>
          <table:table-cell table:formula="of:=IF([score.C99]=[score.F99];&quot;&quot;; &quot;wrong_ocr&quot;)">
            <text:p/>
          </table:table-cell>
          <table:table-cell table:formula="of:=IF([.$D98]=&quot;&quot;;&quot;&quot;;CONCATENATE([config.$B$1];&quot; ~/ocr-results/&quot;;[.A98]))">
            <text:p/>
          </table:table-cell>
          <table:table-cell table:formula="of:=IF([.$D98]=&quot;&quot;;&quot;&quot;;CONCATENATE(&quot;mv /tmp/&quot;;[.$A98];&quot;.tif &quot;;[config.$B$3];[.$B98];&quot;.tif&quot;))">
            <text:p/>
          </table:table-cell>
          <table:table-cell table:formula="of:=IF([.$D98]=&quot;&quot;;&quot;&quot;;CONCATENATE(&quot;tesseract &quot;;[.$B98];&quot;.tif &quot;;[.$B98];&quot; -l &quot;;[.$N$2];&quot; -psm 8 batch.nochop makebox&quot;))">
            <text:p/>
          </table:table-cell>
          <table:table-cell table:formula="of:=IF([.$D98]=&quot;&quot;;&quot;&quot;;CONCATENATE(&quot;tesseract &quot;;[.$B98];&quot;.tif &quot;;[.$B9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16h00m03s.jpg</text:p>
          </table:table-cell>
          <table:table-cell office:value-type="string">
            <text:p>eng.meter.exp98</text:p>
          </table:table-cell>
          <table:table-cell office:value-type="float" office:value="34786">
            <text:p>34786</text:p>
          </table:table-cell>
          <table:table-cell/>
          <table:table-cell table:formula="of:=IF([score.C100]=[score.F100];&quot;&quot;; &quot;wrong_ocr&quot;)">
            <text:p/>
          </table:table-cell>
          <table:table-cell table:formula="of:=IF([.$D99]=&quot;&quot;;&quot;&quot;;CONCATENATE([config.$B$1];&quot; ~/ocr-results/&quot;;[.A99]))">
            <text:p/>
          </table:table-cell>
          <table:table-cell table:formula="of:=IF([.$D99]=&quot;&quot;;&quot;&quot;;CONCATENATE(&quot;mv /tmp/&quot;;[.$A99];&quot;.tif &quot;;[config.$B$3];[.$B99];&quot;.tif&quot;))">
            <text:p/>
          </table:table-cell>
          <table:table-cell table:formula="of:=IF([.$D99]=&quot;&quot;;&quot;&quot;;CONCATENATE(&quot;tesseract &quot;;[.$B99];&quot;.tif &quot;;[.$B99];&quot; -l &quot;;[.$N$2];&quot; -psm 8 batch.nochop makebox&quot;))">
            <text:p/>
          </table:table-cell>
          <table:table-cell table:formula="of:=IF([.$D99]=&quot;&quot;;&quot;&quot;;CONCATENATE(&quot;tesseract &quot;;[.$B99];&quot;.tif &quot;;[.$B9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17h00m02s.jpg</text:p>
          </table:table-cell>
          <table:table-cell office:value-type="string">
            <text:p>eng.meter.exp99</text:p>
          </table:table-cell>
          <table:table-cell office:value-type="float" office:value="34827">
            <text:p>34827</text:p>
          </table:table-cell>
          <table:table-cell/>
          <table:table-cell table:formula="of:=IF([score.C101]=[score.F101];&quot;&quot;; &quot;wrong_ocr&quot;)">
            <text:p/>
          </table:table-cell>
          <table:table-cell table:formula="of:=IF([.$D100]=&quot;&quot;;&quot;&quot;;CONCATENATE([config.$B$1];&quot; ~/ocr-results/&quot;;[.A100]))">
            <text:p/>
          </table:table-cell>
          <table:table-cell table:formula="of:=IF([.$D100]=&quot;&quot;;&quot;&quot;;CONCATENATE(&quot;mv /tmp/&quot;;[.$A100];&quot;.tif &quot;;[config.$B$3];[.$B100];&quot;.tif&quot;))">
            <text:p/>
          </table:table-cell>
          <table:table-cell table:formula="of:=IF([.$D100]=&quot;&quot;;&quot;&quot;;CONCATENATE(&quot;tesseract &quot;;[.$B100];&quot;.tif &quot;;[.$B100];&quot; -l &quot;;[.$N$2];&quot; -psm 8 batch.nochop makebox&quot;))">
            <text:p/>
          </table:table-cell>
          <table:table-cell table:formula="of:=IF([.$D100]=&quot;&quot;;&quot;&quot;;CONCATENATE(&quot;tesseract &quot;;[.$B100];&quot;.tif &quot;;[.$B10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18h00m02s.jpg</text:p>
          </table:table-cell>
          <table:table-cell office:value-type="string">
            <text:p>eng.meter.exp100</text:p>
          </table:table-cell>
          <table:table-cell office:value-type="float" office:value="34869">
            <text:p>34869</text:p>
          </table:table-cell>
          <table:table-cell/>
          <table:table-cell table:formula="of:=IF([score.C102]=[score.F102];&quot;&quot;; &quot;wrong_ocr&quot;)">
            <text:p/>
          </table:table-cell>
          <table:table-cell table:formula="of:=IF([.$D101]=&quot;&quot;;&quot;&quot;;CONCATENATE([config.$B$1];&quot; ~/ocr-results/&quot;;[.A101]))">
            <text:p/>
          </table:table-cell>
          <table:table-cell table:formula="of:=IF([.$D101]=&quot;&quot;;&quot;&quot;;CONCATENATE(&quot;mv /tmp/&quot;;[.$A101];&quot;.tif &quot;;[config.$B$3];[.$B101];&quot;.tif&quot;))">
            <text:p/>
          </table:table-cell>
          <table:table-cell table:formula="of:=IF([.$D101]=&quot;&quot;;&quot;&quot;;CONCATENATE(&quot;tesseract &quot;;[.$B101];&quot;.tif &quot;;[.$B101];&quot; -l &quot;;[.$N$2];&quot; -psm 8 batch.nochop makebox&quot;))">
            <text:p/>
          </table:table-cell>
          <table:table-cell table:formula="of:=IF([.$D101]=&quot;&quot;;&quot;&quot;;CONCATENATE(&quot;tesseract &quot;;[.$B101];&quot;.tif &quot;;[.$B10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19h00m02s.jpg</text:p>
          </table:table-cell>
          <table:table-cell office:value-type="string">
            <text:p>eng.meter.exp101</text:p>
          </table:table-cell>
          <table:table-cell office:value-type="float" office:value="34919">
            <text:p>34919</text:p>
          </table:table-cell>
          <table:table-cell/>
          <table:table-cell table:formula="of:=IF([score.C103]=[score.F103];&quot;&quot;; &quot;wrong_ocr&quot;)">
            <text:p/>
          </table:table-cell>
          <table:table-cell table:formula="of:=IF([.$D102]=&quot;&quot;;&quot;&quot;;CONCATENATE([config.$B$1];&quot; ~/ocr-results/&quot;;[.A102]))">
            <text:p/>
          </table:table-cell>
          <table:table-cell table:formula="of:=IF([.$D102]=&quot;&quot;;&quot;&quot;;CONCATENATE(&quot;mv /tmp/&quot;;[.$A102];&quot;.tif &quot;;[config.$B$3];[.$B102];&quot;.tif&quot;))">
            <text:p/>
          </table:table-cell>
          <table:table-cell table:formula="of:=IF([.$D102]=&quot;&quot;;&quot;&quot;;CONCATENATE(&quot;tesseract &quot;;[.$B102];&quot;.tif &quot;;[.$B102];&quot; -l &quot;;[.$N$2];&quot; -psm 8 batch.nochop makebox&quot;))">
            <text:p/>
          </table:table-cell>
          <table:table-cell table:formula="of:=IF([.$D102]=&quot;&quot;;&quot;&quot;;CONCATENATE(&quot;tesseract &quot;;[.$B102];&quot;.tif &quot;;[.$B10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20h00m02s.jpg</text:p>
          </table:table-cell>
          <table:table-cell office:value-type="string">
            <text:p>eng.meter.exp102</text:p>
          </table:table-cell>
          <table:table-cell office:value-type="float" office:value="34963">
            <text:p>34963</text:p>
          </table:table-cell>
          <table:table-cell/>
          <table:table-cell table:formula="of:=IF([score.C104]=[score.F104];&quot;&quot;; &quot;wrong_ocr&quot;)">
            <text:p/>
          </table:table-cell>
          <table:table-cell table:formula="of:=IF([.$D103]=&quot;&quot;;&quot;&quot;;CONCATENATE([config.$B$1];&quot; ~/ocr-results/&quot;;[.A103]))">
            <text:p/>
          </table:table-cell>
          <table:table-cell table:formula="of:=IF([.$D103]=&quot;&quot;;&quot;&quot;;CONCATENATE(&quot;mv /tmp/&quot;;[.$A103];&quot;.tif &quot;;[config.$B$3];[.$B103];&quot;.tif&quot;))">
            <text:p/>
          </table:table-cell>
          <table:table-cell table:formula="of:=IF([.$D103]=&quot;&quot;;&quot;&quot;;CONCATENATE(&quot;tesseract &quot;;[.$B103];&quot;.tif &quot;;[.$B103];&quot; -l &quot;;[.$N$2];&quot; -psm 8 batch.nochop makebox&quot;))">
            <text:p/>
          </table:table-cell>
          <table:table-cell table:formula="of:=IF([.$D103]=&quot;&quot;;&quot;&quot;;CONCATENATE(&quot;tesseract &quot;;[.$B103];&quot;.tif &quot;;[.$B10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21h00m02s.jpg</text:p>
          </table:table-cell>
          <table:table-cell office:value-type="string">
            <text:p>eng.meter.exp103</text:p>
          </table:table-cell>
          <table:table-cell office:value-type="float" office:value="35002">
            <text:p>35002</text:p>
          </table:table-cell>
          <table:table-cell/>
          <table:table-cell table:formula="of:=IF([score.C105]=[score.F105];&quot;&quot;; &quot;wrong_ocr&quot;)">
            <text:p/>
          </table:table-cell>
          <table:table-cell table:formula="of:=IF([.$D104]=&quot;&quot;;&quot;&quot;;CONCATENATE([config.$B$1];&quot; ~/ocr-results/&quot;;[.A104]))">
            <text:p/>
          </table:table-cell>
          <table:table-cell table:formula="of:=IF([.$D104]=&quot;&quot;;&quot;&quot;;CONCATENATE(&quot;mv /tmp/&quot;;[.$A104];&quot;.tif &quot;;[config.$B$3];[.$B104];&quot;.tif&quot;))">
            <text:p/>
          </table:table-cell>
          <table:table-cell table:formula="of:=IF([.$D104]=&quot;&quot;;&quot;&quot;;CONCATENATE(&quot;tesseract &quot;;[.$B104];&quot;.tif &quot;;[.$B104];&quot; -l &quot;;[.$N$2];&quot; -psm 8 batch.nochop makebox&quot;))">
            <text:p/>
          </table:table-cell>
          <table:table-cell table:formula="of:=IF([.$D104]=&quot;&quot;;&quot;&quot;;CONCATENATE(&quot;tesseract &quot;;[.$B104];&quot;.tif &quot;;[.$B10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22h00m02s.jpg</text:p>
          </table:table-cell>
          <table:table-cell office:value-type="string">
            <text:p>eng.meter.exp104</text:p>
          </table:table-cell>
          <table:table-cell office:value-type="float" office:value="35044">
            <text:p>35044</text:p>
          </table:table-cell>
          <table:table-cell/>
          <table:table-cell table:formula="of:=IF([score.C106]=[score.F106];&quot;&quot;; &quot;wrong_ocr&quot;)">
            <text:p/>
          </table:table-cell>
          <table:table-cell table:formula="of:=IF([.$D105]=&quot;&quot;;&quot;&quot;;CONCATENATE([config.$B$1];&quot; ~/ocr-results/&quot;;[.A105]))">
            <text:p/>
          </table:table-cell>
          <table:table-cell table:formula="of:=IF([.$D105]=&quot;&quot;;&quot;&quot;;CONCATENATE(&quot;mv /tmp/&quot;;[.$A105];&quot;.tif &quot;;[config.$B$3];[.$B105];&quot;.tif&quot;))">
            <text:p/>
          </table:table-cell>
          <table:table-cell table:formula="of:=IF([.$D105]=&quot;&quot;;&quot;&quot;;CONCATENATE(&quot;tesseract &quot;;[.$B105];&quot;.tif &quot;;[.$B105];&quot; -l &quot;;[.$N$2];&quot; -psm 8 batch.nochop makebox&quot;))">
            <text:p/>
          </table:table-cell>
          <table:table-cell table:formula="of:=IF([.$D105]=&quot;&quot;;&quot;&quot;;CONCATENATE(&quot;tesseract &quot;;[.$B105];&quot;.tif &quot;;[.$B10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8-31_23h00m02s.jpg</text:p>
          </table:table-cell>
          <table:table-cell office:value-type="string">
            <text:p>eng.meter.exp105</text:p>
          </table:table-cell>
          <table:table-cell office:value-type="float" office:value="35094">
            <text:p>35094</text:p>
          </table:table-cell>
          <table:table-cell/>
          <table:table-cell table:formula="of:=IF([score.C107]=[score.F107];&quot;&quot;; &quot;wrong_ocr&quot;)">
            <text:p/>
          </table:table-cell>
          <table:table-cell table:formula="of:=IF([.$D106]=&quot;&quot;;&quot;&quot;;CONCATENATE([config.$B$1];&quot; ~/ocr-results/&quot;;[.A106]))">
            <text:p/>
          </table:table-cell>
          <table:table-cell table:formula="of:=IF([.$D106]=&quot;&quot;;&quot;&quot;;CONCATENATE(&quot;mv /tmp/&quot;;[.$A106];&quot;.tif &quot;;[config.$B$3];[.$B106];&quot;.tif&quot;))">
            <text:p/>
          </table:table-cell>
          <table:table-cell table:formula="of:=IF([.$D106]=&quot;&quot;;&quot;&quot;;CONCATENATE(&quot;tesseract &quot;;[.$B106];&quot;.tif &quot;;[.$B106];&quot; -l &quot;;[.$N$2];&quot; -psm 8 batch.nochop makebox&quot;))">
            <text:p/>
          </table:table-cell>
          <table:table-cell table:formula="of:=IF([.$D106]=&quot;&quot;;&quot;&quot;;CONCATENATE(&quot;tesseract &quot;;[.$B106];&quot;.tif &quot;;[.$B10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00h00m02s.jpg</text:p>
          </table:table-cell>
          <table:table-cell office:value-type="string">
            <text:p>eng.meter.exp106</text:p>
          </table:table-cell>
          <table:table-cell office:value-type="float" office:value="35147">
            <text:p>35147</text:p>
          </table:table-cell>
          <table:table-cell/>
          <table:table-cell table:formula="of:=IF([score.C108]=[score.F108];&quot;&quot;; &quot;wrong_ocr&quot;)">
            <text:p/>
          </table:table-cell>
          <table:table-cell table:formula="of:=IF([.$D107]=&quot;&quot;;&quot;&quot;;CONCATENATE([config.$B$1];&quot; ~/ocr-results/&quot;;[.A107]))">
            <text:p/>
          </table:table-cell>
          <table:table-cell table:formula="of:=IF([.$D107]=&quot;&quot;;&quot;&quot;;CONCATENATE(&quot;mv /tmp/&quot;;[.$A107];&quot;.tif &quot;;[config.$B$3];[.$B107];&quot;.tif&quot;))">
            <text:p/>
          </table:table-cell>
          <table:table-cell table:formula="of:=IF([.$D107]=&quot;&quot;;&quot;&quot;;CONCATENATE(&quot;tesseract &quot;;[.$B107];&quot;.tif &quot;;[.$B107];&quot; -l &quot;;[.$N$2];&quot; -psm 8 batch.nochop makebox&quot;))">
            <text:p/>
          </table:table-cell>
          <table:table-cell table:formula="of:=IF([.$D107]=&quot;&quot;;&quot;&quot;;CONCATENATE(&quot;tesseract &quot;;[.$B107];&quot;.tif &quot;;[.$B10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01h00m03s.jpg</text:p>
          </table:table-cell>
          <table:table-cell office:value-type="string">
            <text:p>eng.meter.exp107</text:p>
          </table:table-cell>
          <table:table-cell office:value-type="float" office:value="35193">
            <text:p>35193</text:p>
          </table:table-cell>
          <table:table-cell/>
          <table:table-cell table:formula="of:=IF([score.C109]=[score.F109];&quot;&quot;; &quot;wrong_ocr&quot;)">
            <text:p/>
          </table:table-cell>
          <table:table-cell table:formula="of:=IF([.$D108]=&quot;&quot;;&quot;&quot;;CONCATENATE([config.$B$1];&quot; ~/ocr-results/&quot;;[.A108]))">
            <text:p/>
          </table:table-cell>
          <table:table-cell table:formula="of:=IF([.$D108]=&quot;&quot;;&quot;&quot;;CONCATENATE(&quot;mv /tmp/&quot;;[.$A108];&quot;.tif &quot;;[config.$B$3];[.$B108];&quot;.tif&quot;))">
            <text:p/>
          </table:table-cell>
          <table:table-cell table:formula="of:=IF([.$D108]=&quot;&quot;;&quot;&quot;;CONCATENATE(&quot;tesseract &quot;;[.$B108];&quot;.tif &quot;;[.$B108];&quot; -l &quot;;[.$N$2];&quot; -psm 8 batch.nochop makebox&quot;))">
            <text:p/>
          </table:table-cell>
          <table:table-cell table:formula="of:=IF([.$D108]=&quot;&quot;;&quot;&quot;;CONCATENATE(&quot;tesseract &quot;;[.$B108];&quot;.tif &quot;;[.$B10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02h00m02s.jpg</text:p>
          </table:table-cell>
          <table:table-cell office:value-type="string">
            <text:p>eng.meter.exp108</text:p>
          </table:table-cell>
          <table:table-cell office:value-type="float" office:value="35225">
            <text:p>35225</text:p>
          </table:table-cell>
          <table:table-cell/>
          <table:table-cell table:formula="of:=IF([score.C110]=[score.F110];&quot;&quot;; &quot;wrong_ocr&quot;)">
            <text:p/>
          </table:table-cell>
          <table:table-cell table:formula="of:=IF([.$D109]=&quot;&quot;;&quot;&quot;;CONCATENATE([config.$B$1];&quot; ~/ocr-results/&quot;;[.A109]))">
            <text:p/>
          </table:table-cell>
          <table:table-cell table:formula="of:=IF([.$D109]=&quot;&quot;;&quot;&quot;;CONCATENATE(&quot;mv /tmp/&quot;;[.$A109];&quot;.tif &quot;;[config.$B$3];[.$B109];&quot;.tif&quot;))">
            <text:p/>
          </table:table-cell>
          <table:table-cell table:formula="of:=IF([.$D109]=&quot;&quot;;&quot;&quot;;CONCATENATE(&quot;tesseract &quot;;[.$B109];&quot;.tif &quot;;[.$B109];&quot; -l &quot;;[.$N$2];&quot; -psm 8 batch.nochop makebox&quot;))">
            <text:p/>
          </table:table-cell>
          <table:table-cell table:formula="of:=IF([.$D109]=&quot;&quot;;&quot;&quot;;CONCATENATE(&quot;tesseract &quot;;[.$B109];&quot;.tif &quot;;[.$B10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03h00m02s.jpg</text:p>
          </table:table-cell>
          <table:table-cell office:value-type="string">
            <text:p>eng.meter.exp109</text:p>
          </table:table-cell>
          <table:table-cell office:value-type="float" office:value="35258">
            <text:p>35258</text:p>
          </table:table-cell>
          <table:table-cell/>
          <table:table-cell table:formula="of:=IF([score.C111]=[score.F111];&quot;&quot;; &quot;wrong_ocr&quot;)">
            <text:p/>
          </table:table-cell>
          <table:table-cell table:formula="of:=IF([.$D110]=&quot;&quot;;&quot;&quot;;CONCATENATE([config.$B$1];&quot; ~/ocr-results/&quot;;[.A110]))">
            <text:p/>
          </table:table-cell>
          <table:table-cell table:formula="of:=IF([.$D110]=&quot;&quot;;&quot;&quot;;CONCATENATE(&quot;mv /tmp/&quot;;[.$A110];&quot;.tif &quot;;[config.$B$3];[.$B110];&quot;.tif&quot;))">
            <text:p/>
          </table:table-cell>
          <table:table-cell table:formula="of:=IF([.$D110]=&quot;&quot;;&quot;&quot;;CONCATENATE(&quot;tesseract &quot;;[.$B110];&quot;.tif &quot;;[.$B110];&quot; -l &quot;;[.$N$2];&quot; -psm 8 batch.nochop makebox&quot;))">
            <text:p/>
          </table:table-cell>
          <table:table-cell table:formula="of:=IF([.$D110]=&quot;&quot;;&quot;&quot;;CONCATENATE(&quot;tesseract &quot;;[.$B110];&quot;.tif &quot;;[.$B11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04h00m02s.jpg</text:p>
          </table:table-cell>
          <table:table-cell office:value-type="string">
            <text:p>eng.meter.exp110</text:p>
          </table:table-cell>
          <table:table-cell office:value-type="float" office:value="35288">
            <text:p>35288</text:p>
          </table:table-cell>
          <table:table-cell/>
          <table:table-cell table:formula="of:=IF([score.C112]=[score.F112];&quot;&quot;; &quot;wrong_ocr&quot;)">
            <text:p/>
          </table:table-cell>
          <table:table-cell table:formula="of:=IF([.$D111]=&quot;&quot;;&quot;&quot;;CONCATENATE([config.$B$1];&quot; ~/ocr-results/&quot;;[.A111]))">
            <text:p/>
          </table:table-cell>
          <table:table-cell table:formula="of:=IF([.$D111]=&quot;&quot;;&quot;&quot;;CONCATENATE(&quot;mv /tmp/&quot;;[.$A111];&quot;.tif &quot;;[config.$B$3];[.$B111];&quot;.tif&quot;))">
            <text:p/>
          </table:table-cell>
          <table:table-cell table:formula="of:=IF([.$D111]=&quot;&quot;;&quot;&quot;;CONCATENATE(&quot;tesseract &quot;;[.$B111];&quot;.tif &quot;;[.$B111];&quot; -l &quot;;[.$N$2];&quot; -psm 8 batch.nochop makebox&quot;))">
            <text:p/>
          </table:table-cell>
          <table:table-cell table:formula="of:=IF([.$D111]=&quot;&quot;;&quot;&quot;;CONCATENATE(&quot;tesseract &quot;;[.$B111];&quot;.tif &quot;;[.$B11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05h00m02s.jpg</text:p>
          </table:table-cell>
          <table:table-cell office:value-type="string">
            <text:p>eng.meter.exp111</text:p>
          </table:table-cell>
          <table:table-cell office:value-type="float" office:value="35313">
            <text:p>35313</text:p>
          </table:table-cell>
          <table:table-cell/>
          <table:table-cell table:formula="of:=IF([score.C113]=[score.F113];&quot;&quot;; &quot;wrong_ocr&quot;)">
            <text:p/>
          </table:table-cell>
          <table:table-cell table:formula="of:=IF([.$D112]=&quot;&quot;;&quot;&quot;;CONCATENATE([config.$B$1];&quot; ~/ocr-results/&quot;;[.A112]))">
            <text:p/>
          </table:table-cell>
          <table:table-cell table:formula="of:=IF([.$D112]=&quot;&quot;;&quot;&quot;;CONCATENATE(&quot;mv /tmp/&quot;;[.$A112];&quot;.tif &quot;;[config.$B$3];[.$B112];&quot;.tif&quot;))">
            <text:p/>
          </table:table-cell>
          <table:table-cell table:formula="of:=IF([.$D112]=&quot;&quot;;&quot;&quot;;CONCATENATE(&quot;tesseract &quot;;[.$B112];&quot;.tif &quot;;[.$B112];&quot; -l &quot;;[.$N$2];&quot; -psm 8 batch.nochop makebox&quot;))">
            <text:p/>
          </table:table-cell>
          <table:table-cell table:formula="of:=IF([.$D112]=&quot;&quot;;&quot;&quot;;CONCATENATE(&quot;tesseract &quot;;[.$B112];&quot;.tif &quot;;[.$B11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06h00m02s.jpg</text:p>
          </table:table-cell>
          <table:table-cell office:value-type="string">
            <text:p>eng.meter.exp112</text:p>
          </table:table-cell>
          <table:table-cell office:value-type="float" office:value="35346">
            <text:p>35346</text:p>
          </table:table-cell>
          <table:table-cell/>
          <table:table-cell table:formula="of:=IF([score.C114]=[score.F114];&quot;&quot;; &quot;wrong_ocr&quot;)">
            <text:p/>
          </table:table-cell>
          <table:table-cell table:formula="of:=IF([.$D113]=&quot;&quot;;&quot;&quot;;CONCATENATE([config.$B$1];&quot; ~/ocr-results/&quot;;[.A113]))">
            <text:p/>
          </table:table-cell>
          <table:table-cell table:formula="of:=IF([.$D113]=&quot;&quot;;&quot;&quot;;CONCATENATE(&quot;mv /tmp/&quot;;[.$A113];&quot;.tif &quot;;[config.$B$3];[.$B113];&quot;.tif&quot;))">
            <text:p/>
          </table:table-cell>
          <table:table-cell table:formula="of:=IF([.$D113]=&quot;&quot;;&quot;&quot;;CONCATENATE(&quot;tesseract &quot;;[.$B113];&quot;.tif &quot;;[.$B113];&quot; -l &quot;;[.$N$2];&quot; -psm 8 batch.nochop makebox&quot;))">
            <text:p/>
          </table:table-cell>
          <table:table-cell table:formula="of:=IF([.$D113]=&quot;&quot;;&quot;&quot;;CONCATENATE(&quot;tesseract &quot;;[.$B113];&quot;.tif &quot;;[.$B11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07h00m03s.jpg</text:p>
          </table:table-cell>
          <table:table-cell office:value-type="string">
            <text:p>eng.meter.exp113</text:p>
          </table:table-cell>
          <table:table-cell office:value-type="float" office:value="35378">
            <text:p>35378</text:p>
          </table:table-cell>
          <table:table-cell/>
          <table:table-cell table:formula="of:=IF([score.C115]=[score.F115];&quot;&quot;; &quot;wrong_ocr&quot;)">
            <text:p/>
          </table:table-cell>
          <table:table-cell table:formula="of:=IF([.$D114]=&quot;&quot;;&quot;&quot;;CONCATENATE([config.$B$1];&quot; ~/ocr-results/&quot;;[.A114]))">
            <text:p/>
          </table:table-cell>
          <table:table-cell table:formula="of:=IF([.$D114]=&quot;&quot;;&quot;&quot;;CONCATENATE(&quot;mv /tmp/&quot;;[.$A114];&quot;.tif &quot;;[config.$B$3];[.$B114];&quot;.tif&quot;))">
            <text:p/>
          </table:table-cell>
          <table:table-cell table:formula="of:=IF([.$D114]=&quot;&quot;;&quot;&quot;;CONCATENATE(&quot;tesseract &quot;;[.$B114];&quot;.tif &quot;;[.$B114];&quot; -l &quot;;[.$N$2];&quot; -psm 8 batch.nochop makebox&quot;))">
            <text:p/>
          </table:table-cell>
          <table:table-cell table:formula="of:=IF([.$D114]=&quot;&quot;;&quot;&quot;;CONCATENATE(&quot;tesseract &quot;;[.$B114];&quot;.tif &quot;;[.$B11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08h00m02s.jpg</text:p>
          </table:table-cell>
          <table:table-cell office:value-type="string">
            <text:p>eng.meter.exp114</text:p>
          </table:table-cell>
          <table:table-cell office:value-type="float" office:value="35417">
            <text:p>35417</text:p>
          </table:table-cell>
          <table:table-cell/>
          <table:table-cell table:formula="of:=IF([score.C116]=[score.F116];&quot;&quot;; &quot;wrong_ocr&quot;)">
            <text:p/>
          </table:table-cell>
          <table:table-cell table:formula="of:=IF([.$D115]=&quot;&quot;;&quot;&quot;;CONCATENATE([config.$B$1];&quot; ~/ocr-results/&quot;;[.A115]))">
            <text:p/>
          </table:table-cell>
          <table:table-cell table:formula="of:=IF([.$D115]=&quot;&quot;;&quot;&quot;;CONCATENATE(&quot;mv /tmp/&quot;;[.$A115];&quot;.tif &quot;;[config.$B$3];[.$B115];&quot;.tif&quot;))">
            <text:p/>
          </table:table-cell>
          <table:table-cell table:formula="of:=IF([.$D115]=&quot;&quot;;&quot;&quot;;CONCATENATE(&quot;tesseract &quot;;[.$B115];&quot;.tif &quot;;[.$B115];&quot; -l &quot;;[.$N$2];&quot; -psm 8 batch.nochop makebox&quot;))">
            <text:p/>
          </table:table-cell>
          <table:table-cell table:formula="of:=IF([.$D115]=&quot;&quot;;&quot;&quot;;CONCATENATE(&quot;tesseract &quot;;[.$B115];&quot;.tif &quot;;[.$B11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09h00m02s.jpg</text:p>
          </table:table-cell>
          <table:table-cell office:value-type="string">
            <text:p>eng.meter.exp115</text:p>
          </table:table-cell>
          <table:table-cell office:value-type="float" office:value="35456">
            <text:p>35456</text:p>
          </table:table-cell>
          <table:table-cell/>
          <table:table-cell table:formula="of:=IF([score.C117]=[score.F117];&quot;&quot;; &quot;wrong_ocr&quot;)">
            <text:p/>
          </table:table-cell>
          <table:table-cell table:formula="of:=IF([.$D116]=&quot;&quot;;&quot;&quot;;CONCATENATE([config.$B$1];&quot; ~/ocr-results/&quot;;[.A116]))">
            <text:p/>
          </table:table-cell>
          <table:table-cell table:formula="of:=IF([.$D116]=&quot;&quot;;&quot;&quot;;CONCATENATE(&quot;mv /tmp/&quot;;[.$A116];&quot;.tif &quot;;[config.$B$3];[.$B116];&quot;.tif&quot;))">
            <text:p/>
          </table:table-cell>
          <table:table-cell table:formula="of:=IF([.$D116]=&quot;&quot;;&quot;&quot;;CONCATENATE(&quot;tesseract &quot;;[.$B116];&quot;.tif &quot;;[.$B116];&quot; -l &quot;;[.$N$2];&quot; -psm 8 batch.nochop makebox&quot;))">
            <text:p/>
          </table:table-cell>
          <table:table-cell table:formula="of:=IF([.$D116]=&quot;&quot;;&quot;&quot;;CONCATENATE(&quot;tesseract &quot;;[.$B116];&quot;.tif &quot;;[.$B11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10h00m02s.jpg</text:p>
          </table:table-cell>
          <table:table-cell office:value-type="string">
            <text:p>eng.meter.exp116</text:p>
          </table:table-cell>
          <table:table-cell office:value-type="float" office:value="35500">
            <text:p>35500</text:p>
          </table:table-cell>
          <table:table-cell/>
          <table:table-cell table:formula="of:=IF([score.C118]=[score.F118];&quot;&quot;; &quot;wrong_ocr&quot;)">
            <text:p/>
          </table:table-cell>
          <table:table-cell table:formula="of:=IF([.$D117]=&quot;&quot;;&quot;&quot;;CONCATENATE([config.$B$1];&quot; ~/ocr-results/&quot;;[.A117]))">
            <text:p/>
          </table:table-cell>
          <table:table-cell table:formula="of:=IF([.$D117]=&quot;&quot;;&quot;&quot;;CONCATENATE(&quot;mv /tmp/&quot;;[.$A117];&quot;.tif &quot;;[config.$B$3];[.$B117];&quot;.tif&quot;))">
            <text:p/>
          </table:table-cell>
          <table:table-cell table:formula="of:=IF([.$D117]=&quot;&quot;;&quot;&quot;;CONCATENATE(&quot;tesseract &quot;;[.$B117];&quot;.tif &quot;;[.$B117];&quot; -l &quot;;[.$N$2];&quot; -psm 8 batch.nochop makebox&quot;))">
            <text:p/>
          </table:table-cell>
          <table:table-cell table:formula="of:=IF([.$D117]=&quot;&quot;;&quot;&quot;;CONCATENATE(&quot;tesseract &quot;;[.$B117];&quot;.tif &quot;;[.$B11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11h00m02s.jpg</text:p>
          </table:table-cell>
          <table:table-cell office:value-type="string">
            <text:p>eng.meter.exp117</text:p>
          </table:table-cell>
          <table:table-cell office:value-type="float" office:value="35532">
            <text:p>35532</text:p>
          </table:table-cell>
          <table:table-cell/>
          <table:table-cell table:formula="of:=IF([score.C119]=[score.F119];&quot;&quot;; &quot;wrong_ocr&quot;)">
            <text:p/>
          </table:table-cell>
          <table:table-cell table:formula="of:=IF([.$D118]=&quot;&quot;;&quot;&quot;;CONCATENATE([config.$B$1];&quot; ~/ocr-results/&quot;;[.A118]))">
            <text:p/>
          </table:table-cell>
          <table:table-cell table:formula="of:=IF([.$D118]=&quot;&quot;;&quot;&quot;;CONCATENATE(&quot;mv /tmp/&quot;;[.$A118];&quot;.tif &quot;;[config.$B$3];[.$B118];&quot;.tif&quot;))">
            <text:p/>
          </table:table-cell>
          <table:table-cell table:formula="of:=IF([.$D118]=&quot;&quot;;&quot;&quot;;CONCATENATE(&quot;tesseract &quot;;[.$B118];&quot;.tif &quot;;[.$B118];&quot; -l &quot;;[.$N$2];&quot; -psm 8 batch.nochop makebox&quot;))">
            <text:p/>
          </table:table-cell>
          <table:table-cell table:formula="of:=IF([.$D118]=&quot;&quot;;&quot;&quot;;CONCATENATE(&quot;tesseract &quot;;[.$B118];&quot;.tif &quot;;[.$B11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12h00m03s.jpg</text:p>
          </table:table-cell>
          <table:table-cell office:value-type="string">
            <text:p>eng.meter.exp118</text:p>
          </table:table-cell>
          <table:table-cell office:value-type="float" office:value="35571">
            <text:p>35571</text:p>
          </table:table-cell>
          <table:table-cell/>
          <table:table-cell table:formula="of:=IF([score.C120]=[score.F120];&quot;&quot;; &quot;wrong_ocr&quot;)">
            <text:p/>
          </table:table-cell>
          <table:table-cell table:formula="of:=IF([.$D119]=&quot;&quot;;&quot;&quot;;CONCATENATE([config.$B$1];&quot; ~/ocr-results/&quot;;[.A119]))">
            <text:p/>
          </table:table-cell>
          <table:table-cell table:formula="of:=IF([.$D119]=&quot;&quot;;&quot;&quot;;CONCATENATE(&quot;mv /tmp/&quot;;[.$A119];&quot;.tif &quot;;[config.$B$3];[.$B119];&quot;.tif&quot;))">
            <text:p/>
          </table:table-cell>
          <table:table-cell table:formula="of:=IF([.$D119]=&quot;&quot;;&quot;&quot;;CONCATENATE(&quot;tesseract &quot;;[.$B119];&quot;.tif &quot;;[.$B119];&quot; -l &quot;;[.$N$2];&quot; -psm 8 batch.nochop makebox&quot;))">
            <text:p/>
          </table:table-cell>
          <table:table-cell table:formula="of:=IF([.$D119]=&quot;&quot;;&quot;&quot;;CONCATENATE(&quot;tesseract &quot;;[.$B119];&quot;.tif &quot;;[.$B11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13h00m02s.jpg</text:p>
          </table:table-cell>
          <table:table-cell office:value-type="string">
            <text:p>eng.meter.exp119</text:p>
          </table:table-cell>
          <table:table-cell office:value-type="float" office:value="35616">
            <text:p>35616</text:p>
          </table:table-cell>
          <table:table-cell/>
          <table:table-cell table:formula="of:=IF([score.C121]=[score.F121];&quot;&quot;; &quot;wrong_ocr&quot;)">
            <text:p/>
          </table:table-cell>
          <table:table-cell table:formula="of:=IF([.$D120]=&quot;&quot;;&quot;&quot;;CONCATENATE([config.$B$1];&quot; ~/ocr-results/&quot;;[.A120]))">
            <text:p/>
          </table:table-cell>
          <table:table-cell table:formula="of:=IF([.$D120]=&quot;&quot;;&quot;&quot;;CONCATENATE(&quot;mv /tmp/&quot;;[.$A120];&quot;.tif &quot;;[config.$B$3];[.$B120];&quot;.tif&quot;))">
            <text:p/>
          </table:table-cell>
          <table:table-cell table:formula="of:=IF([.$D120]=&quot;&quot;;&quot;&quot;;CONCATENATE(&quot;tesseract &quot;;[.$B120];&quot;.tif &quot;;[.$B120];&quot; -l &quot;;[.$N$2];&quot; -psm 8 batch.nochop makebox&quot;))">
            <text:p/>
          </table:table-cell>
          <table:table-cell table:formula="of:=IF([.$D120]=&quot;&quot;;&quot;&quot;;CONCATENATE(&quot;tesseract &quot;;[.$B120];&quot;.tif &quot;;[.$B12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14h00m03s.jpg</text:p>
          </table:table-cell>
          <table:table-cell office:value-type="string">
            <text:p>eng.meter.exp120</text:p>
          </table:table-cell>
          <table:table-cell office:value-type="float" office:value="35658">
            <text:p>35658</text:p>
          </table:table-cell>
          <table:table-cell/>
          <table:table-cell table:formula="of:=IF([score.C122]=[score.F122];&quot;&quot;; &quot;wrong_ocr&quot;)">
            <text:p/>
          </table:table-cell>
          <table:table-cell table:formula="of:=IF([.$D121]=&quot;&quot;;&quot;&quot;;CONCATENATE([config.$B$1];&quot; ~/ocr-results/&quot;;[.A121]))">
            <text:p/>
          </table:table-cell>
          <table:table-cell table:formula="of:=IF([.$D121]=&quot;&quot;;&quot;&quot;;CONCATENATE(&quot;mv /tmp/&quot;;[.$A121];&quot;.tif &quot;;[config.$B$3];[.$B121];&quot;.tif&quot;))">
            <text:p/>
          </table:table-cell>
          <table:table-cell table:formula="of:=IF([.$D121]=&quot;&quot;;&quot;&quot;;CONCATENATE(&quot;tesseract &quot;;[.$B121];&quot;.tif &quot;;[.$B121];&quot; -l &quot;;[.$N$2];&quot; -psm 8 batch.nochop makebox&quot;))">
            <text:p/>
          </table:table-cell>
          <table:table-cell table:formula="of:=IF([.$D121]=&quot;&quot;;&quot;&quot;;CONCATENATE(&quot;tesseract &quot;;[.$B121];&quot;.tif &quot;;[.$B12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15h00m02s.jpg</text:p>
          </table:table-cell>
          <table:table-cell office:value-type="string">
            <text:p>eng.meter.exp121</text:p>
          </table:table-cell>
          <table:table-cell office:value-type="float" office:value="35698">
            <text:p>35698</text:p>
          </table:table-cell>
          <table:table-cell/>
          <table:table-cell table:formula="of:=IF([score.C123]=[score.F123];&quot;&quot;; &quot;wrong_ocr&quot;)">
            <text:p/>
          </table:table-cell>
          <table:table-cell table:formula="of:=IF([.$D122]=&quot;&quot;;&quot;&quot;;CONCATENATE([config.$B$1];&quot; ~/ocr-results/&quot;;[.A122]))">
            <text:p/>
          </table:table-cell>
          <table:table-cell table:formula="of:=IF([.$D122]=&quot;&quot;;&quot;&quot;;CONCATENATE(&quot;mv /tmp/&quot;;[.$A122];&quot;.tif &quot;;[config.$B$3];[.$B122];&quot;.tif&quot;))">
            <text:p/>
          </table:table-cell>
          <table:table-cell table:formula="of:=IF([.$D122]=&quot;&quot;;&quot;&quot;;CONCATENATE(&quot;tesseract &quot;;[.$B122];&quot;.tif &quot;;[.$B122];&quot; -l &quot;;[.$N$2];&quot; -psm 8 batch.nochop makebox&quot;))">
            <text:p/>
          </table:table-cell>
          <table:table-cell table:formula="of:=IF([.$D122]=&quot;&quot;;&quot;&quot;;CONCATENATE(&quot;tesseract &quot;;[.$B122];&quot;.tif &quot;;[.$B12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16h00m02s.jpg</text:p>
          </table:table-cell>
          <table:table-cell office:value-type="string">
            <text:p>eng.meter.exp122</text:p>
          </table:table-cell>
          <table:table-cell office:value-type="float" office:value="35741">
            <text:p>35741</text:p>
          </table:table-cell>
          <table:table-cell/>
          <table:table-cell table:formula="of:=IF([score.C124]=[score.F124];&quot;&quot;; &quot;wrong_ocr&quot;)">
            <text:p/>
          </table:table-cell>
          <table:table-cell table:formula="of:=IF([.$D123]=&quot;&quot;;&quot;&quot;;CONCATENATE([config.$B$1];&quot; ~/ocr-results/&quot;;[.A123]))">
            <text:p/>
          </table:table-cell>
          <table:table-cell table:formula="of:=IF([.$D123]=&quot;&quot;;&quot;&quot;;CONCATENATE(&quot;mv /tmp/&quot;;[.$A123];&quot;.tif &quot;;[config.$B$3];[.$B123];&quot;.tif&quot;))">
            <text:p/>
          </table:table-cell>
          <table:table-cell table:formula="of:=IF([.$D123]=&quot;&quot;;&quot;&quot;;CONCATENATE(&quot;tesseract &quot;;[.$B123];&quot;.tif &quot;;[.$B123];&quot; -l &quot;;[.$N$2];&quot; -psm 8 batch.nochop makebox&quot;))">
            <text:p/>
          </table:table-cell>
          <table:table-cell table:formula="of:=IF([.$D123]=&quot;&quot;;&quot;&quot;;CONCATENATE(&quot;tesseract &quot;;[.$B123];&quot;.tif &quot;;[.$B12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17h00m02s.jpg</text:p>
          </table:table-cell>
          <table:table-cell office:value-type="string">
            <text:p>eng.meter.exp123</text:p>
          </table:table-cell>
          <table:table-cell office:value-type="float" office:value="35785">
            <text:p>35785</text:p>
          </table:table-cell>
          <table:table-cell/>
          <table:table-cell table:formula="of:=IF([score.C125]=[score.F125];&quot;&quot;; &quot;wrong_ocr&quot;)">
            <text:p/>
          </table:table-cell>
          <table:table-cell table:formula="of:=IF([.$D124]=&quot;&quot;;&quot;&quot;;CONCATENATE([config.$B$1];&quot; ~/ocr-results/&quot;;[.A124]))">
            <text:p/>
          </table:table-cell>
          <table:table-cell table:formula="of:=IF([.$D124]=&quot;&quot;;&quot;&quot;;CONCATENATE(&quot;mv /tmp/&quot;;[.$A124];&quot;.tif &quot;;[config.$B$3];[.$B124];&quot;.tif&quot;))">
            <text:p/>
          </table:table-cell>
          <table:table-cell table:formula="of:=IF([.$D124]=&quot;&quot;;&quot;&quot;;CONCATENATE(&quot;tesseract &quot;;[.$B124];&quot;.tif &quot;;[.$B124];&quot; -l &quot;;[.$N$2];&quot; -psm 8 batch.nochop makebox&quot;))">
            <text:p/>
          </table:table-cell>
          <table:table-cell table:formula="of:=IF([.$D124]=&quot;&quot;;&quot;&quot;;CONCATENATE(&quot;tesseract &quot;;[.$B124];&quot;.tif &quot;;[.$B12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18h00m02s.jpg</text:p>
          </table:table-cell>
          <table:table-cell office:value-type="string">
            <text:p>eng.meter.exp124</text:p>
          </table:table-cell>
          <table:table-cell office:value-type="float" office:value="35821">
            <text:p>35821</text:p>
          </table:table-cell>
          <table:table-cell/>
          <table:table-cell table:formula="of:=IF([score.C126]=[score.F126];&quot;&quot;; &quot;wrong_ocr&quot;)">
            <text:p/>
          </table:table-cell>
          <table:table-cell table:formula="of:=IF([.$D125]=&quot;&quot;;&quot;&quot;;CONCATENATE([config.$B$1];&quot; ~/ocr-results/&quot;;[.A125]))">
            <text:p/>
          </table:table-cell>
          <table:table-cell table:formula="of:=IF([.$D125]=&quot;&quot;;&quot;&quot;;CONCATENATE(&quot;mv /tmp/&quot;;[.$A125];&quot;.tif &quot;;[config.$B$3];[.$B125];&quot;.tif&quot;))">
            <text:p/>
          </table:table-cell>
          <table:table-cell table:formula="of:=IF([.$D125]=&quot;&quot;;&quot;&quot;;CONCATENATE(&quot;tesseract &quot;;[.$B125];&quot;.tif &quot;;[.$B125];&quot; -l &quot;;[.$N$2];&quot; -psm 8 batch.nochop makebox&quot;))">
            <text:p/>
          </table:table-cell>
          <table:table-cell table:formula="of:=IF([.$D125]=&quot;&quot;;&quot;&quot;;CONCATENATE(&quot;tesseract &quot;;[.$B125];&quot;.tif &quot;;[.$B12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19h00m03s.jpg</text:p>
          </table:table-cell>
          <table:table-cell office:value-type="string">
            <text:p>eng.meter.exp125</text:p>
          </table:table-cell>
          <table:table-cell office:value-type="float" office:value="35847">
            <text:p>35847</text:p>
          </table:table-cell>
          <table:table-cell/>
          <table:table-cell table:formula="of:=IF([score.C127]=[score.F127];&quot;&quot;; &quot;wrong_ocr&quot;)">
            <text:p/>
          </table:table-cell>
          <table:table-cell table:formula="of:=IF([.$D126]=&quot;&quot;;&quot;&quot;;CONCATENATE([config.$B$1];&quot; ~/ocr-results/&quot;;[.A126]))">
            <text:p/>
          </table:table-cell>
          <table:table-cell table:formula="of:=IF([.$D126]=&quot;&quot;;&quot;&quot;;CONCATENATE(&quot;mv /tmp/&quot;;[.$A126];&quot;.tif &quot;;[config.$B$3];[.$B126];&quot;.tif&quot;))">
            <text:p/>
          </table:table-cell>
          <table:table-cell table:formula="of:=IF([.$D126]=&quot;&quot;;&quot;&quot;;CONCATENATE(&quot;tesseract &quot;;[.$B126];&quot;.tif &quot;;[.$B126];&quot; -l &quot;;[.$N$2];&quot; -psm 8 batch.nochop makebox&quot;))">
            <text:p/>
          </table:table-cell>
          <table:table-cell table:formula="of:=IF([.$D126]=&quot;&quot;;&quot;&quot;;CONCATENATE(&quot;tesseract &quot;;[.$B126];&quot;.tif &quot;;[.$B12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20h00m02s.jpg</text:p>
          </table:table-cell>
          <table:table-cell office:value-type="string">
            <text:p>eng.meter.exp126</text:p>
          </table:table-cell>
          <table:table-cell office:value-type="float" office:value="35872">
            <text:p>35872</text:p>
          </table:table-cell>
          <table:table-cell/>
          <table:table-cell table:formula="of:=IF([score.C128]=[score.F128];&quot;&quot;; &quot;wrong_ocr&quot;)">
            <text:p/>
          </table:table-cell>
          <table:table-cell table:formula="of:=IF([.$D127]=&quot;&quot;;&quot;&quot;;CONCATENATE([config.$B$1];&quot; ~/ocr-results/&quot;;[.A127]))">
            <text:p/>
          </table:table-cell>
          <table:table-cell table:formula="of:=IF([.$D127]=&quot;&quot;;&quot;&quot;;CONCATENATE(&quot;mv /tmp/&quot;;[.$A127];&quot;.tif &quot;;[config.$B$3];[.$B127];&quot;.tif&quot;))">
            <text:p/>
          </table:table-cell>
          <table:table-cell table:formula="of:=IF([.$D127]=&quot;&quot;;&quot;&quot;;CONCATENATE(&quot;tesseract &quot;;[.$B127];&quot;.tif &quot;;[.$B127];&quot; -l &quot;;[.$N$2];&quot; -psm 8 batch.nochop makebox&quot;))">
            <text:p/>
          </table:table-cell>
          <table:table-cell table:formula="of:=IF([.$D127]=&quot;&quot;;&quot;&quot;;CONCATENATE(&quot;tesseract &quot;;[.$B127];&quot;.tif &quot;;[.$B12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21h00m02s.jpg</text:p>
          </table:table-cell>
          <table:table-cell office:value-type="string">
            <text:p>eng.meter.exp127</text:p>
          </table:table-cell>
          <table:table-cell office:value-type="float" office:value="35911">
            <text:p>35911</text:p>
          </table:table-cell>
          <table:table-cell/>
          <table:table-cell table:formula="of:=IF([score.C129]=[score.F129];&quot;&quot;; &quot;wrong_ocr&quot;)">
            <text:p/>
          </table:table-cell>
          <table:table-cell table:formula="of:=IF([.$D128]=&quot;&quot;;&quot;&quot;;CONCATENATE([config.$B$1];&quot; ~/ocr-results/&quot;;[.A128]))">
            <text:p/>
          </table:table-cell>
          <table:table-cell table:formula="of:=IF([.$D128]=&quot;&quot;;&quot;&quot;;CONCATENATE(&quot;mv /tmp/&quot;;[.$A128];&quot;.tif &quot;;[config.$B$3];[.$B128];&quot;.tif&quot;))">
            <text:p/>
          </table:table-cell>
          <table:table-cell table:formula="of:=IF([.$D128]=&quot;&quot;;&quot;&quot;;CONCATENATE(&quot;tesseract &quot;;[.$B128];&quot;.tif &quot;;[.$B128];&quot; -l &quot;;[.$N$2];&quot; -psm 8 batch.nochop makebox&quot;))">
            <text:p/>
          </table:table-cell>
          <table:table-cell table:formula="of:=IF([.$D128]=&quot;&quot;;&quot;&quot;;CONCATENATE(&quot;tesseract &quot;;[.$B128];&quot;.tif &quot;;[.$B12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22h00m02s.jpg</text:p>
          </table:table-cell>
          <table:table-cell office:value-type="string">
            <text:p>eng.meter.exp128</text:p>
          </table:table-cell>
          <table:table-cell office:value-type="float" office:value="35955">
            <text:p>35955</text:p>
          </table:table-cell>
          <table:table-cell/>
          <table:table-cell table:formula="of:=IF([score.C130]=[score.F130];&quot;&quot;; &quot;wrong_ocr&quot;)">
            <text:p/>
          </table:table-cell>
          <table:table-cell table:formula="of:=IF([.$D129]=&quot;&quot;;&quot;&quot;;CONCATENATE([config.$B$1];&quot; ~/ocr-results/&quot;;[.A129]))">
            <text:p/>
          </table:table-cell>
          <table:table-cell table:formula="of:=IF([.$D129]=&quot;&quot;;&quot;&quot;;CONCATENATE(&quot;mv /tmp/&quot;;[.$A129];&quot;.tif &quot;;[config.$B$3];[.$B129];&quot;.tif&quot;))">
            <text:p/>
          </table:table-cell>
          <table:table-cell table:formula="of:=IF([.$D129]=&quot;&quot;;&quot;&quot;;CONCATENATE(&quot;tesseract &quot;;[.$B129];&quot;.tif &quot;;[.$B129];&quot; -l &quot;;[.$N$2];&quot; -psm 8 batch.nochop makebox&quot;))">
            <text:p/>
          </table:table-cell>
          <table:table-cell table:formula="of:=IF([.$D129]=&quot;&quot;;&quot;&quot;;CONCATENATE(&quot;tesseract &quot;;[.$B129];&quot;.tif &quot;;[.$B12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1_23h00m03s.jpg</text:p>
          </table:table-cell>
          <table:table-cell office:value-type="string">
            <text:p>eng.meter.exp129</text:p>
          </table:table-cell>
          <table:table-cell office:value-type="float" office:value="36008">
            <text:p>36008</text:p>
          </table:table-cell>
          <table:table-cell office:value-type="string">
            <text:p>train</text:p>
          </table:table-cell>
          <table:table-cell table:formula="of:=IF([score.C131]=[score.F131];&quot;&quot;; &quot;wrong_ocr&quot;)">
            <text:p/>
          </table:table-cell>
          <table:table-cell table:formula="of:=IF([.$D130]=&quot;&quot;;&quot;&quot;;CONCATENATE([config.$B$1];&quot; ~/ocr-results/&quot;;[.A130]))" office:value-type="string" office:string-value="/home/fstruman/framework/ocr-meter/ocr/saintmichel ~/ocr-results/0000000001_1_2014-09-01_23h00m03s.jpg">
            <text:p>/home/fstruman/framework/ocr-meter/ocr/saintmichel ~/ocr-results/0000000001_1_2014-09-01_23h00m03s.jpg</text:p>
          </table:table-cell>
          <table:table-cell table:formula="of:=IF([.$D130]=&quot;&quot;;&quot;&quot;;CONCATENATE(&quot;mv /tmp/&quot;;[.$A130];&quot;.tif &quot;;[config.$B$3];[.$B130];&quot;.tif&quot;))" office:value-type="string" office:string-value="mv /tmp/0000000001_1_2014-09-01_23h00m03s.jpg.tif /home/fstruman/framework/ocr-test/train/eng.meter.exp129.tif">
            <text:p>mv /tmp/0000000001_1_2014-09-01_23h00m03s.jpg.tif /home/fstruman/framework/ocr-test/train/eng.meter.exp129.tif</text:p>
          </table:table-cell>
          <table:table-cell table:formula="of:=IF([.$D130]=&quot;&quot;;&quot;&quot;;CONCATENATE(&quot;tesseract &quot;;[.$B130];&quot;.tif &quot;;[.$B130];&quot; -l &quot;;[.$N$2];&quot; -psm 8 batch.nochop makebox&quot;))" office:value-type="string" office:string-value="tesseract eng.meter.exp129.tif eng.meter.exp129 -l cd /home/fstruman/framework/ocr-test/train/; rm * -psm 8 batch.nochop makebox">
            <text:p>tesseract eng.meter.exp129.tif eng.meter.exp129 -l cd /home/fstruman/framework/ocr-test/train/; rm * -psm 8 batch.nochop makebox</text:p>
          </table:table-cell>
          <table:table-cell table:formula="of:=IF([.$D130]=&quot;&quot;;&quot;&quot;;CONCATENATE(&quot;tesseract &quot;;[.$B130];&quot;.tif &quot;;[.$B130];&quot; -psm 8 box.train&quot;))" office:value-type="string" office:string-value="tesseract eng.meter.exp129.tif eng.meter.exp129 -psm 8 box.train">
            <text:p>tesseract eng.meter.exp129.tif eng.meter.exp129 -psm 8 box.train</text:p>
          </table:table-cell>
          <table:table-cell table:number-columns-repeated="7"/>
        </table:table-row>
        <table:table-row table:style-name="ro2">
          <table:table-cell office:value-type="string">
            <text:p>0000000001_1_2014-09-02_00h00m02s.jpg</text:p>
          </table:table-cell>
          <table:table-cell office:value-type="string">
            <text:p>eng.meter.exp130</text:p>
          </table:table-cell>
          <table:table-cell office:value-type="float" office:value="36046">
            <text:p>36046</text:p>
          </table:table-cell>
          <table:table-cell/>
          <table:table-cell table:formula="of:=IF([score.C132]=[score.F132];&quot;&quot;; &quot;wrong_ocr&quot;)">
            <text:p/>
          </table:table-cell>
          <table:table-cell table:formula="of:=IF([.$D131]=&quot;&quot;;&quot;&quot;;CONCATENATE([config.$B$1];&quot; ~/ocr-results/&quot;;[.A131]))">
            <text:p/>
          </table:table-cell>
          <table:table-cell table:formula="of:=IF([.$D131]=&quot;&quot;;&quot;&quot;;CONCATENATE(&quot;mv /tmp/&quot;;[.$A131];&quot;.tif &quot;;[config.$B$3];[.$B131];&quot;.tif&quot;))">
            <text:p/>
          </table:table-cell>
          <table:table-cell table:formula="of:=IF([.$D131]=&quot;&quot;;&quot;&quot;;CONCATENATE(&quot;tesseract &quot;;[.$B131];&quot;.tif &quot;;[.$B131];&quot; -l &quot;;[.$N$2];&quot; -psm 8 batch.nochop makebox&quot;))">
            <text:p/>
          </table:table-cell>
          <table:table-cell table:formula="of:=IF([.$D131]=&quot;&quot;;&quot;&quot;;CONCATENATE(&quot;tesseract &quot;;[.$B131];&quot;.tif &quot;;[.$B13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01h00m02s.jpg</text:p>
          </table:table-cell>
          <table:table-cell office:value-type="string">
            <text:p>eng.meter.exp131</text:p>
          </table:table-cell>
          <table:table-cell office:value-type="float" office:value="36082">
            <text:p>36082</text:p>
          </table:table-cell>
          <table:table-cell/>
          <table:table-cell table:formula="of:=IF([score.C133]=[score.F133];&quot;&quot;; &quot;wrong_ocr&quot;)">
            <text:p/>
          </table:table-cell>
          <table:table-cell table:formula="of:=IF([.$D132]=&quot;&quot;;&quot;&quot;;CONCATENATE([config.$B$1];&quot; ~/ocr-results/&quot;;[.A132]))">
            <text:p/>
          </table:table-cell>
          <table:table-cell table:formula="of:=IF([.$D132]=&quot;&quot;;&quot;&quot;;CONCATENATE(&quot;mv /tmp/&quot;;[.$A132];&quot;.tif &quot;;[config.$B$3];[.$B132];&quot;.tif&quot;))">
            <text:p/>
          </table:table-cell>
          <table:table-cell table:formula="of:=IF([.$D132]=&quot;&quot;;&quot;&quot;;CONCATENATE(&quot;tesseract &quot;;[.$B132];&quot;.tif &quot;;[.$B132];&quot; -l &quot;;[.$N$2];&quot; -psm 8 batch.nochop makebox&quot;))">
            <text:p/>
          </table:table-cell>
          <table:table-cell table:formula="of:=IF([.$D132]=&quot;&quot;;&quot;&quot;;CONCATENATE(&quot;tesseract &quot;;[.$B132];&quot;.tif &quot;;[.$B13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02h00m02s.jpg</text:p>
          </table:table-cell>
          <table:table-cell office:value-type="string">
            <text:p>eng.meter.exp132</text:p>
          </table:table-cell>
          <table:table-cell office:value-type="float" office:value="36111">
            <text:p>36111</text:p>
          </table:table-cell>
          <table:table-cell/>
          <table:table-cell table:formula="of:=IF([score.C134]=[score.F134];&quot;&quot;; &quot;wrong_ocr&quot;)">
            <text:p/>
          </table:table-cell>
          <table:table-cell table:formula="of:=IF([.$D133]=&quot;&quot;;&quot;&quot;;CONCATENATE([config.$B$1];&quot; ~/ocr-results/&quot;;[.A133]))">
            <text:p/>
          </table:table-cell>
          <table:table-cell table:formula="of:=IF([.$D133]=&quot;&quot;;&quot;&quot;;CONCATENATE(&quot;mv /tmp/&quot;;[.$A133];&quot;.tif &quot;;[config.$B$3];[.$B133];&quot;.tif&quot;))">
            <text:p/>
          </table:table-cell>
          <table:table-cell table:formula="of:=IF([.$D133]=&quot;&quot;;&quot;&quot;;CONCATENATE(&quot;tesseract &quot;;[.$B133];&quot;.tif &quot;;[.$B133];&quot; -l &quot;;[.$N$2];&quot; -psm 8 batch.nochop makebox&quot;))">
            <text:p/>
          </table:table-cell>
          <table:table-cell table:formula="of:=IF([.$D133]=&quot;&quot;;&quot;&quot;;CONCATENATE(&quot;tesseract &quot;;[.$B133];&quot;.tif &quot;;[.$B13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03h00m02s.jpg</text:p>
          </table:table-cell>
          <table:table-cell office:value-type="string">
            <text:p>eng.meter.exp133</text:p>
          </table:table-cell>
          <table:table-cell office:value-type="float" office:value="36137">
            <text:p>36137</text:p>
          </table:table-cell>
          <table:table-cell/>
          <table:table-cell table:formula="of:=IF([score.C135]=[score.F135];&quot;&quot;; &quot;wrong_ocr&quot;)">
            <text:p/>
          </table:table-cell>
          <table:table-cell table:formula="of:=IF([.$D134]=&quot;&quot;;&quot;&quot;;CONCATENATE([config.$B$1];&quot; ~/ocr-results/&quot;;[.A134]))">
            <text:p/>
          </table:table-cell>
          <table:table-cell table:formula="of:=IF([.$D134]=&quot;&quot;;&quot;&quot;;CONCATENATE(&quot;mv /tmp/&quot;;[.$A134];&quot;.tif &quot;;[config.$B$3];[.$B134];&quot;.tif&quot;))">
            <text:p/>
          </table:table-cell>
          <table:table-cell table:formula="of:=IF([.$D134]=&quot;&quot;;&quot;&quot;;CONCATENATE(&quot;tesseract &quot;;[.$B134];&quot;.tif &quot;;[.$B134];&quot; -l &quot;;[.$N$2];&quot; -psm 8 batch.nochop makebox&quot;))">
            <text:p/>
          </table:table-cell>
          <table:table-cell table:formula="of:=IF([.$D134]=&quot;&quot;;&quot;&quot;;CONCATENATE(&quot;tesseract &quot;;[.$B134];&quot;.tif &quot;;[.$B13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04h00m02s.jpg</text:p>
          </table:table-cell>
          <table:table-cell office:value-type="string">
            <text:p>eng.meter.exp134</text:p>
          </table:table-cell>
          <table:table-cell office:value-type="float" office:value="36166">
            <text:p>36166</text:p>
          </table:table-cell>
          <table:table-cell/>
          <table:table-cell table:formula="of:=IF([score.C136]=[score.F136];&quot;&quot;; &quot;wrong_ocr&quot;)">
            <text:p/>
          </table:table-cell>
          <table:table-cell table:formula="of:=IF([.$D135]=&quot;&quot;;&quot;&quot;;CONCATENATE([config.$B$1];&quot; ~/ocr-results/&quot;;[.A135]))">
            <text:p/>
          </table:table-cell>
          <table:table-cell table:formula="of:=IF([.$D135]=&quot;&quot;;&quot;&quot;;CONCATENATE(&quot;mv /tmp/&quot;;[.$A135];&quot;.tif &quot;;[config.$B$3];[.$B135];&quot;.tif&quot;))">
            <text:p/>
          </table:table-cell>
          <table:table-cell table:formula="of:=IF([.$D135]=&quot;&quot;;&quot;&quot;;CONCATENATE(&quot;tesseract &quot;;[.$B135];&quot;.tif &quot;;[.$B135];&quot; -l &quot;;[.$N$2];&quot; -psm 8 batch.nochop makebox&quot;))">
            <text:p/>
          </table:table-cell>
          <table:table-cell table:formula="of:=IF([.$D135]=&quot;&quot;;&quot;&quot;;CONCATENATE(&quot;tesseract &quot;;[.$B135];&quot;.tif &quot;;[.$B13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05h00m02s.jpg</text:p>
          </table:table-cell>
          <table:table-cell office:value-type="string">
            <text:p>eng.meter.exp135</text:p>
          </table:table-cell>
          <table:table-cell office:value-type="float" office:value="36192">
            <text:p>36192</text:p>
          </table:table-cell>
          <table:table-cell/>
          <table:table-cell table:formula="of:=IF([score.C137]=[score.F137];&quot;&quot;; &quot;wrong_ocr&quot;)">
            <text:p/>
          </table:table-cell>
          <table:table-cell table:formula="of:=IF([.$D136]=&quot;&quot;;&quot;&quot;;CONCATENATE([config.$B$1];&quot; ~/ocr-results/&quot;;[.A136]))">
            <text:p/>
          </table:table-cell>
          <table:table-cell table:formula="of:=IF([.$D136]=&quot;&quot;;&quot;&quot;;CONCATENATE(&quot;mv /tmp/&quot;;[.$A136];&quot;.tif &quot;;[config.$B$3];[.$B136];&quot;.tif&quot;))">
            <text:p/>
          </table:table-cell>
          <table:table-cell table:formula="of:=IF([.$D136]=&quot;&quot;;&quot;&quot;;CONCATENATE(&quot;tesseract &quot;;[.$B136];&quot;.tif &quot;;[.$B136];&quot; -l &quot;;[.$N$2];&quot; -psm 8 batch.nochop makebox&quot;))">
            <text:p/>
          </table:table-cell>
          <table:table-cell table:formula="of:=IF([.$D136]=&quot;&quot;;&quot;&quot;;CONCATENATE(&quot;tesseract &quot;;[.$B136];&quot;.tif &quot;;[.$B13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06h00m03s.jpg</text:p>
          </table:table-cell>
          <table:table-cell office:value-type="string">
            <text:p>eng.meter.exp136</text:p>
          </table:table-cell>
          <table:table-cell office:value-type="float" office:value="36220">
            <text:p>36220</text:p>
          </table:table-cell>
          <table:table-cell/>
          <table:table-cell table:formula="of:=IF([score.C138]=[score.F138];&quot;&quot;; &quot;wrong_ocr&quot;)">
            <text:p/>
          </table:table-cell>
          <table:table-cell table:formula="of:=IF([.$D137]=&quot;&quot;;&quot;&quot;;CONCATENATE([config.$B$1];&quot; ~/ocr-results/&quot;;[.A137]))">
            <text:p/>
          </table:table-cell>
          <table:table-cell table:formula="of:=IF([.$D137]=&quot;&quot;;&quot;&quot;;CONCATENATE(&quot;mv /tmp/&quot;;[.$A137];&quot;.tif &quot;;[config.$B$3];[.$B137];&quot;.tif&quot;))">
            <text:p/>
          </table:table-cell>
          <table:table-cell table:formula="of:=IF([.$D137]=&quot;&quot;;&quot;&quot;;CONCATENATE(&quot;tesseract &quot;;[.$B137];&quot;.tif &quot;;[.$B137];&quot; -l &quot;;[.$N$2];&quot; -psm 8 batch.nochop makebox&quot;))">
            <text:p/>
          </table:table-cell>
          <table:table-cell table:formula="of:=IF([.$D137]=&quot;&quot;;&quot;&quot;;CONCATENATE(&quot;tesseract &quot;;[.$B137];&quot;.tif &quot;;[.$B13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07h00m02s.jpg</text:p>
          </table:table-cell>
          <table:table-cell office:value-type="string">
            <text:p>eng.meter.exp137</text:p>
          </table:table-cell>
          <table:table-cell office:value-type="float" office:value="36245">
            <text:p>36245</text:p>
          </table:table-cell>
          <table:table-cell/>
          <table:table-cell table:formula="of:=IF([score.C139]=[score.F139];&quot;&quot;; &quot;wrong_ocr&quot;)">
            <text:p/>
          </table:table-cell>
          <table:table-cell table:formula="of:=IF([.$D138]=&quot;&quot;;&quot;&quot;;CONCATENATE([config.$B$1];&quot; ~/ocr-results/&quot;;[.A138]))">
            <text:p/>
          </table:table-cell>
          <table:table-cell table:formula="of:=IF([.$D138]=&quot;&quot;;&quot;&quot;;CONCATENATE(&quot;mv /tmp/&quot;;[.$A138];&quot;.tif &quot;;[config.$B$3];[.$B138];&quot;.tif&quot;))">
            <text:p/>
          </table:table-cell>
          <table:table-cell table:formula="of:=IF([.$D138]=&quot;&quot;;&quot;&quot;;CONCATENATE(&quot;tesseract &quot;;[.$B138];&quot;.tif &quot;;[.$B138];&quot; -l &quot;;[.$N$2];&quot; -psm 8 batch.nochop makebox&quot;))">
            <text:p/>
          </table:table-cell>
          <table:table-cell table:formula="of:=IF([.$D138]=&quot;&quot;;&quot;&quot;;CONCATENATE(&quot;tesseract &quot;;[.$B138];&quot;.tif &quot;;[.$B13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08h00m02s.jpg</text:p>
          </table:table-cell>
          <table:table-cell office:value-type="string">
            <text:p>eng.meter.exp138</text:p>
          </table:table-cell>
          <table:table-cell office:value-type="float" office:value="36269">
            <text:p>36269</text:p>
          </table:table-cell>
          <table:table-cell/>
          <table:table-cell table:formula="of:=IF([score.C140]=[score.F140];&quot;&quot;; &quot;wrong_ocr&quot;)">
            <text:p/>
          </table:table-cell>
          <table:table-cell table:formula="of:=IF([.$D139]=&quot;&quot;;&quot;&quot;;CONCATENATE([config.$B$1];&quot; ~/ocr-results/&quot;;[.A139]))">
            <text:p/>
          </table:table-cell>
          <table:table-cell table:formula="of:=IF([.$D139]=&quot;&quot;;&quot;&quot;;CONCATENATE(&quot;mv /tmp/&quot;;[.$A139];&quot;.tif &quot;;[config.$B$3];[.$B139];&quot;.tif&quot;))">
            <text:p/>
          </table:table-cell>
          <table:table-cell table:formula="of:=IF([.$D139]=&quot;&quot;;&quot;&quot;;CONCATENATE(&quot;tesseract &quot;;[.$B139];&quot;.tif &quot;;[.$B139];&quot; -l &quot;;[.$N$2];&quot; -psm 8 batch.nochop makebox&quot;))">
            <text:p/>
          </table:table-cell>
          <table:table-cell table:formula="of:=IF([.$D139]=&quot;&quot;;&quot;&quot;;CONCATENATE(&quot;tesseract &quot;;[.$B139];&quot;.tif &quot;;[.$B13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09h00m02s.jpg</text:p>
          </table:table-cell>
          <table:table-cell office:value-type="string">
            <text:p>eng.meter.exp139</text:p>
          </table:table-cell>
          <table:table-cell office:value-type="float" office:value="36294">
            <text:p>36294</text:p>
          </table:table-cell>
          <table:table-cell/>
          <table:table-cell table:formula="of:=IF([score.C141]=[score.F141];&quot;&quot;; &quot;wrong_ocr&quot;)">
            <text:p/>
          </table:table-cell>
          <table:table-cell table:formula="of:=IF([.$D140]=&quot;&quot;;&quot;&quot;;CONCATENATE([config.$B$1];&quot; ~/ocr-results/&quot;;[.A140]))">
            <text:p/>
          </table:table-cell>
          <table:table-cell table:formula="of:=IF([.$D140]=&quot;&quot;;&quot;&quot;;CONCATENATE(&quot;mv /tmp/&quot;;[.$A140];&quot;.tif &quot;;[config.$B$3];[.$B140];&quot;.tif&quot;))">
            <text:p/>
          </table:table-cell>
          <table:table-cell table:formula="of:=IF([.$D140]=&quot;&quot;;&quot;&quot;;CONCATENATE(&quot;tesseract &quot;;[.$B140];&quot;.tif &quot;;[.$B140];&quot; -l &quot;;[.$N$2];&quot; -psm 8 batch.nochop makebox&quot;))">
            <text:p/>
          </table:table-cell>
          <table:table-cell table:formula="of:=IF([.$D140]=&quot;&quot;;&quot;&quot;;CONCATENATE(&quot;tesseract &quot;;[.$B140];&quot;.tif &quot;;[.$B14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10h00m02s.jpg</text:p>
          </table:table-cell>
          <table:table-cell office:value-type="string">
            <text:p>eng.meter.exp140</text:p>
          </table:table-cell>
          <table:table-cell office:value-type="float" office:value="36321">
            <text:p>36321</text:p>
          </table:table-cell>
          <table:table-cell/>
          <table:table-cell table:formula="of:=IF([score.C142]=[score.F142];&quot;&quot;; &quot;wrong_ocr&quot;)">
            <text:p/>
          </table:table-cell>
          <table:table-cell table:formula="of:=IF([.$D141]=&quot;&quot;;&quot;&quot;;CONCATENATE([config.$B$1];&quot; ~/ocr-results/&quot;;[.A141]))">
            <text:p/>
          </table:table-cell>
          <table:table-cell table:formula="of:=IF([.$D141]=&quot;&quot;;&quot;&quot;;CONCATENATE(&quot;mv /tmp/&quot;;[.$A141];&quot;.tif &quot;;[config.$B$3];[.$B141];&quot;.tif&quot;))">
            <text:p/>
          </table:table-cell>
          <table:table-cell table:formula="of:=IF([.$D141]=&quot;&quot;;&quot;&quot;;CONCATENATE(&quot;tesseract &quot;;[.$B141];&quot;.tif &quot;;[.$B141];&quot; -l &quot;;[.$N$2];&quot; -psm 8 batch.nochop makebox&quot;))">
            <text:p/>
          </table:table-cell>
          <table:table-cell table:formula="of:=IF([.$D141]=&quot;&quot;;&quot;&quot;;CONCATENATE(&quot;tesseract &quot;;[.$B141];&quot;.tif &quot;;[.$B14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11h00m02s.jpg</text:p>
          </table:table-cell>
          <table:table-cell office:value-type="string">
            <text:p>eng.meter.exp141</text:p>
          </table:table-cell>
          <table:table-cell office:value-type="float" office:value="36359">
            <text:p>36359</text:p>
          </table:table-cell>
          <table:table-cell/>
          <table:table-cell table:formula="of:=IF([score.C143]=[score.F143];&quot;&quot;; &quot;wrong_ocr&quot;)">
            <text:p/>
          </table:table-cell>
          <table:table-cell table:formula="of:=IF([.$D142]=&quot;&quot;;&quot;&quot;;CONCATENATE([config.$B$1];&quot; ~/ocr-results/&quot;;[.A142]))">
            <text:p/>
          </table:table-cell>
          <table:table-cell table:formula="of:=IF([.$D142]=&quot;&quot;;&quot;&quot;;CONCATENATE(&quot;mv /tmp/&quot;;[.$A142];&quot;.tif &quot;;[config.$B$3];[.$B142];&quot;.tif&quot;))">
            <text:p/>
          </table:table-cell>
          <table:table-cell table:formula="of:=IF([.$D142]=&quot;&quot;;&quot;&quot;;CONCATENATE(&quot;tesseract &quot;;[.$B142];&quot;.tif &quot;;[.$B142];&quot; -l &quot;;[.$N$2];&quot; -psm 8 batch.nochop makebox&quot;))">
            <text:p/>
          </table:table-cell>
          <table:table-cell table:formula="of:=IF([.$D142]=&quot;&quot;;&quot;&quot;;CONCATENATE(&quot;tesseract &quot;;[.$B142];&quot;.tif &quot;;[.$B14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12h00m03s.jpg</text:p>
          </table:table-cell>
          <table:table-cell office:value-type="string">
            <text:p>eng.meter.exp142</text:p>
          </table:table-cell>
          <table:table-cell office:value-type="float" office:value="36422">
            <text:p>36422</text:p>
          </table:table-cell>
          <table:table-cell/>
          <table:table-cell table:formula="of:=IF([score.C144]=[score.F144];&quot;&quot;; &quot;wrong_ocr&quot;)">
            <text:p/>
          </table:table-cell>
          <table:table-cell table:formula="of:=IF([.$D143]=&quot;&quot;;&quot;&quot;;CONCATENATE([config.$B$1];&quot; ~/ocr-results/&quot;;[.A143]))">
            <text:p/>
          </table:table-cell>
          <table:table-cell table:formula="of:=IF([.$D143]=&quot;&quot;;&quot;&quot;;CONCATENATE(&quot;mv /tmp/&quot;;[.$A143];&quot;.tif &quot;;[config.$B$3];[.$B143];&quot;.tif&quot;))">
            <text:p/>
          </table:table-cell>
          <table:table-cell table:formula="of:=IF([.$D143]=&quot;&quot;;&quot;&quot;;CONCATENATE(&quot;tesseract &quot;;[.$B143];&quot;.tif &quot;;[.$B143];&quot; -l &quot;;[.$N$2];&quot; -psm 8 batch.nochop makebox&quot;))">
            <text:p/>
          </table:table-cell>
          <table:table-cell table:formula="of:=IF([.$D143]=&quot;&quot;;&quot;&quot;;CONCATENATE(&quot;tesseract &quot;;[.$B143];&quot;.tif &quot;;[.$B14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13h00m03s.jpg</text:p>
          </table:table-cell>
          <table:table-cell office:value-type="string">
            <text:p>eng.meter.exp143</text:p>
          </table:table-cell>
          <table:table-cell office:value-type="float" office:value="36481">
            <text:p>36481</text:p>
          </table:table-cell>
          <table:table-cell/>
          <table:table-cell table:formula="of:=IF([score.C145]=[score.F145];&quot;&quot;; &quot;wrong_ocr&quot;)">
            <text:p/>
          </table:table-cell>
          <table:table-cell table:formula="of:=IF([.$D144]=&quot;&quot;;&quot;&quot;;CONCATENATE([config.$B$1];&quot; ~/ocr-results/&quot;;[.A144]))">
            <text:p/>
          </table:table-cell>
          <table:table-cell table:formula="of:=IF([.$D144]=&quot;&quot;;&quot;&quot;;CONCATENATE(&quot;mv /tmp/&quot;;[.$A144];&quot;.tif &quot;;[config.$B$3];[.$B144];&quot;.tif&quot;))">
            <text:p/>
          </table:table-cell>
          <table:table-cell table:formula="of:=IF([.$D144]=&quot;&quot;;&quot;&quot;;CONCATENATE(&quot;tesseract &quot;;[.$B144];&quot;.tif &quot;;[.$B144];&quot; -l &quot;;[.$N$2];&quot; -psm 8 batch.nochop makebox&quot;))">
            <text:p/>
          </table:table-cell>
          <table:table-cell table:formula="of:=IF([.$D144]=&quot;&quot;;&quot;&quot;;CONCATENATE(&quot;tesseract &quot;;[.$B144];&quot;.tif &quot;;[.$B14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14h00m03s.jpg</text:p>
          </table:table-cell>
          <table:table-cell office:value-type="string">
            <text:p>eng.meter.exp144</text:p>
          </table:table-cell>
          <table:table-cell office:value-type="float" office:value="36537">
            <text:p>36537</text:p>
          </table:table-cell>
          <table:table-cell/>
          <table:table-cell table:formula="of:=IF([score.C146]=[score.F146];&quot;&quot;; &quot;wrong_ocr&quot;)">
            <text:p/>
          </table:table-cell>
          <table:table-cell table:formula="of:=IF([.$D145]=&quot;&quot;;&quot;&quot;;CONCATENATE([config.$B$1];&quot; ~/ocr-results/&quot;;[.A145]))">
            <text:p/>
          </table:table-cell>
          <table:table-cell table:formula="of:=IF([.$D145]=&quot;&quot;;&quot;&quot;;CONCATENATE(&quot;mv /tmp/&quot;;[.$A145];&quot;.tif &quot;;[config.$B$3];[.$B145];&quot;.tif&quot;))">
            <text:p/>
          </table:table-cell>
          <table:table-cell table:formula="of:=IF([.$D145]=&quot;&quot;;&quot;&quot;;CONCATENATE(&quot;tesseract &quot;;[.$B145];&quot;.tif &quot;;[.$B145];&quot; -l &quot;;[.$N$2];&quot; -psm 8 batch.nochop makebox&quot;))">
            <text:p/>
          </table:table-cell>
          <table:table-cell table:formula="of:=IF([.$D145]=&quot;&quot;;&quot;&quot;;CONCATENATE(&quot;tesseract &quot;;[.$B145];&quot;.tif &quot;;[.$B14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15h00m02s.jpg</text:p>
          </table:table-cell>
          <table:table-cell office:value-type="string">
            <text:p>eng.meter.exp145</text:p>
          </table:table-cell>
          <table:table-cell office:value-type="float" office:value="36611">
            <text:p>36611</text:p>
          </table:table-cell>
          <table:table-cell/>
          <table:table-cell table:formula="of:=IF([score.C147]=[score.F147];&quot;&quot;; &quot;wrong_ocr&quot;)">
            <text:p/>
          </table:table-cell>
          <table:table-cell table:formula="of:=IF([.$D146]=&quot;&quot;;&quot;&quot;;CONCATENATE([config.$B$1];&quot; ~/ocr-results/&quot;;[.A146]))">
            <text:p/>
          </table:table-cell>
          <table:table-cell table:formula="of:=IF([.$D146]=&quot;&quot;;&quot;&quot;;CONCATENATE(&quot;mv /tmp/&quot;;[.$A146];&quot;.tif &quot;;[config.$B$3];[.$B146];&quot;.tif&quot;))">
            <text:p/>
          </table:table-cell>
          <table:table-cell table:formula="of:=IF([.$D146]=&quot;&quot;;&quot;&quot;;CONCATENATE(&quot;tesseract &quot;;[.$B146];&quot;.tif &quot;;[.$B146];&quot; -l &quot;;[.$N$2];&quot; -psm 8 batch.nochop makebox&quot;))">
            <text:p/>
          </table:table-cell>
          <table:table-cell table:formula="of:=IF([.$D146]=&quot;&quot;;&quot;&quot;;CONCATENATE(&quot;tesseract &quot;;[.$B146];&quot;.tif &quot;;[.$B14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16h00m02s.jpg</text:p>
          </table:table-cell>
          <table:table-cell office:value-type="string">
            <text:p>eng.meter.exp146</text:p>
          </table:table-cell>
          <table:table-cell office:value-type="float" office:value="36675">
            <text:p>36675</text:p>
          </table:table-cell>
          <table:table-cell/>
          <table:table-cell table:formula="of:=IF([score.C148]=[score.F148];&quot;&quot;; &quot;wrong_ocr&quot;)">
            <text:p/>
          </table:table-cell>
          <table:table-cell table:formula="of:=IF([.$D147]=&quot;&quot;;&quot;&quot;;CONCATENATE([config.$B$1];&quot; ~/ocr-results/&quot;;[.A147]))">
            <text:p/>
          </table:table-cell>
          <table:table-cell table:formula="of:=IF([.$D147]=&quot;&quot;;&quot;&quot;;CONCATENATE(&quot;mv /tmp/&quot;;[.$A147];&quot;.tif &quot;;[config.$B$3];[.$B147];&quot;.tif&quot;))">
            <text:p/>
          </table:table-cell>
          <table:table-cell table:formula="of:=IF([.$D147]=&quot;&quot;;&quot;&quot;;CONCATENATE(&quot;tesseract &quot;;[.$B147];&quot;.tif &quot;;[.$B147];&quot; -l &quot;;[.$N$2];&quot; -psm 8 batch.nochop makebox&quot;))">
            <text:p/>
          </table:table-cell>
          <table:table-cell table:formula="of:=IF([.$D147]=&quot;&quot;;&quot;&quot;;CONCATENATE(&quot;tesseract &quot;;[.$B147];&quot;.tif &quot;;[.$B14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17h00m02s.jpg</text:p>
          </table:table-cell>
          <table:table-cell office:value-type="string">
            <text:p>eng.meter.exp147</text:p>
          </table:table-cell>
          <table:table-cell office:value-type="float" office:value="36107">
            <text:p>36107</text:p>
          </table:table-cell>
          <table:table-cell/>
          <table:table-cell table:formula="of:=IF([score.C149]=[score.F149];&quot;&quot;; &quot;wrong_ocr&quot;)">
            <text:p/>
          </table:table-cell>
          <table:table-cell table:formula="of:=IF([.$D148]=&quot;&quot;;&quot;&quot;;CONCATENATE([config.$B$1];&quot; ~/ocr-results/&quot;;[.A148]))">
            <text:p/>
          </table:table-cell>
          <table:table-cell table:formula="of:=IF([.$D148]=&quot;&quot;;&quot;&quot;;CONCATENATE(&quot;mv /tmp/&quot;;[.$A148];&quot;.tif &quot;;[config.$B$3];[.$B148];&quot;.tif&quot;))">
            <text:p/>
          </table:table-cell>
          <table:table-cell table:formula="of:=IF([.$D148]=&quot;&quot;;&quot;&quot;;CONCATENATE(&quot;tesseract &quot;;[.$B148];&quot;.tif &quot;;[.$B148];&quot; -l &quot;;[.$N$2];&quot; -psm 8 batch.nochop makebox&quot;))">
            <text:p/>
          </table:table-cell>
          <table:table-cell table:formula="of:=IF([.$D148]=&quot;&quot;;&quot;&quot;;CONCATENATE(&quot;tesseract &quot;;[.$B148];&quot;.tif &quot;;[.$B14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18h00m02s.jpg</text:p>
          </table:table-cell>
          <table:table-cell office:value-type="string">
            <text:p>eng.meter.exp148</text:p>
          </table:table-cell>
          <table:table-cell office:value-type="float" office:value="36130">
            <text:p>36130</text:p>
          </table:table-cell>
          <table:table-cell/>
          <table:table-cell table:formula="of:=IF([score.C150]=[score.F150];&quot;&quot;; &quot;wrong_ocr&quot;)">
            <text:p/>
          </table:table-cell>
          <table:table-cell table:formula="of:=IF([.$D149]=&quot;&quot;;&quot;&quot;;CONCATENATE([config.$B$1];&quot; ~/ocr-results/&quot;;[.A149]))">
            <text:p/>
          </table:table-cell>
          <table:table-cell table:formula="of:=IF([.$D149]=&quot;&quot;;&quot;&quot;;CONCATENATE(&quot;mv /tmp/&quot;;[.$A149];&quot;.tif &quot;;[config.$B$3];[.$B149];&quot;.tif&quot;))">
            <text:p/>
          </table:table-cell>
          <table:table-cell table:formula="of:=IF([.$D149]=&quot;&quot;;&quot;&quot;;CONCATENATE(&quot;tesseract &quot;;[.$B149];&quot;.tif &quot;;[.$B149];&quot; -l &quot;;[.$N$2];&quot; -psm 8 batch.nochop makebox&quot;))">
            <text:p/>
          </table:table-cell>
          <table:table-cell table:formula="of:=IF([.$D149]=&quot;&quot;;&quot;&quot;;CONCATENATE(&quot;tesseract &quot;;[.$B149];&quot;.tif &quot;;[.$B14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19h00m03s.jpg</text:p>
          </table:table-cell>
          <table:table-cell office:value-type="string">
            <text:p>eng.meter.exp149</text:p>
          </table:table-cell>
          <table:table-cell office:value-type="float" office:value="36753">
            <text:p>36753</text:p>
          </table:table-cell>
          <table:table-cell office:value-type="string">
            <text:p>train</text:p>
          </table:table-cell>
          <table:table-cell table:formula="of:=IF([score.C151]=[score.F151];&quot;&quot;; &quot;wrong_ocr&quot;)">
            <text:p/>
          </table:table-cell>
          <table:table-cell table:formula="of:=IF([.$D150]=&quot;&quot;;&quot;&quot;;CONCATENATE([config.$B$1];&quot; ~/ocr-results/&quot;;[.A150]))" office:value-type="string" office:string-value="/home/fstruman/framework/ocr-meter/ocr/saintmichel ~/ocr-results/0000000001_1_2014-09-02_19h00m03s.jpg">
            <text:p>/home/fstruman/framework/ocr-meter/ocr/saintmichel ~/ocr-results/0000000001_1_2014-09-02_19h00m03s.jpg</text:p>
          </table:table-cell>
          <table:table-cell table:formula="of:=IF([.$D150]=&quot;&quot;;&quot;&quot;;CONCATENATE(&quot;mv /tmp/&quot;;[.$A150];&quot;.tif &quot;;[config.$B$3];[.$B150];&quot;.tif&quot;))" office:value-type="string" office:string-value="mv /tmp/0000000001_1_2014-09-02_19h00m03s.jpg.tif /home/fstruman/framework/ocr-test/train/eng.meter.exp149.tif">
            <text:p>mv /tmp/0000000001_1_2014-09-02_19h00m03s.jpg.tif /home/fstruman/framework/ocr-test/train/eng.meter.exp149.tif</text:p>
          </table:table-cell>
          <table:table-cell table:formula="of:=IF([.$D150]=&quot;&quot;;&quot;&quot;;CONCATENATE(&quot;tesseract &quot;;[.$B150];&quot;.tif &quot;;[.$B150];&quot; -l &quot;;[.$N$2];&quot; -psm 8 batch.nochop makebox&quot;))" office:value-type="string" office:string-value="tesseract eng.meter.exp149.tif eng.meter.exp149 -l cd /home/fstruman/framework/ocr-test/train/; rm * -psm 8 batch.nochop makebox">
            <text:p>tesseract eng.meter.exp149.tif eng.meter.exp149 -l cd /home/fstruman/framework/ocr-test/train/; rm * -psm 8 batch.nochop makebox</text:p>
          </table:table-cell>
          <table:table-cell table:formula="of:=IF([.$D150]=&quot;&quot;;&quot;&quot;;CONCATENATE(&quot;tesseract &quot;;[.$B150];&quot;.tif &quot;;[.$B150];&quot; -psm 8 box.train&quot;))" office:value-type="string" office:string-value="tesseract eng.meter.exp149.tif eng.meter.exp149 -psm 8 box.train">
            <text:p>tesseract eng.meter.exp149.tif eng.meter.exp149 -psm 8 box.train</text:p>
          </table:table-cell>
          <table:table-cell table:number-columns-repeated="7"/>
        </table:table-row>
        <table:table-row table:style-name="ro2">
          <table:table-cell office:value-type="string">
            <text:p>0000000001_1_2014-09-02_20h00m03s.jpg</text:p>
          </table:table-cell>
          <table:table-cell office:value-type="string">
            <text:p>eng.meter.exp150</text:p>
          </table:table-cell>
          <table:table-cell office:value-type="float" office:value="36776">
            <text:p>36776</text:p>
          </table:table-cell>
          <table:table-cell/>
          <table:table-cell table:formula="of:=IF([score.C152]=[score.F152];&quot;&quot;; &quot;wrong_ocr&quot;)">
            <text:p/>
          </table:table-cell>
          <table:table-cell table:formula="of:=IF([.$D151]=&quot;&quot;;&quot;&quot;;CONCATENATE([config.$B$1];&quot; ~/ocr-results/&quot;;[.A151]))">
            <text:p/>
          </table:table-cell>
          <table:table-cell table:formula="of:=IF([.$D151]=&quot;&quot;;&quot;&quot;;CONCATENATE(&quot;mv /tmp/&quot;;[.$A151];&quot;.tif &quot;;[config.$B$3];[.$B151];&quot;.tif&quot;))">
            <text:p/>
          </table:table-cell>
          <table:table-cell table:formula="of:=IF([.$D151]=&quot;&quot;;&quot;&quot;;CONCATENATE(&quot;tesseract &quot;;[.$B151];&quot;.tif &quot;;[.$B151];&quot; -l &quot;;[.$N$2];&quot; -psm 8 batch.nochop makebox&quot;))">
            <text:p/>
          </table:table-cell>
          <table:table-cell table:formula="of:=IF([.$D151]=&quot;&quot;;&quot;&quot;;CONCATENATE(&quot;tesseract &quot;;[.$B151];&quot;.tif &quot;;[.$B15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21h00m03s.jpg</text:p>
          </table:table-cell>
          <table:table-cell office:value-type="string">
            <text:p>eng.meter.exp151</text:p>
          </table:table-cell>
          <table:table-cell office:value-type="float" office:value="36799">
            <text:p>36799</text:p>
          </table:table-cell>
          <table:table-cell/>
          <table:table-cell table:formula="of:=IF([score.C153]=[score.F153];&quot;&quot;; &quot;wrong_ocr&quot;)">
            <text:p/>
          </table:table-cell>
          <table:table-cell table:formula="of:=IF([.$D152]=&quot;&quot;;&quot;&quot;;CONCATENATE([config.$B$1];&quot; ~/ocr-results/&quot;;[.A152]))">
            <text:p/>
          </table:table-cell>
          <table:table-cell table:formula="of:=IF([.$D152]=&quot;&quot;;&quot;&quot;;CONCATENATE(&quot;mv /tmp/&quot;;[.$A152];&quot;.tif &quot;;[config.$B$3];[.$B152];&quot;.tif&quot;))">
            <text:p/>
          </table:table-cell>
          <table:table-cell table:formula="of:=IF([.$D152]=&quot;&quot;;&quot;&quot;;CONCATENATE(&quot;tesseract &quot;;[.$B152];&quot;.tif &quot;;[.$B152];&quot; -l &quot;;[.$N$2];&quot; -psm 8 batch.nochop makebox&quot;))">
            <text:p/>
          </table:table-cell>
          <table:table-cell table:formula="of:=IF([.$D152]=&quot;&quot;;&quot;&quot;;CONCATENATE(&quot;tesseract &quot;;[.$B152];&quot;.tif &quot;;[.$B15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22h00m02s.jpg</text:p>
          </table:table-cell>
          <table:table-cell office:value-type="string">
            <text:p>eng.meter.exp152</text:p>
          </table:table-cell>
          <table:table-cell office:value-type="float" office:value="36833">
            <text:p>36833</text:p>
          </table:table-cell>
          <table:table-cell/>
          <table:table-cell table:formula="of:=IF([score.C154]=[score.F154];&quot;&quot;; &quot;wrong_ocr&quot;)">
            <text:p/>
          </table:table-cell>
          <table:table-cell table:formula="of:=IF([.$D153]=&quot;&quot;;&quot;&quot;;CONCATENATE([config.$B$1];&quot; ~/ocr-results/&quot;;[.A153]))">
            <text:p/>
          </table:table-cell>
          <table:table-cell table:formula="of:=IF([.$D153]=&quot;&quot;;&quot;&quot;;CONCATENATE(&quot;mv /tmp/&quot;;[.$A153];&quot;.tif &quot;;[config.$B$3];[.$B153];&quot;.tif&quot;))">
            <text:p/>
          </table:table-cell>
          <table:table-cell table:formula="of:=IF([.$D153]=&quot;&quot;;&quot;&quot;;CONCATENATE(&quot;tesseract &quot;;[.$B153];&quot;.tif &quot;;[.$B153];&quot; -l &quot;;[.$N$2];&quot; -psm 8 batch.nochop makebox&quot;))">
            <text:p/>
          </table:table-cell>
          <table:table-cell table:formula="of:=IF([.$D153]=&quot;&quot;;&quot;&quot;;CONCATENATE(&quot;tesseract &quot;;[.$B153];&quot;.tif &quot;;[.$B15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2_23h00m02s.jpg</text:p>
          </table:table-cell>
          <table:table-cell office:value-type="string">
            <text:p>eng.meter.exp153</text:p>
          </table:table-cell>
          <table:table-cell office:value-type="float" office:value="36879">
            <text:p>36879</text:p>
          </table:table-cell>
          <table:table-cell/>
          <table:table-cell table:formula="of:=IF([score.C155]=[score.F155];&quot;&quot;; &quot;wrong_ocr&quot;)">
            <text:p/>
          </table:table-cell>
          <table:table-cell table:formula="of:=IF([.$D154]=&quot;&quot;;&quot;&quot;;CONCATENATE([config.$B$1];&quot; ~/ocr-results/&quot;;[.A154]))">
            <text:p/>
          </table:table-cell>
          <table:table-cell table:formula="of:=IF([.$D154]=&quot;&quot;;&quot;&quot;;CONCATENATE(&quot;mv /tmp/&quot;;[.$A154];&quot;.tif &quot;;[config.$B$3];[.$B154];&quot;.tif&quot;))">
            <text:p/>
          </table:table-cell>
          <table:table-cell table:formula="of:=IF([.$D154]=&quot;&quot;;&quot;&quot;;CONCATENATE(&quot;tesseract &quot;;[.$B154];&quot;.tif &quot;;[.$B154];&quot; -l &quot;;[.$N$2];&quot; -psm 8 batch.nochop makebox&quot;))">
            <text:p/>
          </table:table-cell>
          <table:table-cell table:formula="of:=IF([.$D154]=&quot;&quot;;&quot;&quot;;CONCATENATE(&quot;tesseract &quot;;[.$B154];&quot;.tif &quot;;[.$B15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3_00h00m03s.jpg</text:p>
          </table:table-cell>
          <table:table-cell office:value-type="string">
            <text:p>eng.meter.exp154</text:p>
          </table:table-cell>
          <table:table-cell office:value-type="float" office:value="36922">
            <text:p>36922</text:p>
          </table:table-cell>
          <table:table-cell/>
          <table:table-cell table:formula="of:=IF([score.C156]=[score.F156];&quot;&quot;; &quot;wrong_ocr&quot;)">
            <text:p/>
          </table:table-cell>
          <table:table-cell table:formula="of:=IF([.$D155]=&quot;&quot;;&quot;&quot;;CONCATENATE([config.$B$1];&quot; ~/ocr-results/&quot;;[.A155]))">
            <text:p/>
          </table:table-cell>
          <table:table-cell table:formula="of:=IF([.$D155]=&quot;&quot;;&quot;&quot;;CONCATENATE(&quot;mv /tmp/&quot;;[.$A155];&quot;.tif &quot;;[config.$B$3];[.$B155];&quot;.tif&quot;))">
            <text:p/>
          </table:table-cell>
          <table:table-cell table:formula="of:=IF([.$D155]=&quot;&quot;;&quot;&quot;;CONCATENATE(&quot;tesseract &quot;;[.$B155];&quot;.tif &quot;;[.$B155];&quot; -l &quot;;[.$N$2];&quot; -psm 8 batch.nochop makebox&quot;))">
            <text:p/>
          </table:table-cell>
          <table:table-cell table:formula="of:=IF([.$D155]=&quot;&quot;;&quot;&quot;;CONCATENATE(&quot;tesseract &quot;;[.$B155];&quot;.tif &quot;;[.$B15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3_01h00m02s.jpg</text:p>
          </table:table-cell>
          <table:table-cell office:value-type="string">
            <text:p>eng.meter.exp155</text:p>
          </table:table-cell>
          <table:table-cell office:value-type="float" office:value="36968">
            <text:p>36968</text:p>
          </table:table-cell>
          <table:table-cell/>
          <table:table-cell table:formula="of:=IF([score.C157]=[score.F157];&quot;&quot;; &quot;wrong_ocr&quot;)">
            <text:p/>
          </table:table-cell>
          <table:table-cell table:formula="of:=IF([.$D156]=&quot;&quot;;&quot;&quot;;CONCATENATE([config.$B$1];&quot; ~/ocr-results/&quot;;[.A156]))">
            <text:p/>
          </table:table-cell>
          <table:table-cell table:formula="of:=IF([.$D156]=&quot;&quot;;&quot;&quot;;CONCATENATE(&quot;mv /tmp/&quot;;[.$A156];&quot;.tif &quot;;[config.$B$3];[.$B156];&quot;.tif&quot;))">
            <text:p/>
          </table:table-cell>
          <table:table-cell table:formula="of:=IF([.$D156]=&quot;&quot;;&quot;&quot;;CONCATENATE(&quot;tesseract &quot;;[.$B156];&quot;.tif &quot;;[.$B156];&quot; -l &quot;;[.$N$2];&quot; -psm 8 batch.nochop makebox&quot;))">
            <text:p/>
          </table:table-cell>
          <table:table-cell table:formula="of:=IF([.$D156]=&quot;&quot;;&quot;&quot;;CONCATENATE(&quot;tesseract &quot;;[.$B156];&quot;.tif &quot;;[.$B15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3_02h00m03s.jpg</text:p>
          </table:table-cell>
          <table:table-cell office:value-type="string">
            <text:p>eng.meter.exp156</text:p>
          </table:table-cell>
          <table:table-cell office:value-type="float" office:value="37002">
            <text:p>37002</text:p>
          </table:table-cell>
          <table:table-cell/>
          <table:table-cell table:formula="of:=IF([score.C158]=[score.F158];&quot;&quot;; &quot;wrong_ocr&quot;)">
            <text:p/>
          </table:table-cell>
          <table:table-cell table:formula="of:=IF([.$D157]=&quot;&quot;;&quot;&quot;;CONCATENATE([config.$B$1];&quot; ~/ocr-results/&quot;;[.A157]))">
            <text:p/>
          </table:table-cell>
          <table:table-cell table:formula="of:=IF([.$D157]=&quot;&quot;;&quot;&quot;;CONCATENATE(&quot;mv /tmp/&quot;;[.$A157];&quot;.tif &quot;;[config.$B$3];[.$B157];&quot;.tif&quot;))">
            <text:p/>
          </table:table-cell>
          <table:table-cell table:formula="of:=IF([.$D157]=&quot;&quot;;&quot;&quot;;CONCATENATE(&quot;tesseract &quot;;[.$B157];&quot;.tif &quot;;[.$B157];&quot; -l &quot;;[.$N$2];&quot; -psm 8 batch.nochop makebox&quot;))">
            <text:p/>
          </table:table-cell>
          <table:table-cell table:formula="of:=IF([.$D157]=&quot;&quot;;&quot;&quot;;CONCATENATE(&quot;tesseract &quot;;[.$B157];&quot;.tif &quot;;[.$B157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3_03h00m03s.jpg</text:p>
          </table:table-cell>
          <table:table-cell office:value-type="string">
            <text:p>eng.meter.exp157</text:p>
          </table:table-cell>
          <table:table-cell office:value-type="float" office:value="37029">
            <text:p>37029</text:p>
          </table:table-cell>
          <table:table-cell/>
          <table:table-cell table:formula="of:=IF([score.C159]=[score.F159];&quot;&quot;; &quot;wrong_ocr&quot;)">
            <text:p/>
          </table:table-cell>
          <table:table-cell table:formula="of:=IF([.$D158]=&quot;&quot;;&quot;&quot;;CONCATENATE([config.$B$1];&quot; ~/ocr-results/&quot;;[.A158]))">
            <text:p/>
          </table:table-cell>
          <table:table-cell table:formula="of:=IF([.$D158]=&quot;&quot;;&quot;&quot;;CONCATENATE(&quot;mv /tmp/&quot;;[.$A158];&quot;.tif &quot;;[config.$B$3];[.$B158];&quot;.tif&quot;))">
            <text:p/>
          </table:table-cell>
          <table:table-cell table:formula="of:=IF([.$D158]=&quot;&quot;;&quot;&quot;;CONCATENATE(&quot;tesseract &quot;;[.$B158];&quot;.tif &quot;;[.$B158];&quot; -l &quot;;[.$N$2];&quot; -psm 8 batch.nochop makebox&quot;))">
            <text:p/>
          </table:table-cell>
          <table:table-cell table:formula="of:=IF([.$D158]=&quot;&quot;;&quot;&quot;;CONCATENATE(&quot;tesseract &quot;;[.$B158];&quot;.tif &quot;;[.$B158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3_04h00m03s.jpg</text:p>
          </table:table-cell>
          <table:table-cell office:value-type="string">
            <text:p>eng.meter.exp158</text:p>
          </table:table-cell>
          <table:table-cell office:value-type="float" office:value="37055">
            <text:p>37055</text:p>
          </table:table-cell>
          <table:table-cell/>
          <table:table-cell table:formula="of:=IF([score.C160]=[score.F160];&quot;&quot;; &quot;wrong_ocr&quot;)">
            <text:p/>
          </table:table-cell>
          <table:table-cell table:formula="of:=IF([.$D159]=&quot;&quot;;&quot;&quot;;CONCATENATE([config.$B$1];&quot; ~/ocr-results/&quot;;[.A159]))">
            <text:p/>
          </table:table-cell>
          <table:table-cell table:formula="of:=IF([.$D159]=&quot;&quot;;&quot;&quot;;CONCATENATE(&quot;mv /tmp/&quot;;[.$A159];&quot;.tif &quot;;[config.$B$3];[.$B159];&quot;.tif&quot;))">
            <text:p/>
          </table:table-cell>
          <table:table-cell table:formula="of:=IF([.$D159]=&quot;&quot;;&quot;&quot;;CONCATENATE(&quot;tesseract &quot;;[.$B159];&quot;.tif &quot;;[.$B159];&quot; -l &quot;;[.$N$2];&quot; -psm 8 batch.nochop makebox&quot;))">
            <text:p/>
          </table:table-cell>
          <table:table-cell table:formula="of:=IF([.$D159]=&quot;&quot;;&quot;&quot;;CONCATENATE(&quot;tesseract &quot;;[.$B159];&quot;.tif &quot;;[.$B159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3_05h00m03s.jpg</text:p>
          </table:table-cell>
          <table:table-cell office:value-type="string">
            <text:p>eng.meter.exp159</text:p>
          </table:table-cell>
          <table:table-cell office:value-type="float" office:value="37082">
            <text:p>37082</text:p>
          </table:table-cell>
          <table:table-cell/>
          <table:table-cell table:formula="of:=IF([score.C161]=[score.F161];&quot;&quot;; &quot;wrong_ocr&quot;)">
            <text:p/>
          </table:table-cell>
          <table:table-cell table:formula="of:=IF([.$D160]=&quot;&quot;;&quot;&quot;;CONCATENATE([config.$B$1];&quot; ~/ocr-results/&quot;;[.A160]))">
            <text:p/>
          </table:table-cell>
          <table:table-cell table:formula="of:=IF([.$D160]=&quot;&quot;;&quot;&quot;;CONCATENATE(&quot;mv /tmp/&quot;;[.$A160];&quot;.tif &quot;;[config.$B$3];[.$B160];&quot;.tif&quot;))">
            <text:p/>
          </table:table-cell>
          <table:table-cell table:formula="of:=IF([.$D160]=&quot;&quot;;&quot;&quot;;CONCATENATE(&quot;tesseract &quot;;[.$B160];&quot;.tif &quot;;[.$B160];&quot; -l &quot;;[.$N$2];&quot; -psm 8 batch.nochop makebox&quot;))">
            <text:p/>
          </table:table-cell>
          <table:table-cell table:formula="of:=IF([.$D160]=&quot;&quot;;&quot;&quot;;CONCATENATE(&quot;tesseract &quot;;[.$B160];&quot;.tif &quot;;[.$B160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3_06h00m02s.jpg</text:p>
          </table:table-cell>
          <table:table-cell office:value-type="string">
            <text:p>eng.meter.exp160</text:p>
          </table:table-cell>
          <table:table-cell office:value-type="float" office:value="37110">
            <text:p>37110</text:p>
          </table:table-cell>
          <table:table-cell/>
          <table:table-cell table:formula="of:=IF([score.C162]=[score.F162];&quot;&quot;; &quot;wrong_ocr&quot;)">
            <text:p/>
          </table:table-cell>
          <table:table-cell table:formula="of:=IF([.$D161]=&quot;&quot;;&quot;&quot;;CONCATENATE([config.$B$1];&quot; ~/ocr-results/&quot;;[.A161]))">
            <text:p/>
          </table:table-cell>
          <table:table-cell table:formula="of:=IF([.$D161]=&quot;&quot;;&quot;&quot;;CONCATENATE(&quot;mv /tmp/&quot;;[.$A161];&quot;.tif &quot;;[config.$B$3];[.$B161];&quot;.tif&quot;))">
            <text:p/>
          </table:table-cell>
          <table:table-cell table:formula="of:=IF([.$D161]=&quot;&quot;;&quot;&quot;;CONCATENATE(&quot;tesseract &quot;;[.$B161];&quot;.tif &quot;;[.$B161];&quot; -l &quot;;[.$N$2];&quot; -psm 8 batch.nochop makebox&quot;))">
            <text:p/>
          </table:table-cell>
          <table:table-cell table:formula="of:=IF([.$D161]=&quot;&quot;;&quot;&quot;;CONCATENATE(&quot;tesseract &quot;;[.$B161];&quot;.tif &quot;;[.$B161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3_07h00m02s.jpg</text:p>
          </table:table-cell>
          <table:table-cell office:value-type="string">
            <text:p>eng.meter.exp161</text:p>
          </table:table-cell>
          <table:table-cell office:value-type="float" office:value="37135">
            <text:p>37135</text:p>
          </table:table-cell>
          <table:table-cell/>
          <table:table-cell table:formula="of:=IF([score.C163]=[score.F163];&quot;&quot;; &quot;wrong_ocr&quot;)">
            <text:p/>
          </table:table-cell>
          <table:table-cell table:formula="of:=IF([.$D162]=&quot;&quot;;&quot;&quot;;CONCATENATE([config.$B$1];&quot; ~/ocr-results/&quot;;[.A162]))">
            <text:p/>
          </table:table-cell>
          <table:table-cell table:formula="of:=IF([.$D162]=&quot;&quot;;&quot;&quot;;CONCATENATE(&quot;mv /tmp/&quot;;[.$A162];&quot;.tif &quot;;[config.$B$3];[.$B162];&quot;.tif&quot;))">
            <text:p/>
          </table:table-cell>
          <table:table-cell table:formula="of:=IF([.$D162]=&quot;&quot;;&quot;&quot;;CONCATENATE(&quot;tesseract &quot;;[.$B162];&quot;.tif &quot;;[.$B162];&quot; -l &quot;;[.$N$2];&quot; -psm 8 batch.nochop makebox&quot;))">
            <text:p/>
          </table:table-cell>
          <table:table-cell table:formula="of:=IF([.$D162]=&quot;&quot;;&quot;&quot;;CONCATENATE(&quot;tesseract &quot;;[.$B162];&quot;.tif &quot;;[.$B162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3_08h00m02s.jpg</text:p>
          </table:table-cell>
          <table:table-cell office:value-type="string">
            <text:p>eng.meter.exp162</text:p>
          </table:table-cell>
          <table:table-cell office:value-type="float" office:value="37162">
            <text:p>37162</text:p>
          </table:table-cell>
          <table:table-cell/>
          <table:table-cell table:formula="of:=IF([score.C164]=[score.F164];&quot;&quot;; &quot;wrong_ocr&quot;)">
            <text:p/>
          </table:table-cell>
          <table:table-cell table:formula="of:=IF([.$D163]=&quot;&quot;;&quot;&quot;;CONCATENATE([config.$B$1];&quot; ~/ocr-results/&quot;;[.A163]))">
            <text:p/>
          </table:table-cell>
          <table:table-cell table:formula="of:=IF([.$D163]=&quot;&quot;;&quot;&quot;;CONCATENATE(&quot;mv /tmp/&quot;;[.$A163];&quot;.tif &quot;;[config.$B$3];[.$B163];&quot;.tif&quot;))">
            <text:p/>
          </table:table-cell>
          <table:table-cell table:formula="of:=IF([.$D163]=&quot;&quot;;&quot;&quot;;CONCATENATE(&quot;tesseract &quot;;[.$B163];&quot;.tif &quot;;[.$B163];&quot; -l &quot;;[.$N$2];&quot; -psm 8 batch.nochop makebox&quot;))">
            <text:p/>
          </table:table-cell>
          <table:table-cell table:formula="of:=IF([.$D163]=&quot;&quot;;&quot;&quot;;CONCATENATE(&quot;tesseract &quot;;[.$B163];&quot;.tif &quot;;[.$B163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3_09h00m03s.jpg</text:p>
          </table:table-cell>
          <table:table-cell office:value-type="string">
            <text:p>eng.meter.exp163</text:p>
          </table:table-cell>
          <table:table-cell office:value-type="float" office:value="37300">
            <text:p>37300</text:p>
          </table:table-cell>
          <table:table-cell/>
          <table:table-cell table:formula="of:=IF([score.C165]=[score.F165];&quot;&quot;; &quot;wrong_ocr&quot;)">
            <text:p/>
          </table:table-cell>
          <table:table-cell table:formula="of:=IF([.$D164]=&quot;&quot;;&quot;&quot;;CONCATENATE([config.$B$1];&quot; ~/ocr-results/&quot;;[.A164]))">
            <text:p/>
          </table:table-cell>
          <table:table-cell table:formula="of:=IF([.$D164]=&quot;&quot;;&quot;&quot;;CONCATENATE(&quot;mv /tmp/&quot;;[.$A164];&quot;.tif &quot;;[config.$B$3];[.$B164];&quot;.tif&quot;))">
            <text:p/>
          </table:table-cell>
          <table:table-cell table:formula="of:=IF([.$D164]=&quot;&quot;;&quot;&quot;;CONCATENATE(&quot;tesseract &quot;;[.$B164];&quot;.tif &quot;;[.$B164];&quot; -l &quot;;[.$N$2];&quot; -psm 8 batch.nochop makebox&quot;))">
            <text:p/>
          </table:table-cell>
          <table:table-cell table:formula="of:=IF([.$D164]=&quot;&quot;;&quot;&quot;;CONCATENATE(&quot;tesseract &quot;;[.$B164];&quot;.tif &quot;;[.$B164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3_10h00m03s.jpg</text:p>
          </table:table-cell>
          <table:table-cell office:value-type="string">
            <text:p>eng.meter.exp164</text:p>
          </table:table-cell>
          <table:table-cell office:value-type="float" office:value="37406">
            <text:p>37406</text:p>
          </table:table-cell>
          <table:table-cell/>
          <table:table-cell table:formula="of:=IF([score.C166]=[score.F166];&quot;&quot;; &quot;wrong_ocr&quot;)">
            <text:p/>
          </table:table-cell>
          <table:table-cell table:formula="of:=IF([.$D165]=&quot;&quot;;&quot;&quot;;CONCATENATE([config.$B$1];&quot; ~/ocr-results/&quot;;[.A165]))">
            <text:p/>
          </table:table-cell>
          <table:table-cell table:formula="of:=IF([.$D165]=&quot;&quot;;&quot;&quot;;CONCATENATE(&quot;mv /tmp/&quot;;[.$A165];&quot;.tif &quot;;[config.$B$3];[.$B165];&quot;.tif&quot;))">
            <text:p/>
          </table:table-cell>
          <table:table-cell table:formula="of:=IF([.$D165]=&quot;&quot;;&quot;&quot;;CONCATENATE(&quot;tesseract &quot;;[.$B165];&quot;.tif &quot;;[.$B165];&quot; -l &quot;;[.$N$2];&quot; -psm 8 batch.nochop makebox&quot;))">
            <text:p/>
          </table:table-cell>
          <table:table-cell table:formula="of:=IF([.$D165]=&quot;&quot;;&quot;&quot;;CONCATENATE(&quot;tesseract &quot;;[.$B165];&quot;.tif &quot;;[.$B165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3_11h00m03s.jpg</text:p>
          </table:table-cell>
          <table:table-cell office:value-type="string">
            <text:p>eng.meter.exp165</text:p>
          </table:table-cell>
          <table:table-cell office:value-type="float" office:value="37446">
            <text:p>37446</text:p>
          </table:table-cell>
          <table:table-cell/>
          <table:table-cell table:formula="of:=IF([score.C167]=[score.F167];&quot;&quot;; &quot;wrong_ocr&quot;)">
            <text:p/>
          </table:table-cell>
          <table:table-cell table:formula="of:=IF([.$D166]=&quot;&quot;;&quot;&quot;;CONCATENATE([config.$B$1];&quot; ~/ocr-results/&quot;;[.A166]))">
            <text:p/>
          </table:table-cell>
          <table:table-cell table:formula="of:=IF([.$D166]=&quot;&quot;;&quot;&quot;;CONCATENATE(&quot;mv /tmp/&quot;;[.$A166];&quot;.tif &quot;;[config.$B$3];[.$B166];&quot;.tif&quot;))">
            <text:p/>
          </table:table-cell>
          <table:table-cell table:formula="of:=IF([.$D166]=&quot;&quot;;&quot;&quot;;CONCATENATE(&quot;tesseract &quot;;[.$B166];&quot;.tif &quot;;[.$B166];&quot; -l &quot;;[.$N$2];&quot; -psm 8 batch.nochop makebox&quot;))">
            <text:p/>
          </table:table-cell>
          <table:table-cell table:formula="of:=IF([.$D166]=&quot;&quot;;&quot;&quot;;CONCATENATE(&quot;tesseract &quot;;[.$B166];&quot;.tif &quot;;[.$B166];&quot; -psm 8 box.train&quot;))">
            <text:p/>
          </table:table-cell>
          <table:table-cell table:number-columns-repeated="7"/>
        </table:table-row>
        <table:table-row table:style-name="ro2">
          <table:table-cell office:value-type="string">
            <text:p>0000000001_1_2014-09-03_12h00m02s.jpg</text:p>
          </table:table-cell>
          <table:table-cell office:value-type="string">
            <text:p>eng.meter.exp166</text:p>
          </table:table-cell>
          <table:table-cell office:value-type="float" office:value="37481">
            <text:p>37481</text:p>
          </table:table-cell>
          <table:table-cell/>
          <table:table-cell table:formula="of:=IF([score.C168]=[score.F168];&quot;&quot;; &quot;wrong_ocr&quot;)">
            <text:p/>
          </table:table-cell>
          <table:table-cell table:formula="of:=IF([.$D167]=&quot;&quot;;&quot;&quot;;CONCATENATE([config.$B$1];&quot; ~/ocr-results/&quot;;[.A167]))">
            <text:p/>
          </table:table-cell>
          <table:table-cell table:formula="of:=IF([.$D167]=&quot;&quot;;&quot;&quot;;CONCATENATE(&quot;mv /tmp/&quot;;[.$A167];&quot;.tif &quot;;[config.$B$3];[.$B167];&quot;.tif&quot;))">
            <text:p/>
          </table:table-cell>
          <table:table-cell table:formula="of:=IF([.$D167]=&quot;&quot;;&quot;&quot;;CONCATENATE(&quot;tesseract &quot;;[.$B167];&quot;.tif &quot;;[.$B167];&quot; -l &quot;;[.$N$2];&quot; -psm 8 batch.nochop makebox&quot;))">
            <text:p/>
          </table:table-cell>
          <table:table-cell table:formula="of:=IF([.$D167]=&quot;&quot;;&quot;&quot;;CONCATENATE(&quot;tesseract &quot;;[.$B167];&quot;.tif &quot;;[.$B167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68]=&quot;ok&quot;;CONCATENATE([.$N$2];&quot; ~/ocr-results/&quot;;[.A168]);&quot;&quot;)">
            <text:p/>
          </table:table-cell>
          <table:table-cell table:formula="of:=IF([.$D168]=&quot;&quot;;&quot;&quot;;CONCATENATE(&quot;mv /tmp/&quot;;[.$A168];&quot;.tif &quot;;[config.$B$3];[.$B168];&quot;.tif&quot;))">
            <text:p/>
          </table:table-cell>
          <table:table-cell table:formula="of:=IF([.$D168]=&quot;&quot;;&quot;&quot;;CONCATENATE(&quot;tesseract &quot;;[.$B168];&quot;.tif &quot;;[.$B168];&quot; -l &quot;;[.$N$2];&quot; -psm 8 batch.nochop makebox&quot;))">
            <text:p/>
          </table:table-cell>
          <table:table-cell table:formula="of:=IF([.$D168]=&quot;&quot;;&quot;&quot;;CONCATENATE(&quot;tesseract &quot;;[.$B168];&quot;.tif &quot;;[.$B168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69]=&quot;ok&quot;;CONCATENATE([.$N$2];&quot; ~/ocr-results/&quot;;[.A169]);&quot;&quot;)">
            <text:p/>
          </table:table-cell>
          <table:table-cell table:formula="of:=IF([.$D169]=&quot;&quot;;&quot;&quot;;CONCATENATE(&quot;mv /tmp/&quot;;[.$A169];&quot;.tif &quot;;[config.$B$3];[.$B169];&quot;.tif&quot;))">
            <text:p/>
          </table:table-cell>
          <table:table-cell table:formula="of:=IF([.$D169]=&quot;&quot;;&quot;&quot;;CONCATENATE(&quot;tesseract &quot;;[.$B169];&quot;.tif &quot;;[.$B169];&quot; -l &quot;;[.$N$2];&quot; -psm 8 batch.nochop makebox&quot;))">
            <text:p/>
          </table:table-cell>
          <table:table-cell table:formula="of:=IF([.$D169]=&quot;&quot;;&quot;&quot;;CONCATENATE(&quot;tesseract &quot;;[.$B169];&quot;.tif &quot;;[.$B169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70]=&quot;ok&quot;;CONCATENATE([.$N$2];&quot; ~/ocr-results/&quot;;[.A170]);&quot;&quot;)">
            <text:p/>
          </table:table-cell>
          <table:table-cell table:formula="of:=IF([.$D170]=&quot;&quot;;&quot;&quot;;CONCATENATE(&quot;mv /tmp/&quot;;[.$A170];&quot;.tif &quot;;[config.$B$3];[.$B170];&quot;.tif&quot;))">
            <text:p/>
          </table:table-cell>
          <table:table-cell table:formula="of:=IF([.$D170]=&quot;&quot;;&quot;&quot;;CONCATENATE(&quot;tesseract &quot;;[.$B170];&quot;.tif &quot;;[.$B170];&quot; -l &quot;;[.$N$2];&quot; -psm 8 batch.nochop makebox&quot;))">
            <text:p/>
          </table:table-cell>
          <table:table-cell table:formula="of:=IF([.$D170]=&quot;&quot;;&quot;&quot;;CONCATENATE(&quot;tesseract &quot;;[.$B170];&quot;.tif &quot;;[.$B170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71]=&quot;ok&quot;;CONCATENATE([.$N$2];&quot; ~/ocr-results/&quot;;[.A171]);&quot;&quot;)">
            <text:p/>
          </table:table-cell>
          <table:table-cell table:formula="of:=IF([.$D171]=&quot;&quot;;&quot;&quot;;CONCATENATE(&quot;mv /tmp/&quot;;[.$A171];&quot;.tif &quot;;[config.$B$3];[.$B171];&quot;.tif&quot;))">
            <text:p/>
          </table:table-cell>
          <table:table-cell table:formula="of:=IF([.$D171]=&quot;&quot;;&quot;&quot;;CONCATENATE(&quot;tesseract &quot;;[.$B171];&quot;.tif &quot;;[.$B171];&quot; -l &quot;;[.$N$2];&quot; -psm 8 batch.nochop makebox&quot;))">
            <text:p/>
          </table:table-cell>
          <table:table-cell table:formula="of:=IF([.$D171]=&quot;&quot;;&quot;&quot;;CONCATENATE(&quot;tesseract &quot;;[.$B171];&quot;.tif &quot;;[.$B171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72]=&quot;ok&quot;;CONCATENATE([.$N$2];&quot; ~/ocr-results/&quot;;[.A172]);&quot;&quot;)">
            <text:p/>
          </table:table-cell>
          <table:table-cell table:formula="of:=IF([.$D172]=&quot;&quot;;&quot;&quot;;CONCATENATE(&quot;mv /tmp/&quot;;[.$A172];&quot;.tif &quot;;[config.$B$3];[.$B172];&quot;.tif&quot;))">
            <text:p/>
          </table:table-cell>
          <table:table-cell table:formula="of:=IF([.$D172]=&quot;&quot;;&quot;&quot;;CONCATENATE(&quot;tesseract &quot;;[.$B172];&quot;.tif &quot;;[.$B172];&quot; -l &quot;;[.$N$2];&quot; -psm 8 batch.nochop makebox&quot;))">
            <text:p/>
          </table:table-cell>
          <table:table-cell table:formula="of:=IF([.$D172]=&quot;&quot;;&quot;&quot;;CONCATENATE(&quot;tesseract &quot;;[.$B172];&quot;.tif &quot;;[.$B172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73]=&quot;ok&quot;;CONCATENATE([.$N$2];&quot; ~/ocr-results/&quot;;[.A173]);&quot;&quot;)">
            <text:p/>
          </table:table-cell>
          <table:table-cell table:formula="of:=IF([.$D173]=&quot;&quot;;&quot;&quot;;CONCATENATE(&quot;mv /tmp/&quot;;[.$A173];&quot;.tif &quot;;[config.$B$3];[.$B173];&quot;.tif&quot;))">
            <text:p/>
          </table:table-cell>
          <table:table-cell table:formula="of:=IF([.$D173]=&quot;&quot;;&quot;&quot;;CONCATENATE(&quot;tesseract &quot;;[.$B173];&quot;.tif &quot;;[.$B173];&quot; -l &quot;;[.$N$2];&quot; -psm 8 batch.nochop makebox&quot;))">
            <text:p/>
          </table:table-cell>
          <table:table-cell table:formula="of:=IF([.$D173]=&quot;&quot;;&quot;&quot;;CONCATENATE(&quot;tesseract &quot;;[.$B173];&quot;.tif &quot;;[.$B173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74]=&quot;ok&quot;;CONCATENATE([.$N$2];&quot; ~/ocr-results/&quot;;[.A174]);&quot;&quot;)">
            <text:p/>
          </table:table-cell>
          <table:table-cell table:formula="of:=IF([.$D174]=&quot;&quot;;&quot;&quot;;CONCATENATE(&quot;mv /tmp/&quot;;[.$A174];&quot;.tif &quot;;[config.$B$3];[.$B174];&quot;.tif&quot;))">
            <text:p/>
          </table:table-cell>
          <table:table-cell table:formula="of:=IF([.$D174]=&quot;&quot;;&quot;&quot;;CONCATENATE(&quot;tesseract &quot;;[.$B174];&quot;.tif &quot;;[.$B174];&quot; -l &quot;;[.$N$2];&quot; -psm 8 batch.nochop makebox&quot;))">
            <text:p/>
          </table:table-cell>
          <table:table-cell table:formula="of:=IF([.$D174]=&quot;&quot;;&quot;&quot;;CONCATENATE(&quot;tesseract &quot;;[.$B174];&quot;.tif &quot;;[.$B174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75]=&quot;ok&quot;;CONCATENATE([.$N$2];&quot; ~/ocr-results/&quot;;[.A175]);&quot;&quot;)">
            <text:p/>
          </table:table-cell>
          <table:table-cell table:formula="of:=IF([.$D175]=&quot;&quot;;&quot;&quot;;CONCATENATE(&quot;mv /tmp/&quot;;[.$A175];&quot;.tif &quot;;[config.$B$3];[.$B175];&quot;.tif&quot;))">
            <text:p/>
          </table:table-cell>
          <table:table-cell table:formula="of:=IF([.$D175]=&quot;&quot;;&quot;&quot;;CONCATENATE(&quot;tesseract &quot;;[.$B175];&quot;.tif &quot;;[.$B175];&quot; -l &quot;;[.$N$2];&quot; -psm 8 batch.nochop makebox&quot;))">
            <text:p/>
          </table:table-cell>
          <table:table-cell table:formula="of:=IF([.$D175]=&quot;&quot;;&quot;&quot;;CONCATENATE(&quot;tesseract &quot;;[.$B175];&quot;.tif &quot;;[.$B175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76]=&quot;ok&quot;;CONCATENATE([.$N$2];&quot; ~/ocr-results/&quot;;[.A176]);&quot;&quot;)">
            <text:p/>
          </table:table-cell>
          <table:table-cell table:formula="of:=IF([.$D176]=&quot;&quot;;&quot;&quot;;CONCATENATE(&quot;mv /tmp/&quot;;[.$A176];&quot;.tif &quot;;[config.$B$3];[.$B176];&quot;.tif&quot;))">
            <text:p/>
          </table:table-cell>
          <table:table-cell table:formula="of:=IF([.$D176]=&quot;&quot;;&quot;&quot;;CONCATENATE(&quot;tesseract &quot;;[.$B176];&quot;.tif &quot;;[.$B176];&quot; -l &quot;;[.$N$2];&quot; -psm 8 batch.nochop makebox&quot;))">
            <text:p/>
          </table:table-cell>
          <table:table-cell table:formula="of:=IF([.$D176]=&quot;&quot;;&quot;&quot;;CONCATENATE(&quot;tesseract &quot;;[.$B176];&quot;.tif &quot;;[.$B176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77]=&quot;ok&quot;;CONCATENATE([.$N$2];&quot; ~/ocr-results/&quot;;[.A177]);&quot;&quot;)">
            <text:p/>
          </table:table-cell>
          <table:table-cell table:formula="of:=IF([.$D177]=&quot;&quot;;&quot;&quot;;CONCATENATE(&quot;mv /tmp/&quot;;[.$A177];&quot;.tif &quot;;[config.$B$3];[.$B177];&quot;.tif&quot;))">
            <text:p/>
          </table:table-cell>
          <table:table-cell table:formula="of:=IF([.$D177]=&quot;&quot;;&quot;&quot;;CONCATENATE(&quot;tesseract &quot;;[.$B177];&quot;.tif &quot;;[.$B177];&quot; -l &quot;;[.$N$2];&quot; -psm 8 batch.nochop makebox&quot;))">
            <text:p/>
          </table:table-cell>
          <table:table-cell table:formula="of:=IF([.$D177]=&quot;&quot;;&quot;&quot;;CONCATENATE(&quot;tesseract &quot;;[.$B177];&quot;.tif &quot;;[.$B177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78]=&quot;ok&quot;;CONCATENATE([.$N$2];&quot; ~/ocr-results/&quot;;[.A178]);&quot;&quot;)">
            <text:p/>
          </table:table-cell>
          <table:table-cell table:formula="of:=IF([.$D178]=&quot;&quot;;&quot;&quot;;CONCATENATE(&quot;mv /tmp/&quot;;[.$A178];&quot;.tif &quot;;[config.$B$3];[.$B178];&quot;.tif&quot;))">
            <text:p/>
          </table:table-cell>
          <table:table-cell table:formula="of:=IF([.$D178]=&quot;&quot;;&quot;&quot;;CONCATENATE(&quot;tesseract &quot;;[.$B178];&quot;.tif &quot;;[.$B178];&quot; -l &quot;;[.$N$2];&quot; -psm 8 batch.nochop makebox&quot;))">
            <text:p/>
          </table:table-cell>
          <table:table-cell table:formula="of:=IF([.$D178]=&quot;&quot;;&quot;&quot;;CONCATENATE(&quot;tesseract &quot;;[.$B178];&quot;.tif &quot;;[.$B178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79]=&quot;ok&quot;;CONCATENATE([.$N$2];&quot; ~/ocr-results/&quot;;[.A179]);&quot;&quot;)">
            <text:p/>
          </table:table-cell>
          <table:table-cell table:formula="of:=IF([.$D179]=&quot;&quot;;&quot;&quot;;CONCATENATE(&quot;mv /tmp/&quot;;[.$A179];&quot;.tif &quot;;[config.$B$3];[.$B179];&quot;.tif&quot;))">
            <text:p/>
          </table:table-cell>
          <table:table-cell table:formula="of:=IF([.$D179]=&quot;&quot;;&quot;&quot;;CONCATENATE(&quot;tesseract &quot;;[.$B179];&quot;.tif &quot;;[.$B179];&quot; -l &quot;;[.$N$2];&quot; -psm 8 batch.nochop makebox&quot;))">
            <text:p/>
          </table:table-cell>
          <table:table-cell table:formula="of:=IF([.$D179]=&quot;&quot;;&quot;&quot;;CONCATENATE(&quot;tesseract &quot;;[.$B179];&quot;.tif &quot;;[.$B179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80]=&quot;ok&quot;;CONCATENATE([.$N$2];&quot; ~/ocr-results/&quot;;[.A180]);&quot;&quot;)">
            <text:p/>
          </table:table-cell>
          <table:table-cell table:formula="of:=IF([.$D180]=&quot;&quot;;&quot;&quot;;CONCATENATE(&quot;mv /tmp/&quot;;[.$A180];&quot;.tif &quot;;[config.$B$3];[.$B180];&quot;.tif&quot;))">
            <text:p/>
          </table:table-cell>
          <table:table-cell table:formula="of:=IF([.$D180]=&quot;&quot;;&quot;&quot;;CONCATENATE(&quot;tesseract &quot;;[.$B180];&quot;.tif &quot;;[.$B180];&quot; -l &quot;;[.$N$2];&quot; -psm 8 batch.nochop makebox&quot;))">
            <text:p/>
          </table:table-cell>
          <table:table-cell table:formula="of:=IF([.$D180]=&quot;&quot;;&quot;&quot;;CONCATENATE(&quot;tesseract &quot;;[.$B180];&quot;.tif &quot;;[.$B180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81]=&quot;ok&quot;;CONCATENATE([.$N$2];&quot; ~/ocr-results/&quot;;[.A181]);&quot;&quot;)">
            <text:p/>
          </table:table-cell>
          <table:table-cell table:formula="of:=IF([.$D181]=&quot;&quot;;&quot;&quot;;CONCATENATE(&quot;mv /tmp/&quot;;[.$A181];&quot;.tif &quot;;[config.$B$3];[.$B181];&quot;.tif&quot;))">
            <text:p/>
          </table:table-cell>
          <table:table-cell table:formula="of:=IF([.$D181]=&quot;&quot;;&quot;&quot;;CONCATENATE(&quot;tesseract &quot;;[.$B181];&quot;.tif &quot;;[.$B181];&quot; -l &quot;;[.$N$2];&quot; -psm 8 batch.nochop makebox&quot;))">
            <text:p/>
          </table:table-cell>
          <table:table-cell table:formula="of:=IF([.$D181]=&quot;&quot;;&quot;&quot;;CONCATENATE(&quot;tesseract &quot;;[.$B181];&quot;.tif &quot;;[.$B181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82]=&quot;ok&quot;;CONCATENATE([.$N$2];&quot; ~/ocr-results/&quot;;[.A182]);&quot;&quot;)">
            <text:p/>
          </table:table-cell>
          <table:table-cell table:formula="of:=IF([.$D182]=&quot;&quot;;&quot;&quot;;CONCATENATE(&quot;mv /tmp/&quot;;[.$A182];&quot;.tif &quot;;[config.$B$3];[.$B182];&quot;.tif&quot;))">
            <text:p/>
          </table:table-cell>
          <table:table-cell table:formula="of:=IF([.$D182]=&quot;&quot;;&quot;&quot;;CONCATENATE(&quot;tesseract &quot;;[.$B182];&quot;.tif &quot;;[.$B182];&quot; -l &quot;;[.$N$2];&quot; -psm 8 batch.nochop makebox&quot;))">
            <text:p/>
          </table:table-cell>
          <table:table-cell table:formula="of:=IF([.$D182]=&quot;&quot;;&quot;&quot;;CONCATENATE(&quot;tesseract &quot;;[.$B182];&quot;.tif &quot;;[.$B182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83]=&quot;ok&quot;;CONCATENATE([.$N$2];&quot; ~/ocr-results/&quot;;[.A183]);&quot;&quot;)">
            <text:p/>
          </table:table-cell>
          <table:table-cell table:formula="of:=IF([.$D183]=&quot;&quot;;&quot;&quot;;CONCATENATE(&quot;mv /tmp/&quot;;[.$A183];&quot;.tif &quot;;[config.$B$3];[.$B183];&quot;.tif&quot;))">
            <text:p/>
          </table:table-cell>
          <table:table-cell table:formula="of:=IF([.$D183]=&quot;&quot;;&quot;&quot;;CONCATENATE(&quot;tesseract &quot;;[.$B183];&quot;.tif &quot;;[.$B183];&quot; -l &quot;;[.$N$2];&quot; -psm 8 batch.nochop makebox&quot;))">
            <text:p/>
          </table:table-cell>
          <table:table-cell table:formula="of:=IF([.$D183]=&quot;&quot;;&quot;&quot;;CONCATENATE(&quot;tesseract &quot;;[.$B183];&quot;.tif &quot;;[.$B183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84]=&quot;ok&quot;;CONCATENATE([.$N$2];&quot; ~/ocr-results/&quot;;[.A184]);&quot;&quot;)">
            <text:p/>
          </table:table-cell>
          <table:table-cell table:formula="of:=IF([.$D184]=&quot;&quot;;&quot;&quot;;CONCATENATE(&quot;mv /tmp/&quot;;[.$A184];&quot;.tif &quot;;[config.$B$3];[.$B184];&quot;.tif&quot;))">
            <text:p/>
          </table:table-cell>
          <table:table-cell table:formula="of:=IF([.$D184]=&quot;&quot;;&quot;&quot;;CONCATENATE(&quot;tesseract &quot;;[.$B184];&quot;.tif &quot;;[.$B184];&quot; -l &quot;;[.$N$2];&quot; -psm 8 batch.nochop makebox&quot;))">
            <text:p/>
          </table:table-cell>
          <table:table-cell table:formula="of:=IF([.$D184]=&quot;&quot;;&quot;&quot;;CONCATENATE(&quot;tesseract &quot;;[.$B184];&quot;.tif &quot;;[.$B184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85]=&quot;ok&quot;;CONCATENATE([.$N$2];&quot; ~/ocr-results/&quot;;[.A185]);&quot;&quot;)">
            <text:p/>
          </table:table-cell>
          <table:table-cell table:formula="of:=IF([.$D185]=&quot;&quot;;&quot;&quot;;CONCATENATE(&quot;mv /tmp/&quot;;[.$A185];&quot;.tif &quot;;[config.$B$3];[.$B185];&quot;.tif&quot;))">
            <text:p/>
          </table:table-cell>
          <table:table-cell table:formula="of:=IF([.$D185]=&quot;&quot;;&quot;&quot;;CONCATENATE(&quot;tesseract &quot;;[.$B185];&quot;.tif &quot;;[.$B185];&quot; -l &quot;;[.$N$2];&quot; -psm 8 batch.nochop makebox&quot;))">
            <text:p/>
          </table:table-cell>
          <table:table-cell table:formula="of:=IF([.$D185]=&quot;&quot;;&quot;&quot;;CONCATENATE(&quot;tesseract &quot;;[.$B185];&quot;.tif &quot;;[.$B185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86]=&quot;ok&quot;;CONCATENATE([.$N$2];&quot; ~/ocr-results/&quot;;[.A186]);&quot;&quot;)">
            <text:p/>
          </table:table-cell>
          <table:table-cell table:formula="of:=IF([.$D186]=&quot;&quot;;&quot;&quot;;CONCATENATE(&quot;mv /tmp/&quot;;[.$A186];&quot;.tif &quot;;[config.$B$3];[.$B186];&quot;.tif&quot;))">
            <text:p/>
          </table:table-cell>
          <table:table-cell table:formula="of:=IF([.$D186]=&quot;&quot;;&quot;&quot;;CONCATENATE(&quot;tesseract &quot;;[.$B186];&quot;.tif &quot;;[.$B186];&quot; -l &quot;;[.$N$2];&quot; -psm 8 batch.nochop makebox&quot;))">
            <text:p/>
          </table:table-cell>
          <table:table-cell table:formula="of:=IF([.$D186]=&quot;&quot;;&quot;&quot;;CONCATENATE(&quot;tesseract &quot;;[.$B186];&quot;.tif &quot;;[.$B186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87]=&quot;ok&quot;;CONCATENATE([.$N$2];&quot; ~/ocr-results/&quot;;[.A187]);&quot;&quot;)">
            <text:p/>
          </table:table-cell>
          <table:table-cell table:formula="of:=IF([.$D187]=&quot;&quot;;&quot;&quot;;CONCATENATE(&quot;mv /tmp/&quot;;[.$A187];&quot;.tif &quot;;[config.$B$3];[.$B187];&quot;.tif&quot;))">
            <text:p/>
          </table:table-cell>
          <table:table-cell table:formula="of:=IF([.$D187]=&quot;&quot;;&quot;&quot;;CONCATENATE(&quot;tesseract &quot;;[.$B187];&quot;.tif &quot;;[.$B187];&quot; -l &quot;;[.$N$2];&quot; -psm 8 batch.nochop makebox&quot;))">
            <text:p/>
          </table:table-cell>
          <table:table-cell table:formula="of:=IF([.$D187]=&quot;&quot;;&quot;&quot;;CONCATENATE(&quot;tesseract &quot;;[.$B187];&quot;.tif &quot;;[.$B187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88]=&quot;ok&quot;;CONCATENATE([.$N$2];&quot; ~/ocr-results/&quot;;[.A188]);&quot;&quot;)">
            <text:p/>
          </table:table-cell>
          <table:table-cell table:formula="of:=IF([.$D188]=&quot;&quot;;&quot;&quot;;CONCATENATE(&quot;mv /tmp/&quot;;[.$A188];&quot;.tif &quot;;[config.$B$3];[.$B188];&quot;.tif&quot;))">
            <text:p/>
          </table:table-cell>
          <table:table-cell table:formula="of:=IF([.$D188]=&quot;&quot;;&quot;&quot;;CONCATENATE(&quot;tesseract &quot;;[.$B188];&quot;.tif &quot;;[.$B188];&quot; -l &quot;;[.$N$2];&quot; -psm 8 batch.nochop makebox&quot;))">
            <text:p/>
          </table:table-cell>
          <table:table-cell table:formula="of:=IF([.$D188]=&quot;&quot;;&quot;&quot;;CONCATENATE(&quot;tesseract &quot;;[.$B188];&quot;.tif &quot;;[.$B188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89]=&quot;ok&quot;;CONCATENATE([.$N$2];&quot; ~/ocr-results/&quot;;[.A189]);&quot;&quot;)">
            <text:p/>
          </table:table-cell>
          <table:table-cell table:formula="of:=IF([.$D189]=&quot;&quot;;&quot;&quot;;CONCATENATE(&quot;mv /tmp/&quot;;[.$A189];&quot;.tif &quot;;[config.$B$3];[.$B189];&quot;.tif&quot;))">
            <text:p/>
          </table:table-cell>
          <table:table-cell table:formula="of:=IF([.$D189]=&quot;&quot;;&quot;&quot;;CONCATENATE(&quot;tesseract &quot;;[.$B189];&quot;.tif &quot;;[.$B189];&quot; -l &quot;;[.$N$2];&quot; -psm 8 batch.nochop makebox&quot;))">
            <text:p/>
          </table:table-cell>
          <table:table-cell table:formula="of:=IF([.$D189]=&quot;&quot;;&quot;&quot;;CONCATENATE(&quot;tesseract &quot;;[.$B189];&quot;.tif &quot;;[.$B189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90]=&quot;ok&quot;;CONCATENATE([.$N$2];&quot; ~/ocr-results/&quot;;[.A190]);&quot;&quot;)">
            <text:p/>
          </table:table-cell>
          <table:table-cell table:formula="of:=IF([.$D190]=&quot;&quot;;&quot;&quot;;CONCATENATE(&quot;mv /tmp/&quot;;[.$A190];&quot;.tif &quot;;[config.$B$3];[.$B190];&quot;.tif&quot;))">
            <text:p/>
          </table:table-cell>
          <table:table-cell table:formula="of:=IF([.$D190]=&quot;&quot;;&quot;&quot;;CONCATENATE(&quot;tesseract &quot;;[.$B190];&quot;.tif &quot;;[.$B190];&quot; -l &quot;;[.$N$2];&quot; -psm 8 batch.nochop makebox&quot;))">
            <text:p/>
          </table:table-cell>
          <table:table-cell table:formula="of:=IF([.$D190]=&quot;&quot;;&quot;&quot;;CONCATENATE(&quot;tesseract &quot;;[.$B190];&quot;.tif &quot;;[.$B190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91]=&quot;ok&quot;;CONCATENATE([.$N$2];&quot; ~/ocr-results/&quot;;[.A191]);&quot;&quot;)">
            <text:p/>
          </table:table-cell>
          <table:table-cell table:formula="of:=IF([.$D191]=&quot;&quot;;&quot;&quot;;CONCATENATE(&quot;mv /tmp/&quot;;[.$A191];&quot;.tif &quot;;[config.$B$3];[.$B191];&quot;.tif&quot;))">
            <text:p/>
          </table:table-cell>
          <table:table-cell table:formula="of:=IF([.$D191]=&quot;&quot;;&quot;&quot;;CONCATENATE(&quot;tesseract &quot;;[.$B191];&quot;.tif &quot;;[.$B191];&quot; -l &quot;;[.$N$2];&quot; -psm 8 batch.nochop makebox&quot;))">
            <text:p/>
          </table:table-cell>
          <table:table-cell table:formula="of:=IF([.$D191]=&quot;&quot;;&quot;&quot;;CONCATENATE(&quot;tesseract &quot;;[.$B191];&quot;.tif &quot;;[.$B191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92]=&quot;ok&quot;;CONCATENATE([.$N$2];&quot; ~/ocr-results/&quot;;[.A192]);&quot;&quot;)">
            <text:p/>
          </table:table-cell>
          <table:table-cell table:formula="of:=IF([.$D192]=&quot;&quot;;&quot;&quot;;CONCATENATE(&quot;mv /tmp/&quot;;[.$A192];&quot;.tif &quot;;[config.$B$3];[.$B192];&quot;.tif&quot;))">
            <text:p/>
          </table:table-cell>
          <table:table-cell table:formula="of:=IF([.$D192]=&quot;&quot;;&quot;&quot;;CONCATENATE(&quot;tesseract &quot;;[.$B192];&quot;.tif &quot;;[.$B192];&quot; -l &quot;;[.$N$2];&quot; -psm 8 batch.nochop makebox&quot;))">
            <text:p/>
          </table:table-cell>
          <table:table-cell table:formula="of:=IF([.$D192]=&quot;&quot;;&quot;&quot;;CONCATENATE(&quot;tesseract &quot;;[.$B192];&quot;.tif &quot;;[.$B192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93]=&quot;ok&quot;;CONCATENATE([.$N$2];&quot; ~/ocr-results/&quot;;[.A193]);&quot;&quot;)">
            <text:p/>
          </table:table-cell>
          <table:table-cell table:formula="of:=IF([.$D193]=&quot;&quot;;&quot;&quot;;CONCATENATE(&quot;mv /tmp/&quot;;[.$A193];&quot;.tif &quot;;[config.$B$3];[.$B193];&quot;.tif&quot;))">
            <text:p/>
          </table:table-cell>
          <table:table-cell table:formula="of:=IF([.$D193]=&quot;&quot;;&quot;&quot;;CONCATENATE(&quot;tesseract &quot;;[.$B193];&quot;.tif &quot;;[.$B193];&quot; -l &quot;;[.$N$2];&quot; -psm 8 batch.nochop makebox&quot;))">
            <text:p/>
          </table:table-cell>
          <table:table-cell table:formula="of:=IF([.$D193]=&quot;&quot;;&quot;&quot;;CONCATENATE(&quot;tesseract &quot;;[.$B193];&quot;.tif &quot;;[.$B193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94]=&quot;ok&quot;;CONCATENATE([.$N$2];&quot; ~/ocr-results/&quot;;[.A194]);&quot;&quot;)">
            <text:p/>
          </table:table-cell>
          <table:table-cell table:formula="of:=IF([.$D194]=&quot;&quot;;&quot;&quot;;CONCATENATE(&quot;mv /tmp/&quot;;[.$A194];&quot;.tif &quot;;[config.$B$3];[.$B194];&quot;.tif&quot;))">
            <text:p/>
          </table:table-cell>
          <table:table-cell table:formula="of:=IF([.$D194]=&quot;&quot;;&quot;&quot;;CONCATENATE(&quot;tesseract &quot;;[.$B194];&quot;.tif &quot;;[.$B194];&quot; -l &quot;;[.$N$2];&quot; -psm 8 batch.nochop makebox&quot;))">
            <text:p/>
          </table:table-cell>
          <table:table-cell table:formula="of:=IF([.$D194]=&quot;&quot;;&quot;&quot;;CONCATENATE(&quot;tesseract &quot;;[.$B194];&quot;.tif &quot;;[.$B194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95]=&quot;ok&quot;;CONCATENATE([.$N$2];&quot; ~/ocr-results/&quot;;[.A195]);&quot;&quot;)">
            <text:p/>
          </table:table-cell>
          <table:table-cell table:formula="of:=IF([.$D195]=&quot;&quot;;&quot;&quot;;CONCATENATE(&quot;mv /tmp/&quot;;[.$A195];&quot;.tif &quot;;[config.$B$3];[.$B195];&quot;.tif&quot;))">
            <text:p/>
          </table:table-cell>
          <table:table-cell table:formula="of:=IF([.$D195]=&quot;&quot;;&quot;&quot;;CONCATENATE(&quot;tesseract &quot;;[.$B195];&quot;.tif &quot;;[.$B195];&quot; -l &quot;;[.$N$2];&quot; -psm 8 batch.nochop makebox&quot;))">
            <text:p/>
          </table:table-cell>
          <table:table-cell table:formula="of:=IF([.$D195]=&quot;&quot;;&quot;&quot;;CONCATENATE(&quot;tesseract &quot;;[.$B195];&quot;.tif &quot;;[.$B195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96]=&quot;ok&quot;;CONCATENATE([.$N$2];&quot; ~/ocr-results/&quot;;[.A196]);&quot;&quot;)">
            <text:p/>
          </table:table-cell>
          <table:table-cell table:formula="of:=IF([.$D196]=&quot;&quot;;&quot;&quot;;CONCATENATE(&quot;mv /tmp/&quot;;[.$A196];&quot;.tif &quot;;[config.$B$3];[.$B196];&quot;.tif&quot;))">
            <text:p/>
          </table:table-cell>
          <table:table-cell table:formula="of:=IF([.$D196]=&quot;&quot;;&quot;&quot;;CONCATENATE(&quot;tesseract &quot;;[.$B196];&quot;.tif &quot;;[.$B196];&quot; -l &quot;;[.$N$2];&quot; -psm 8 batch.nochop makebox&quot;))">
            <text:p/>
          </table:table-cell>
          <table:table-cell table:formula="of:=IF([.$D196]=&quot;&quot;;&quot;&quot;;CONCATENATE(&quot;tesseract &quot;;[.$B196];&quot;.tif &quot;;[.$B196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97]=&quot;ok&quot;;CONCATENATE([.$N$2];&quot; ~/ocr-results/&quot;;[.A197]);&quot;&quot;)">
            <text:p/>
          </table:table-cell>
          <table:table-cell table:formula="of:=IF([.$D197]=&quot;&quot;;&quot;&quot;;CONCATENATE(&quot;mv /tmp/&quot;;[.$A197];&quot;.tif &quot;;[config.$B$3];[.$B197];&quot;.tif&quot;))">
            <text:p/>
          </table:table-cell>
          <table:table-cell table:formula="of:=IF([.$D197]=&quot;&quot;;&quot;&quot;;CONCATENATE(&quot;tesseract &quot;;[.$B197];&quot;.tif &quot;;[.$B197];&quot; -l &quot;;[.$N$2];&quot; -psm 8 batch.nochop makebox&quot;))">
            <text:p/>
          </table:table-cell>
          <table:table-cell table:formula="of:=IF([.$D197]=&quot;&quot;;&quot;&quot;;CONCATENATE(&quot;tesseract &quot;;[.$B197];&quot;.tif &quot;;[.$B197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98]=&quot;ok&quot;;CONCATENATE([.$N$2];&quot; ~/ocr-results/&quot;;[.A198]);&quot;&quot;)">
            <text:p/>
          </table:table-cell>
          <table:table-cell table:formula="of:=IF([.$D198]=&quot;&quot;;&quot;&quot;;CONCATENATE(&quot;mv /tmp/&quot;;[.$A198];&quot;.tif &quot;;[config.$B$3];[.$B198];&quot;.tif&quot;))">
            <text:p/>
          </table:table-cell>
          <table:table-cell table:formula="of:=IF([.$D198]=&quot;&quot;;&quot;&quot;;CONCATENATE(&quot;tesseract &quot;;[.$B198];&quot;.tif &quot;;[.$B198];&quot; -l &quot;;[.$N$2];&quot; -psm 8 batch.nochop makebox&quot;))">
            <text:p/>
          </table:table-cell>
          <table:table-cell table:formula="of:=IF([.$D198]=&quot;&quot;;&quot;&quot;;CONCATENATE(&quot;tesseract &quot;;[.$B198];&quot;.tif &quot;;[.$B198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199]=&quot;ok&quot;;CONCATENATE([.$N$2];&quot; ~/ocr-results/&quot;;[.A199]);&quot;&quot;)">
            <text:p/>
          </table:table-cell>
          <table:table-cell table:formula="of:=IF([.$D199]=&quot;&quot;;&quot;&quot;;CONCATENATE(&quot;mv /tmp/&quot;;[.$A199];&quot;.tif &quot;;[config.$B$3];[.$B199];&quot;.tif&quot;))">
            <text:p/>
          </table:table-cell>
          <table:table-cell table:formula="of:=IF([.$D199]=&quot;&quot;;&quot;&quot;;CONCATENATE(&quot;tesseract &quot;;[.$B199];&quot;.tif &quot;;[.$B199];&quot; -l &quot;;[.$N$2];&quot; -psm 8 batch.nochop makebox&quot;))">
            <text:p/>
          </table:table-cell>
          <table:table-cell table:formula="of:=IF([.$D199]=&quot;&quot;;&quot;&quot;;CONCATENATE(&quot;tesseract &quot;;[.$B199];&quot;.tif &quot;;[.$B199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00]=&quot;ok&quot;;CONCATENATE([.$N$2];&quot; ~/ocr-results/&quot;;[.A200]);&quot;&quot;)">
            <text:p/>
          </table:table-cell>
          <table:table-cell table:formula="of:=IF([.$D200]=&quot;&quot;;&quot;&quot;;CONCATENATE(&quot;mv /tmp/&quot;;[.$A200];&quot;.tif &quot;;[config.$B$3];[.$B200];&quot;.tif&quot;))">
            <text:p/>
          </table:table-cell>
          <table:table-cell table:formula="of:=IF([.$D200]=&quot;&quot;;&quot;&quot;;CONCATENATE(&quot;tesseract &quot;;[.$B200];&quot;.tif &quot;;[.$B200];&quot; -l &quot;;[.$N$2];&quot; -psm 8 batch.nochop makebox&quot;))">
            <text:p/>
          </table:table-cell>
          <table:table-cell table:formula="of:=IF([.$D200]=&quot;&quot;;&quot;&quot;;CONCATENATE(&quot;tesseract &quot;;[.$B200];&quot;.tif &quot;;[.$B200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01]=&quot;ok&quot;;CONCATENATE([.$N$2];&quot; ~/ocr-results/&quot;;[.A201]);&quot;&quot;)">
            <text:p/>
          </table:table-cell>
          <table:table-cell table:formula="of:=IF([.$D201]=&quot;&quot;;&quot;&quot;;CONCATENATE(&quot;mv /tmp/&quot;;[.$A201];&quot;.tif &quot;;[config.$B$3];[.$B201];&quot;.tif&quot;))">
            <text:p/>
          </table:table-cell>
          <table:table-cell table:formula="of:=IF([.$D201]=&quot;&quot;;&quot;&quot;;CONCATENATE(&quot;tesseract &quot;;[.$B201];&quot;.tif &quot;;[.$B201];&quot; -l &quot;;[.$N$2];&quot; -psm 8 batch.nochop makebox&quot;))">
            <text:p/>
          </table:table-cell>
          <table:table-cell table:formula="of:=IF([.$D201]=&quot;&quot;;&quot;&quot;;CONCATENATE(&quot;tesseract &quot;;[.$B201];&quot;.tif &quot;;[.$B201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02]=&quot;ok&quot;;CONCATENATE([.$N$2];&quot; ~/ocr-results/&quot;;[.A202]);&quot;&quot;)">
            <text:p/>
          </table:table-cell>
          <table:table-cell table:formula="of:=IF([.$D202]=&quot;&quot;;&quot;&quot;;CONCATENATE(&quot;mv /tmp/&quot;;[.$A202];&quot;.tif &quot;;[config.$B$3];[.$B202];&quot;.tif&quot;))">
            <text:p/>
          </table:table-cell>
          <table:table-cell table:formula="of:=IF([.$D202]=&quot;&quot;;&quot;&quot;;CONCATENATE(&quot;tesseract &quot;;[.$B202];&quot;.tif &quot;;[.$B202];&quot; -l &quot;;[.$N$2];&quot; -psm 8 batch.nochop makebox&quot;))">
            <text:p/>
          </table:table-cell>
          <table:table-cell table:formula="of:=IF([.$D202]=&quot;&quot;;&quot;&quot;;CONCATENATE(&quot;tesseract &quot;;[.$B202];&quot;.tif &quot;;[.$B202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03]=&quot;ok&quot;;CONCATENATE([.$N$2];&quot; ~/ocr-results/&quot;;[.A203]);&quot;&quot;)">
            <text:p/>
          </table:table-cell>
          <table:table-cell table:formula="of:=IF([.$D203]=&quot;&quot;;&quot;&quot;;CONCATENATE(&quot;mv /tmp/&quot;;[.$A203];&quot;.tif &quot;;[config.$B$3];[.$B203];&quot;.tif&quot;))">
            <text:p/>
          </table:table-cell>
          <table:table-cell table:formula="of:=IF([.$D203]=&quot;&quot;;&quot;&quot;;CONCATENATE(&quot;tesseract &quot;;[.$B203];&quot;.tif &quot;;[.$B203];&quot; -l &quot;;[.$N$2];&quot; -psm 8 batch.nochop makebox&quot;))">
            <text:p/>
          </table:table-cell>
          <table:table-cell table:formula="of:=IF([.$D203]=&quot;&quot;;&quot;&quot;;CONCATENATE(&quot;tesseract &quot;;[.$B203];&quot;.tif &quot;;[.$B203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04]=&quot;ok&quot;;CONCATENATE([.$N$2];&quot; ~/ocr-results/&quot;;[.A204]);&quot;&quot;)">
            <text:p/>
          </table:table-cell>
          <table:table-cell table:formula="of:=IF([.$D204]=&quot;&quot;;&quot;&quot;;CONCATENATE(&quot;mv /tmp/&quot;;[.$A204];&quot;.tif &quot;;[config.$B$3];[.$B204];&quot;.tif&quot;))">
            <text:p/>
          </table:table-cell>
          <table:table-cell table:formula="of:=IF([.$D204]=&quot;&quot;;&quot;&quot;;CONCATENATE(&quot;tesseract &quot;;[.$B204];&quot;.tif &quot;;[.$B204];&quot; -l &quot;;[.$N$2];&quot; -psm 8 batch.nochop makebox&quot;))">
            <text:p/>
          </table:table-cell>
          <table:table-cell table:formula="of:=IF([.$D204]=&quot;&quot;;&quot;&quot;;CONCATENATE(&quot;tesseract &quot;;[.$B204];&quot;.tif &quot;;[.$B204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05]=&quot;ok&quot;;CONCATENATE([.$N$2];&quot; ~/ocr-results/&quot;;[.A205]);&quot;&quot;)">
            <text:p/>
          </table:table-cell>
          <table:table-cell table:formula="of:=IF([.$D205]=&quot;&quot;;&quot;&quot;;CONCATENATE(&quot;mv /tmp/&quot;;[.$A205];&quot;.tif &quot;;[config.$B$3];[.$B205];&quot;.tif&quot;))">
            <text:p/>
          </table:table-cell>
          <table:table-cell table:formula="of:=IF([.$D205]=&quot;&quot;;&quot;&quot;;CONCATENATE(&quot;tesseract &quot;;[.$B205];&quot;.tif &quot;;[.$B205];&quot; -l &quot;;[.$N$2];&quot; -psm 8 batch.nochop makebox&quot;))">
            <text:p/>
          </table:table-cell>
          <table:table-cell table:formula="of:=IF([.$D205]=&quot;&quot;;&quot;&quot;;CONCATENATE(&quot;tesseract &quot;;[.$B205];&quot;.tif &quot;;[.$B205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06]=&quot;ok&quot;;CONCATENATE([.$N$2];&quot; ~/ocr-results/&quot;;[.A206]);&quot;&quot;)">
            <text:p/>
          </table:table-cell>
          <table:table-cell table:formula="of:=IF([.$D206]=&quot;&quot;;&quot;&quot;;CONCATENATE(&quot;mv /tmp/&quot;;[.$A206];&quot;.tif &quot;;[config.$B$3];[.$B206];&quot;.tif&quot;))">
            <text:p/>
          </table:table-cell>
          <table:table-cell table:formula="of:=IF([.$D206]=&quot;&quot;;&quot;&quot;;CONCATENATE(&quot;tesseract &quot;;[.$B206];&quot;.tif &quot;;[.$B206];&quot; -l &quot;;[.$N$2];&quot; -psm 8 batch.nochop makebox&quot;))">
            <text:p/>
          </table:table-cell>
          <table:table-cell table:formula="of:=IF([.$D206]=&quot;&quot;;&quot;&quot;;CONCATENATE(&quot;tesseract &quot;;[.$B206];&quot;.tif &quot;;[.$B206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07]=&quot;ok&quot;;CONCATENATE([.$N$2];&quot; ~/ocr-results/&quot;;[.A207]);&quot;&quot;)">
            <text:p/>
          </table:table-cell>
          <table:table-cell table:formula="of:=IF([.$D207]=&quot;&quot;;&quot;&quot;;CONCATENATE(&quot;mv /tmp/&quot;;[.$A207];&quot;.tif &quot;;[config.$B$3];[.$B207];&quot;.tif&quot;))">
            <text:p/>
          </table:table-cell>
          <table:table-cell table:formula="of:=IF([.$D207]=&quot;&quot;;&quot;&quot;;CONCATENATE(&quot;tesseract &quot;;[.$B207];&quot;.tif &quot;;[.$B207];&quot; -l &quot;;[.$N$2];&quot; -psm 8 batch.nochop makebox&quot;))">
            <text:p/>
          </table:table-cell>
          <table:table-cell table:formula="of:=IF([.$D207]=&quot;&quot;;&quot;&quot;;CONCATENATE(&quot;tesseract &quot;;[.$B207];&quot;.tif &quot;;[.$B207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08]=&quot;ok&quot;;CONCATENATE([.$N$2];&quot; ~/ocr-results/&quot;;[.A208]);&quot;&quot;)">
            <text:p/>
          </table:table-cell>
          <table:table-cell table:formula="of:=IF([.$D208]=&quot;&quot;;&quot;&quot;;CONCATENATE(&quot;mv /tmp/&quot;;[.$A208];&quot;.tif &quot;;[config.$B$3];[.$B208];&quot;.tif&quot;))">
            <text:p/>
          </table:table-cell>
          <table:table-cell table:formula="of:=IF([.$D208]=&quot;&quot;;&quot;&quot;;CONCATENATE(&quot;tesseract &quot;;[.$B208];&quot;.tif &quot;;[.$B208];&quot; -l &quot;;[.$N$2];&quot; -psm 8 batch.nochop makebox&quot;))">
            <text:p/>
          </table:table-cell>
          <table:table-cell table:formula="of:=IF([.$D208]=&quot;&quot;;&quot;&quot;;CONCATENATE(&quot;tesseract &quot;;[.$B208];&quot;.tif &quot;;[.$B208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09]=&quot;ok&quot;;CONCATENATE([.$N$2];&quot; ~/ocr-results/&quot;;[.A209]);&quot;&quot;)">
            <text:p/>
          </table:table-cell>
          <table:table-cell table:formula="of:=IF([.$D209]=&quot;&quot;;&quot;&quot;;CONCATENATE(&quot;mv /tmp/&quot;;[.$A209];&quot;.tif &quot;;[config.$B$3];[.$B209];&quot;.tif&quot;))">
            <text:p/>
          </table:table-cell>
          <table:table-cell table:formula="of:=IF([.$D209]=&quot;&quot;;&quot;&quot;;CONCATENATE(&quot;tesseract &quot;;[.$B209];&quot;.tif &quot;;[.$B209];&quot; -l &quot;;[.$N$2];&quot; -psm 8 batch.nochop makebox&quot;))">
            <text:p/>
          </table:table-cell>
          <table:table-cell table:formula="of:=IF([.$D209]=&quot;&quot;;&quot;&quot;;CONCATENATE(&quot;tesseract &quot;;[.$B209];&quot;.tif &quot;;[.$B209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10]=&quot;ok&quot;;CONCATENATE([.$N$2];&quot; ~/ocr-results/&quot;;[.A210]);&quot;&quot;)">
            <text:p/>
          </table:table-cell>
          <table:table-cell table:formula="of:=IF([.$D210]=&quot;&quot;;&quot;&quot;;CONCATENATE(&quot;mv /tmp/&quot;;[.$A210];&quot;.tif &quot;;[config.$B$3];[.$B210];&quot;.tif&quot;))">
            <text:p/>
          </table:table-cell>
          <table:table-cell table:formula="of:=IF([.$D210]=&quot;&quot;;&quot;&quot;;CONCATENATE(&quot;tesseract &quot;;[.$B210];&quot;.tif &quot;;[.$B210];&quot; -l &quot;;[.$N$2];&quot; -psm 8 batch.nochop makebox&quot;))">
            <text:p/>
          </table:table-cell>
          <table:table-cell table:formula="of:=IF([.$D210]=&quot;&quot;;&quot;&quot;;CONCATENATE(&quot;tesseract &quot;;[.$B210];&quot;.tif &quot;;[.$B210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11]=&quot;ok&quot;;CONCATENATE([.$N$2];&quot; ~/ocr-results/&quot;;[.A211]);&quot;&quot;)">
            <text:p/>
          </table:table-cell>
          <table:table-cell table:formula="of:=IF([.$D211]=&quot;&quot;;&quot;&quot;;CONCATENATE(&quot;mv /tmp/&quot;;[.$A211];&quot;.tif &quot;;[config.$B$3];[.$B211];&quot;.tif&quot;))">
            <text:p/>
          </table:table-cell>
          <table:table-cell table:formula="of:=IF([.$D211]=&quot;&quot;;&quot;&quot;;CONCATENATE(&quot;tesseract &quot;;[.$B211];&quot;.tif &quot;;[.$B211];&quot; -l &quot;;[.$N$2];&quot; -psm 8 batch.nochop makebox&quot;))">
            <text:p/>
          </table:table-cell>
          <table:table-cell table:formula="of:=IF([.$D211]=&quot;&quot;;&quot;&quot;;CONCATENATE(&quot;tesseract &quot;;[.$B211];&quot;.tif &quot;;[.$B211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12]=&quot;ok&quot;;CONCATENATE([.$N$2];&quot; ~/ocr-results/&quot;;[.A212]);&quot;&quot;)">
            <text:p/>
          </table:table-cell>
          <table:table-cell table:formula="of:=IF([.$D212]=&quot;&quot;;&quot;&quot;;CONCATENATE(&quot;mv /tmp/&quot;;[.$A212];&quot;.tif &quot;;[config.$B$3];[.$B212];&quot;.tif&quot;))">
            <text:p/>
          </table:table-cell>
          <table:table-cell table:formula="of:=IF([.$D212]=&quot;&quot;;&quot;&quot;;CONCATENATE(&quot;tesseract &quot;;[.$B212];&quot;.tif &quot;;[.$B212];&quot; -l &quot;;[.$N$2];&quot; -psm 8 batch.nochop makebox&quot;))">
            <text:p/>
          </table:table-cell>
          <table:table-cell table:formula="of:=IF([.$D212]=&quot;&quot;;&quot;&quot;;CONCATENATE(&quot;tesseract &quot;;[.$B212];&quot;.tif &quot;;[.$B212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13]=&quot;ok&quot;;CONCATENATE([.$N$2];&quot; ~/ocr-results/&quot;;[.A213]);&quot;&quot;)">
            <text:p/>
          </table:table-cell>
          <table:table-cell table:formula="of:=IF([.$D213]=&quot;&quot;;&quot;&quot;;CONCATENATE(&quot;mv /tmp/&quot;;[.$A213];&quot;.tif &quot;;[config.$B$3];[.$B213];&quot;.tif&quot;))">
            <text:p/>
          </table:table-cell>
          <table:table-cell table:formula="of:=IF([.$D213]=&quot;&quot;;&quot;&quot;;CONCATENATE(&quot;tesseract &quot;;[.$B213];&quot;.tif &quot;;[.$B213];&quot; -l &quot;;[.$N$2];&quot; -psm 8 batch.nochop makebox&quot;))">
            <text:p/>
          </table:table-cell>
          <table:table-cell table:formula="of:=IF([.$D213]=&quot;&quot;;&quot;&quot;;CONCATENATE(&quot;tesseract &quot;;[.$B213];&quot;.tif &quot;;[.$B213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14]=&quot;ok&quot;;CONCATENATE([.$N$2];&quot; ~/ocr-results/&quot;;[.A214]);&quot;&quot;)">
            <text:p/>
          </table:table-cell>
          <table:table-cell table:formula="of:=IF([.$D214]=&quot;&quot;;&quot;&quot;;CONCATENATE(&quot;mv /tmp/&quot;;[.$A214];&quot;.tif &quot;;[config.$B$3];[.$B214];&quot;.tif&quot;))">
            <text:p/>
          </table:table-cell>
          <table:table-cell table:formula="of:=IF([.$D214]=&quot;&quot;;&quot;&quot;;CONCATENATE(&quot;tesseract &quot;;[.$B214];&quot;.tif &quot;;[.$B214];&quot; -l &quot;;[.$N$2];&quot; -psm 8 batch.nochop makebox&quot;))">
            <text:p/>
          </table:table-cell>
          <table:table-cell table:formula="of:=IF([.$D214]=&quot;&quot;;&quot;&quot;;CONCATENATE(&quot;tesseract &quot;;[.$B214];&quot;.tif &quot;;[.$B214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15]=&quot;ok&quot;;CONCATENATE([.$N$2];&quot; ~/ocr-results/&quot;;[.A215]);&quot;&quot;)">
            <text:p/>
          </table:table-cell>
          <table:table-cell table:formula="of:=IF([.$D215]=&quot;&quot;;&quot;&quot;;CONCATENATE(&quot;mv /tmp/&quot;;[.$A215];&quot;.tif &quot;;[config.$B$3];[.$B215];&quot;.tif&quot;))">
            <text:p/>
          </table:table-cell>
          <table:table-cell table:formula="of:=IF([.$D215]=&quot;&quot;;&quot;&quot;;CONCATENATE(&quot;tesseract &quot;;[.$B215];&quot;.tif &quot;;[.$B215];&quot; -l &quot;;[.$N$2];&quot; -psm 8 batch.nochop makebox&quot;))">
            <text:p/>
          </table:table-cell>
          <table:table-cell table:formula="of:=IF([.$D215]=&quot;&quot;;&quot;&quot;;CONCATENATE(&quot;tesseract &quot;;[.$B215];&quot;.tif &quot;;[.$B215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16]=&quot;ok&quot;;CONCATENATE([.$N$2];&quot; ~/ocr-results/&quot;;[.A216]);&quot;&quot;)">
            <text:p/>
          </table:table-cell>
          <table:table-cell table:formula="of:=IF([.$D216]=&quot;&quot;;&quot;&quot;;CONCATENATE(&quot;mv /tmp/&quot;;[.$A216];&quot;.tif &quot;;[config.$B$3];[.$B216];&quot;.tif&quot;))">
            <text:p/>
          </table:table-cell>
          <table:table-cell table:formula="of:=IF([.$D216]=&quot;&quot;;&quot;&quot;;CONCATENATE(&quot;tesseract &quot;;[.$B216];&quot;.tif &quot;;[.$B216];&quot; -l &quot;;[.$N$2];&quot; -psm 8 batch.nochop makebox&quot;))">
            <text:p/>
          </table:table-cell>
          <table:table-cell table:formula="of:=IF([.$D216]=&quot;&quot;;&quot;&quot;;CONCATENATE(&quot;tesseract &quot;;[.$B216];&quot;.tif &quot;;[.$B216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17]=&quot;ok&quot;;CONCATENATE([.$N$2];&quot; ~/ocr-results/&quot;;[.A217]);&quot;&quot;)">
            <text:p/>
          </table:table-cell>
          <table:table-cell table:formula="of:=IF([.$D217]=&quot;&quot;;&quot;&quot;;CONCATENATE(&quot;mv /tmp/&quot;;[.$A217];&quot;.tif &quot;;[config.$B$3];[.$B217];&quot;.tif&quot;))">
            <text:p/>
          </table:table-cell>
          <table:table-cell table:formula="of:=IF([.$D217]=&quot;&quot;;&quot;&quot;;CONCATENATE(&quot;tesseract &quot;;[.$B217];&quot;.tif &quot;;[.$B217];&quot; -l &quot;;[.$N$2];&quot; -psm 8 batch.nochop makebox&quot;))">
            <text:p/>
          </table:table-cell>
          <table:table-cell table:formula="of:=IF([.$D217]=&quot;&quot;;&quot;&quot;;CONCATENATE(&quot;tesseract &quot;;[.$B217];&quot;.tif &quot;;[.$B217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18]=&quot;ok&quot;;CONCATENATE([.$N$2];&quot; ~/ocr-results/&quot;;[.A218]);&quot;&quot;)">
            <text:p/>
          </table:table-cell>
          <table:table-cell table:formula="of:=IF([.$D218]=&quot;&quot;;&quot;&quot;;CONCATENATE(&quot;mv /tmp/&quot;;[.$A218];&quot;.tif &quot;;[config.$B$3];[.$B218];&quot;.tif&quot;))">
            <text:p/>
          </table:table-cell>
          <table:table-cell table:formula="of:=IF([.$D218]=&quot;&quot;;&quot;&quot;;CONCATENATE(&quot;tesseract &quot;;[.$B218];&quot;.tif &quot;;[.$B218];&quot; -l &quot;;[.$N$2];&quot; -psm 8 batch.nochop makebox&quot;))">
            <text:p/>
          </table:table-cell>
          <table:table-cell table:formula="of:=IF([.$D218]=&quot;&quot;;&quot;&quot;;CONCATENATE(&quot;tesseract &quot;;[.$B218];&quot;.tif &quot;;[.$B218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19]=&quot;ok&quot;;CONCATENATE([.$N$2];&quot; ~/ocr-results/&quot;;[.A219]);&quot;&quot;)">
            <text:p/>
          </table:table-cell>
          <table:table-cell table:formula="of:=IF([.$D219]=&quot;&quot;;&quot;&quot;;CONCATENATE(&quot;mv /tmp/&quot;;[.$A219];&quot;.tif &quot;;[config.$B$3];[.$B219];&quot;.tif&quot;))">
            <text:p/>
          </table:table-cell>
          <table:table-cell table:formula="of:=IF([.$D219]=&quot;&quot;;&quot;&quot;;CONCATENATE(&quot;tesseract &quot;;[.$B219];&quot;.tif &quot;;[.$B219];&quot; -l &quot;;[.$N$2];&quot; -psm 8 batch.nochop makebox&quot;))">
            <text:p/>
          </table:table-cell>
          <table:table-cell table:formula="of:=IF([.$D219]=&quot;&quot;;&quot;&quot;;CONCATENATE(&quot;tesseract &quot;;[.$B219];&quot;.tif &quot;;[.$B219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20]=&quot;ok&quot;;CONCATENATE([.$N$2];&quot; ~/ocr-results/&quot;;[.A220]);&quot;&quot;)">
            <text:p/>
          </table:table-cell>
          <table:table-cell table:formula="of:=IF([.$D220]=&quot;&quot;;&quot;&quot;;CONCATENATE(&quot;mv /tmp/&quot;;[.$A220];&quot;.tif &quot;;[config.$B$3];[.$B220];&quot;.tif&quot;))">
            <text:p/>
          </table:table-cell>
          <table:table-cell table:formula="of:=IF([.$D220]=&quot;&quot;;&quot;&quot;;CONCATENATE(&quot;tesseract &quot;;[.$B220];&quot;.tif &quot;;[.$B220];&quot; -l &quot;;[.$N$2];&quot; -psm 8 batch.nochop makebox&quot;))">
            <text:p/>
          </table:table-cell>
          <table:table-cell table:formula="of:=IF([.$D220]=&quot;&quot;;&quot;&quot;;CONCATENATE(&quot;tesseract &quot;;[.$B220];&quot;.tif &quot;;[.$B220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21]=&quot;ok&quot;;CONCATENATE([.$N$2];&quot; ~/ocr-results/&quot;;[.A221]);&quot;&quot;)">
            <text:p/>
          </table:table-cell>
          <table:table-cell table:formula="of:=IF([.$D221]=&quot;&quot;;&quot;&quot;;CONCATENATE(&quot;mv /tmp/&quot;;[.$A221];&quot;.tif &quot;;[config.$B$3];[.$B221];&quot;.tif&quot;))">
            <text:p/>
          </table:table-cell>
          <table:table-cell table:formula="of:=IF([.$D221]=&quot;&quot;;&quot;&quot;;CONCATENATE(&quot;tesseract &quot;;[.$B221];&quot;.tif &quot;;[.$B221];&quot; -l &quot;;[.$N$2];&quot; -psm 8 batch.nochop makebox&quot;))">
            <text:p/>
          </table:table-cell>
          <table:table-cell table:formula="of:=IF([.$D221]=&quot;&quot;;&quot;&quot;;CONCATENATE(&quot;tesseract &quot;;[.$B221];&quot;.tif &quot;;[.$B221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22]=&quot;ok&quot;;CONCATENATE([.$N$2];&quot; ~/ocr-results/&quot;;[.A222]);&quot;&quot;)">
            <text:p/>
          </table:table-cell>
          <table:table-cell table:formula="of:=IF([.$D222]=&quot;&quot;;&quot;&quot;;CONCATENATE(&quot;mv /tmp/&quot;;[.$A222];&quot;.tif &quot;;[config.$B$3];[.$B222];&quot;.tif&quot;))">
            <text:p/>
          </table:table-cell>
          <table:table-cell table:formula="of:=IF([.$D222]=&quot;&quot;;&quot;&quot;;CONCATENATE(&quot;tesseract &quot;;[.$B222];&quot;.tif &quot;;[.$B222];&quot; -l &quot;;[.$N$2];&quot; -psm 8 batch.nochop makebox&quot;))">
            <text:p/>
          </table:table-cell>
          <table:table-cell table:formula="of:=IF([.$D222]=&quot;&quot;;&quot;&quot;;CONCATENATE(&quot;tesseract &quot;;[.$B222];&quot;.tif &quot;;[.$B222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23]=&quot;ok&quot;;CONCATENATE([.$N$2];&quot; ~/ocr-results/&quot;;[.A223]);&quot;&quot;)">
            <text:p/>
          </table:table-cell>
          <table:table-cell table:formula="of:=IF([.$D223]=&quot;&quot;;&quot;&quot;;CONCATENATE(&quot;mv /tmp/&quot;;[.$A223];&quot;.tif &quot;;[config.$B$3];[.$B223];&quot;.tif&quot;))">
            <text:p/>
          </table:table-cell>
          <table:table-cell table:formula="of:=IF([.$D223]=&quot;&quot;;&quot;&quot;;CONCATENATE(&quot;tesseract &quot;;[.$B223];&quot;.tif &quot;;[.$B223];&quot; -l &quot;;[.$N$2];&quot; -psm 8 batch.nochop makebox&quot;))">
            <text:p/>
          </table:table-cell>
          <table:table-cell table:formula="of:=IF([.$D223]=&quot;&quot;;&quot;&quot;;CONCATENATE(&quot;tesseract &quot;;[.$B223];&quot;.tif &quot;;[.$B223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24]=&quot;ok&quot;;CONCATENATE([.$N$2];&quot; ~/ocr-results/&quot;;[.A224]);&quot;&quot;)">
            <text:p/>
          </table:table-cell>
          <table:table-cell table:formula="of:=IF([.$D224]=&quot;&quot;;&quot;&quot;;CONCATENATE(&quot;mv /tmp/&quot;;[.$A224];&quot;.tif &quot;;[config.$B$3];[.$B224];&quot;.tif&quot;))">
            <text:p/>
          </table:table-cell>
          <table:table-cell table:formula="of:=IF([.$D224]=&quot;&quot;;&quot;&quot;;CONCATENATE(&quot;tesseract &quot;;[.$B224];&quot;.tif &quot;;[.$B224];&quot; -l &quot;;[.$N$2];&quot; -psm 8 batch.nochop makebox&quot;))">
            <text:p/>
          </table:table-cell>
          <table:table-cell table:formula="of:=IF([.$D224]=&quot;&quot;;&quot;&quot;;CONCATENATE(&quot;tesseract &quot;;[.$B224];&quot;.tif &quot;;[.$B224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25]=&quot;ok&quot;;CONCATENATE([.$N$2];&quot; ~/ocr-results/&quot;;[.A225]);&quot;&quot;)">
            <text:p/>
          </table:table-cell>
          <table:table-cell table:formula="of:=IF([.$D225]=&quot;&quot;;&quot;&quot;;CONCATENATE(&quot;mv /tmp/&quot;;[.$A225];&quot;.tif &quot;;[config.$B$3];[.$B225];&quot;.tif&quot;))">
            <text:p/>
          </table:table-cell>
          <table:table-cell table:formula="of:=IF([.$D225]=&quot;&quot;;&quot;&quot;;CONCATENATE(&quot;tesseract &quot;;[.$B225];&quot;.tif &quot;;[.$B225];&quot; -l &quot;;[.$N$2];&quot; -psm 8 batch.nochop makebox&quot;))">
            <text:p/>
          </table:table-cell>
          <table:table-cell table:formula="of:=IF([.$D225]=&quot;&quot;;&quot;&quot;;CONCATENATE(&quot;tesseract &quot;;[.$B225];&quot;.tif &quot;;[.$B225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26]=&quot;ok&quot;;CONCATENATE([.$N$2];&quot; ~/ocr-results/&quot;;[.A226]);&quot;&quot;)">
            <text:p/>
          </table:table-cell>
          <table:table-cell table:formula="of:=IF([.$D226]=&quot;&quot;;&quot;&quot;;CONCATENATE(&quot;mv /tmp/&quot;;[.$A226];&quot;.tif &quot;;[config.$B$3];[.$B226];&quot;.tif&quot;))">
            <text:p/>
          </table:table-cell>
          <table:table-cell table:formula="of:=IF([.$D226]=&quot;&quot;;&quot;&quot;;CONCATENATE(&quot;tesseract &quot;;[.$B226];&quot;.tif &quot;;[.$B226];&quot; -l &quot;;[.$N$2];&quot; -psm 8 batch.nochop makebox&quot;))">
            <text:p/>
          </table:table-cell>
          <table:table-cell table:formula="of:=IF([.$D226]=&quot;&quot;;&quot;&quot;;CONCATENATE(&quot;tesseract &quot;;[.$B226];&quot;.tif &quot;;[.$B226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27]=&quot;ok&quot;;CONCATENATE([.$N$2];&quot; ~/ocr-results/&quot;;[.A227]);&quot;&quot;)">
            <text:p/>
          </table:table-cell>
          <table:table-cell table:formula="of:=IF([.$D227]=&quot;&quot;;&quot;&quot;;CONCATENATE(&quot;mv /tmp/&quot;;[.$A227];&quot;.tif &quot;;[config.$B$3];[.$B227];&quot;.tif&quot;))">
            <text:p/>
          </table:table-cell>
          <table:table-cell table:formula="of:=IF([.$D227]=&quot;&quot;;&quot;&quot;;CONCATENATE(&quot;tesseract &quot;;[.$B227];&quot;.tif &quot;;[.$B227];&quot; -l &quot;;[.$N$2];&quot; -psm 8 batch.nochop makebox&quot;))">
            <text:p/>
          </table:table-cell>
          <table:table-cell table:formula="of:=IF([.$D227]=&quot;&quot;;&quot;&quot;;CONCATENATE(&quot;tesseract &quot;;[.$B227];&quot;.tif &quot;;[.$B227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28]=&quot;ok&quot;;CONCATENATE([.$N$2];&quot; ~/ocr-results/&quot;;[.A228]);&quot;&quot;)">
            <text:p/>
          </table:table-cell>
          <table:table-cell table:formula="of:=IF([.$D228]=&quot;&quot;;&quot;&quot;;CONCATENATE(&quot;mv /tmp/&quot;;[.$A228];&quot;.tif &quot;;[config.$B$3];[.$B228];&quot;.tif&quot;))">
            <text:p/>
          </table:table-cell>
          <table:table-cell table:formula="of:=IF([.$D228]=&quot;&quot;;&quot;&quot;;CONCATENATE(&quot;tesseract &quot;;[.$B228];&quot;.tif &quot;;[.$B228];&quot; -l &quot;;[.$N$2];&quot; -psm 8 batch.nochop makebox&quot;))">
            <text:p/>
          </table:table-cell>
          <table:table-cell table:formula="of:=IF([.$D228]=&quot;&quot;;&quot;&quot;;CONCATENATE(&quot;tesseract &quot;;[.$B228];&quot;.tif &quot;;[.$B228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29]=&quot;ok&quot;;CONCATENATE([.$N$2];&quot; ~/ocr-results/&quot;;[.A229]);&quot;&quot;)">
            <text:p/>
          </table:table-cell>
          <table:table-cell table:formula="of:=IF([.$D229]=&quot;&quot;;&quot;&quot;;CONCATENATE(&quot;mv /tmp/&quot;;[.$A229];&quot;.tif &quot;;[config.$B$3];[.$B229];&quot;.tif&quot;))">
            <text:p/>
          </table:table-cell>
          <table:table-cell table:formula="of:=IF([.$D229]=&quot;&quot;;&quot;&quot;;CONCATENATE(&quot;tesseract &quot;;[.$B229];&quot;.tif &quot;;[.$B229];&quot; -l &quot;;[.$N$2];&quot; -psm 8 batch.nochop makebox&quot;))">
            <text:p/>
          </table:table-cell>
          <table:table-cell table:formula="of:=IF([.$D229]=&quot;&quot;;&quot;&quot;;CONCATENATE(&quot;tesseract &quot;;[.$B229];&quot;.tif &quot;;[.$B229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30]=&quot;ok&quot;;CONCATENATE([.$N$2];&quot; ~/ocr-results/&quot;;[.A230]);&quot;&quot;)">
            <text:p/>
          </table:table-cell>
          <table:table-cell table:formula="of:=IF([.$D230]=&quot;&quot;;&quot;&quot;;CONCATENATE(&quot;mv /tmp/&quot;;[.$A230];&quot;.tif &quot;;[config.$B$3];[.$B230];&quot;.tif&quot;))">
            <text:p/>
          </table:table-cell>
          <table:table-cell table:formula="of:=IF([.$D230]=&quot;&quot;;&quot;&quot;;CONCATENATE(&quot;tesseract &quot;;[.$B230];&quot;.tif &quot;;[.$B230];&quot; -l &quot;;[.$N$2];&quot; -psm 8 batch.nochop makebox&quot;))">
            <text:p/>
          </table:table-cell>
          <table:table-cell table:formula="of:=IF([.$D230]=&quot;&quot;;&quot;&quot;;CONCATENATE(&quot;tesseract &quot;;[.$B230];&quot;.tif &quot;;[.$B230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31]=&quot;ok&quot;;CONCATENATE([.$N$2];&quot; ~/ocr-results/&quot;;[.A231]);&quot;&quot;)">
            <text:p/>
          </table:table-cell>
          <table:table-cell table:formula="of:=IF([.$D231]=&quot;&quot;;&quot;&quot;;CONCATENATE(&quot;mv /tmp/&quot;;[.$A231];&quot;.tif &quot;;[config.$B$3];[.$B231];&quot;.tif&quot;))">
            <text:p/>
          </table:table-cell>
          <table:table-cell table:formula="of:=IF([.$D231]=&quot;&quot;;&quot;&quot;;CONCATENATE(&quot;tesseract &quot;;[.$B231];&quot;.tif &quot;;[.$B231];&quot; -l &quot;;[.$N$2];&quot; -psm 8 batch.nochop makebox&quot;))">
            <text:p/>
          </table:table-cell>
          <table:table-cell table:formula="of:=IF([.$D231]=&quot;&quot;;&quot;&quot;;CONCATENATE(&quot;tesseract &quot;;[.$B231];&quot;.tif &quot;;[.$B231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32]=&quot;ok&quot;;CONCATENATE([.$N$2];&quot; ~/ocr-results/&quot;;[.A232]);&quot;&quot;)">
            <text:p/>
          </table:table-cell>
          <table:table-cell table:formula="of:=IF([.$D232]=&quot;&quot;;&quot;&quot;;CONCATENATE(&quot;mv /tmp/&quot;;[.$A232];&quot;.tif &quot;;[config.$B$3];[.$B232];&quot;.tif&quot;))">
            <text:p/>
          </table:table-cell>
          <table:table-cell table:formula="of:=IF([.$D232]=&quot;&quot;;&quot;&quot;;CONCATENATE(&quot;tesseract &quot;;[.$B232];&quot;.tif &quot;;[.$B232];&quot; -l &quot;;[.$N$2];&quot; -psm 8 batch.nochop makebox&quot;))">
            <text:p/>
          </table:table-cell>
          <table:table-cell table:formula="of:=IF([.$D232]=&quot;&quot;;&quot;&quot;;CONCATENATE(&quot;tesseract &quot;;[.$B232];&quot;.tif &quot;;[.$B232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33]=&quot;ok&quot;;CONCATENATE([.$N$2];&quot; ~/ocr-results/&quot;;[.A233]);&quot;&quot;)">
            <text:p/>
          </table:table-cell>
          <table:table-cell table:formula="of:=IF([.$D233]=&quot;&quot;;&quot;&quot;;CONCATENATE(&quot;mv /tmp/&quot;;[.$A233];&quot;.tif &quot;;[config.$B$3];[.$B233];&quot;.tif&quot;))">
            <text:p/>
          </table:table-cell>
          <table:table-cell table:formula="of:=IF([.$D233]=&quot;&quot;;&quot;&quot;;CONCATENATE(&quot;tesseract &quot;;[.$B233];&quot;.tif &quot;;[.$B233];&quot; -l &quot;;[.$N$2];&quot; -psm 8 batch.nochop makebox&quot;))">
            <text:p/>
          </table:table-cell>
          <table:table-cell table:formula="of:=IF([.$D233]=&quot;&quot;;&quot;&quot;;CONCATENATE(&quot;tesseract &quot;;[.$B233];&quot;.tif &quot;;[.$B233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34]=&quot;ok&quot;;CONCATENATE([.$N$2];&quot; ~/ocr-results/&quot;;[.A234]);&quot;&quot;)">
            <text:p/>
          </table:table-cell>
          <table:table-cell table:formula="of:=IF([.$D234]=&quot;&quot;;&quot;&quot;;CONCATENATE(&quot;mv /tmp/&quot;;[.$A234];&quot;.tif &quot;;[config.$B$3];[.$B234];&quot;.tif&quot;))">
            <text:p/>
          </table:table-cell>
          <table:table-cell table:formula="of:=IF([.$D234]=&quot;&quot;;&quot;&quot;;CONCATENATE(&quot;tesseract &quot;;[.$B234];&quot;.tif &quot;;[.$B234];&quot; -l &quot;;[.$N$2];&quot; -psm 8 batch.nochop makebox&quot;))">
            <text:p/>
          </table:table-cell>
          <table:table-cell table:formula="of:=IF([.$D234]=&quot;&quot;;&quot;&quot;;CONCATENATE(&quot;tesseract &quot;;[.$B234];&quot;.tif &quot;;[.$B234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35]=&quot;ok&quot;;CONCATENATE([.$N$2];&quot; ~/ocr-results/&quot;;[.A235]);&quot;&quot;)">
            <text:p/>
          </table:table-cell>
          <table:table-cell table:formula="of:=IF([.$D235]=&quot;&quot;;&quot;&quot;;CONCATENATE(&quot;mv /tmp/&quot;;[.$A235];&quot;.tif &quot;;[config.$B$3];[.$B235];&quot;.tif&quot;))">
            <text:p/>
          </table:table-cell>
          <table:table-cell table:formula="of:=IF([.$D235]=&quot;&quot;;&quot;&quot;;CONCATENATE(&quot;tesseract &quot;;[.$B235];&quot;.tif &quot;;[.$B235];&quot; -l &quot;;[.$N$2];&quot; -psm 8 batch.nochop makebox&quot;))">
            <text:p/>
          </table:table-cell>
          <table:table-cell table:formula="of:=IF([.$D235]=&quot;&quot;;&quot;&quot;;CONCATENATE(&quot;tesseract &quot;;[.$B235];&quot;.tif &quot;;[.$B235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36]=&quot;ok&quot;;CONCATENATE([.$N$2];&quot; ~/ocr-results/&quot;;[.A236]);&quot;&quot;)">
            <text:p/>
          </table:table-cell>
          <table:table-cell table:formula="of:=IF([.$D236]=&quot;&quot;;&quot;&quot;;CONCATENATE(&quot;mv /tmp/&quot;;[.$A236];&quot;.tif &quot;;[config.$B$3];[.$B236];&quot;.tif&quot;))">
            <text:p/>
          </table:table-cell>
          <table:table-cell table:formula="of:=IF([.$D236]=&quot;&quot;;&quot;&quot;;CONCATENATE(&quot;tesseract &quot;;[.$B236];&quot;.tif &quot;;[.$B236];&quot; -l &quot;;[.$N$2];&quot; -psm 8 batch.nochop makebox&quot;))">
            <text:p/>
          </table:table-cell>
          <table:table-cell table:formula="of:=IF([.$D236]=&quot;&quot;;&quot;&quot;;CONCATENATE(&quot;tesseract &quot;;[.$B236];&quot;.tif &quot;;[.$B236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37]=&quot;ok&quot;;CONCATENATE([.$N$2];&quot; ~/ocr-results/&quot;;[.A237]);&quot;&quot;)">
            <text:p/>
          </table:table-cell>
          <table:table-cell table:formula="of:=IF([.$D237]=&quot;&quot;;&quot;&quot;;CONCATENATE(&quot;mv /tmp/&quot;;[.$A237];&quot;.tif &quot;;[config.$B$3];[.$B237];&quot;.tif&quot;))">
            <text:p/>
          </table:table-cell>
          <table:table-cell table:formula="of:=IF([.$D237]=&quot;&quot;;&quot;&quot;;CONCATENATE(&quot;tesseract &quot;;[.$B237];&quot;.tif &quot;;[.$B237];&quot; -l &quot;;[.$N$2];&quot; -psm 8 batch.nochop makebox&quot;))">
            <text:p/>
          </table:table-cell>
          <table:table-cell table:formula="of:=IF([.$D237]=&quot;&quot;;&quot;&quot;;CONCATENATE(&quot;tesseract &quot;;[.$B237];&quot;.tif &quot;;[.$B237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38]=&quot;ok&quot;;CONCATENATE([.$N$2];&quot; ~/ocr-results/&quot;;[.A238]);&quot;&quot;)">
            <text:p/>
          </table:table-cell>
          <table:table-cell table:formula="of:=IF([.$D238]=&quot;&quot;;&quot;&quot;;CONCATENATE(&quot;mv /tmp/&quot;;[.$A238];&quot;.tif &quot;;[config.$B$3];[.$B238];&quot;.tif&quot;))">
            <text:p/>
          </table:table-cell>
          <table:table-cell table:formula="of:=IF([.$D238]=&quot;&quot;;&quot;&quot;;CONCATENATE(&quot;tesseract &quot;;[.$B238];&quot;.tif &quot;;[.$B238];&quot; -l &quot;;[.$N$2];&quot; -psm 8 batch.nochop makebox&quot;))">
            <text:p/>
          </table:table-cell>
          <table:table-cell table:formula="of:=IF([.$D238]=&quot;&quot;;&quot;&quot;;CONCATENATE(&quot;tesseract &quot;;[.$B238];&quot;.tif &quot;;[.$B238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39]=&quot;ok&quot;;CONCATENATE([.$N$2];&quot; ~/ocr-results/&quot;;[.A239]);&quot;&quot;)">
            <text:p/>
          </table:table-cell>
          <table:table-cell table:formula="of:=IF([.$D239]=&quot;&quot;;&quot;&quot;;CONCATENATE(&quot;mv /tmp/&quot;;[.$A239];&quot;.tif &quot;;[config.$B$3];[.$B239];&quot;.tif&quot;))">
            <text:p/>
          </table:table-cell>
          <table:table-cell table:formula="of:=IF([.$D239]=&quot;&quot;;&quot;&quot;;CONCATENATE(&quot;tesseract &quot;;[.$B239];&quot;.tif &quot;;[.$B239];&quot; -l &quot;;[.$N$2];&quot; -psm 8 batch.nochop makebox&quot;))">
            <text:p/>
          </table:table-cell>
          <table:table-cell table:formula="of:=IF([.$D239]=&quot;&quot;;&quot;&quot;;CONCATENATE(&quot;tesseract &quot;;[.$B239];&quot;.tif &quot;;[.$B239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40]=&quot;ok&quot;;CONCATENATE([.$N$2];&quot; ~/ocr-results/&quot;;[.A240]);&quot;&quot;)">
            <text:p/>
          </table:table-cell>
          <table:table-cell table:formula="of:=IF([.$D240]=&quot;&quot;;&quot;&quot;;CONCATENATE(&quot;mv /tmp/&quot;;[.$A240];&quot;.tif &quot;;[config.$B$3];[.$B240];&quot;.tif&quot;))">
            <text:p/>
          </table:table-cell>
          <table:table-cell table:formula="of:=IF([.$D240]=&quot;&quot;;&quot;&quot;;CONCATENATE(&quot;tesseract &quot;;[.$B240];&quot;.tif &quot;;[.$B240];&quot; -l &quot;;[.$N$2];&quot; -psm 8 batch.nochop makebox&quot;))">
            <text:p/>
          </table:table-cell>
          <table:table-cell table:formula="of:=IF([.$D240]=&quot;&quot;;&quot;&quot;;CONCATENATE(&quot;tesseract &quot;;[.$B240];&quot;.tif &quot;;[.$B240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41]=&quot;ok&quot;;CONCATENATE([.$N$2];&quot; ~/ocr-results/&quot;;[.A241]);&quot;&quot;)">
            <text:p/>
          </table:table-cell>
          <table:table-cell table:formula="of:=IF([.$D241]=&quot;&quot;;&quot;&quot;;CONCATENATE(&quot;mv /tmp/&quot;;[.$A241];&quot;.tif &quot;;[config.$B$3];[.$B241];&quot;.tif&quot;))">
            <text:p/>
          </table:table-cell>
          <table:table-cell table:formula="of:=IF([.$D241]=&quot;&quot;;&quot;&quot;;CONCATENATE(&quot;tesseract &quot;;[.$B241];&quot;.tif &quot;;[.$B241];&quot; -l &quot;;[.$N$2];&quot; -psm 8 batch.nochop makebox&quot;))">
            <text:p/>
          </table:table-cell>
          <table:table-cell table:formula="of:=IF([.$D241]=&quot;&quot;;&quot;&quot;;CONCATENATE(&quot;tesseract &quot;;[.$B241];&quot;.tif &quot;;[.$B241];&quot; -psm 8 box.train&quot;))">
            <text:p/>
          </table:table-cell>
          <table:table-cell table:number-columns-repeated="7"/>
        </table:table-row>
        <table:table-row table:style-name="ro2">
          <table:table-cell table:number-columns-repeated="2"/>
          <table:table-cell/>
          <table:table-cell table:number-columns-repeated="2"/>
          <table:table-cell table:formula="of:=IF([.$E242]=&quot;ok&quot;;CONCATENATE([.$N$2];&quot; ~/ocr-results/&quot;;[.A242]);&quot;&quot;)">
            <text:p/>
          </table:table-cell>
          <table:table-cell table:formula="of:=IF([.$D242]=&quot;&quot;;&quot;&quot;;CONCATENATE(&quot;mv /tmp/&quot;;[.$A242];&quot;.tif &quot;;[config.$B$3];[.$B242];&quot;.tif&quot;))">
            <text:p/>
          </table:table-cell>
          <table:table-cell table:formula="of:=IF([.$D242]=&quot;&quot;;&quot;&quot;;CONCATENATE(&quot;tesseract &quot;;[.$B242];&quot;.tif &quot;;[.$B242];&quot; -l &quot;;[.$N$2];&quot; -psm 8 batch.nochop makebox&quot;))">
            <text:p/>
          </table:table-cell>
          <table:table-cell table:formula="of:=IF([.$D242]=&quot;&quot;;&quot;&quot;;CONCATENATE(&quot;tesseract &quot;;[.$B242];&quot;.tif &quot;;[.$B242];&quot; -psm 8 box.train&quot;))">
            <text:p/>
          </table:table-cell>
          <table:table-cell table:number-columns-repeated="7"/>
        </table:table-row>
        <table:table-row table:style-name="ro2" table:number-rows-repeated="104833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2" table:target-range-address="training.A1:training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-</number:text>
      <number:number number:decimal-places="2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percentage-style style:name="N124">
      <number:number number:decimal-places="1" number:min-integer-digits="1"/>
      <number:text>%</number:text>
    </number:percentag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time-style style:name="N5144" number:language="en" number:country="US">
      <number:minutes number:style="long"/>
      <number:text>:</number:text>
      <number:seconds number:style="long"/>
    </number:time-style>
    <number:time-style style:name="N514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6" number:language="en" number:country="US">
      <number:minutes number:style="long"/>
      <number:text>:</number:text>
      <number:seconds number:style="long" number:decimal-places="1"/>
    </number:time-style>
    <number:number-style style:name="N5147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0000-00-00T08:30:3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8:27:06</meta:creation-date>
    <dc:date>2014-09-04T09:23:30</dc:date>
    <meta:editing-duration>P1DT21H6M46S</meta:editing-duration>
    <meta:editing-cycles>29</meta:editing-cycles>
    <meta:generator>LibreOffice/3.6$Linux_X86_64 LibreOffice_project/360m1$Build-2</meta:generator>
    <meta:document-statistic meta:table-count="3" meta:cell-count="3436" meta:object-count="0"/>
  </office:meta>
</office:document-meta>
</file>